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5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ivot_20_Table_20_Value" style:data-style-name="N120">
      <style:table-cell-properties fo:border="none"/>
    </style:style>
    <style:style style:name="ce32" style:family="table-cell" style:parent-style-name="Pivot_20_Table_20_Value" style:data-style-name="N12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2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20"/>
    <style:style style:name="ce35" style:family="table-cell" style:parent-style-name="Pivot_20_Table_20_Value" style:data-style-name="N120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120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120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426" calcext:value-type="float">
            <text:p>664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9915" calcext:value-type="float">
            <text:p>299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6613" calcext:value-type="float">
            <text:p>266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342" calcext:value-type="float">
            <text:p>23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0" calcext:value-type="float">
            <text:p>13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671" calcext:value-type="float">
            <text:p>16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666" calcext:value-type="float">
            <text:p>16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794" calcext:value-type="float">
            <text:p>15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471" calcext:value-type="float">
            <text:p>154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011" calcext:value-type="float">
            <text:p>13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996" calcext:value-type="float">
            <text:p>12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59" calcext:value-type="float">
            <text:p>12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528" calcext:value-type="float">
            <text:p>1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733" calcext:value-type="float">
            <text:p>127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044" calcext:value-type="float">
            <text:p>12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318" calcext:value-type="float">
            <text:p>12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251" calcext:value-type="float">
            <text:p>13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958" calcext:value-type="float">
            <text:p>13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938" calcext:value-type="float">
            <text:p>1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557" calcext:value-type="float">
            <text:p>16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802" calcext:value-type="float">
            <text:p>1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59" calcext:value-type="float">
            <text:p>17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419" calcext:value-type="float">
            <text:p>15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95" calcext:value-type="float">
            <text:p>2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677" calcext:value-type="float">
            <text:p>2267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577" calcext:value-type="float">
            <text:p>2757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194" calcext:value-type="float">
            <text:p>21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814" calcext:value-type="float">
            <text:p>348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4998" calcext:value-type="float">
            <text:p>3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8433" calcext:value-type="float">
            <text:p>48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125" calcext:value-type="float">
            <text:p>421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341" calcext:value-type="float">
            <text:p>67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896" calcext:value-type="float">
            <text:p>1238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042" calcext:value-type="float">
            <text:p>99042</text:p>
          </table:table-cell>
        </table:table-row>
      </table:table>
      <table:table table:name="Pivot Table_DATA" table:style-name="ta1">
        <table:shapes>
          <draw:frame draw:z-index="0" draw:style-name="gr1" draw:text-style-name="P1" svg:width="9.5402in" svg:height="6.0449in" svg:x="7.8854in" svg:y="0.9598in">
            <draw:object draw:notify-on-update-of-ranges="'Pivot Table_DATA'.B4:'Pivot Table_DATA'.AA4 'Pivot Table_DATA'.B3:'Pivot Table_DATA'.B3 'Pivot Table_DATA'.B36:'Pivot Table_DATA'.AA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10"/>
        <table:table-column table:style-name="co4" table:number-columns-repeated="4" table:default-cell-style-name="ce16"/>
        <table:table-column table:style-name="co5" table:default-cell-style-name="ce16"/>
        <table:table-column table:style-name="co4" table:number-columns-repeated="3" table:default-cell-style-name="ce16"/>
        <table:table-column table:style-name="co5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4" table:default-cell-style-name="ce16"/>
        <table:table-column table:style-name="co6" table:number-columns-repeated="6" table:default-cell-style-name="ce16"/>
        <table:table-column table:style-name="co6" table:number-columns-repeated="5" table:default-cell-style-name="Pivot_20_Table_20_Value"/>
        <table:table-column table:style-name="co6" table:default-cell-style-name="ce21"/>
        <table:table-column table:style-name="co7" table:default-cell-style-name="ce28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27"/>
          <table:table-cell table:number-columns-repeated="35"/>
        </table:table-row>
        <table:table-row table:style-name="ro2">
          <table:table-cell table:style-name="Default" table:number-columns-repeated="28"/>
          <table:table-cell table:number-columns-repeated="35"/>
        </table:table-row>
        <table:table-row table:style-name="ro2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2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Result</text:p>
          </table:table-cell>
          <table:table-cell table:number-columns-repeated="3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8" office:value-type="float" office:value="99042" calcext:value-type="float">
            <text:p>99042</text:p>
          </table:table-cell>
          <table:table-cell table:style-name="ce15" table:number-columns-repeated="24"/>
          <table:table-cell table:style-name="ce20"/>
          <table:table-cell table:style-name="ce27" office:value-type="float" office:value="99042" calcext:value-type="float">
            <text:p>99042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871" calcext:value-type="float">
            <text:p>871</text:p>
          </table:table-cell>
          <table:table-cell office:value-type="float" office:value="123896" calcext:value-type="float">
            <text:p>123896</text:p>
          </table:table-cell>
          <table:table-cell table:style-name="Pivot_20_Table_20_Value" table:number-columns-repeated="18"/>
          <table:table-cell table:number-columns-repeated="6"/>
          <table:table-cell office:value-type="float" office:value="124767" calcext:value-type="float">
            <text:p>124767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office:value-type="float" office:value="42125" calcext:value-type="float">
            <text:p>42125</text:p>
          </table:table-cell>
          <table:table-cell office:value-type="float" office:value="67341" calcext:value-type="float">
            <text:p>67341</text:p>
          </table:table-cell>
          <table:table-cell table:style-name="Pivot_20_Table_20_Value" table:number-columns-repeated="17"/>
          <table:table-cell table:number-columns-repeated="6"/>
          <table:table-cell office:value-type="float" office:value="109502" calcext:value-type="float">
            <text:p>109502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0566" calcext:value-type="float">
            <text:p>20566</text:p>
          </table:table-cell>
          <table:table-cell office:value-type="float" office:value="35359" calcext:value-type="float">
            <text:p>35359</text:p>
          </table:table-cell>
          <table:table-cell office:value-type="float" office:value="48433" calcext:value-type="float">
            <text:p>48433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4360" calcext:value-type="float">
            <text:p>10436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1187" calcext:value-type="float">
            <text:p>11187</text:p>
          </table:table-cell>
          <table:table-cell office:value-type="float" office:value="21194" calcext:value-type="float">
            <text:p>21194</text:p>
          </table:table-cell>
          <table:table-cell office:value-type="float" office:value="34814" calcext:value-type="float">
            <text:p>34814</text:p>
          </table:table-cell>
          <table:table-cell office:value-type="float" office:value="34998" calcext:value-type="float">
            <text:p>34998</text:p>
          </table:table-cell>
          <table:table-cell table:style-name="Pivot_20_Table_20_Value" table:number-columns-repeated="15"/>
          <table:table-cell table:number-columns-repeated="6"/>
          <table:table-cell office:value-type="float" office:value="102195" calcext:value-type="float">
            <text:p>102195</text:p>
          </table:table-cell>
          <table:table-cell table:number-columns-repeated="3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326" calcext:value-type="float">
            <text:p>6326</text:p>
          </table:table-cell>
          <table:table-cell office:value-type="float" office:value="13179" calcext:value-type="float">
            <text:p>13179</text:p>
          </table:table-cell>
          <table:table-cell office:value-type="float" office:value="24591" calcext:value-type="float">
            <text:p>24591</text:p>
          </table:table-cell>
          <table:table-cell office:value-type="float" office:value="31987" calcext:value-type="float">
            <text:p>31987</text:p>
          </table:table-cell>
          <table:table-cell office:value-type="float" office:value="25100" calcext:value-type="float">
            <text:p>25100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1183" calcext:value-type="float">
            <text:p>101183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8484" calcext:value-type="float">
            <text:p>8484</text:p>
          </table:table-cell>
          <table:table-cell office:value-type="float" office:value="17244" calcext:value-type="float">
            <text:p>17244</text:p>
          </table:table-cell>
          <table:table-cell office:value-type="float" office:value="26012" calcext:value-type="float">
            <text:p>26012</text:p>
          </table:table-cell>
          <table:table-cell office:value-type="float" office:value="27577" calcext:value-type="float">
            <text:p>27577</text:p>
          </table:table-cell>
          <table:table-cell office:value-type="float" office:value="17527" calcext:value-type="float">
            <text:p>1752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665" calcext:value-type="float">
            <text:p>10066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5473" calcext:value-type="float">
            <text:p>5473</text:p>
          </table:table-cell>
          <table:table-cell office:value-type="float" office:value="12100" calcext:value-type="float">
            <text:p>12100</text:p>
          </table:table-cell>
          <table:table-cell office:value-type="float" office:value="20011" calcext:value-type="float">
            <text:p>20011</text:p>
          </table:table-cell>
          <table:table-cell office:value-type="float" office:value="25688" calcext:value-type="float">
            <text:p>25688</text:p>
          </table:table-cell>
          <table:table-cell office:value-type="float" office:value="22677" calcext:value-type="float">
            <text:p>22677</text:p>
          </table:table-cell>
          <table:table-cell office:value-type="float" office:value="12133" calcext:value-type="float">
            <text:p>12133</text:p>
          </table:table-cell>
          <table:table-cell table:style-name="Pivot_20_Table_20_Value" table:number-columns-repeated="12"/>
          <table:table-cell table:number-columns-repeated="6"/>
          <table:table-cell office:value-type="float" office:value="100390" calcext:value-type="float">
            <text:p>100390</text:p>
          </table:table-cell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833" calcext:value-type="float">
            <text:p>3833</text:p>
          </table:table-cell>
          <table:table-cell office:value-type="float" office:value="8567" calcext:value-type="float">
            <text:p>8567</text:p>
          </table:table-cell>
          <table:table-cell office:value-type="float" office:value="15419" calcext:value-type="float">
            <text:p>15419</text:p>
          </table:table-cell>
          <table:table-cell office:value-type="float" office:value="21491" calcext:value-type="float">
            <text:p>21491</text:p>
          </table:table-cell>
          <table:table-cell office:value-type="float" office:value="23395" calcext:value-type="float">
            <text:p>23395</text:p>
          </table:table-cell>
          <table:table-cell office:value-type="float" office:value="17913" calcext:value-type="float">
            <text:p>17913</text:p>
          </table:table-cell>
          <table:table-cell office:value-type="float" office:value="8035" calcext:value-type="float">
            <text:p>8035</text:p>
          </table:table-cell>
          <table:table-cell table:style-name="Pivot_20_Table_20_Value" table:number-columns-repeated="11"/>
          <table:table-cell table:number-columns-repeated="6"/>
          <table:table-cell office:value-type="float" office:value="100224" calcext:value-type="float">
            <text:p>100224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2638" calcext:value-type="float">
            <text:p>2638</text:p>
          </table:table-cell>
          <table:table-cell office:value-type="float" office:value="6210" calcext:value-type="float">
            <text:p>6210</text:p>
          </table:table-cell>
          <table:table-cell office:value-type="float" office:value="11600" calcext:value-type="float">
            <text:p>11600</text:p>
          </table:table-cell>
          <table:table-cell office:value-type="float" office:value="17759" calcext:value-type="float">
            <text:p>17759</text:p>
          </table:table-cell>
          <table:table-cell office:value-type="float" office:value="21895" calcext:value-type="float">
            <text:p>21895</text:p>
          </table:table-cell>
          <table:table-cell office:value-type="float" office:value="20325" calcext:value-type="float">
            <text:p>20325</text:p>
          </table:table-cell>
          <table:table-cell office:value-type="float" office:value="13423" calcext:value-type="float">
            <text:p>13423</text:p>
          </table:table-cell>
          <table:table-cell office:value-type="float" office:value="5284" calcext:value-type="float">
            <text:p>5284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119" calcext:value-type="float">
            <text:p>100119</text:p>
          </table:table-cell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961" calcext:value-type="float">
            <text:p>1961</text:p>
          </table:table-cell>
          <table:table-cell office:value-type="float" office:value="4603" calcext:value-type="float">
            <text:p>4603</text:p>
          </table:table-cell>
          <table:table-cell office:value-type="float" office:value="8790" calcext:value-type="float">
            <text:p>8790</text:p>
          </table:table-cell>
          <table:table-cell office:value-type="float" office:value="14512" calcext:value-type="float">
            <text:p>14512</text:p>
          </table:table-cell>
          <table:table-cell office:value-type="float" office:value="19108" calcext:value-type="float">
            <text:p>19108</text:p>
          </table:table-cell>
          <table:table-cell office:value-type="float" office:value="20448" calcext:value-type="float">
            <text:p>20448</text:p>
          </table:table-cell>
          <table:table-cell office:value-type="float" office:value="16802" calcext:value-type="float">
            <text:p>16802</text:p>
          </table:table-cell>
          <table:table-cell office:value-type="float" office:value="9838" calcext:value-type="float">
            <text:p>9838</text:p>
          </table:table-cell>
          <table:table-cell office:value-type="float" office:value="3283" calcext:value-type="float">
            <text:p>3283</text:p>
          </table:table-cell>
          <table:table-cell table:style-name="Pivot_20_Table_20_Value" table:number-columns-repeated="9"/>
          <table:table-cell table:number-columns-repeated="6"/>
          <table:table-cell office:value-type="float" office:value="100077" calcext:value-type="float">
            <text:p>100077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52" calcext:value-type="float">
            <text:p>1352</text:p>
          </table:table-cell>
          <table:table-cell office:value-type="float" office:value="3378" calcext:value-type="float">
            <text:p>3378</text:p>
          </table:table-cell>
          <table:table-cell office:value-type="float" office:value="6902" calcext:value-type="float">
            <text:p>6902</text:p>
          </table:table-cell>
          <table:table-cell office:value-type="float" office:value="11751" calcext:value-type="float">
            <text:p>11751</text:p>
          </table:table-cell>
          <table:table-cell office:value-type="float" office:value="16404" calcext:value-type="float">
            <text:p>16404</text:p>
          </table:table-cell>
          <table:table-cell office:value-type="float" office:value="19296" calcext:value-type="float">
            <text:p>19296</text:p>
          </table:table-cell>
          <table:table-cell office:value-type="float" office:value="18206" calcext:value-type="float">
            <text:p>18206</text:p>
          </table:table-cell>
          <table:table-cell office:value-type="float" office:value="13406" calcext:value-type="float">
            <text:p>13406</text:p>
          </table:table-cell>
          <table:table-cell office:value-type="float" office:value="6775" calcext:value-type="float">
            <text:p>6775</text:p>
          </table:table-cell>
          <table:table-cell office:value-type="float" office:value="2061" calcext:value-type="float">
            <text:p>2061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34" calcext:value-type="float">
            <text:p>100034</text:p>
          </table:table-cell>
          <table:table-cell table:number-columns-repeated="3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073" calcext:value-type="float">
            <text:p>1073</text:p>
          </table:table-cell>
          <table:table-cell office:value-type="float" office:value="2656" calcext:value-type="float">
            <text:p>2656</text:p>
          </table:table-cell>
          <table:table-cell office:value-type="float" office:value="5425" calcext:value-type="float">
            <text:p>5425</text:p>
          </table:table-cell>
          <table:table-cell office:value-type="float" office:value="9535" calcext:value-type="float">
            <text:p>9535</text:p>
          </table:table-cell>
          <table:table-cell office:value-type="float" office:value="14047" calcext:value-type="float">
            <text:p>14047</text:p>
          </table:table-cell>
          <table:table-cell office:value-type="float" office:value="17411" calcext:value-type="float">
            <text:p>17411</text:p>
          </table:table-cell>
          <table:table-cell office:value-type="float" office:value="18364" calcext:value-type="float">
            <text:p>18364</text:p>
          </table:table-cell>
          <table:table-cell office:value-type="float" office:value="15222" calcext:value-type="float">
            <text:p>15222</text:p>
          </table:table-cell>
          <table:table-cell office:value-type="float" office:value="10113" calcext:value-type="float">
            <text:p>10113</text:p>
          </table:table-cell>
          <table:table-cell office:value-type="float" office:value="4593" calcext:value-type="float">
            <text:p>4593</text:p>
          </table:table-cell>
          <table:table-cell office:value-type="float" office:value="1225" calcext:value-type="float">
            <text:p>1225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office:value-type="float" office:value="7499" calcext:value-type="float">
            <text:p>7499</text:p>
          </table:table-cell>
          <table:table-cell office:value-type="float" office:value="12009" calcext:value-type="float">
            <text:p>12009</text:p>
          </table:table-cell>
          <table:table-cell office:value-type="float" office:value="15805" calcext:value-type="float">
            <text:p>15805</text:p>
          </table:table-cell>
          <table:table-cell office:value-type="float" office:value="17627" calcext:value-type="float">
            <text:p>17627</text:p>
          </table:table-cell>
          <table:table-cell office:value-type="float" office:value="16557" calcext:value-type="float">
            <text:p>16557</text:p>
          </table:table-cell>
          <table:table-cell office:value-type="float" office:value="12378" calcext:value-type="float">
            <text:p>12378</text:p>
          </table:table-cell>
          <table:table-cell office:value-type="float" office:value="7340" calcext:value-type="float">
            <text:p>7340</text:p>
          </table:table-cell>
          <table:table-cell office:value-type="float" office:value="3000" calcext:value-type="float">
            <text:p>3000</text:p>
          </table:table-cell>
          <table:table-cell office:value-type="float" office:value="681" calcext:value-type="float">
            <text:p>681</text:p>
          </table:table-cell>
          <table:table-cell table:style-name="Pivot_20_Table_20_Value" table:number-columns-repeated="6"/>
          <table:table-cell table:number-columns-repeated="6"/>
          <table:table-cell office:value-type="float" office:value="100001" calcext:value-type="float">
            <text:p>100001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94" calcext:value-type="float">
            <text:p>594</text:p>
          </table:table-cell>
          <table:table-cell office:value-type="float" office:value="1576" calcext:value-type="float">
            <text:p>1576</text:p>
          </table:table-cell>
          <table:table-cell office:value-type="float" office:value="3380" calcext:value-type="float">
            <text:p>3380</text:p>
          </table:table-cell>
          <table:table-cell office:value-type="float" office:value="6297" calcext:value-type="float">
            <text:p>6297</text:p>
          </table:table-cell>
          <table:table-cell office:value-type="float" office:value="10128" calcext:value-type="float">
            <text:p>10128</text:p>
          </table:table-cell>
          <table:table-cell office:value-type="float" office:value="13938" calcext:value-type="float">
            <text:p>13938</text:p>
          </table:table-cell>
          <table:table-cell office:value-type="float" office:value="16621" calcext:value-type="float">
            <text:p>16621</text:p>
          </table:table-cell>
          <table:table-cell office:value-type="float" office:value="16667" calcext:value-type="float">
            <text:p>16667</text:p>
          </table:table-cell>
          <table:table-cell office:value-type="float" office:value="13825" calcext:value-type="float">
            <text:p>13825</text:p>
          </table:table-cell>
          <table:table-cell office:value-type="float" office:value="9578" calcext:value-type="float">
            <text:p>9578</text:p>
          </table:table-cell>
          <table:table-cell office:value-type="float" office:value="4899" calcext:value-type="float">
            <text:p>4899</text:p>
          </table:table-cell>
          <table:table-cell office:value-type="float" office:value="1899" calcext:value-type="float">
            <text:p>1899</text:p>
          </table:table-cell>
          <table:table-cell office:value-type="float" office:value="369" calcext:value-type="float">
            <text:p>369</text:p>
          </table:table-cell>
          <table:table-cell table:style-name="Pivot_20_Table_20_Value" table:number-columns-repeated="5"/>
          <table:table-cell table:number-columns-repeated="6"/>
          <table:table-cell office:value-type="float" office:value="99990" calcext:value-type="float">
            <text:p>99990</text:p>
          </table:table-cell>
          <table:table-cell table:number-columns-repeated="3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float" office:value="1214" calcext:value-type="float">
            <text:p>1214</text:p>
          </table:table-cell>
          <table:table-cell office:value-type="float" office:value="2721" calcext:value-type="float">
            <text:p>2721</text:p>
          </table:table-cell>
          <table:table-cell office:value-type="float" office:value="5078" calcext:value-type="float">
            <text:p>5078</text:p>
          </table:table-cell>
          <table:table-cell office:value-type="float" office:value="8534" calcext:value-type="float">
            <text:p>8534</text:p>
          </table:table-cell>
          <table:table-cell office:value-type="float" office:value="12277" calcext:value-type="float">
            <text:p>12277</text:p>
          </table:table-cell>
          <table:table-cell office:value-type="float" office:value="15202" calcext:value-type="float">
            <text:p>15202</text:p>
          </table:table-cell>
          <table:table-cell office:value-type="float" office:value="16524" calcext:value-type="float">
            <text:p>16524</text:p>
          </table:table-cell>
          <table:table-cell office:value-type="float" office:value="15066" calcext:value-type="float">
            <text:p>15066</text:p>
          </table:table-cell>
          <table:table-cell office:value-type="float" office:value="11279" calcext:value-type="float">
            <text:p>11279</text:p>
          </table:table-cell>
          <table:table-cell office:value-type="float" office:value="6936" calcext:value-type="float">
            <text:p>6936</text:p>
          </table:table-cell>
          <table:table-cell office:value-type="float" office:value="3256" calcext:value-type="float">
            <text:p>3256</text:p>
          </table:table-cell>
          <table:table-cell office:value-type="float" office:value="1091" calcext:value-type="float">
            <text:p>1091</text:p>
          </table:table-cell>
          <table:table-cell office:value-type="float" office:value="190" calcext:value-type="float">
            <text:p>190</text:p>
          </table:table-cell>
          <table:table-cell table:style-name="Pivot_20_Table_20_Value" table:number-columns-repeated="4"/>
          <table:table-cell table:number-columns-repeated="6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8" calcext:value-type="float">
            <text:p>358</text:p>
          </table:table-cell>
          <table:table-cell office:value-type="float" office:value="1043" calcext:value-type="float">
            <text:p>1043</text:p>
          </table:table-cell>
          <table:table-cell office:value-type="float" office:value="2277" calcext:value-type="float">
            <text:p>2277</text:p>
          </table:table-cell>
          <table:table-cell office:value-type="float" office:value="4422" calcext:value-type="float">
            <text:p>4422</text:p>
          </table:table-cell>
          <table:table-cell office:value-type="float" office:value="7454" calcext:value-type="float">
            <text:p>7454</text:p>
          </table:table-cell>
          <table:table-cell office:value-type="float" office:value="10719" calcext:value-type="float">
            <text:p>10719</text:p>
          </table:table-cell>
          <table:table-cell office:value-type="float" office:value="13958" calcext:value-type="float">
            <text:p>13958</text:p>
          </table:table-cell>
          <table:table-cell office:value-type="float" office:value="15727" calcext:value-type="float">
            <text:p>15727</text:p>
          </table:table-cell>
          <table:table-cell office:value-type="float" office:value="15413" calcext:value-type="float">
            <text:p>15413</text:p>
          </table:table-cell>
          <table:table-cell office:value-type="float" office:value="12483" calcext:value-type="float">
            <text:p>12483</text:p>
          </table:table-cell>
          <table:table-cell office:value-type="float" office:value="8513" calcext:value-type="float">
            <text:p>8513</text:p>
          </table:table-cell>
          <table:table-cell office:value-type="float" office:value="4741" calcext:value-type="float">
            <text:p>4741</text:p>
          </table:table-cell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table:style-name="Pivot_20_Table_20_Value" table:number-columns-repeated="3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8" calcext:value-type="float">
            <text:p>278</text:p>
          </table:table-cell>
          <table:table-cell office:value-type="float" office:value="801" calcext:value-type="float">
            <text:p>801</text:p>
          </table:table-cell>
          <table:table-cell office:value-type="float" office:value="1819" calcext:value-type="float">
            <text:p>1819</text:p>
          </table:table-cell>
          <table:table-cell office:value-type="float" office:value="3543" calcext:value-type="float">
            <text:p>3543</text:p>
          </table:table-cell>
          <table:table-cell office:value-type="float" office:value="6065" calcext:value-type="float">
            <text:p>6065</text:p>
          </table:table-cell>
          <table:table-cell office:value-type="float" office:value="9705" calcext:value-type="float">
            <text:p>9705</text:p>
          </table:table-cell>
          <table:table-cell office:value-type="float" office:value="12821" calcext:value-type="float">
            <text:p>12821</text:p>
          </table:table-cell>
          <table:table-cell office:value-type="float" office:value="15010" calcext:value-type="float">
            <text:p>15010</text:p>
          </table:table-cell>
          <table:table-cell office:value-type="float" office:value="15389" calcext:value-type="float">
            <text:p>15389</text:p>
          </table:table-cell>
          <table:table-cell office:value-type="float" office:value="13527" calcext:value-type="float">
            <text:p>13527</text:p>
          </table:table-cell>
          <table:table-cell office:value-type="float" office:value="9981" calcext:value-type="float">
            <text:p>9981</text:p>
          </table:table-cell>
          <table:table-cell office:value-type="float" office:value="6092" calcext:value-type="float">
            <text:p>6092</text:p>
          </table:table-cell>
          <table:table-cell office:value-type="float" office:value="3184" calcext:value-type="float">
            <text:p>3184</text:p>
          </table:table-cell>
          <table:table-cell office:value-type="float" office:value="1246" calcext:value-type="float">
            <text:p>1246</text:p>
          </table:table-cell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table:style-name="Pivot_20_Table_20_Value" table:number-columns-repeated="2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742" calcext:value-type="float">
            <text:p>742</text:p>
          </table:table-cell>
          <table:table-cell office:value-type="float" office:value="1543" calcext:value-type="float">
            <text:p>1543</text:p>
          </table:table-cell>
          <table:table-cell office:value-type="float" office:value="3231" calcext:value-type="float">
            <text:p>3231</text:p>
          </table:table-cell>
          <table:table-cell office:value-type="float" office:value="5457" calcext:value-type="float">
            <text:p>5457</text:p>
          </table:table-cell>
          <table:table-cell office:value-type="float" office:value="8465" calcext:value-type="float">
            <text:p>8465</text:p>
          </table:table-cell>
          <table:table-cell office:value-type="float" office:value="11807" calcext:value-type="float">
            <text:p>11807</text:p>
          </table:table-cell>
          <table:table-cell office:value-type="float" office:value="14244" calcext:value-type="float">
            <text:p>14244</text:p>
          </table:table-cell>
          <table:table-cell office:value-type="float" office:value="15102" calcext:value-type="float">
            <text:p>15102</text:p>
          </table:table-cell>
          <table:table-cell office:value-type="float" office:value="13891" calcext:value-type="float">
            <text:p>13891</text:p>
          </table:table-cell>
          <table:table-cell office:value-type="float" office:value="10967" calcext:value-type="float">
            <text:p>10967</text:p>
          </table:table-cell>
          <table:table-cell office:value-type="float" office:value="7256" calcext:value-type="float">
            <text:p>7256</text:p>
          </table:table-cell>
          <table:table-cell office:value-type="float" office:value="4143" calcext:value-type="float">
            <text:p>4143</text:p>
          </table:table-cell>
          <table:table-cell office:value-type="float" office:value="1946" calcext:value-type="float">
            <text:p>1946</text:p>
          </table:table-cell>
          <table:table-cell office:value-type="float" office:value="650" calcext:value-type="float">
            <text:p>650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table:style-name="Pivot_20_Table_20_Value"/>
          <table:table-cell table:number-columns-repeated="6"/>
          <table:table-cell office:value-type="float" office:value="99971" calcext:value-type="float">
            <text:p>99971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552" calcext:value-type="float">
            <text:p>552</text:p>
          </table:table-cell>
          <table:table-cell office:value-type="float" office:value="1312" calcext:value-type="float">
            <text:p>1312</text:p>
          </table:table-cell>
          <table:table-cell office:value-type="float" office:value="2567" calcext:value-type="float">
            <text:p>2567</text:p>
          </table:table-cell>
          <table:table-cell office:value-type="float" office:value="4667" calcext:value-type="float">
            <text:p>4667</text:p>
          </table:table-cell>
          <table:table-cell office:value-type="float" office:value="7309" calcext:value-type="float">
            <text:p>7309</text:p>
          </table:table-cell>
          <table:table-cell office:value-type="float" office:value="10625" calcext:value-type="float">
            <text:p>10625</text:p>
          </table:table-cell>
          <table:table-cell office:value-type="float" office:value="13251" calcext:value-type="float">
            <text:p>13251</text:p>
          </table:table-cell>
          <table:table-cell office:value-type="float" office:value="14845" calcext:value-type="float">
            <text:p>14845</text:p>
          </table:table-cell>
          <table:table-cell office:value-type="float" office:value="14183" calcext:value-type="float">
            <text:p>14183</text:p>
          </table:table-cell>
          <table:table-cell office:value-type="float" office:value="12046" calcext:value-type="float">
            <text:p>12046</text:p>
          </table:table-cell>
          <table:table-cell office:value-type="float" office:value="8707" calcext:value-type="float">
            <text:p>8707</text:p>
          </table:table-cell>
          <table:table-cell office:value-type="float" office:value="5212" calcext:value-type="float">
            <text:p>5212</text:p>
          </table:table-cell>
          <table:table-cell office:value-type="float" office:value="2750" calcext:value-type="float">
            <text:p>2750</text:p>
          </table:table-cell>
          <table:table-cell office:value-type="float" office:value="1167" calcext:value-type="float">
            <text:p>1167</text:p>
          </table:table-cell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531" calcext:value-type="float">
            <text:p>531</text:p>
          </table:table-cell>
          <table:table-cell office:value-type="float" office:value="1126" calcext:value-type="float">
            <text:p>1126</text:p>
          </table:table-cell>
          <table:table-cell office:value-type="float" office:value="2336" calcext:value-type="float">
            <text:p>2336</text:p>
          </table:table-cell>
          <table:table-cell office:value-type="float" office:value="4276" calcext:value-type="float">
            <text:p>4276</text:p>
          </table:table-cell>
          <table:table-cell office:value-type="float" office:value="6903" calcext:value-type="float">
            <text:p>6903</text:p>
          </table:table-cell>
          <table:table-cell office:value-type="float" office:value="9859" calcext:value-type="float">
            <text:p>9859</text:p>
          </table:table-cell>
          <table:table-cell office:value-type="float" office:value="12597" calcext:value-type="float">
            <text:p>12597</text:p>
          </table:table-cell>
          <table:table-cell office:value-type="float" office:value="14183" calcext:value-type="float">
            <text:p>14183</text:p>
          </table:table-cell>
          <table:table-cell office:value-type="float" office:value="14228" calcext:value-type="float">
            <text:p>14228</text:p>
          </table:table-cell>
          <table:table-cell office:value-type="float" office:value="12318" calcext:value-type="float">
            <text:p>12318</text:p>
          </table:table-cell>
          <table:table-cell office:value-type="float" office:value="9309" calcext:value-type="float">
            <text:p>9309</text:p>
          </table:table-cell>
          <table:table-cell office:value-type="float" office:value="6272" calcext:value-type="float">
            <text:p>6272</text:p>
          </table:table-cell>
          <table:table-cell office:value-type="float" office:value="3383" calcext:value-type="float">
            <text:p>3383</text:p>
          </table:table-cell>
          <table:table-cell office:value-type="float" office:value="1597" calcext:value-type="float">
            <text:p>1597</text:p>
          </table:table-cell>
          <table:table-cell office:value-type="float" office:value="588" calcext:value-type="float">
            <text:p>588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428" calcext:value-type="float">
            <text:p>428</text:p>
          </table:table-cell>
          <table:table-cell office:value-type="float" office:value="949" calcext:value-type="float">
            <text:p>949</text:p>
          </table:table-cell>
          <table:table-cell office:value-type="float" office:value="2000" calcext:value-type="float">
            <text:p>2000</text:p>
          </table:table-cell>
          <table:table-cell office:value-type="float" office:value="3628" calcext:value-type="float">
            <text:p>3628</text:p>
          </table:table-cell>
          <table:table-cell office:value-type="float" office:value="5864" calcext:value-type="float">
            <text:p>5864</text:p>
          </table:table-cell>
          <table:table-cell office:value-type="float" office:value="8793" calcext:value-type="float">
            <text:p>8793</text:p>
          </table:table-cell>
          <table:table-cell office:value-type="float" office:value="11811" calcext:value-type="float">
            <text:p>11811</text:p>
          </table:table-cell>
          <table:table-cell office:value-type="float" office:value="13705" calcext:value-type="float">
            <text:p>13705</text:p>
          </table:table-cell>
          <table:table-cell office:value-type="float" office:value="14159" calcext:value-type="float">
            <text:p>14159</text:p>
          </table:table-cell>
          <table:table-cell office:value-type="float" office:value="13075" calcext:value-type="float">
            <text:p>13075</text:p>
          </table:table-cell>
          <table:table-cell office:value-type="float" office:value="10255" calcext:value-type="float">
            <text:p>10255</text:p>
          </table:table-cell>
          <table:table-cell office:value-type="float" office:value="7266" calcext:value-type="float">
            <text:p>7266</text:p>
          </table:table-cell>
          <table:table-cell office:value-type="float" office:value="4301" calcext:value-type="float">
            <text:p>4301</text:p>
          </table:table-cell>
          <table:table-cell office:value-type="float" office:value="2154" calcext:value-type="float">
            <text:p>2154</text:p>
          </table:table-cell>
          <table:table-cell office:value-type="float" office:value="917" calcext:value-type="float">
            <text:p>917</text:p>
          </table:table-cell>
          <table:table-cell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3" calcext:value-type="float">
            <text:p>383</text:p>
          </table:table-cell>
          <table:table-cell office:value-type="float" office:value="929" calcext:value-type="float">
            <text:p>929</text:p>
          </table:table-cell>
          <table:table-cell office:value-type="float" office:value="1817" calcext:value-type="float">
            <text:p>1817</text:p>
          </table:table-cell>
          <table:table-cell office:value-type="float" office:value="3479" calcext:value-type="float">
            <text:p>3479</text:p>
          </table:table-cell>
          <table:table-cell office:value-type="float" office:value="5625" calcext:value-type="float">
            <text:p>5625</text:p>
          </table:table-cell>
          <table:table-cell office:value-type="float" office:value="8339" calcext:value-type="float">
            <text:p>8339</text:p>
          </table:table-cell>
          <table:table-cell office:value-type="float" office:value="11110" calcext:value-type="float">
            <text:p>11110</text:p>
          </table:table-cell>
          <table:table-cell office:value-type="float" office:value="13233" calcext:value-type="float">
            <text:p>13233</text:p>
          </table:table-cell>
          <table:table-cell office:value-type="float" office:value="14198" calcext:value-type="float">
            <text:p>14198</text:p>
          </table:table-cell>
          <table:table-cell office:value-type="float" office:value="12968" calcext:value-type="float">
            <text:p>12968</text:p>
          </table:table-cell>
          <table:table-cell office:value-type="float" office:value="10549" calcext:value-type="float">
            <text:p>10549</text:p>
          </table:table-cell>
          <table:table-cell office:value-type="float" office:value="7652" calcext:value-type="float">
            <text:p>7652</text:p>
          </table:table-cell>
          <table:table-cell office:value-type="float" office:value="4976" calcext:value-type="float">
            <text:p>4976</text:p>
          </table:table-cell>
          <table:table-cell office:value-type="float" office:value="2625" calcext:value-type="float">
            <text:p>2625</text:p>
          </table:table-cell>
          <table:table-cell office:value-type="float" office:value="1213" calcext:value-type="float">
            <text:p>1213</text:p>
          </table:table-cell>
          <table:table-cell office:value-type="float" office:value="490" calcext:value-type="float">
            <text:p>490</text:p>
          </table:table-cell>
          <table:table-cell office:value-type="float" office:value="167" calcext:value-type="float">
            <text:p>16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729" calcext:value-type="float">
            <text:p>729</text:p>
          </table:table-cell>
          <table:table-cell office:value-type="float" office:value="1565" calcext:value-type="float">
            <text:p>1565</text:p>
          </table:table-cell>
          <table:table-cell office:value-type="float" office:value="2943" calcext:value-type="float">
            <text:p>2943</text:p>
          </table:table-cell>
          <table:table-cell office:value-type="float" office:value="4938" calcext:value-type="float">
            <text:p>4938</text:p>
          </table:table-cell>
          <table:table-cell office:value-type="float" office:value="7530" calcext:value-type="float">
            <text:p>7530</text:p>
          </table:table-cell>
          <table:table-cell office:value-type="float" office:value="10505" calcext:value-type="float">
            <text:p>10505</text:p>
          </table:table-cell>
          <table:table-cell office:value-type="float" office:value="12732" calcext:value-type="float">
            <text:p>12732</text:p>
          </table:table-cell>
          <table:table-cell office:value-type="float" office:value="13626" calcext:value-type="float">
            <text:p>13626</text:p>
          </table:table-cell>
          <table:table-cell office:value-type="float" office:value="13262" calcext:value-type="float">
            <text:p>13262</text:p>
          </table:table-cell>
          <table:table-cell office:value-type="float" office:value="11436" calcext:value-type="float">
            <text:p>11436</text:p>
          </table:table-cell>
          <table:table-cell office:value-type="float" office:value="8414" calcext:value-type="float">
            <text:p>8414</text:p>
          </table:table-cell>
          <table:table-cell office:value-type="float" office:value="5840" calcext:value-type="float">
            <text:p>5840</text:p>
          </table:table-cell>
          <table:table-cell office:value-type="float" office:value="3250" calcext:value-type="float">
            <text:p>3250</text:p>
          </table:table-cell>
          <table:table-cell office:value-type="float" office:value="1667" calcext:value-type="float">
            <text:p>1667</text:p>
          </table:table-cell>
          <table:table-cell office:value-type="float" office:value="683" calcext:value-type="float">
            <text:p>683</text:p>
          </table:table-cell>
          <table:table-cell office:value-type="float" office:value="264" calcext:value-type="float">
            <text:p>2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705" calcext:value-type="float">
            <text:p>705</text:p>
          </table:table-cell>
          <table:table-cell office:value-type="float" office:value="1506" calcext:value-type="float">
            <text:p>1506</text:p>
          </table:table-cell>
          <table:table-cell office:value-type="float" office:value="2839" calcext:value-type="float">
            <text:p>2839</text:p>
          </table:table-cell>
          <table:table-cell office:value-type="float" office:value="4956" calcext:value-type="float">
            <text:p>4956</text:p>
          </table:table-cell>
          <table:table-cell office:value-type="float" office:value="7351" calcext:value-type="float">
            <text:p>7351</text:p>
          </table:table-cell>
          <table:table-cell office:value-type="float" office:value="10084" calcext:value-type="float">
            <text:p>10084</text:p>
          </table:table-cell>
          <table:table-cell office:value-type="float" office:value="12295" calcext:value-type="float">
            <text:p>12295</text:p>
          </table:table-cell>
          <table:table-cell office:value-type="float" office:value="13285" calcext:value-type="float">
            <text:p>13285</text:p>
          </table:table-cell>
          <table:table-cell office:value-type="float" office:value="13212" calcext:value-type="float">
            <text:p>13212</text:p>
          </table:table-cell>
          <table:table-cell office:value-type="float" office:value="11621" calcext:value-type="float">
            <text:p>11621</text:p>
          </table:table-cell>
          <table:table-cell office:value-type="float" office:value="8887" calcext:value-type="float">
            <text:p>8887</text:p>
          </table:table-cell>
          <table:table-cell office:value-type="float" office:value="6026" calcext:value-type="float">
            <text:p>6026</text:p>
          </table:table-cell>
          <table:table-cell office:value-type="float" office:value="3478" calcext:value-type="float">
            <text:p>3478</text:p>
          </table:table-cell>
          <table:table-cell office:value-type="float" office:value="1880" calcext:value-type="float">
            <text:p>1880</text:p>
          </table:table-cell>
          <table:table-cell office:value-type="float" office:value="844" calcext:value-type="float">
            <text:p>844</text:p>
          </table:table-cell>
          <table:table-cell office:value-type="float" office:value="348" calcext:value-type="float">
            <text:p>348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603" calcext:value-type="float">
            <text:p>603</text:p>
          </table:table-cell>
          <table:table-cell office:value-type="float" office:value="1196" calcext:value-type="float">
            <text:p>1196</text:p>
          </table:table-cell>
          <table:table-cell office:value-type="float" office:value="2505" calcext:value-type="float">
            <text:p>2505</text:p>
          </table:table-cell>
          <table:table-cell office:value-type="float" office:value="4311" calcext:value-type="float">
            <text:p>4311</text:p>
          </table:table-cell>
          <table:table-cell office:value-type="float" office:value="6628" calcext:value-type="float">
            <text:p>6628</text:p>
          </table:table-cell>
          <table:table-cell office:value-type="float" office:value="9226" calcext:value-type="float">
            <text:p>9226</text:p>
          </table:table-cell>
          <table:table-cell office:value-type="float" office:value="11968" calcext:value-type="float">
            <text:p>11968</text:p>
          </table:table-cell>
          <table:table-cell office:value-type="float" office:value="13264" calcext:value-type="float">
            <text:p>13264</text:p>
          </table:table-cell>
          <table:table-cell office:value-type="float" office:value="13289" calcext:value-type="float">
            <text:p>13289</text:p>
          </table:table-cell>
          <table:table-cell office:value-type="float" office:value="11998" calcext:value-type="float">
            <text:p>11998</text:p>
          </table:table-cell>
          <table:table-cell office:value-type="float" office:value="9574" calcext:value-type="float">
            <text:p>9574</text:p>
          </table:table-cell>
          <table:table-cell office:value-type="float" office:value="6667" calcext:value-type="float">
            <text:p>6667</text:p>
          </table:table-cell>
          <table:table-cell office:value-type="float" office:value="4173" calcext:value-type="float">
            <text:p>4173</text:p>
          </table:table-cell>
          <table:table-cell office:value-type="float" office:value="2332" calcext:value-type="float">
            <text:p>2332</text:p>
          </table:table-cell>
          <table:table-cell office:value-type="float" office:value="1135" calcext:value-type="float">
            <text:p>1135</text:p>
          </table:table-cell>
          <table:table-cell office:value-type="float" office:value="445" calcext:value-type="float">
            <text:p>44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599" calcext:value-type="float">
            <text:p>599</text:p>
          </table:table-cell>
          <table:table-cell office:value-type="float" office:value="1310" calcext:value-type="float">
            <text:p>1310</text:p>
          </table:table-cell>
          <table:table-cell office:value-type="float" office:value="2553" calcext:value-type="float">
            <text:p>2553</text:p>
          </table:table-cell>
          <table:table-cell office:value-type="float" office:value="4254" calcext:value-type="float">
            <text:p>4254</text:p>
          </table:table-cell>
          <table:table-cell office:value-type="float" office:value="6568" calcext:value-type="float">
            <text:p>6568</text:p>
          </table:table-cell>
          <table:table-cell office:value-type="float" office:value="9069" calcext:value-type="float">
            <text:p>9069</text:p>
          </table:table-cell>
          <table:table-cell office:value-type="float" office:value="11706" calcext:value-type="float">
            <text:p>11706</text:p>
          </table:table-cell>
          <table:table-cell office:value-type="float" office:value="13249" calcext:value-type="float">
            <text:p>13249</text:p>
          </table:table-cell>
          <table:table-cell office:value-type="float" office:value="13012" calcext:value-type="float">
            <text:p>13012</text:p>
          </table:table-cell>
          <table:table-cell office:value-type="float" office:value="12044" calcext:value-type="float">
            <text:p>12044</text:p>
          </table:table-cell>
          <table:table-cell office:value-type="float" office:value="9537" calcext:value-type="float">
            <text:p>9537</text:p>
          </table:table-cell>
          <table:table-cell office:value-type="float" office:value="6904" calcext:value-type="float">
            <text:p>6904</text:p>
          </table:table-cell>
          <table:table-cell office:value-type="float" office:value="4290" calcext:value-type="float">
            <text:p>4290</text:p>
          </table:table-cell>
          <table:table-cell office:value-type="float" office:value="2509" calcext:value-type="float">
            <text:p>2509</text:p>
          </table:table-cell>
          <table:table-cell office:value-type="float" office:value="1195" calcext:value-type="float">
            <text:p>1195</text:p>
          </table:table-cell>
          <table:table-cell office:value-type="float" office:value="507" calcext:value-type="float">
            <text:p>50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office:value-type="float" office:value="2244" calcext:value-type="float">
            <text:p>2244</text:p>
          </table:table-cell>
          <table:table-cell office:value-type="float" office:value="3740" calcext:value-type="float">
            <text:p>3740</text:p>
          </table:table-cell>
          <table:table-cell office:value-type="float" office:value="5925" calcext:value-type="float">
            <text:p>5925</text:p>
          </table:table-cell>
          <table:table-cell office:value-type="float" office:value="8719" calcext:value-type="float">
            <text:p>8719</text:p>
          </table:table-cell>
          <table:table-cell office:value-type="float" office:value="11131" calcext:value-type="float">
            <text:p>11131</text:p>
          </table:table-cell>
          <table:table-cell office:value-type="float" office:value="12733" calcext:value-type="float">
            <text:p>12733</text:p>
          </table:table-cell>
          <table:table-cell office:value-type="float" office:value="13232" calcext:value-type="float">
            <text:p>13232</text:p>
          </table:table-cell>
          <table:table-cell office:value-type="float" office:value="12303" calcext:value-type="float">
            <text:p>12303</text:p>
          </table:table-cell>
          <table:table-cell office:value-type="float" office:value="10104" calcext:value-type="float">
            <text:p>10104</text:p>
          </table:table-cell>
          <table:table-cell office:value-type="float" office:value="7547" calcext:value-type="float">
            <text:p>7547</text:p>
          </table:table-cell>
          <table:table-cell office:value-type="float" office:value="4872" calcext:value-type="float">
            <text:p>4872</text:p>
          </table:table-cell>
          <table:table-cell office:value-type="float" office:value="2882" calcext:value-type="float">
            <text:p>2882</text:p>
          </table:table-cell>
          <table:table-cell office:value-type="float" office:value="1563" calcext:value-type="float">
            <text:p>1563</text:p>
          </table:table-cell>
          <table:table-cell office:value-type="float" office:value="655" calcext:value-type="float">
            <text:p>655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539" calcext:value-type="float">
            <text:p>539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896" calcext:value-type="float">
            <text:p>3896</text:p>
          </table:table-cell>
          <table:table-cell office:value-type="float" office:value="6058" calcext:value-type="float">
            <text:p>6058</text:p>
          </table:table-cell>
          <table:table-cell office:value-type="float" office:value="8677" calcext:value-type="float">
            <text:p>8677</text:p>
          </table:table-cell>
          <table:table-cell office:value-type="float" office:value="11107" calcext:value-type="float">
            <text:p>11107</text:p>
          </table:table-cell>
          <table:table-cell office:value-type="float" office:value="12687" calcext:value-type="float">
            <text:p>12687</text:p>
          </table:table-cell>
          <table:table-cell office:value-type="float" office:value="13203" calcext:value-type="float">
            <text:p>13203</text:p>
          </table:table-cell>
          <table:table-cell office:value-type="float" office:value="12197" calcext:value-type="float">
            <text:p>12197</text:p>
          </table:table-cell>
          <table:table-cell office:value-type="float" office:value="10085" calcext:value-type="float">
            <text:p>10085</text:p>
          </table:table-cell>
          <table:table-cell office:value-type="float" office:value="7385" calcext:value-type="float">
            <text:p>7385</text:p>
          </table:table-cell>
          <table:table-cell office:value-type="float" office:value="4915" calcext:value-type="float">
            <text:p>4915</text:p>
          </table:table-cell>
          <table:table-cell office:value-type="float" office:value="2874" calcext:value-type="float">
            <text:p>2874</text:p>
          </table:table-cell>
          <table:table-cell office:value-type="float" office:value="1545" calcext:value-type="float">
            <text:p>1545</text:p>
          </table:table-cell>
          <table:table-cell office:value-type="float" office:value="701" calcext:value-type="float">
            <text:p>701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995" calcext:value-type="float">
            <text:p>995</text:p>
          </table:table-cell>
          <table:table-cell office:value-type="float" office:value="1951" calcext:value-type="float">
            <text:p>1951</text:p>
          </table:table-cell>
          <table:table-cell office:value-type="float" office:value="3470" calcext:value-type="float">
            <text:p>3470</text:p>
          </table:table-cell>
          <table:table-cell office:value-type="float" office:value="5702" calcext:value-type="float">
            <text:p>5702</text:p>
          </table:table-cell>
          <table:table-cell office:value-type="float" office:value="8215" calcext:value-type="float">
            <text:p>8215</text:p>
          </table:table-cell>
          <table:table-cell office:value-type="float" office:value="10770" calcext:value-type="float">
            <text:p>10770</text:p>
          </table:table-cell>
          <table:table-cell office:value-type="float" office:value="12392" calcext:value-type="float">
            <text:p>12392</text:p>
          </table:table-cell>
          <table:table-cell office:value-type="float" office:value="13083" calcext:value-type="float">
            <text:p>13083</text:p>
          </table:table-cell>
          <table:table-cell office:value-type="float" office:value="12375" calcext:value-type="float">
            <text:p>12375</text:p>
          </table:table-cell>
          <table:table-cell office:value-type="float" office:value="10441" calcext:value-type="float">
            <text:p>10441</text:p>
          </table:table-cell>
          <table:table-cell office:value-type="float" office:value="7974" calcext:value-type="float">
            <text:p>7974</text:p>
          </table:table-cell>
          <table:table-cell office:value-type="float" office:value="5394" calcext:value-type="float">
            <text:p>5394</text:p>
          </table:table-cell>
          <table:table-cell office:value-type="float" office:value="3331" calcext:value-type="float">
            <text:p>3331</text:p>
          </table:table-cell>
          <table:table-cell office:value-type="float" office:value="1777" calcext:value-type="float">
            <text:p>1777</text:p>
          </table:table-cell>
          <table:table-cell office:value-type="float" office:value="840" calcext:value-type="float">
            <text:p>84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office:value-type="float" office:value="99962" calcext:value-type="float">
            <text:p>99962</text:p>
          </table:table-cell>
          <table:table-cell table:number-columns-repeated="3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office:value-type="float" office:value="458" calcext:value-type="float">
            <text:p>458</text:p>
          </table:table-cell>
          <table:table-cell office:value-type="float" office:value="1063" calcext:value-type="float">
            <text:p>1063</text:p>
          </table:table-cell>
          <table:table-cell office:value-type="float" office:value="1963" calcext:value-type="float">
            <text:p>1963</text:p>
          </table:table-cell>
          <table:table-cell office:value-type="float" office:value="3676" calcext:value-type="float">
            <text:p>3676</text:p>
          </table:table-cell>
          <table:table-cell office:value-type="float" office:value="5814" calcext:value-type="float">
            <text:p>5814</text:p>
          </table:table-cell>
          <table:table-cell office:value-type="float" office:value="8475" calcext:value-type="float">
            <text:p>8475</text:p>
          </table:table-cell>
          <table:table-cell office:value-type="float" office:value="10978" calcext:value-type="float">
            <text:p>10978</text:p>
          </table:table-cell>
          <table:table-cell office:value-type="float" office:value="12528" calcext:value-type="float">
            <text:p>12528</text:p>
          </table:table-cell>
          <table:table-cell office:value-type="float" office:value="13089" calcext:value-type="float">
            <text:p>13089</text:p>
          </table:table-cell>
          <table:table-cell office:value-type="float" office:value="12246" calcext:value-type="float">
            <text:p>12246</text:p>
          </table:table-cell>
          <table:table-cell office:value-type="float" office:value="10206" calcext:value-type="float">
            <text:p>10206</text:p>
          </table:table-cell>
          <table:table-cell office:value-type="float" office:value="7702" calcext:value-type="float">
            <text:p>7702</text:p>
          </table:table-cell>
          <table:table-cell office:value-type="float" office:value="5232" calcext:value-type="float">
            <text:p>5232</text:p>
          </table:table-cell>
          <table:table-cell office:value-type="float" office:value="3132" calcext:value-type="float">
            <text:p>3132</text:p>
          </table:table-cell>
          <table:table-cell office:value-type="float" office:value="1710" calcext:value-type="float">
            <text:p>1710</text:p>
          </table:table-cell>
          <table:table-cell office:value-type="float" office:value="823" calcext:value-type="float">
            <text:p>823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840" calcext:value-type="float">
            <text:p>1840</text:p>
          </table:table-cell>
          <table:table-cell office:value-type="float" office:value="3284" calcext:value-type="float">
            <text:p>3284</text:p>
          </table:table-cell>
          <table:table-cell office:value-type="float" office:value="5534" calcext:value-type="float">
            <text:p>5534</text:p>
          </table:table-cell>
          <table:table-cell office:value-type="float" office:value="8183" calcext:value-type="float">
            <text:p>8183</text:p>
          </table:table-cell>
          <table:table-cell office:value-type="float" office:value="10508" calcext:value-type="float">
            <text:p>10508</text:p>
          </table:table-cell>
          <table:table-cell office:value-type="float" office:value="12259" calcext:value-type="float">
            <text:p>12259</text:p>
          </table:table-cell>
          <table:table-cell office:value-type="float" office:value="13237" calcext:value-type="float">
            <text:p>13237</text:p>
          </table:table-cell>
          <table:table-cell office:value-type="float" office:value="12159" calcext:value-type="float">
            <text:p>12159</text:p>
          </table:table-cell>
          <table:table-cell office:value-type="float" office:value="10541" calcext:value-type="float">
            <text:p>10541</text:p>
          </table:table-cell>
          <table:table-cell office:value-type="float" office:value="8075" calcext:value-type="float">
            <text:p>8075</text:p>
          </table:table-cell>
          <table:table-cell office:value-type="float" office:value="5721" calcext:value-type="float">
            <text:p>5721</text:p>
          </table:table-cell>
          <table:table-cell office:value-type="float" office:value="3578" calcext:value-type="float">
            <text:p>3578</text:p>
          </table:table-cell>
          <table:table-cell office:value-type="float" office:value="1920" calcext:value-type="float">
            <text:p>1920</text:p>
          </table:table-cell>
          <table:table-cell office:value-type="float" office:value="949" calcext:value-type="float">
            <text:p>949</text:p>
          </table:table-cell>
          <table:table-cell table:style-name="ce16" office:value-type="float" office:value="431" calcext:value-type="float">
            <text:p>43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58" calcext:value-type="float">
            <text:p>99958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451" calcext:value-type="float">
            <text:p>451</text:p>
          </table:table-cell>
          <table:table-cell office:value-type="float" office:value="1005" calcext:value-type="float">
            <text:p>1005</text:p>
          </table:table-cell>
          <table:table-cell office:value-type="float" office:value="1896" calcext:value-type="float">
            <text:p>1896</text:p>
          </table:table-cell>
          <table:table-cell office:value-type="float" office:value="3445" calcext:value-type="float">
            <text:p>3445</text:p>
          </table:table-cell>
          <table:table-cell office:value-type="float" office:value="5825" calcext:value-type="float">
            <text:p>5825</text:p>
          </table:table-cell>
          <table:table-cell office:value-type="float" office:value="8311" calcext:value-type="float">
            <text:p>8311</text:p>
          </table:table-cell>
          <table:table-cell office:value-type="float" office:value="10929" calcext:value-type="float">
            <text:p>10929</text:p>
          </table:table-cell>
          <table:table-cell office:value-type="float" office:value="12764" calcext:value-type="float">
            <text:p>12764</text:p>
          </table:table-cell>
          <table:table-cell office:value-type="float" office:value="12996" calcext:value-type="float">
            <text:p>12996</text:p>
          </table:table-cell>
          <table:table-cell office:value-type="float" office:value="12294" calcext:value-type="float">
            <text:p>12294</text:p>
          </table:table-cell>
          <table:table-cell office:value-type="float" office:value="10295" calcext:value-type="float">
            <text:p>10295</text:p>
          </table:table-cell>
          <table:table-cell office:value-type="float" office:value="7841" calcext:value-type="float">
            <text:p>7841</text:p>
          </table:table-cell>
          <table:table-cell office:value-type="float" office:value="5238" calcext:value-type="float">
            <text:p>5238</text:p>
          </table:table-cell>
          <table:table-cell office:value-type="float" office:value="3177" calcext:value-type="float">
            <text:p>3177</text:p>
          </table:table-cell>
          <table:table-cell office:value-type="float" office:value="1786" calcext:value-type="float">
            <text:p>1786</text:p>
          </table:table-cell>
          <table:table-cell office:value-type="float" office:value="850" calcext:value-type="float">
            <text:p>850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office:value-type="float" office:value="848" calcext:value-type="float">
            <text:p>848</text:p>
          </table:table-cell>
          <table:table-cell office:value-type="float" office:value="1839" calcext:value-type="float">
            <text:p>1839</text:p>
          </table:table-cell>
          <table:table-cell office:value-type="float" office:value="3335" calcext:value-type="float">
            <text:p>3335</text:p>
          </table:table-cell>
          <table:table-cell office:value-type="float" office:value="5563" calcext:value-type="float">
            <text:p>5563</text:p>
          </table:table-cell>
          <table:table-cell office:value-type="float" office:value="8125" calcext:value-type="float">
            <text:p>8125</text:p>
          </table:table-cell>
          <table:table-cell office:value-type="float" office:value="10548" calcext:value-type="float">
            <text:p>10548</text:p>
          </table:table-cell>
          <table:table-cell office:value-type="float" office:value="12301" calcext:value-type="float">
            <text:p>12301</text:p>
          </table:table-cell>
          <table:table-cell office:value-type="float" office:value="13150" calcext:value-type="float">
            <text:p>13150</text:p>
          </table:table-cell>
          <table:table-cell office:value-type="float" office:value="12225" calcext:value-type="float">
            <text:p>12225</text:p>
          </table:table-cell>
          <table:table-cell office:value-type="float" office:value="10620" calcext:value-type="float">
            <text:p>10620</text:p>
          </table:table-cell>
          <table:table-cell office:value-type="float" office:value="8077" calcext:value-type="float">
            <text:p>8077</text:p>
          </table:table-cell>
          <table:table-cell office:value-type="float" office:value="5693" calcext:value-type="float">
            <text:p>5693</text:p>
          </table:table-cell>
          <table:table-cell office:value-type="float" office:value="3549" calcext:value-type="float">
            <text:p>3549</text:p>
          </table:table-cell>
          <table:table-cell office:value-type="float" office:value="1919" calcext:value-type="float">
            <text:p>1919</text:p>
          </table:table-cell>
          <table:table-cell office:value-type="float" office:value="953" calcext:value-type="float">
            <text:p>953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99957" calcext:value-type="float">
            <text:p>99957</text:p>
          </table:table-cell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971" calcext:value-type="float">
            <text:p>971</text:p>
          </table:table-cell>
          <table:table-cell office:value-type="float" office:value="1941" calcext:value-type="float">
            <text:p>1941</text:p>
          </table:table-cell>
          <table:table-cell office:value-type="float" office:value="3656" calcext:value-type="float">
            <text:p>3656</text:p>
          </table:table-cell>
          <table:table-cell office:value-type="float" office:value="6001" calcext:value-type="float">
            <text:p>6001</text:p>
          </table:table-cell>
          <table:table-cell office:value-type="float" office:value="8505" calcext:value-type="float">
            <text:p>8505</text:p>
          </table:table-cell>
          <table:table-cell office:value-type="float" office:value="11125" calcext:value-type="float">
            <text:p>11125</text:p>
          </table:table-cell>
          <table:table-cell office:value-type="float" office:value="12871" calcext:value-type="float">
            <text:p>12871</text:p>
          </table:table-cell>
          <table:table-cell office:value-type="float" office:value="13151" calcext:value-type="float">
            <text:p>13151</text:p>
          </table:table-cell>
          <table:table-cell office:value-type="float" office:value="12240" calcext:value-type="float">
            <text:p>12240</text:p>
          </table:table-cell>
          <table:table-cell office:value-type="float" office:value="10175" calcext:value-type="float">
            <text:p>10175</text:p>
          </table:table-cell>
          <table:table-cell office:value-type="float" office:value="7470" calcext:value-type="float">
            <text:p>7470</text:p>
          </table:table-cell>
          <table:table-cell office:value-type="float" office:value="5070" calcext:value-type="float">
            <text:p>5070</text:p>
          </table:table-cell>
          <table:table-cell office:value-type="float" office:value="3072" calcext:value-type="float">
            <text:p>3072</text:p>
          </table:table-cell>
          <table:table-cell office:value-type="float" office:value="1648" calcext:value-type="float">
            <text:p>1648</text:p>
          </table:table-cell>
          <table:table-cell office:value-type="float" office:value="784" calcext:value-type="float">
            <text:p>784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339" calcext:value-type="float">
            <text:p>339</text:p>
          </table:table-cell>
          <table:table-cell office:value-type="float" office:value="891" calcext:value-type="float">
            <text:p>891</text:p>
          </table:table-cell>
          <table:table-cell office:value-type="float" office:value="1861" calcext:value-type="float">
            <text:p>1861</text:p>
          </table:table-cell>
          <table:table-cell office:value-type="float" office:value="3442" calcext:value-type="float">
            <text:p>3442</text:p>
          </table:table-cell>
          <table:table-cell office:value-type="float" office:value="5735" calcext:value-type="float">
            <text:p>5735</text:p>
          </table:table-cell>
          <table:table-cell office:value-type="float" office:value="8319" calcext:value-type="float">
            <text:p>8319</text:p>
          </table:table-cell>
          <table:table-cell office:value-type="float" office:value="11023" calcext:value-type="float">
            <text:p>11023</text:p>
          </table:table-cell>
          <table:table-cell office:value-type="float" office:value="12727" calcext:value-type="float">
            <text:p>12727</text:p>
          </table:table-cell>
          <table:table-cell office:value-type="float" office:value="13070" calcext:value-type="float">
            <text:p>13070</text:p>
          </table:table-cell>
          <table:table-cell office:value-type="float" office:value="12257" calcext:value-type="float">
            <text:p>12257</text:p>
          </table:table-cell>
          <table:table-cell office:value-type="float" office:value="10372" calcext:value-type="float">
            <text:p>10372</text:p>
          </table:table-cell>
          <table:table-cell office:value-type="float" office:value="7780" calcext:value-type="float">
            <text:p>7780</text:p>
          </table:table-cell>
          <table:table-cell office:value-type="float" office:value="5350" calcext:value-type="float">
            <text:p>5350</text:p>
          </table:table-cell>
          <table:table-cell office:value-type="float" office:value="3301" calcext:value-type="float">
            <text:p>3301</text:p>
          </table:table-cell>
          <table:table-cell office:value-type="float" office:value="1819" calcext:value-type="float">
            <text:p>1819</text:p>
          </table:table-cell>
          <table:table-cell office:value-type="float" office:value="892" calcext:value-type="float">
            <text:p>892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436" calcext:value-type="float">
            <text:p>436</text:p>
          </table:table-cell>
          <table:table-cell office:value-type="float" office:value="1035" calcext:value-type="float">
            <text:p>1035</text:p>
          </table:table-cell>
          <table:table-cell office:value-type="float" office:value="2050" calcext:value-type="float">
            <text:p>2050</text:p>
          </table:table-cell>
          <table:table-cell office:value-type="float" office:value="3917" calcext:value-type="float">
            <text:p>3917</text:p>
          </table:table-cell>
          <table:table-cell office:value-type="float" office:value="6358" calcext:value-type="float">
            <text:p>6358</text:p>
          </table:table-cell>
          <table:table-cell office:value-type="float" office:value="9115" calcext:value-type="float">
            <text:p>9115</text:p>
          </table:table-cell>
          <table:table-cell office:value-type="float" office:value="11331" calcext:value-type="float">
            <text:p>11331</text:p>
          </table:table-cell>
          <table:table-cell office:value-type="float" office:value="13011" calcext:value-type="float">
            <text:p>13011</text:p>
          </table:table-cell>
          <table:table-cell office:value-type="float" office:value="13201" calcext:value-type="float">
            <text:p>13201</text:p>
          </table:table-cell>
          <table:table-cell office:value-type="float" office:value="11977" calcext:value-type="float">
            <text:p>11977</text:p>
          </table:table-cell>
          <table:table-cell office:value-type="float" office:value="9943" calcext:value-type="float">
            <text:p>9943</text:p>
          </table:table-cell>
          <table:table-cell office:value-type="float" office:value="7087" calcext:value-type="float">
            <text:p>7087</text:p>
          </table:table-cell>
          <table:table-cell office:value-type="float" office:value="4819" calcext:value-type="float">
            <text:p>4819</text:p>
          </table:table-cell>
          <table:table-cell office:value-type="float" office:value="2838" calcext:value-type="float">
            <text:p>2838</text:p>
          </table:table-cell>
          <table:table-cell office:value-type="float" office:value="1450" calcext:value-type="float">
            <text:p>1450</text:p>
          </table:table-cell>
          <table:table-cell office:value-type="float" office:value="668" calcext:value-type="float">
            <text:p>668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915" calcext:value-type="float">
            <text:p>915</text:p>
          </table:table-cell>
          <table:table-cell office:value-type="float" office:value="1978" calcext:value-type="float">
            <text:p>1978</text:p>
          </table:table-cell>
          <table:table-cell office:value-type="float" office:value="3898" calcext:value-type="float">
            <text:p>3898</text:p>
          </table:table-cell>
          <table:table-cell office:value-type="float" office:value="6128" calcext:value-type="float">
            <text:p>6128</text:p>
          </table:table-cell>
          <table:table-cell office:value-type="float" office:value="8838" calcext:value-type="float">
            <text:p>8838</text:p>
          </table:table-cell>
          <table:table-cell office:value-type="float" office:value="11520" calcext:value-type="float">
            <text:p>11520</text:p>
          </table:table-cell>
          <table:table-cell office:value-type="float" office:value="12963" calcext:value-type="float">
            <text:p>12963</text:p>
          </table:table-cell>
          <table:table-cell office:value-type="float" office:value="13489" calcext:value-type="float">
            <text:p>13489</text:p>
          </table:table-cell>
          <table:table-cell office:value-type="float" office:value="12009" calcext:value-type="float">
            <text:p>12009</text:p>
          </table:table-cell>
          <table:table-cell office:value-type="float" office:value="9797" calcext:value-type="float">
            <text:p>9797</text:p>
          </table:table-cell>
          <table:table-cell office:value-type="float" office:value="7278" calcext:value-type="float">
            <text:p>7278</text:p>
          </table:table-cell>
          <table:table-cell office:value-type="float" office:value="4903" calcext:value-type="float">
            <text:p>4903</text:p>
          </table:table-cell>
          <table:table-cell office:value-type="float" office:value="2928" calcext:value-type="float">
            <text:p>2928</text:p>
          </table:table-cell>
          <table:table-cell office:value-type="float" office:value="1547" calcext:value-type="float">
            <text:p>1547</text:p>
          </table:table-cell>
          <table:table-cell office:value-type="float" office:value="723" calcext:value-type="float">
            <text:p>72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465" calcext:value-type="float">
            <text:p>465</text:p>
          </table:table-cell>
          <table:table-cell office:value-type="float" office:value="1140" calcext:value-type="float">
            <text:p>1140</text:p>
          </table:table-cell>
          <table:table-cell office:value-type="float" office:value="2276" calcext:value-type="float">
            <text:p>2276</text:p>
          </table:table-cell>
          <table:table-cell office:value-type="float" office:value="4232" calcext:value-type="float">
            <text:p>4232</text:p>
          </table:table-cell>
          <table:table-cell office:value-type="float" office:value="6998" calcext:value-type="float">
            <text:p>6998</text:p>
          </table:table-cell>
          <table:table-cell office:value-type="float" office:value="9829" calcext:value-type="float">
            <text:p>9829</text:p>
          </table:table-cell>
          <table:table-cell office:value-type="float" office:value="12046" calcext:value-type="float">
            <text:p>12046</text:p>
          </table:table-cell>
          <table:table-cell office:value-type="float" office:value="13548" calcext:value-type="float">
            <text:p>13548</text:p>
          </table:table-cell>
          <table:table-cell office:value-type="float" office:value="13079" calcext:value-type="float">
            <text:p>13079</text:p>
          </table:table-cell>
          <table:table-cell office:value-type="float" office:value="11752" calcext:value-type="float">
            <text:p>11752</text:p>
          </table:table-cell>
          <table:table-cell office:value-type="float" office:value="9167" calcext:value-type="float">
            <text:p>9167</text:p>
          </table:table-cell>
          <table:table-cell office:value-type="float" office:value="6529" calcext:value-type="float">
            <text:p>6529</text:p>
          </table:table-cell>
          <table:table-cell office:value-type="float" office:value="4224" calcext:value-type="float">
            <text:p>4224</text:p>
          </table:table-cell>
          <table:table-cell office:value-type="float" office:value="2403" calcext:value-type="float">
            <text:p>2403</text:p>
          </table:table-cell>
          <table:table-cell office:value-type="float" office:value="1186" calcext:value-type="float">
            <text:p>1186</text:p>
          </table:table-cell>
          <table:table-cell office:value-type="float" office:value="534" calcext:value-type="float">
            <text:p>534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990" calcext:value-type="float">
            <text:p>990</text:p>
          </table:table-cell>
          <table:table-cell office:value-type="float" office:value="2257" calcext:value-type="float">
            <text:p>2257</text:p>
          </table:table-cell>
          <table:table-cell office:value-type="float" office:value="4276" calcext:value-type="float">
            <text:p>4276</text:p>
          </table:table-cell>
          <table:table-cell office:value-type="float" office:value="6835" calcext:value-type="float">
            <text:p>6835</text:p>
          </table:table-cell>
          <table:table-cell office:value-type="float" office:value="9993" calcext:value-type="float">
            <text:p>9993</text:p>
          </table:table-cell>
          <table:table-cell office:value-type="float" office:value="12183" calcext:value-type="float">
            <text:p>12183</text:p>
          </table:table-cell>
          <table:table-cell office:value-type="float" office:value="13542" calcext:value-type="float">
            <text:p>13542</text:p>
          </table:table-cell>
          <table:table-cell office:value-type="float" office:value="13344" calcext:value-type="float">
            <text:p>13344</text:p>
          </table:table-cell>
          <table:table-cell office:value-type="float" office:value="11656" calcext:value-type="float">
            <text:p>11656</text:p>
          </table:table-cell>
          <table:table-cell office:value-type="float" office:value="9144" calcext:value-type="float">
            <text:p>9144</text:p>
          </table:table-cell>
          <table:table-cell office:value-type="float" office:value="6606" calcext:value-type="float">
            <text:p>6606</text:p>
          </table:table-cell>
          <table:table-cell office:value-type="float" office:value="4159" calcext:value-type="float">
            <text:p>4159</text:p>
          </table:table-cell>
          <table:table-cell office:value-type="float" office:value="2357" calcext:value-type="float">
            <text:p>2357</text:p>
          </table:table-cell>
          <table:table-cell office:value-type="float" office:value="1195" calcext:value-type="float">
            <text:p>1195</text:p>
          </table:table-cell>
          <table:table-cell office:value-type="float" office:value="509" calcext:value-type="float">
            <text:p>509</text:p>
          </table:table-cell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17" calcext:value-type="float">
            <text:p>217</text:p>
          </table:table-cell>
          <table:table-cell office:value-type="float" office:value="523" calcext:value-type="float">
            <text:p>523</text:p>
          </table:table-cell>
          <table:table-cell office:value-type="float" office:value="1270" calcext:value-type="float">
            <text:p>1270</text:p>
          </table:table-cell>
          <table:table-cell office:value-type="float" office:value="2626" calcext:value-type="float">
            <text:p>2626</text:p>
          </table:table-cell>
          <table:table-cell office:value-type="float" office:value="4930" calcext:value-type="float">
            <text:p>4930</text:p>
          </table:table-cell>
          <table:table-cell office:value-type="float" office:value="7783" calcext:value-type="float">
            <text:p>7783</text:p>
          </table:table-cell>
          <table:table-cell office:value-type="float" office:value="10845" calcext:value-type="float">
            <text:p>10845</text:p>
          </table:table-cell>
          <table:table-cell office:value-type="float" office:value="12959" calcext:value-type="float">
            <text:p>12959</text:p>
          </table:table-cell>
          <table:table-cell office:value-type="float" office:value="13845" calcext:value-type="float">
            <text:p>13845</text:p>
          </table:table-cell>
          <table:table-cell office:value-type="float" office:value="13298" calcext:value-type="float">
            <text:p>13298</text:p>
          </table:table-cell>
          <table:table-cell office:value-type="float" office:value="10909" calcext:value-type="float">
            <text:p>10909</text:p>
          </table:table-cell>
          <table:table-cell office:value-type="float" office:value="8334" calcext:value-type="float">
            <text:p>8334</text:p>
          </table:table-cell>
          <table:table-cell office:value-type="float" office:value="5659" calcext:value-type="float">
            <text:p>5659</text:p>
          </table:table-cell>
          <table:table-cell office:value-type="float" office:value="3439" calcext:value-type="float">
            <text:p>3439</text:p>
          </table:table-cell>
          <table:table-cell office:value-type="float" office:value="1810" calcext:value-type="float">
            <text:p>1810</text:p>
          </table:table-cell>
          <table:table-cell office:value-type="float" office:value="881" calcext:value-type="float">
            <text:p>881</text:p>
          </table:table-cell>
          <table:table-cell office:value-type="float" office:value="347" calcext:value-type="float">
            <text:p>34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501" calcext:value-type="float">
            <text:p>501</text:p>
          </table:table-cell>
          <table:table-cell office:value-type="float" office:value="1258" calcext:value-type="float">
            <text:p>1258</text:p>
          </table:table-cell>
          <table:table-cell office:value-type="float" office:value="2684" calcext:value-type="float">
            <text:p>2684</text:p>
          </table:table-cell>
          <table:table-cell office:value-type="float" office:value="4977" calcext:value-type="float">
            <text:p>4977</text:p>
          </table:table-cell>
          <table:table-cell office:value-type="float" office:value="7982" calcext:value-type="float">
            <text:p>7982</text:p>
          </table:table-cell>
          <table:table-cell office:value-type="float" office:value="11069" calcext:value-type="float">
            <text:p>11069</text:p>
          </table:table-cell>
          <table:table-cell office:value-type="float" office:value="13163" calcext:value-type="float">
            <text:p>13163</text:p>
          </table:table-cell>
          <table:table-cell office:value-type="float" office:value="14003" calcext:value-type="float">
            <text:p>14003</text:p>
          </table:table-cell>
          <table:table-cell office:value-type="float" office:value="13060" calcext:value-type="float">
            <text:p>13060</text:p>
          </table:table-cell>
          <table:table-cell office:value-type="float" office:value="10930" calcext:value-type="float">
            <text:p>10930</text:p>
          </table:table-cell>
          <table:table-cell office:value-type="float" office:value="8292" calcext:value-type="float">
            <text:p>8292</text:p>
          </table:table-cell>
          <table:table-cell office:value-type="float" office:value="5481" calcext:value-type="float">
            <text:p>5481</text:p>
          </table:table-cell>
          <table:table-cell office:value-type="float" office:value="3297" calcext:value-type="float">
            <text:p>3297</text:p>
          </table:table-cell>
          <table:table-cell office:value-type="float" office:value="1735" calcext:value-type="float">
            <text:p>1735</text:p>
          </table:table-cell>
          <table:table-cell office:value-type="float" office:value="854" calcext:value-type="float">
            <text:p>854</text:p>
          </table:table-cell>
          <table:table-cell office:value-type="float" office:value="297" calcext:value-type="float">
            <text:p>29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/>
          <table:table-cell office:value-type="float" office:value="99965" calcext:value-type="float">
            <text:p>99965</text:p>
          </table:table-cell>
          <table:table-cell table:number-columns-repeated="3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office:value-type="float" office:value="1548" calcext:value-type="float">
            <text:p>1548</text:p>
          </table:table-cell>
          <table:table-cell office:value-type="float" office:value="3298" calcext:value-type="float">
            <text:p>3298</text:p>
          </table:table-cell>
          <table:table-cell office:value-type="float" office:value="5726" calcext:value-type="float">
            <text:p>5726</text:p>
          </table:table-cell>
          <table:table-cell office:value-type="float" office:value="9220" calcext:value-type="float">
            <text:p>9220</text:p>
          </table:table-cell>
          <table:table-cell office:value-type="float" office:value="12126" calcext:value-type="float">
            <text:p>12126</text:p>
          </table:table-cell>
          <table:table-cell office:value-type="float" office:value="14059" calcext:value-type="float">
            <text:p>14059</text:p>
          </table:table-cell>
          <table:table-cell office:value-type="float" office:value="14108" calcext:value-type="float">
            <text:p>14108</text:p>
          </table:table-cell>
          <table:table-cell office:value-type="float" office:value="12687" calcext:value-type="float">
            <text:p>12687</text:p>
          </table:table-cell>
          <table:table-cell office:value-type="float" office:value="10200" calcext:value-type="float">
            <text:p>10200</text:p>
          </table:table-cell>
          <table:table-cell office:value-type="float" office:value="7189" calcext:value-type="float">
            <text:p>7189</text:p>
          </table:table-cell>
          <table:table-cell office:value-type="float" office:value="4520" calcext:value-type="float">
            <text:p>4520</text:p>
          </table:table-cell>
          <table:table-cell office:value-type="float" office:value="2426" calcext:value-type="float">
            <text:p>2426</text:p>
          </table:table-cell>
          <table:table-cell office:value-type="float" office:value="1136" calcext:value-type="float">
            <text:p>113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99975" calcext:value-type="float">
            <text:p>99975</text:p>
          </table:table-cell>
          <table:table-cell table:number-columns-repeated="3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1605" calcext:value-type="float">
            <text:p>1605</text:p>
          </table:table-cell>
          <table:table-cell office:value-type="float" office:value="3424" calcext:value-type="float">
            <text:p>3424</text:p>
          </table:table-cell>
          <table:table-cell office:value-type="float" office:value="6181" calcext:value-type="float">
            <text:p>6181</text:p>
          </table:table-cell>
          <table:table-cell office:value-type="float" office:value="9312" calcext:value-type="float">
            <text:p>9312</text:p>
          </table:table-cell>
          <table:table-cell office:value-type="float" office:value="12424" calcext:value-type="float">
            <text:p>12424</text:p>
          </table:table-cell>
          <table:table-cell office:value-type="float" office:value="14148" calcext:value-type="float">
            <text:p>14148</text:p>
          </table:table-cell>
          <table:table-cell office:value-type="float" office:value="14238" calcext:value-type="float">
            <text:p>14238</text:p>
          </table:table-cell>
          <table:table-cell office:value-type="float" office:value="12598" calcext:value-type="float">
            <text:p>12598</text:p>
          </table:table-cell>
          <table:table-cell office:value-type="float" office:value="10028" calcext:value-type="float">
            <text:p>10028</text:p>
          </table:table-cell>
          <table:table-cell office:value-type="float" office:value="6933" calcext:value-type="float">
            <text:p>6933</text:p>
          </table:table-cell>
          <table:table-cell office:value-type="float" office:value="4242" calcext:value-type="float">
            <text:p>4242</text:p>
          </table:table-cell>
          <table:table-cell office:value-type="float" office:value="2219" calcext:value-type="float">
            <text:p>2219</text:p>
          </table:table-cell>
          <table:table-cell office:value-type="float" office:value="1056" calcext:value-type="float">
            <text:p>1056</text:p>
          </table:table-cell>
          <table:table-cell office:value-type="float" office:value="425" calcext:value-type="float">
            <text:p>425</text:p>
          </table:table-cell>
          <table:table-cell office:value-type="float" office:value="135" calcext:value-type="float">
            <text:p>13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787" calcext:value-type="float">
            <text:p>787</text:p>
          </table:table-cell>
          <table:table-cell office:value-type="float" office:value="1866" calcext:value-type="float">
            <text:p>1866</text:p>
          </table:table-cell>
          <table:table-cell office:value-type="float" office:value="4192" calcext:value-type="float">
            <text:p>4192</text:p>
          </table:table-cell>
          <table:table-cell office:value-type="float" office:value="7371" calcext:value-type="float">
            <text:p>7371</text:p>
          </table:table-cell>
          <table:table-cell office:value-type="float" office:value="10816" calcext:value-type="float">
            <text:p>10816</text:p>
          </table:table-cell>
          <table:table-cell office:value-type="float" office:value="13630" calcext:value-type="float">
            <text:p>13630</text:p>
          </table:table-cell>
          <table:table-cell office:value-type="float" office:value="14866" calcext:value-type="float">
            <text:p>14866</text:p>
          </table:table-cell>
          <table:table-cell office:value-type="float" office:value="13994" calcext:value-type="float">
            <text:p>13994</text:p>
          </table:table-cell>
          <table:table-cell office:value-type="float" office:value="11859" calcext:value-type="float">
            <text:p>11859</text:p>
          </table:table-cell>
          <table:table-cell office:value-type="float" office:value="8714" calcext:value-type="float">
            <text:p>8714</text:p>
          </table:table-cell>
          <table:table-cell office:value-type="float" office:value="5636" calcext:value-type="float">
            <text:p>5636</text:p>
          </table:table-cell>
          <table:table-cell office:value-type="float" office:value="3262" calcext:value-type="float">
            <text:p>3262</text:p>
          </table:table-cell>
          <table:table-cell office:value-type="float" office:value="1543" calcext:value-type="float">
            <text:p>1543</text:p>
          </table:table-cell>
          <table:table-cell office:value-type="float" office:value="680" calcext:value-type="float">
            <text:p>680</text:p>
          </table:table-cell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24" calcext:value-type="float">
            <text:p>324</text:p>
          </table:table-cell>
          <table:table-cell office:value-type="float" office:value="890" calcext:value-type="float">
            <text:p>890</text:p>
          </table:table-cell>
          <table:table-cell office:value-type="float" office:value="2160" calcext:value-type="float">
            <text:p>2160</text:p>
          </table:table-cell>
          <table:table-cell office:value-type="float" office:value="4444" calcext:value-type="float">
            <text:p>4444</text:p>
          </table:table-cell>
          <table:table-cell office:value-type="float" office:value="7591" calcext:value-type="float">
            <text:p>7591</text:p>
          </table:table-cell>
          <table:table-cell office:value-type="float" office:value="11437" calcext:value-type="float">
            <text:p>11437</text:p>
          </table:table-cell>
          <table:table-cell office:value-type="float" office:value="14350" calcext:value-type="float">
            <text:p>14350</text:p>
          </table:table-cell>
          <table:table-cell office:value-type="float" office:value="14824" calcext:value-type="float">
            <text:p>14824</text:p>
          </table:table-cell>
          <table:table-cell office:value-type="float" office:value="14120" calcext:value-type="float">
            <text:p>14120</text:p>
          </table:table-cell>
          <table:table-cell office:value-type="float" office:value="11558" calcext:value-type="float">
            <text:p>11558</text:p>
          </table:table-cell>
          <table:table-cell office:value-type="float" office:value="8114" calcext:value-type="float">
            <text:p>8114</text:p>
          </table:table-cell>
          <table:table-cell office:value-type="float" office:value="5236" calcext:value-type="float">
            <text:p>5236</text:p>
          </table:table-cell>
          <table:table-cell office:value-type="float" office:value="2829" calcext:value-type="float">
            <text:p>2829</text:p>
          </table:table-cell>
          <table:table-cell office:value-type="float" office:value="1278" calcext:value-type="float">
            <text:p>1278</text:p>
          </table:table-cell>
          <table:table-cell office:value-type="float" office:value="508" calcext:value-type="float">
            <text:p>508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office:value-type="float" office:value="99978" calcext:value-type="float">
            <text:p>99978</text:p>
          </table:table-cell>
          <table:table-cell table:number-columns-repeated="35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427" calcext:value-type="float">
            <text:p>427</text:p>
          </table:table-cell>
          <table:table-cell office:value-type="float" office:value="1079" calcext:value-type="float">
            <text:p>1079</text:p>
          </table:table-cell>
          <table:table-cell office:value-type="float" office:value="2544" calcext:value-type="float">
            <text:p>2544</text:p>
          </table:table-cell>
          <table:table-cell office:value-type="float" office:value="5499" calcext:value-type="float">
            <text:p>5499</text:p>
          </table:table-cell>
          <table:table-cell office:value-type="float" office:value="9074" calcext:value-type="float">
            <text:p>9074</text:p>
          </table:table-cell>
          <table:table-cell office:value-type="float" office:value="13032" calcext:value-type="float">
            <text:p>13032</text:p>
          </table:table-cell>
          <table:table-cell office:value-type="float" office:value="15377" calcext:value-type="float">
            <text:p>15377</text:p>
          </table:table-cell>
          <table:table-cell office:value-type="float" office:value="15471" calcext:value-type="float">
            <text:p>15471</text:p>
          </table:table-cell>
          <table:table-cell office:value-type="float" office:value="13330" calcext:value-type="float">
            <text:p>13330</text:p>
          </table:table-cell>
          <table:table-cell office:value-type="float" office:value="10187" calcext:value-type="float">
            <text:p>10187</text:p>
          </table:table-cell>
          <table:table-cell office:value-type="float" office:value="6778" calcext:value-type="float">
            <text:p>6778</text:p>
          </table:table-cell>
          <table:table-cell office:value-type="float" office:value="3929" calcext:value-type="float">
            <text:p>3929</text:p>
          </table:table-cell>
          <table:table-cell office:value-type="float" office:value="1898" calcext:value-type="float">
            <text:p>1898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5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483" calcext:value-type="float">
            <text:p>483</text:p>
          </table:table-cell>
          <table:table-cell office:value-type="float" office:value="1341" calcext:value-type="float">
            <text:p>1341</text:p>
          </table:table-cell>
          <table:table-cell office:value-type="float" office:value="2973" calcext:value-type="float">
            <text:p>2973</text:p>
          </table:table-cell>
          <table:table-cell office:value-type="float" office:value="6126" calcext:value-type="float">
            <text:p>6126</text:p>
          </table:table-cell>
          <table:table-cell office:value-type="float" office:value="10103" calcext:value-type="float">
            <text:p>10103</text:p>
          </table:table-cell>
          <table:table-cell office:value-type="float" office:value="13878" calcext:value-type="float">
            <text:p>13878</text:p>
          </table:table-cell>
          <table:table-cell office:value-type="float" office:value="15794" calcext:value-type="float">
            <text:p>15794</text:p>
          </table:table-cell>
          <table:table-cell office:value-type="float" office:value="15286" calcext:value-type="float">
            <text:p>15286</text:p>
          </table:table-cell>
          <table:table-cell office:value-type="float" office:value="12802" calcext:value-type="float">
            <text:p>12802</text:p>
          </table:table-cell>
          <table:table-cell office:value-type="float" office:value="9461" calcext:value-type="float">
            <text:p>9461</text:p>
          </table:table-cell>
          <table:table-cell office:value-type="float" office:value="6039" calcext:value-type="float">
            <text:p>6039</text:p>
          </table:table-cell>
          <table:table-cell office:value-type="float" office:value="3208" calcext:value-type="float">
            <text:p>3208</text:p>
          </table:table-cell>
          <table:table-cell office:value-type="float" office:value="1526" calcext:value-type="float">
            <text:p>1526</text:p>
          </table:table-cell>
          <table:table-cell office:value-type="float" office:value="553" calcext:value-type="float">
            <text:p>55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9984" calcext:value-type="float">
            <text:p>99984</text:p>
          </table:table-cell>
          <table:table-cell table:number-columns-repeated="3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511" calcext:value-type="float">
            <text:p>511</text:p>
          </table:table-cell>
          <table:table-cell office:value-type="float" office:value="1479" calcext:value-type="float">
            <text:p>1479</text:p>
          </table:table-cell>
          <table:table-cell office:value-type="float" office:value="3749" calcext:value-type="float">
            <text:p>3749</text:p>
          </table:table-cell>
          <table:table-cell office:value-type="float" office:value="7378" calcext:value-type="float">
            <text:p>7378</text:p>
          </table:table-cell>
          <table:table-cell office:value-type="float" office:value="12084" calcext:value-type="float">
            <text:p>12084</text:p>
          </table:table-cell>
          <table:table-cell office:value-type="float" office:value="15830" calcext:value-type="float">
            <text:p>15830</text:p>
          </table:table-cell>
          <table:table-cell office:value-type="float" office:value="16718" calcext:value-type="float">
            <text:p>16718</text:p>
          </table:table-cell>
          <table:table-cell office:value-type="float" office:value="14865" calcext:value-type="float">
            <text:p>14865</text:p>
          </table:table-cell>
          <table:table-cell office:value-type="float" office:value="11590" calcext:value-type="float">
            <text:p>11590</text:p>
          </table:table-cell>
          <table:table-cell office:value-type="float" office:value="7707" calcext:value-type="float">
            <text:p>7707</text:p>
          </table:table-cell>
          <table:table-cell office:value-type="float" office:value="4468" calcext:value-type="float">
            <text:p>4468</text:p>
          </table:table-cell>
          <table:table-cell office:value-type="float" office:value="2131" calcext:value-type="float">
            <text:p>2131</text:p>
          </table:table-cell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office:value-type="float" office:value="99999" calcext:value-type="float">
            <text:p>99999</text:p>
          </table:table-cell>
          <table:table-cell table:number-columns-repeated="3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  <table:table-cell office:value-type="float" office:value="875" calcext:value-type="float">
            <text:p>875</text:p>
          </table:table-cell>
          <table:table-cell office:value-type="float" office:value="1961" calcext:value-type="float">
            <text:p>1961</text:p>
          </table:table-cell>
          <table:table-cell office:value-type="float" office:value="4595" calcext:value-type="float">
            <text:p>4595</text:p>
          </table:table-cell>
          <table:table-cell office:value-type="float" office:value="8750" calcext:value-type="float">
            <text:p>8750</text:p>
          </table:table-cell>
          <table:table-cell office:value-type="float" office:value="13469" calcext:value-type="float">
            <text:p>13469</text:p>
          </table:table-cell>
          <table:table-cell office:value-type="float" office:value="16520" calcext:value-type="float">
            <text:p>16520</text:p>
          </table:table-cell>
          <table:table-cell office:value-type="float" office:value="16666" calcext:value-type="float">
            <text:p>16666</text:p>
          </table:table-cell>
          <table:table-cell office:value-type="float" office:value="14550" calcext:value-type="float">
            <text:p>14550</text:p>
          </table:table-cell>
          <table:table-cell office:value-type="float" office:value="10617" calcext:value-type="float">
            <text:p>10617</text:p>
          </table:table-cell>
          <table:table-cell office:value-type="float" office:value="6399" calcext:value-type="float">
            <text:p>6399</text:p>
          </table:table-cell>
          <table:table-cell office:value-type="float" office:value="3335" calcext:value-type="float">
            <text:p>3335</text:p>
          </table:table-cell>
          <table:table-cell office:value-type="float" office:value="1389" calcext:value-type="float">
            <text:p>1389</text:p>
          </table:table-cell>
          <table:table-cell office:value-type="float" office:value="428" calcext:value-type="float">
            <text:p>428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99985" calcext:value-type="float">
            <text:p>99985</text:p>
          </table:table-cell>
          <table:table-cell table:number-columns-repeated="3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764" calcext:value-type="float">
            <text:p>764</text:p>
          </table:table-cell>
          <table:table-cell office:value-type="float" office:value="2141" calcext:value-type="float">
            <text:p>2141</text:p>
          </table:table-cell>
          <table:table-cell office:value-type="float" office:value="5604" calcext:value-type="float">
            <text:p>5604</text:p>
          </table:table-cell>
          <table:table-cell office:value-type="float" office:value="10847" calcext:value-type="float">
            <text:p>10847</text:p>
          </table:table-cell>
          <table:table-cell office:value-type="float" office:value="15959" calcext:value-type="float">
            <text:p>15959</text:p>
          </table:table-cell>
          <table:table-cell office:value-type="float" office:value="17816" calcext:value-type="float">
            <text:p>17816</text:p>
          </table:table-cell>
          <table:table-cell office:value-type="float" office:value="16671" calcext:value-type="float">
            <text:p>16671</text:p>
          </table:table-cell>
          <table:table-cell office:value-type="float" office:value="13227" calcext:value-type="float">
            <text:p>13227</text:p>
          </table:table-cell>
          <table:table-cell office:value-type="float" office:value="8782" calcext:value-type="float">
            <text:p>8782</text:p>
          </table:table-cell>
          <table:table-cell office:value-type="float" office:value="4669" calcext:value-type="float">
            <text:p>4669</text:p>
          </table:table-cell>
          <table:table-cell office:value-type="float" office:value="2118" calcext:value-type="float">
            <text:p>2118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98" calcext:value-type="float">
            <text:p>398</text:p>
          </table:table-cell>
          <table:table-cell office:value-type="float" office:value="1408" calcext:value-type="float">
            <text:p>1408</text:p>
          </table:table-cell>
          <table:table-cell office:value-type="float" office:value="3442" calcext:value-type="float">
            <text:p>3442</text:p>
          </table:table-cell>
          <table:table-cell office:value-type="float" office:value="7292" calcext:value-type="float">
            <text:p>7292</text:p>
          </table:table-cell>
          <table:table-cell office:value-type="float" office:value="12913" calcext:value-type="float">
            <text:p>12913</text:p>
          </table:table-cell>
          <table:table-cell office:value-type="float" office:value="17710" calcext:value-type="float">
            <text:p>17710</text:p>
          </table:table-cell>
          <table:table-cell office:value-type="float" office:value="18550" calcext:value-type="float">
            <text:p>18550</text:p>
          </table:table-cell>
          <table:table-cell office:value-type="float" office:value="15622" calcext:value-type="float">
            <text:p>15622</text:p>
          </table:table-cell>
          <table:table-cell office:value-type="float" office:value="11440" calcext:value-type="float">
            <text:p>11440</text:p>
          </table:table-cell>
          <table:table-cell office:value-type="float" office:value="6680" calcext:value-type="float">
            <text:p>6680</text:p>
          </table:table-cell>
          <table:table-cell office:value-type="float" office:value="3141" calcext:value-type="float">
            <text:p>3141</text:p>
          </table:table-cell>
          <table:table-cell office:value-type="float" office:value="1027" calcext:value-type="float">
            <text:p>102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Pivot_20_Table_20_Value" table:number-columns-repeated="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8" calcext:value-type="float">
            <text:p>388</text:p>
          </table:table-cell>
          <table:table-cell office:value-type="float" office:value="1090" calcext:value-type="float">
            <text:p>1090</text:p>
          </table:table-cell>
          <table:table-cell office:value-type="float" office:value="3544" calcext:value-type="float">
            <text:p>3544</text:p>
          </table:table-cell>
          <table:table-cell office:value-type="float" office:value="8267" calcext:value-type="float">
            <text:p>8267</text:p>
          </table:table-cell>
          <table:table-cell office:value-type="float" office:value="17104" calcext:value-type="float">
            <text:p>17104</text:p>
          </table:table-cell>
          <table:table-cell office:value-type="float" office:value="20268" calcext:value-type="float">
            <text:p>20268</text:p>
          </table:table-cell>
          <table:table-cell office:value-type="float" office:value="18327" calcext:value-type="float">
            <text:p>18327</text:p>
          </table:table-cell>
          <table:table-cell office:value-type="float" office:value="14109" calcext:value-type="float">
            <text:p>14109</text:p>
          </table:table-cell>
          <table:table-cell office:value-type="float" office:value="9815" calcext:value-type="float">
            <text:p>9815</text:p>
          </table:table-cell>
          <table:table-cell office:value-type="float" office:value="4617" calcext:value-type="float">
            <text:p>4617</text:p>
          </table:table-cell>
          <table:table-cell office:value-type="float" office:value="1780" calcext:value-type="float">
            <text:p>1780</text:p>
          </table:table-cell>
          <table:table-cell office:value-type="float" office:value="494" calcext:value-type="float">
            <text:p>494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style-name="Pivot_20_Table_20_Value" table:number-columns-repeated="4"/>
          <table:table-cell table:number-columns-repeated="6"/>
          <table:table-cell office:value-type="float" office:value="100073" calcext:value-type="float">
            <text:p>100073</text:p>
          </table:table-cell>
          <table:table-cell table:number-columns-repeated="3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2690" calcext:value-type="float">
            <text:p>2690</text:p>
          </table:table-cell>
          <table:table-cell office:value-type="float" office:value="6016" calcext:value-type="float">
            <text:p>6016</text:p>
          </table:table-cell>
          <table:table-cell office:value-type="float" office:value="13030" calcext:value-type="float">
            <text:p>13030</text:p>
          </table:table-cell>
          <table:table-cell office:value-type="float" office:value="17534" calcext:value-type="float">
            <text:p>17534</text:p>
          </table:table-cell>
          <table:table-cell office:value-type="float" office:value="22830" calcext:value-type="float">
            <text:p>22830</text:p>
          </table:table-cell>
          <table:table-cell office:value-type="float" office:value="17648" calcext:value-type="float">
            <text:p>17648</text:p>
          </table:table-cell>
          <table:table-cell office:value-type="float" office:value="11318" calcext:value-type="float">
            <text:p>11318</text:p>
          </table:table-cell>
          <table:table-cell office:value-type="float" office:value="5849" calcext:value-type="float">
            <text:p>5849</text:p>
          </table:table-cell>
          <table:table-cell office:value-type="float" office:value="1916" calcext:value-type="float">
            <text:p>1916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5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Pivot_20_Table_20_Value"/>
          <table:table-cell office:value-type="float" office:value="515" calcext:value-type="float">
            <text:p>515</text:p>
          </table:table-cell>
          <table:table-cell office:value-type="float" office:value="1403" calcext:value-type="float">
            <text:p>1403</text:p>
          </table:table-cell>
          <table:table-cell office:value-type="float" office:value="5802" calcext:value-type="float">
            <text:p>5802</text:p>
          </table:table-cell>
          <table:table-cell office:value-type="float" office:value="14976" calcext:value-type="float">
            <text:p>14976</text:p>
          </table:table-cell>
          <table:table-cell office:value-type="float" office:value="23264" calcext:value-type="float">
            <text:p>23264</text:p>
          </table:table-cell>
          <table:table-cell office:value-type="float" office:value="23342" calcext:value-type="float">
            <text:p>23342</text:p>
          </table:table-cell>
          <table:table-cell office:value-type="float" office:value="14135" calcext:value-type="float">
            <text:p>14135</text:p>
          </table:table-cell>
          <table:table-cell office:value-type="float" office:value="12633" calcext:value-type="float">
            <text:p>12633</text:p>
          </table:table-cell>
          <table:table-cell office:value-type="float" office:value="2798" calcext:value-type="float">
            <text:p>2798</text:p>
          </table:table-cell>
          <table:table-cell office:value-type="float" office:value="1008" calcext:value-type="float">
            <text:p>1008</text:p>
          </table:table-cell>
          <table:table-cell office:value-type="float" office:value="124" calcext:value-type="float">
            <text:p>124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56" calcext:value-type="float">
            <text:p>756</text:p>
          </table:table-cell>
          <table:table-cell office:value-type="float" office:value="7734" calcext:value-type="float">
            <text:p>7734</text:p>
          </table:table-cell>
          <table:table-cell office:value-type="float" office:value="10108" calcext:value-type="float">
            <text:p>10108</text:p>
          </table:table-cell>
          <table:table-cell office:value-type="float" office:value="19173" calcext:value-type="float">
            <text:p>19173</text:p>
          </table:table-cell>
          <table:table-cell office:value-type="float" office:value="26613" calcext:value-type="float">
            <text:p>26613</text:p>
          </table:table-cell>
          <table:table-cell office:value-type="float" office:value="22508" calcext:value-type="float">
            <text:p>22508</text:p>
          </table:table-cell>
          <table:table-cell office:value-type="float" office:value="10433" calcext:value-type="float">
            <text:p>10433</text:p>
          </table:table-cell>
          <table:table-cell office:value-type="float" office:value="1984" calcext:value-type="float">
            <text:p>1984</text:p>
          </table:table-cell>
          <table:table-cell table:style-name="Pivot_20_Table_20_Value"/>
          <table:table-cell office:value-type="float" office:value="342" calcext:value-type="float">
            <text:p>342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Pivot_20_Table_20_Value" table:number-columns-repeated="2"/>
          <table:table-cell office:value-type="float" office:value="2778" calcext:value-type="float">
            <text:p>2778</text:p>
          </table:table-cell>
          <table:table-cell office:value-type="float" office:value="11744" calcext:value-type="float">
            <text:p>11744</text:p>
          </table:table-cell>
          <table:table-cell office:value-type="float" office:value="30485" calcext:value-type="float">
            <text:p>30485</text:p>
          </table:table-cell>
          <table:table-cell office:value-type="float" office:value="24347" calcext:value-type="float">
            <text:p>24347</text:p>
          </table:table-cell>
          <table:table-cell office:value-type="float" office:value="20860" calcext:value-type="float">
            <text:p>20860</text:p>
          </table:table-cell>
          <table:table-cell office:value-type="float" office:value="1373" calcext:value-type="float">
            <text:p>1373</text:p>
          </table:table-cell>
          <table:table-cell office:value-type="float" office:value="8413" calcext:value-type="float">
            <text:p>8413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Pivot_20_Table_20_Value"/>
          <table:table-cell office:value-type="float" office:value="8413" calcext:value-type="float">
            <text:p>8413</text:p>
          </table:table-cell>
          <table:table-cell office:value-type="float" office:value="19940" calcext:value-type="float">
            <text:p>19940</text:p>
          </table:table-cell>
          <table:table-cell office:value-type="float" office:value="20195" calcext:value-type="float">
            <text:p>20195</text:p>
          </table:table-cell>
          <table:table-cell office:value-type="float" office:value="29915" calcext:value-type="float">
            <text:p>29915</text:p>
          </table:table-cell>
          <table:table-cell office:value-type="float" office:value="21537" calcext:value-type="float">
            <text:p>2153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Pivot_20_Table_20_Value" table:number-columns-repeated="3"/>
          <table:table-cell office:value-type="float" office:value="33574" calcext:value-type="float">
            <text:p>33574</text:p>
          </table:table-cell>
          <table:table-cell office:value-type="float" office:value="66426" calcext:value-type="float">
            <text:p>66426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Pivot_20_Table_20_Value" table:number-columns-repeated="2"/>
          <table:table-cell office:value-type="float" office:value="100000" calcext:value-type="float">
            <text:p>100000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/>
          <table:table-cell table:style-name="ce17" table:number-columns-repeated="3"/>
          <table:table-cell table:style-name="ce19" office:value-type="float" office:value="100000" calcext:value-type="float">
            <text:p>100000</text:p>
          </table:table-cell>
          <table:table-cell table:style-name="ce17" table:number-columns-repeated="20"/>
          <table:table-cell table:style-name="ce23"/>
          <table:table-cell table:style-name="ce29"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6141532" calcext:value-type="float">
            <text:p>6141532</text:p>
          </table:table-cell>
          <table:table-cell table:number-columns-repeated="35"/>
        </table:table-row>
      </table:table>
      <table:table table:name="Pivot_Table_Percentag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 table:number-rows-repeated="2">
          <table:table-cell table:number-columns-repeated="63"/>
        </table:table-row>
        <table:table-row table:style-name="ro1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Count</text:p>
          </table:table-cell>
          <table:table-cell table:number-columns-repeated="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1" table:formula="of:=['Pivot Table_DATA'.B5]/[.$AB5]" office:value-type="float" office:value="1" calcext:value-type="float">
            <text:p>1.000</text:p>
          </table:table-cell>
          <table:table-cell table:style-name="ce31"/>
          <table:table-cell table:style-name="ce36" table:number-columns-repeated="23"/>
          <table:table-cell table:style-name="ce37"/>
          <table:table-cell table:style-name="ce40" table:formula="of:=['Pivot Table_DATA'.AB5]" office:value-type="float" office:value="99042" calcext:value-type="float">
            <text:p>99,042</text:p>
          </table:table-cell>
          <table:table-cell table:formula="of:=SUM([.B5:.AA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table:formula="of:=['Pivot Table_DATA'.B6]/[.$AB6]" office:value-type="float" office:value="0.00698101260750038" calcext:value-type="float">
            <text:p>0.007</text:p>
          </table:table-cell>
          <table:table-cell table:style-name="ce31" table:formula="of:=['Pivot Table_DATA'.C6]/[.$AB6]" office:value-type="float" office:value="0.9930189873925" calcext:value-type="float">
            <text:p>0.993</text:p>
          </table:table-cell>
          <table:table-cell table:style-name="ce34" table:number-columns-repeated="23"/>
          <table:table-cell table:style-name="ce38"/>
          <table:table-cell table:style-name="ce40" table:formula="of:=['Pivot Table_DATA'.AB6]" office:value-type="float" office:value="124767" calcext:value-type="float">
            <text:p>124,767</text:p>
          </table:table-cell>
          <table:table-cell table:formula="of:=SUM([.B6:.AA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1" table:formula="of:=['Pivot Table_DATA'.B7]/[.$AB7]" office:value-type="float" office:value="0.000328761118518383" calcext:value-type="float">
            <text:p>0.000</text:p>
          </table:table-cell>
          <table:table-cell table:style-name="ce31" table:formula="of:=['Pivot Table_DATA'.C7]/[.$AB7]" office:value-type="float" office:value="0.384696169932969" calcext:value-type="float">
            <text:p>0.385</text:p>
          </table:table-cell>
          <table:table-cell table:style-name="ce31" table:formula="of:=['Pivot Table_DATA'.D7]/[.$AB7]" office:value-type="float" office:value="0.614975068948512" calcext:value-type="float">
            <text:p>0.615</text:p>
          </table:table-cell>
          <table:table-cell table:style-name="ce34" table:number-columns-repeated="22"/>
          <table:table-cell table:style-name="ce38"/>
          <table:table-cell table:style-name="ce40" table:formula="of:=['Pivot Table_DATA'.AB7]" office:value-type="float" office:value="109502" calcext:value-type="float">
            <text:p>109,502</text:p>
          </table:table-cell>
          <table:table-cell table:formula="of:=SUM([.B7:.AA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1" table:formula="of:=['Pivot Table_DATA'.B8]/[.$AB8]" office:value-type="float" office:value="0.0000191644308164048" calcext:value-type="float">
            <text:p>0.000</text:p>
          </table:table-cell>
          <table:table-cell table:style-name="ce31" table:formula="of:=['Pivot Table_DATA'.C8]/[.$AB8]" office:value-type="float" office:value="0.19706784208509" calcext:value-type="float">
            <text:p>0.197</text:p>
          </table:table-cell>
          <table:table-cell table:style-name="ce31" table:formula="of:=['Pivot Table_DATA'.D8]/[.$AB8]" office:value-type="float" office:value="0.338817554618628" calcext:value-type="float">
            <text:p>0.339</text:p>
          </table:table-cell>
          <table:table-cell table:style-name="ce31" table:formula="of:=['Pivot Table_DATA'.E8]/[.$AB8]" office:value-type="float" office:value="0.464095438865466" calcext:value-type="float">
            <text:p>0.464</text:p>
          </table:table-cell>
          <table:table-cell table:style-name="ce34" table:number-columns-repeated="21"/>
          <table:table-cell table:style-name="ce38"/>
          <table:table-cell table:style-name="ce40" table:formula="of:=['Pivot Table_DATA'.AB8]" office:value-type="float" office:value="104360" calcext:value-type="float">
            <text:p>104,360</text:p>
          </table:table-cell>
          <table:table-cell table:formula="of:=SUM([.B8:.AA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1" table:formula="of:=['Pivot Table_DATA'.B9]/[.$AB9]" office:value-type="float" office:value="0.0000195704290816576" calcext:value-type="float">
            <text:p>0.000</text:p>
          </table:table-cell>
          <table:table-cell table:style-name="ce31" table:formula="of:=['Pivot Table_DATA'.C9]/[.$AB9]" office:value-type="float" office:value="0.109467195068252" calcext:value-type="float">
            <text:p>0.109</text:p>
          </table:table-cell>
          <table:table-cell table:style-name="ce31" table:formula="of:=['Pivot Table_DATA'.D9]/[.$AB9]" office:value-type="float" office:value="0.207387836978326" calcext:value-type="float">
            <text:p>0.207</text:p>
          </table:table-cell>
          <table:table-cell table:style-name="ce31" table:formula="of:=['Pivot Table_DATA'.E9]/[.$AB9]" office:value-type="float" office:value="0.340662459024414" calcext:value-type="float">
            <text:p>0.341</text:p>
          </table:table-cell>
          <table:table-cell table:style-name="ce31" table:formula="of:=['Pivot Table_DATA'.F9]/[.$AB9]" office:value-type="float" office:value="0.342462938499927" calcext:value-type="float">
            <text:p>0.342</text:p>
          </table:table-cell>
          <table:table-cell table:style-name="ce34" table:number-columns-repeated="20"/>
          <table:table-cell table:style-name="ce38"/>
          <table:table-cell table:style-name="ce40" table:formula="of:=['Pivot Table_DATA'.AB9]" office:value-type="float" office:value="102195" calcext:value-type="float">
            <text:p>102,195</text:p>
          </table:table-cell>
          <table:table-cell table:formula="of:=SUM([.B9:.AA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/>
          <table:table-cell table:style-name="ce31" table:formula="of:=['Pivot Table_DATA'.C10]/[.$AB10]" office:value-type="float" office:value="0.0625203838589486" calcext:value-type="float">
            <text:p>0.063</text:p>
          </table:table-cell>
          <table:table-cell table:style-name="ce31" table:formula="of:=['Pivot Table_DATA'.D10]/[.$AB10]" office:value-type="float" office:value="0.130249152525622" calcext:value-type="float">
            <text:p>0.130</text:p>
          </table:table-cell>
          <table:table-cell table:style-name="ce31" table:formula="of:=['Pivot Table_DATA'.E10]/[.$AB10]" office:value-type="float" office:value="0.24303489716652" calcext:value-type="float">
            <text:p>0.243</text:p>
          </table:table-cell>
          <table:table-cell table:style-name="ce31" table:formula="of:=['Pivot Table_DATA'.F10]/[.$AB10]" office:value-type="float" office:value="0.316130179970944" calcext:value-type="float">
            <text:p>0.316</text:p>
          </table:table-cell>
          <table:table-cell table:style-name="ce31" table:formula="of:=['Pivot Table_DATA'.G10]/[.$AB10]" office:value-type="float" office:value="0.248065386477966" calcext:value-type="float">
            <text:p>0.248</text:p>
          </table:table-cell>
          <table:table-cell table:style-name="ce34" table:number-columns-repeated="19"/>
          <table:table-cell table:style-name="ce38"/>
          <table:table-cell table:style-name="ce40" table:formula="of:=['Pivot Table_DATA'.AB10]" office:value-type="float" office:value="101183" calcext:value-type="float">
            <text:p>101,183</text:p>
          </table:table-cell>
          <table:table-cell table:formula="of:=SUM([.B10:.AA1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/>
          <table:table-cell table:style-name="ce31" table:formula="of:=['Pivot Table_DATA'.C11]/[.$AB11]" office:value-type="float" office:value="0.0379575820791735" calcext:value-type="float">
            <text:p>0.038</text:p>
          </table:table-cell>
          <table:table-cell table:style-name="ce31" table:formula="of:=['Pivot Table_DATA'.D11]/[.$AB11]" office:value-type="float" office:value="0.0842795410520042" calcext:value-type="float">
            <text:p>0.084</text:p>
          </table:table-cell>
          <table:table-cell table:style-name="ce31" table:formula="of:=['Pivot Table_DATA'.E11]/[.$AB11]" office:value-type="float" office:value="0.17130084935181" calcext:value-type="float">
            <text:p>0.171</text:p>
          </table:table-cell>
          <table:table-cell table:style-name="ce31" table:formula="of:=['Pivot Table_DATA'.F11]/[.$AB11]" office:value-type="float" office:value="0.258401629166046" calcext:value-type="float">
            <text:p>0.258</text:p>
          </table:table-cell>
          <table:table-cell table:style-name="ce31" table:formula="of:=['Pivot Table_DATA'.G11]/[.$AB11]" office:value-type="float" office:value="0.273948244176228" calcext:value-type="float">
            <text:p>0.274</text:p>
          </table:table-cell>
          <table:table-cell table:style-name="ce31" table:formula="of:=['Pivot Table_DATA'.H11]/[.$AB11]" office:value-type="float" office:value="0.174112154174738" calcext:value-type="float">
            <text:p>0.174</text:p>
          </table:table-cell>
          <table:table-cell table:style-name="ce34" table:number-columns-repeated="18"/>
          <table:table-cell table:style-name="ce38"/>
          <table:table-cell table:style-name="ce40" table:formula="of:=['Pivot Table_DATA'.AB11]" office:value-type="float" office:value="100665" calcext:value-type="float">
            <text:p>100,665</text:p>
          </table:table-cell>
          <table:table-cell table:formula="of:=SUM([.B11:.AA1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/>
          <table:table-cell table:style-name="ce31" table:formula="of:=['Pivot Table_DATA'.C12]/[.$AB12]" office:value-type="float" office:value="0.0229903376830362" calcext:value-type="float">
            <text:p>0.023</text:p>
          </table:table-cell>
          <table:table-cell table:style-name="ce31" table:formula="of:=['Pivot Table_DATA'.D12]/[.$AB12]" office:value-type="float" office:value="0.0545173822093834" calcext:value-type="float">
            <text:p>0.055</text:p>
          </table:table-cell>
          <table:table-cell table:style-name="ce31" table:formula="of:=['Pivot Table_DATA'.E12]/[.$AB12]" office:value-type="float" office:value="0.120529933260285" calcext:value-type="float">
            <text:p>0.121</text:p>
          </table:table-cell>
          <table:table-cell table:style-name="ce31" table:formula="of:=['Pivot Table_DATA'.F12]/[.$AB12]" office:value-type="float" office:value="0.199332602848889" calcext:value-type="float">
            <text:p>0.199</text:p>
          </table:table-cell>
          <table:table-cell table:style-name="ce31" table:formula="of:=['Pivot Table_DATA'.G12]/[.$AB12]" office:value-type="float" office:value="0.255882059966132" calcext:value-type="float">
            <text:p>0.256</text:p>
          </table:table-cell>
          <table:table-cell table:style-name="ce31" table:formula="of:=['Pivot Table_DATA'.H12]/[.$AB12]" office:value-type="float" office:value="0.225889032772188" calcext:value-type="float">
            <text:p>0.226</text:p>
          </table:table-cell>
          <table:table-cell table:style-name="ce31" table:formula="of:=['Pivot Table_DATA'.I12]/[.$AB12]" office:value-type="float" office:value="0.120858651260086" calcext:value-type="float">
            <text:p>0.121</text:p>
          </table:table-cell>
          <table:table-cell table:style-name="ce34" table:number-columns-repeated="17"/>
          <table:table-cell table:style-name="ce38"/>
          <table:table-cell table:style-name="ce40" table:formula="of:=['Pivot Table_DATA'.AB12]" office:value-type="float" office:value="100390" calcext:value-type="float">
            <text:p>100,390</text:p>
          </table:table-cell>
          <table:table-cell table:formula="of:=SUM([.B12:.AA1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1" table:formula="of:=['Pivot Table_DATA'.B13]/[.$AB13]" office:value-type="float" office:value="0.00000997765006385696" calcext:value-type="float">
            <text:p>0.000</text:p>
          </table:table-cell>
          <table:table-cell table:style-name="ce31" table:formula="of:=['Pivot Table_DATA'.C13]/[.$AB13]" office:value-type="float" office:value="0.0156649106002554" calcext:value-type="float">
            <text:p>0.016</text:p>
          </table:table-cell>
          <table:table-cell table:style-name="ce31" table:formula="of:=['Pivot Table_DATA'.D13]/[.$AB13]" office:value-type="float" office:value="0.0382443326947637" calcext:value-type="float">
            <text:p>0.038</text:p>
          </table:table-cell>
          <table:table-cell table:style-name="ce31" table:formula="of:=['Pivot Table_DATA'.E13]/[.$AB13]" office:value-type="float" office:value="0.0854785280970626" calcext:value-type="float">
            <text:p>0.085</text:p>
          </table:table-cell>
          <table:table-cell table:style-name="ce31" table:formula="of:=['Pivot Table_DATA'.F13]/[.$AB13]" office:value-type="float" office:value="0.15384538633461" calcext:value-type="float">
            <text:p>0.154</text:p>
          </table:table-cell>
          <table:table-cell table:style-name="ce31" table:formula="of:=['Pivot Table_DATA'.G13]/[.$AB13]" office:value-type="float" office:value="0.21442967752235" calcext:value-type="float">
            <text:p>0.214</text:p>
          </table:table-cell>
          <table:table-cell table:style-name="ce31" table:formula="of:=['Pivot Table_DATA'.H13]/[.$AB13]" office:value-type="float" office:value="0.233427123243934" calcext:value-type="float">
            <text:p>0.233</text:p>
          </table:table-cell>
          <table:table-cell table:style-name="ce31" table:formula="of:=['Pivot Table_DATA'.I13]/[.$AB13]" office:value-type="float" office:value="0.17872964559387" calcext:value-type="float">
            <text:p>0.179</text:p>
          </table:table-cell>
          <table:table-cell table:style-name="ce31" table:formula="of:=['Pivot Table_DATA'.J13]/[.$AB13]" office:value-type="float" office:value="0.0801704182630907" calcext:value-type="float">
            <text:p>0.080</text:p>
          </table:table-cell>
          <table:table-cell table:style-name="ce34" table:number-columns-repeated="16"/>
          <table:table-cell table:style-name="ce38"/>
          <table:table-cell table:style-name="ce40" table:formula="of:=['Pivot Table_DATA'.AB13]" office:value-type="float" office:value="100224" calcext:value-type="float">
            <text:p>100,224</text:p>
          </table:table-cell>
          <table:table-cell table:formula="of:=SUM([.B13:.AA1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/>
          <table:table-cell table:style-name="ce31" table:formula="of:=['Pivot Table_DATA'.C14]/[.$AB14]" office:value-type="float" office:value="0.00983829243200591" calcext:value-type="float">
            <text:p>0.010</text:p>
          </table:table-cell>
          <table:table-cell table:style-name="ce31" table:formula="of:=['Pivot Table_DATA'.D14]/[.$AB14]" office:value-type="float" office:value="0.0263486451123163" calcext:value-type="float">
            <text:p>0.026</text:p>
          </table:table-cell>
          <table:table-cell table:style-name="ce31" table:formula="of:=['Pivot Table_DATA'.E14]/[.$AB14]" office:value-type="float" office:value="0.062026188835286" calcext:value-type="float">
            <text:p>0.062</text:p>
          </table:table-cell>
          <table:table-cell table:style-name="ce31" table:formula="of:=['Pivot Table_DATA'.F14]/[.$AB14]" office:value-type="float" office:value="0.115862124072354" calcext:value-type="float">
            <text:p>0.116</text:p>
          </table:table-cell>
          <table:table-cell table:style-name="ce31" table:formula="of:=['Pivot Table_DATA'.G14]/[.$AB14]" office:value-type="float" office:value="0.177378919086287" calcext:value-type="float">
            <text:p>0.177</text:p>
          </table:table-cell>
          <table:table-cell table:style-name="ce31" table:formula="of:=['Pivot Table_DATA'.H14]/[.$AB14]" office:value-type="float" office:value="0.218689759186568" calcext:value-type="float">
            <text:p>0.219</text:p>
          </table:table-cell>
          <table:table-cell table:style-name="ce31" table:formula="of:=['Pivot Table_DATA'.I14]/[.$AB14]" office:value-type="float" office:value="0.203008419980224" calcext:value-type="float">
            <text:p>0.203</text:p>
          </table:table-cell>
          <table:table-cell table:style-name="ce31" table:formula="of:=['Pivot Table_DATA'.J14]/[.$AB14]" office:value-type="float" office:value="0.134070456157173" calcext:value-type="float">
            <text:p>0.134</text:p>
          </table:table-cell>
          <table:table-cell table:style-name="ce31" table:formula="of:=['Pivot Table_DATA'.K14]/[.$AB14]" office:value-type="float" office:value="0.052777195137786" calcext:value-type="float">
            <text:p>0.053</text:p>
          </table:table-cell>
          <table:table-cell table:style-name="ce34" table:number-columns-repeated="15"/>
          <table:table-cell table:style-name="ce38"/>
          <table:table-cell table:style-name="ce40" table:formula="of:=['Pivot Table_DATA'.AB14]" office:value-type="float" office:value="100119" calcext:value-type="float">
            <text:p>100,119</text:p>
          </table:table-cell>
          <table:table-cell table:formula="of:=SUM([.B14:.AA1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/>
          <table:table-cell table:style-name="ce31" table:formula="of:=['Pivot Table_DATA'.C15]/[.$AB15]" office:value-type="float" office:value="0.00731436793668875" calcext:value-type="float">
            <text:p>0.007</text:p>
          </table:table-cell>
          <table:table-cell table:style-name="ce31" table:formula="of:=['Pivot Table_DATA'.D15]/[.$AB15]" office:value-type="float" office:value="0.0195949119178233" calcext:value-type="float">
            <text:p>0.020</text:p>
          </table:table-cell>
          <table:table-cell table:style-name="ce31" table:formula="of:=['Pivot Table_DATA'.E15]/[.$AB15]" office:value-type="float" office:value="0.045994584170189" calcext:value-type="float">
            <text:p>0.046</text:p>
          </table:table-cell>
          <table:table-cell table:style-name="ce31" table:formula="of:=['Pivot Table_DATA'.F15]/[.$AB15]" office:value-type="float" office:value="0.0878323690758116" calcext:value-type="float">
            <text:p>0.088</text:p>
          </table:table-cell>
          <table:table-cell table:style-name="ce31" table:formula="of:=['Pivot Table_DATA'.G15]/[.$AB15]" office:value-type="float" office:value="0.145008343575447" calcext:value-type="float">
            <text:p>0.145</text:p>
          </table:table-cell>
          <table:table-cell table:style-name="ce31" table:formula="of:=['Pivot Table_DATA'.H15]/[.$AB15]" office:value-type="float" office:value="0.190932981604165" calcext:value-type="float">
            <text:p>0.191</text:p>
          </table:table-cell>
          <table:table-cell table:style-name="ce31" table:formula="of:=['Pivot Table_DATA'.I15]/[.$AB15]" office:value-type="float" office:value="0.204322671542912" calcext:value-type="float">
            <text:p>0.204</text:p>
          </table:table-cell>
          <table:table-cell table:style-name="ce31" table:formula="of:=['Pivot Table_DATA'.J15]/[.$AB15]" office:value-type="float" office:value="0.16789072414241" calcext:value-type="float">
            <text:p>0.168</text:p>
          </table:table-cell>
          <table:table-cell table:style-name="ce31" table:formula="of:=['Pivot Table_DATA'.K15]/[.$AB15]" office:value-type="float" office:value="0.0983043056846228" calcext:value-type="float">
            <text:p>0.098</text:p>
          </table:table-cell>
          <table:table-cell table:style-name="ce31" table:formula="of:=['Pivot Table_DATA'.L15]/[.$AB15]" office:value-type="float" office:value="0.0328047403499306" calcext:value-type="float">
            <text:p>0.033</text:p>
          </table:table-cell>
          <table:table-cell table:style-name="ce34" table:number-columns-repeated="14"/>
          <table:table-cell table:style-name="ce38"/>
          <table:table-cell table:style-name="ce40" table:formula="of:=['Pivot Table_DATA'.AB15]" office:value-type="float" office:value="100077" calcext:value-type="float">
            <text:p>100,077</text:p>
          </table:table-cell>
          <table:table-cell table:formula="of:=SUM([.B15:.AA1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/>
          <table:table-cell table:style-name="ce31" table:formula="of:=['Pivot Table_DATA'.C16]/[.$AB16]" office:value-type="float" office:value="0.00502829038127037" calcext:value-type="float">
            <text:p>0.005</text:p>
          </table:table-cell>
          <table:table-cell table:style-name="ce31" table:formula="of:=['Pivot Table_DATA'.D16]/[.$AB16]" office:value-type="float" office:value="0.0135154047623808" calcext:value-type="float">
            <text:p>0.014</text:p>
          </table:table-cell>
          <table:table-cell table:style-name="ce31" table:formula="of:=['Pivot Table_DATA'.E16]/[.$AB16]" office:value-type="float" office:value="0.0337685187036408" calcext:value-type="float">
            <text:p>0.034</text:p>
          </table:table-cell>
          <table:table-cell table:style-name="ce31" table:formula="of:=['Pivot Table_DATA'.F16]/[.$AB16]" office:value-type="float" office:value="0.0689965411760002" calcext:value-type="float">
            <text:p>0.069</text:p>
          </table:table-cell>
          <table:table-cell table:style-name="ce31" table:formula="of:=['Pivot Table_DATA'.G16]/[.$AB16]" office:value-type="float" office:value="0.117470060179539" calcext:value-type="float">
            <text:p>0.117</text:p>
          </table:table-cell>
          <table:table-cell table:style-name="ce31" table:formula="of:=['Pivot Table_DATA'.H16]/[.$AB16]" office:value-type="float" office:value="0.163984245356579" calcext:value-type="float">
            <text:p>0.164</text:p>
          </table:table-cell>
          <table:table-cell table:style-name="ce31" table:formula="of:=['Pivot Table_DATA'.I16]/[.$AB16]" office:value-type="float" office:value="0.192894415898594" calcext:value-type="float">
            <text:p>0.193</text:p>
          </table:table-cell>
          <table:table-cell table:style-name="ce31" table:formula="of:=['Pivot Table_DATA'.J16]/[.$AB16]" office:value-type="float" office:value="0.181998120638983" calcext:value-type="float">
            <text:p>0.182</text:p>
          </table:table-cell>
          <table:table-cell table:style-name="ce31" table:formula="of:=['Pivot Table_DATA'.K16]/[.$AB16]" office:value-type="float" office:value="0.134014435092069" calcext:value-type="float">
            <text:p>0.134</text:p>
          </table:table-cell>
          <table:table-cell table:style-name="ce31" table:formula="of:=['Pivot Table_DATA'.L16]/[.$AB16]" office:value-type="float" office:value="0.0677269728292381" calcext:value-type="float">
            <text:p>0.068</text:p>
          </table:table-cell>
          <table:table-cell table:style-name="ce31" table:formula="of:=['Pivot Table_DATA'.M16]/[.$AB16]" office:value-type="float" office:value="0.0206029949817062" calcext:value-type="float">
            <text:p>0.021</text:p>
          </table:table-cell>
          <table:table-cell table:style-name="ce34" table:number-columns-repeated="13"/>
          <table:table-cell table:style-name="ce38"/>
          <table:table-cell table:style-name="ce40" table:formula="of:=['Pivot Table_DATA'.AB16]" office:value-type="float" office:value="100034" calcext:value-type="float">
            <text:p>100,034</text:p>
          </table:table-cell>
          <table:table-cell table:formula="of:=SUM([.B16:.AA1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/>
          <table:table-cell table:style-name="ce31" table:formula="of:=['Pivot Table_DATA'.C17]/[.$AB17]" office:value-type="float" office:value="0.00346961834198238" calcext:value-type="float">
            <text:p>0.003</text:p>
          </table:table-cell>
          <table:table-cell table:style-name="ce31" table:formula="of:=['Pivot Table_DATA'.D17]/[.$AB17]" office:value-type="float" office:value="0.0107288198298187" calcext:value-type="float">
            <text:p>0.011</text:p>
          </table:table-cell>
          <table:table-cell table:style-name="ce31" table:formula="of:=['Pivot Table_DATA'.E17]/[.$AB17]" office:value-type="float" office:value="0.0265570787213406" calcext:value-type="float">
            <text:p>0.027</text:p>
          </table:table-cell>
          <table:table-cell table:style-name="ce31" table:formula="of:=['Pivot Table_DATA'.F17]/[.$AB17]" office:value-type="float" office:value="0.0542440331563528" calcext:value-type="float">
            <text:p>0.054</text:p>
          </table:table-cell>
          <table:table-cell table:style-name="ce31" table:formula="of:=['Pivot Table_DATA'.G17]/[.$AB17]" office:value-type="float" office:value="0.0953395126536081" calcext:value-type="float">
            <text:p>0.095</text:p>
          </table:table-cell>
          <table:table-cell table:style-name="ce31" table:formula="of:=['Pivot Table_DATA'.H17]/[.$AB17]" office:value-type="float" office:value="0.1404545499995" calcext:value-type="float">
            <text:p>0.140</text:p>
          </table:table-cell>
          <table:table-cell table:style-name="ce31" table:formula="of:=['Pivot Table_DATA'.I17]/[.$AB17]" office:value-type="float" office:value="0.174090850006499" calcext:value-type="float">
            <text:p>0.174</text:p>
          </table:table-cell>
          <table:table-cell table:style-name="ce31" table:formula="of:=['Pivot Table_DATA'.J17]/[.$AB17]" office:value-type="float" office:value="0.1836198018218" calcext:value-type="float">
            <text:p>0.184</text:p>
          </table:table-cell>
          <table:table-cell table:style-name="ce31" table:formula="of:=['Pivot Table_DATA'.K17]/[.$AB17]" office:value-type="float" office:value="0.152203257641659" calcext:value-type="float">
            <text:p>0.152</text:p>
          </table:table-cell>
          <table:table-cell table:style-name="ce31" table:formula="of:=['Pivot Table_DATA'.L17]/[.$AB17]" office:value-type="float" office:value="0.101118876923538" calcext:value-type="float">
            <text:p>0.101</text:p>
          </table:table-cell>
          <table:table-cell table:style-name="ce31" table:formula="of:=['Pivot Table_DATA'.M17]/[.$AB17]" office:value-type="float" office:value="0.0459249482556919" calcext:value-type="float">
            <text:p>0.046</text:p>
          </table:table-cell>
          <table:table-cell table:style-name="ce31" table:formula="of:=['Pivot Table_DATA'.N17]/[.$AB17]" office:value-type="float" office:value="0.0122486526482087" calcext:value-type="float">
            <text:p>0.012</text:p>
          </table:table-cell>
          <table:table-cell table:style-name="ce34" table:number-columns-repeated="12"/>
          <table:table-cell table:style-name="ce38"/>
          <table:table-cell table:style-name="ce40" table:formula="of:=['Pivot Table_DATA'.AB17]" office:value-type="float" office:value="100011" calcext:value-type="float">
            <text:p>100,011</text:p>
          </table:table-cell>
          <table:table-cell table:formula="of:=SUM([.B17:.AA1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/>
          <table:table-cell table:style-name="ce31" table:formula="of:=['Pivot Table_DATA'.C18]/[.$AB18]" office:value-type="float" office:value="0.002589974100259" calcext:value-type="float">
            <text:p>0.003</text:p>
          </table:table-cell>
          <table:table-cell table:style-name="ce31" table:formula="of:=['Pivot Table_DATA'.D18]/[.$AB18]" office:value-type="float" office:value="0.00754992450075499" calcext:value-type="float">
            <text:p>0.008</text:p>
          </table:table-cell>
          <table:table-cell table:style-name="ce31" table:formula="of:=['Pivot Table_DATA'.E18]/[.$AB18]" office:value-type="float" office:value="0.02019979800202" calcext:value-type="float">
            <text:p>0.020</text:p>
          </table:table-cell>
          <table:table-cell table:style-name="ce31" table:formula="of:=['Pivot Table_DATA'.F18]/[.$AB18]" office:value-type="float" office:value="0.040709592904071" calcext:value-type="float">
            <text:p>0.041</text:p>
          </table:table-cell>
          <table:table-cell table:style-name="ce31" table:formula="of:=['Pivot Table_DATA'.G18]/[.$AB18]" office:value-type="float" office:value="0.0749892501074989" calcext:value-type="float">
            <text:p>0.075</text:p>
          </table:table-cell>
          <table:table-cell table:style-name="ce31" table:formula="of:=['Pivot Table_DATA'.H18]/[.$AB18]" office:value-type="float" office:value="0.120088799112009" calcext:value-type="float">
            <text:p>0.120</text:p>
          </table:table-cell>
          <table:table-cell table:style-name="ce31" table:formula="of:=['Pivot Table_DATA'.I18]/[.$AB18]" office:value-type="float" office:value="0.158048419515805" calcext:value-type="float">
            <text:p>0.158</text:p>
          </table:table-cell>
          <table:table-cell table:style-name="ce31" table:formula="of:=['Pivot Table_DATA'.J18]/[.$AB18]" office:value-type="float" office:value="0.176268237317627" calcext:value-type="float">
            <text:p>0.176</text:p>
          </table:table-cell>
          <table:table-cell table:style-name="ce31" table:formula="of:=['Pivot Table_DATA'.K18]/[.$AB18]" office:value-type="float" office:value="0.165568344316557" calcext:value-type="float">
            <text:p>0.166</text:p>
          </table:table-cell>
          <table:table-cell table:style-name="ce31" table:formula="of:=['Pivot Table_DATA'.L18]/[.$AB18]" office:value-type="float" office:value="0.123778762212378" calcext:value-type="float">
            <text:p>0.124</text:p>
          </table:table-cell>
          <table:table-cell table:style-name="ce31" table:formula="of:=['Pivot Table_DATA'.M18]/[.$AB18]" office:value-type="float" office:value="0.0733992660073399" calcext:value-type="float">
            <text:p>0.073</text:p>
          </table:table-cell>
          <table:table-cell table:style-name="ce31" table:formula="of:=['Pivot Table_DATA'.N18]/[.$AB18]" office:value-type="float" office:value="0.029999700003" calcext:value-type="float">
            <text:p>0.030</text:p>
          </table:table-cell>
          <table:table-cell table:style-name="ce31" table:formula="of:=['Pivot Table_DATA'.O18]/[.$AB18]" office:value-type="float" office:value="0.00680993190068099" calcext:value-type="float">
            <text:p>0.007</text:p>
          </table:table-cell>
          <table:table-cell table:style-name="ce34" table:number-columns-repeated="11"/>
          <table:table-cell table:style-name="ce38"/>
          <table:table-cell table:style-name="ce40" table:formula="of:=['Pivot Table_DATA'.AB18]" office:value-type="float" office:value="100001" calcext:value-type="float">
            <text:p>100,001</text:p>
          </table:table-cell>
          <table:table-cell table:formula="of:=SUM([.B18:.AA1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/>
          <table:table-cell table:style-name="ce31" table:formula="of:=['Pivot Table_DATA'.C19]/[.$AB19]" office:value-type="float" office:value="0.00219021902190219" calcext:value-type="float">
            <text:p>0.002</text:p>
          </table:table-cell>
          <table:table-cell table:style-name="ce31" table:formula="of:=['Pivot Table_DATA'.D19]/[.$AB19]" office:value-type="float" office:value="0.00594059405940594" calcext:value-type="float">
            <text:p>0.006</text:p>
          </table:table-cell>
          <table:table-cell table:style-name="ce31" table:formula="of:=['Pivot Table_DATA'.E19]/[.$AB19]" office:value-type="float" office:value="0.0157615761576158" calcext:value-type="float">
            <text:p>0.016</text:p>
          </table:table-cell>
          <table:table-cell table:style-name="ce31" table:formula="of:=['Pivot Table_DATA'.F19]/[.$AB19]" office:value-type="float" office:value="0.0338033803380338" calcext:value-type="float">
            <text:p>0.034</text:p>
          </table:table-cell>
          <table:table-cell table:style-name="ce31" table:formula="of:=['Pivot Table_DATA'.G19]/[.$AB19]" office:value-type="float" office:value="0.062976297629763" calcext:value-type="float">
            <text:p>0.063</text:p>
          </table:table-cell>
          <table:table-cell table:style-name="ce31" table:formula="of:=['Pivot Table_DATA'.H19]/[.$AB19]" office:value-type="float" office:value="0.101290129012901" calcext:value-type="float">
            <text:p>0.101</text:p>
          </table:table-cell>
          <table:table-cell table:style-name="ce31" table:formula="of:=['Pivot Table_DATA'.I19]/[.$AB19]" office:value-type="float" office:value="0.139393939393939" calcext:value-type="float">
            <text:p>0.139</text:p>
          </table:table-cell>
          <table:table-cell table:style-name="ce31" table:formula="of:=['Pivot Table_DATA'.J19]/[.$AB19]" office:value-type="float" office:value="0.166226622662266" calcext:value-type="float">
            <text:p>0.166</text:p>
          </table:table-cell>
          <table:table-cell table:style-name="ce31" table:formula="of:=['Pivot Table_DATA'.K19]/[.$AB19]" office:value-type="float" office:value="0.166686668666867" calcext:value-type="float">
            <text:p>0.167</text:p>
          </table:table-cell>
          <table:table-cell table:style-name="ce31" table:formula="of:=['Pivot Table_DATA'.L19]/[.$AB19]" office:value-type="float" office:value="0.138263826382638" calcext:value-type="float">
            <text:p>0.138</text:p>
          </table:table-cell>
          <table:table-cell table:style-name="ce31" table:formula="of:=['Pivot Table_DATA'.M19]/[.$AB19]" office:value-type="float" office:value="0.0957895789578958" calcext:value-type="float">
            <text:p>0.096</text:p>
          </table:table-cell>
          <table:table-cell table:style-name="ce31" table:formula="of:=['Pivot Table_DATA'.N19]/[.$AB19]" office:value-type="float" office:value="0.048994899489949" calcext:value-type="float">
            <text:p>0.049</text:p>
          </table:table-cell>
          <table:table-cell table:style-name="ce31" table:formula="of:=['Pivot Table_DATA'.O19]/[.$AB19]" office:value-type="float" office:value="0.018991899189919" calcext:value-type="float">
            <text:p>0.019</text:p>
          </table:table-cell>
          <table:table-cell table:style-name="ce31" table:formula="of:=['Pivot Table_DATA'.P19]/[.$AB19]" office:value-type="float" office:value="0.00369036903690369" calcext:value-type="float">
            <text:p>0.004</text:p>
          </table:table-cell>
          <table:table-cell table:style-name="ce34" table:number-columns-repeated="10"/>
          <table:table-cell table:style-name="ce38"/>
          <table:table-cell table:style-name="ce40" table:formula="of:=['Pivot Table_DATA'.AB19]" office:value-type="float" office:value="99990" calcext:value-type="float">
            <text:p>99,990</text:p>
          </table:table-cell>
          <table:table-cell table:formula="of:=SUM([.B19:.AA1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/>
          <table:table-cell table:style-name="ce31" table:formula="of:=['Pivot Table_DATA'.C20]/[.$AB20]" office:value-type="float" office:value="0.0016402132277196" calcext:value-type="float">
            <text:p>0.002</text:p>
          </table:table-cell>
          <table:table-cell table:style-name="ce31" table:formula="of:=['Pivot Table_DATA'.D20]/[.$AB20]" office:value-type="float" office:value="0.004550591576905" calcext:value-type="float">
            <text:p>0.005</text:p>
          </table:table-cell>
          <table:table-cell table:style-name="ce31" table:formula="of:=['Pivot Table_DATA'.E20]/[.$AB20]" office:value-type="float" office:value="0.0121415784051927" calcext:value-type="float">
            <text:p>0.012</text:p>
          </table:table-cell>
          <table:table-cell table:style-name="ce31" table:formula="of:=['Pivot Table_DATA'.F20]/[.$AB20]" office:value-type="float" office:value="0.0272135377599088" calcext:value-type="float">
            <text:p>0.027</text:p>
          </table:table-cell>
          <table:table-cell table:style-name="ce31" table:formula="of:=['Pivot Table_DATA'.G20]/[.$AB20]" office:value-type="float" office:value="0.0507866022582936" calcext:value-type="float">
            <text:p>0.051</text:p>
          </table:table-cell>
          <table:table-cell table:style-name="ce31" table:formula="of:=['Pivot Table_DATA'.H20]/[.$AB20]" office:value-type="float" office:value="0.0853510956424335" calcext:value-type="float">
            <text:p>0.085</text:p>
          </table:table-cell>
          <table:table-cell table:style-name="ce31" table:formula="of:=['Pivot Table_DATA'.I20]/[.$AB20]" office:value-type="float" office:value="0.122785962175083" calcext:value-type="float">
            <text:p>0.123</text:p>
          </table:table-cell>
          <table:table-cell table:style-name="ce31" table:formula="of:=['Pivot Table_DATA'.J20]/[.$AB20]" office:value-type="float" office:value="0.152039765169472" calcext:value-type="float">
            <text:p>0.152</text:p>
          </table:table-cell>
          <table:table-cell table:style-name="ce31" table:formula="of:=['Pivot Table_DATA'.K20]/[.$AB20]" office:value-type="float" office:value="0.165261483992919" calcext:value-type="float">
            <text:p>0.165</text:p>
          </table:table-cell>
          <table:table-cell table:style-name="ce31" table:formula="of:=['Pivot Table_DATA'.L20]/[.$AB20]" office:value-type="float" office:value="0.150679588346485" calcext:value-type="float">
            <text:p>0.151</text:p>
          </table:table-cell>
          <table:table-cell table:style-name="ce31" table:formula="of:=['Pivot Table_DATA'.M20]/[.$AB20]" office:value-type="float" office:value="0.112804664606399" calcext:value-type="float">
            <text:p>0.113</text:p>
          </table:table-cell>
          <table:table-cell table:style-name="ce31" table:formula="of:=['Pivot Table_DATA'.N20]/[.$AB20]" office:value-type="float" office:value="0.0693690179723364" calcext:value-type="float">
            <text:p>0.069</text:p>
          </table:table-cell>
          <table:table-cell table:style-name="ce31" table:formula="of:=['Pivot Table_DATA'.O20]/[.$AB20]" office:value-type="float" office:value="0.0325642333503355" calcext:value-type="float">
            <text:p>0.033</text:p>
          </table:table-cell>
          <table:table-cell table:style-name="ce31" table:formula="of:=['Pivot Table_DATA'.P20]/[.$AB20]" office:value-type="float" office:value="0.010911418484403" calcext:value-type="float">
            <text:p>0.011</text:p>
          </table:table-cell>
          <table:table-cell table:style-name="ce31" table:formula="of:=['Pivot Table_DATA'.Q20]/[.$AB20]" office:value-type="float" office:value="0.00190024703211418" calcext:value-type="float">
            <text:p>0.002</text:p>
          </table:table-cell>
          <table:table-cell table:style-name="ce34" table:number-columns-repeated="9"/>
          <table:table-cell table:style-name="ce38"/>
          <table:table-cell table:style-name="ce40" table:formula="of:=['Pivot Table_DATA'.AB20]" office:value-type="float" office:value="99987" calcext:value-type="float">
            <text:p>99,987</text:p>
          </table:table-cell>
          <table:table-cell table:formula="of:=SUM([.B20:.AA2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/>
          <table:table-cell table:style-name="ce31" table:formula="of:=['Pivot Table_DATA'.C21]/[.$AB21]" office:value-type="float" office:value="0.0014903129657228" calcext:value-type="float">
            <text:p>0.001</text:p>
          </table:table-cell>
          <table:table-cell table:style-name="ce31" table:formula="of:=['Pivot Table_DATA'.D21]/[.$AB21]" office:value-type="float" office:value="0.00358075195791116" calcext:value-type="float">
            <text:p>0.004</text:p>
          </table:table-cell>
          <table:table-cell table:style-name="ce31" table:formula="of:=['Pivot Table_DATA'.E21]/[.$AB21]" office:value-type="float" office:value="0.0104321907600596" calcext:value-type="float">
            <text:p>0.010</text:p>
          </table:table-cell>
          <table:table-cell table:style-name="ce31" table:formula="of:=['Pivot Table_DATA'.F21]/[.$AB21]" office:value-type="float" office:value="0.0227747827043679" calcext:value-type="float">
            <text:p>0.023</text:p>
          </table:table-cell>
          <table:table-cell table:style-name="ce31" table:formula="of:=['Pivot Table_DATA'.G21]/[.$AB21]" office:value-type="float" office:value="0.0442292881505116" calcext:value-type="float">
            <text:p>0.044</text:p>
          </table:table-cell>
          <table:table-cell table:style-name="ce31" table:formula="of:=['Pivot Table_DATA'.H21]/[.$AB21]" office:value-type="float" office:value="0.0745556566879045" calcext:value-type="float">
            <text:p>0.075</text:p>
          </table:table-cell>
          <table:table-cell table:style-name="ce31" table:formula="of:=['Pivot Table_DATA'.I21]/[.$AB21]" office:value-type="float" office:value="0.107212514628072" calcext:value-type="float">
            <text:p>0.107</text:p>
          </table:table-cell>
          <table:table-cell table:style-name="ce31" table:formula="of:=['Pivot Table_DATA'.J21]/[.$AB21]" office:value-type="float" office:value="0.139609317956771" calcext:value-type="float">
            <text:p>0.140</text:p>
          </table:table-cell>
          <table:table-cell table:style-name="ce31" table:formula="of:=['Pivot Table_DATA'.K21]/[.$AB21]" office:value-type="float" office:value="0.157303033637064" calcext:value-type="float">
            <text:p>0.157</text:p>
          </table:table-cell>
          <table:table-cell table:style-name="ce31" table:formula="of:=['Pivot Table_DATA'.L21]/[.$AB21]" office:value-type="float" office:value="0.154162374098561" calcext:value-type="float">
            <text:p>0.154</text:p>
          </table:table-cell>
          <table:table-cell table:style-name="ce31" table:formula="of:=['Pivot Table_DATA'.M21]/[.$AB21]" office:value-type="float" office:value="0.124856219806159" calcext:value-type="float">
            <text:p>0.125</text:p>
          </table:table-cell>
          <table:table-cell table:style-name="ce31" table:formula="of:=['Pivot Table_DATA'.N21]/[.$AB21]" office:value-type="float" office:value="0.0851478810550216" calcext:value-type="float">
            <text:p>0.085</text:p>
          </table:table-cell>
          <table:table-cell table:style-name="ce31" table:formula="of:=['Pivot Table_DATA'.O21]/[.$AB21]" office:value-type="float" office:value="0.0474199581912202" calcext:value-type="float">
            <text:p>0.047</text:p>
          </table:table-cell>
          <table:table-cell table:style-name="ce31" table:formula="of:=['Pivot Table_DATA'.P21]/[.$AB21]" office:value-type="float" office:value="0.0201742365896838" calcext:value-type="float">
            <text:p>0.020</text:p>
          </table:table-cell>
          <table:table-cell table:style-name="ce31" table:formula="of:=['Pivot Table_DATA'.Q21]/[.$AB21]" office:value-type="float" office:value="0.00600126026465558" calcext:value-type="float">
            <text:p>0.006</text:p>
          </table:table-cell>
          <table:table-cell table:style-name="ce31" table:formula="of:=['Pivot Table_DATA'.R21]/[.$AB21]" office:value-type="float" office:value="0.00105022054631473" calcext:value-type="float">
            <text:p>0.001</text:p>
          </table:table-cell>
          <table:table-cell table:style-name="ce34" table:number-columns-repeated="8"/>
          <table:table-cell table:style-name="ce38"/>
          <table:table-cell table:style-name="ce40" table:formula="of:=['Pivot Table_DATA'.AB21]" office:value-type="float" office:value="99979" calcext:value-type="float">
            <text:p>99,979</text:p>
          </table:table-cell>
          <table:table-cell table:formula="of:=SUM([.B21:.AA2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/>
          <table:table-cell table:style-name="ce31" table:formula="of:=['Pivot Table_DATA'.C22]/[.$AB22]" office:value-type="float" office:value="0.00127026675601876" calcext:value-type="float">
            <text:p>0.001</text:p>
          </table:table-cell>
          <table:table-cell table:style-name="ce31" table:formula="of:=['Pivot Table_DATA'.D22]/[.$AB22]" office:value-type="float" office:value="0.00278058392262375" calcext:value-type="float">
            <text:p>0.003</text:p>
          </table:table-cell>
          <table:table-cell table:style-name="ce31" table:formula="of:=['Pivot Table_DATA'.E22]/[.$AB22]" office:value-type="float" office:value="0.0080116824533152" calcext:value-type="float">
            <text:p>0.008</text:p>
          </table:table-cell>
          <table:table-cell table:style-name="ce31" table:formula="of:=['Pivot Table_DATA'.F22]/[.$AB22]" office:value-type="float" office:value="0.0181938207023475" calcext:value-type="float">
            <text:p>0.018</text:p>
          </table:table-cell>
          <table:table-cell table:style-name="ce31" table:formula="of:=['Pivot Table_DATA'.G22]/[.$AB22]" office:value-type="float" office:value="0.0354374418627912" calcext:value-type="float">
            <text:p>0.035</text:p>
          </table:table-cell>
          <table:table-cell table:style-name="ce31" table:formula="of:=['Pivot Table_DATA'.H22]/[.$AB22]" office:value-type="float" office:value="0.0606627391752268" calcext:value-type="float">
            <text:p>0.061</text:p>
          </table:table-cell>
          <table:table-cell table:style-name="ce31" table:formula="of:=['Pivot Table_DATA'.I22]/[.$AB22]" office:value-type="float" office:value="0.097070384780804" calcext:value-type="float">
            <text:p>0.097</text:p>
          </table:table-cell>
          <table:table-cell table:style-name="ce31" table:formula="of:=['Pivot Table_DATA'.J22]/[.$AB22]" office:value-type="float" office:value="0.128236929755249" calcext:value-type="float">
            <text:p>0.128</text:p>
          </table:table-cell>
          <table:table-cell table:style-name="ce31" table:formula="of:=['Pivot Table_DATA'.K22]/[.$AB22]" office:value-type="float" office:value="0.1501315276208" calcext:value-type="float">
            <text:p>0.150</text:p>
          </table:table-cell>
          <table:table-cell table:style-name="ce31" table:formula="of:=['Pivot Table_DATA'.L22]/[.$AB22]" office:value-type="float" office:value="0.153922323687974" calcext:value-type="float">
            <text:p>0.154</text:p>
          </table:table-cell>
          <table:table-cell table:style-name="ce31" table:formula="of:=['Pivot Table_DATA'.M22]/[.$AB22]" office:value-type="float" office:value="0.13529841266666" calcext:value-type="float">
            <text:p>0.135</text:p>
          </table:table-cell>
          <table:table-cell table:style-name="ce31" table:formula="of:=['Pivot Table_DATA'.N22]/[.$AB22]" office:value-type="float" office:value="0.0998309645025455" calcext:value-type="float">
            <text:p>0.100</text:p>
          </table:table-cell>
          <table:table-cell table:style-name="ce31" table:formula="of:=['Pivot Table_DATA'.O22]/[.$AB22]" office:value-type="float" office:value="0.0609327958871363" calcext:value-type="float">
            <text:p>0.061</text:p>
          </table:table-cell>
          <table:table-cell table:style-name="ce31" table:formula="of:=['Pivot Table_DATA'.P22]/[.$AB22]" office:value-type="float" office:value="0.0318466878044389" calcext:value-type="float">
            <text:p>0.032</text:p>
          </table:table-cell>
          <table:table-cell table:style-name="ce31" table:formula="of:=['Pivot Table_DATA'.Q22]/[.$AB22]" office:value-type="float" office:value="0.0124626171496014" calcext:value-type="float">
            <text:p>0.012</text:p>
          </table:table-cell>
          <table:table-cell table:style-name="ce31" table:formula="of:=['Pivot Table_DATA'.R22]/[.$AB22]" office:value-type="float" office:value="0.00336070574820712" calcext:value-type="float">
            <text:p>0.003</text:p>
          </table:table-cell>
          <table:table-cell table:style-name="ce31" table:formula="of:=['Pivot Table_DATA'.S22]/[.$AB22]" office:value-type="float" office:value="0.000550115524260095" calcext:value-type="float">
            <text:p>0.001</text:p>
          </table:table-cell>
          <table:table-cell table:style-name="ce34" table:number-columns-repeated="7"/>
          <table:table-cell table:style-name="ce38"/>
          <table:table-cell table:style-name="ce40" table:formula="of:=['Pivot Table_DATA'.AB22]" office:value-type="float" office:value="99979" calcext:value-type="float">
            <text:p>99,979</text:p>
          </table:table-cell>
          <table:table-cell table:formula="of:=SUM([.B22:.AA2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/>
          <table:table-cell table:style-name="ce31" table:formula="of:=['Pivot Table_DATA'.C23]/[.$AB23]" office:value-type="float" office:value="0.000990287183283152" calcext:value-type="float">
            <text:p>0.001</text:p>
          </table:table-cell>
          <table:table-cell table:style-name="ce31" table:formula="of:=['Pivot Table_DATA'.D23]/[.$AB23]" office:value-type="float" office:value="0.00249072230946975" calcext:value-type="float">
            <text:p>0.002</text:p>
          </table:table-cell>
          <table:table-cell table:style-name="ce31" table:formula="of:=['Pivot Table_DATA'.E23]/[.$AB23]" office:value-type="float" office:value="0.00742215242420302" calcext:value-type="float">
            <text:p>0.007</text:p>
          </table:table-cell>
          <table:table-cell table:style-name="ce31" table:formula="of:=['Pivot Table_DATA'.F23]/[.$AB23]" office:value-type="float" office:value="0.0154344759980394" calcext:value-type="float">
            <text:p>0.015</text:p>
          </table:table-cell>
          <table:table-cell table:style-name="ce31" table:formula="of:=['Pivot Table_DATA'.G23]/[.$AB23]" office:value-type="float" office:value="0.0323193726180592" calcext:value-type="float">
            <text:p>0.032</text:p>
          </table:table-cell>
          <table:table-cell table:style-name="ce31" table:formula="of:=['Pivot Table_DATA'.H23]/[.$AB23]" office:value-type="float" office:value="0.0545858298906683" calcext:value-type="float">
            <text:p>0.055</text:p>
          </table:table-cell>
          <table:table-cell table:style-name="ce31" table:formula="of:=['Pivot Table_DATA'.I23]/[.$AB23]" office:value-type="float" office:value="0.0846745556211301" calcext:value-type="float">
            <text:p>0.085</text:p>
          </table:table-cell>
          <table:table-cell table:style-name="ce31" table:formula="of:=['Pivot Table_DATA'.J23]/[.$AB23]" office:value-type="float" office:value="0.118104250232567" calcext:value-type="float">
            <text:p>0.118</text:p>
          </table:table-cell>
          <table:table-cell table:style-name="ce31" table:formula="of:=['Pivot Table_DATA'.K23]/[.$AB23]" office:value-type="float" office:value="0.142481319582679" calcext:value-type="float">
            <text:p>0.142</text:p>
          </table:table-cell>
          <table:table-cell table:style-name="ce31" table:formula="of:=['Pivot Table_DATA'.L23]/[.$AB23]" office:value-type="float" office:value="0.151063808504466" calcext:value-type="float">
            <text:p>0.151</text:p>
          </table:table-cell>
          <table:table-cell table:style-name="ce31" table:formula="of:=['Pivot Table_DATA'.M23]/[.$AB23]" office:value-type="float" office:value="0.13895029558572" calcext:value-type="float">
            <text:p>0.139</text:p>
          </table:table-cell>
          <table:table-cell table:style-name="ce31" table:formula="of:=['Pivot Table_DATA'.N23]/[.$AB23]" office:value-type="float" office:value="0.109701813525923" calcext:value-type="float">
            <text:p>0.110</text:p>
          </table:table-cell>
          <table:table-cell table:style-name="ce31" table:formula="of:=['Pivot Table_DATA'.O23]/[.$AB23]" office:value-type="float" office:value="0.0725810485040662" calcext:value-type="float">
            <text:p>0.073</text:p>
          </table:table-cell>
          <table:table-cell table:style-name="ce31" table:formula="of:=['Pivot Table_DATA'.P23]/[.$AB23]" office:value-type="float" office:value="0.0414420181852737" calcext:value-type="float">
            <text:p>0.041</text:p>
          </table:table-cell>
          <table:table-cell table:style-name="ce31" table:formula="of:=['Pivot Table_DATA'.Q23]/[.$AB23]" office:value-type="float" office:value="0.0194656450370607" calcext:value-type="float">
            <text:p>0.019</text:p>
          </table:table-cell>
          <table:table-cell table:style-name="ce31" table:formula="of:=['Pivot Table_DATA'.R23]/[.$AB23]" office:value-type="float" office:value="0.00650188554680858" calcext:value-type="float">
            <text:p>0.007</text:p>
          </table:table-cell>
          <table:table-cell table:style-name="ce31" table:formula="of:=['Pivot Table_DATA'.S23]/[.$AB23]" office:value-type="float" office:value="0.00152044092786908" calcext:value-type="float">
            <text:p>0.002</text:p>
          </table:table-cell>
          <table:table-cell table:style-name="ce31" table:formula="of:=['Pivot Table_DATA'.T23]/[.$AB23]" office:value-type="float" office:value="0.000270078322713587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23]" office:value-type="float" office:value="99971" calcext:value-type="float">
            <text:p>99,971</text:p>
          </table:table-cell>
          <table:table-cell table:formula="of:=SUM([.B23:.AA2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/>
          <table:table-cell table:style-name="ce31" table:formula="of:=['Pivot Table_DATA'.C24]/[.$AB24]" office:value-type="float" office:value="0.000930334920571406" calcext:value-type="float">
            <text:p>0.001</text:p>
          </table:table-cell>
          <table:table-cell table:style-name="ce31" table:formula="of:=['Pivot Table_DATA'.D24]/[.$AB24]" office:value-type="float" office:value="0.00207074546836861" calcext:value-type="float">
            <text:p>0.002</text:p>
          </table:table-cell>
          <table:table-cell table:style-name="ce31" table:formula="of:=['Pivot Table_DATA'.E24]/[.$AB24]" office:value-type="float" office:value="0.00552198791564963" calcext:value-type="float">
            <text:p>0.006</text:p>
          </table:table-cell>
          <table:table-cell table:style-name="ce31" table:formula="of:=['Pivot Table_DATA'.F24]/[.$AB24]" office:value-type="float" office:value="0.0131247249009643" calcext:value-type="float">
            <text:p>0.013</text:p>
          </table:table-cell>
          <table:table-cell table:style-name="ce31" table:formula="of:=['Pivot Table_DATA'.G24]/[.$AB24]" office:value-type="float" office:value="0.0256792445280301" calcext:value-type="float">
            <text:p>0.026</text:p>
          </table:table-cell>
          <table:table-cell table:style-name="ce31" table:formula="of:=['Pivot Table_DATA'.H24]/[.$AB24]" office:value-type="float" office:value="0.0466868072506102" calcext:value-type="float">
            <text:p>0.047</text:p>
          </table:table-cell>
          <table:table-cell table:style-name="ce31" table:formula="of:=['Pivot Table_DATA'.I24]/[.$AB24]" office:value-type="float" office:value="0.0731163218758753" calcext:value-type="float">
            <text:p>0.073</text:p>
          </table:table-cell>
          <table:table-cell table:style-name="ce31" table:formula="of:=['Pivot Table_DATA'.J24]/[.$AB24]" office:value-type="float" office:value="0.106288263774959" calcext:value-type="float">
            <text:p>0.106</text:p>
          </table:table-cell>
          <table:table-cell table:style-name="ce31" table:formula="of:=['Pivot Table_DATA'.K24]/[.$AB24]" office:value-type="float" office:value="0.132557720779481" calcext:value-type="float">
            <text:p>0.133</text:p>
          </table:table-cell>
          <table:table-cell table:style-name="ce31" table:formula="of:=['Pivot Table_DATA'.L24]/[.$AB24]" office:value-type="float" office:value="0.148503461246049" calcext:value-type="float">
            <text:p>0.149</text:p>
          </table:table-cell>
          <table:table-cell table:style-name="ce31" table:formula="of:=['Pivot Table_DATA'.M24]/[.$AB24]" office:value-type="float" office:value="0.141881077187788" calcext:value-type="float">
            <text:p>0.142</text:p>
          </table:table-cell>
          <table:table-cell table:style-name="ce31" table:formula="of:=['Pivot Table_DATA'.N24]/[.$AB24]" office:value-type="float" office:value="0.120503381217238" calcext:value-type="float">
            <text:p>0.121</text:p>
          </table:table-cell>
          <table:table-cell table:style-name="ce31" table:formula="of:=['Pivot Table_DATA'.O24]/[.$AB24]" office:value-type="float" office:value="0.0871013564883358" calcext:value-type="float">
            <text:p>0.087</text:p>
          </table:table-cell>
          <table:table-cell table:style-name="ce31" table:formula="of:=['Pivot Table_DATA'.P24]/[.$AB24]" office:value-type="float" office:value="0.0521387699571846" calcext:value-type="float">
            <text:p>0.052</text:p>
          </table:table-cell>
          <table:table-cell table:style-name="ce31" table:formula="of:=['Pivot Table_DATA'.Q24]/[.$AB24]" office:value-type="float" office:value="0.0275099035652835" calcext:value-type="float">
            <text:p>0.028</text:p>
          </table:table-cell>
          <table:table-cell table:style-name="ce31" table:formula="of:=['Pivot Table_DATA'.R24]/[.$AB24]" office:value-type="float" office:value="0.0116742027129767" calcext:value-type="float">
            <text:p>0.012</text:p>
          </table:table-cell>
          <table:table-cell table:style-name="ce31" table:formula="of:=['Pivot Table_DATA'.S24]/[.$AB24]" office:value-type="float" office:value="0.00374134688487856" calcext:value-type="float">
            <text:p>0.004</text:p>
          </table:table-cell>
          <table:table-cell table:style-name="ce31" table:formula="of:=['Pivot Table_DATA'.T24]/[.$AB24]" office:value-type="float" office:value="0.000860309711496139" calcext:value-type="float">
            <text:p>0.001</text:p>
          </table:table-cell>
          <table:table-cell table:style-name="ce31" table:formula="of:=['Pivot Table_DATA'.U24]/[.$AB24]" office:value-type="float" office:value="0.000110039614261134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24]" office:value-type="float" office:value="99964" calcext:value-type="float">
            <text:p>99,964</text:p>
          </table:table-cell>
          <table:table-cell table:formula="of:=SUM([.B24:.AA2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2"/>
          <table:table-cell table:style-name="ce31" table:formula="of:=['Pivot Table_DATA'.C25]/[.$AB25]" office:value-type="float" office:value="0.000690220870678617" calcext:value-type="float">
            <text:p>0.001</text:p>
          </table:table-cell>
          <table:table-cell table:style-name="ce31" table:formula="of:=['Pivot Table_DATA'.D25]/[.$AB25]" office:value-type="float" office:value="0.00177056658130602" calcext:value-type="float">
            <text:p>0.002</text:p>
          </table:table-cell>
          <table:table-cell table:style-name="ce31" table:formula="of:=['Pivot Table_DATA'.E25]/[.$AB25]" office:value-type="float" office:value="0.00531169974391805" calcext:value-type="float">
            <text:p>0.005</text:p>
          </table:table-cell>
          <table:table-cell table:style-name="ce31" table:formula="of:=['Pivot Table_DATA'.F25]/[.$AB25]" office:value-type="float" office:value="0.0112636043533931" calcext:value-type="float">
            <text:p>0.011</text:p>
          </table:table-cell>
          <table:table-cell table:style-name="ce31" table:formula="of:=['Pivot Table_DATA'.G25]/[.$AB25]" office:value-type="float" office:value="0.0233674775928297" calcext:value-type="float">
            <text:p>0.023</text:p>
          </table:table-cell>
          <table:table-cell table:style-name="ce31" table:formula="of:=['Pivot Table_DATA'.H25]/[.$AB25]" office:value-type="float" office:value="0.0427736875800256" calcext:value-type="float">
            <text:p>0.043</text:p>
          </table:table-cell>
          <table:table-cell table:style-name="ce31" table:formula="of:=['Pivot Table_DATA'.I25]/[.$AB25]" office:value-type="float" office:value="0.0690520966709347" calcext:value-type="float">
            <text:p>0.069</text:p>
          </table:table-cell>
          <table:table-cell table:style-name="ce31" table:formula="of:=['Pivot Table_DATA'.J25]/[.$AB25]" office:value-type="float" office:value="0.0986215588988476" calcext:value-type="float">
            <text:p>0.099</text:p>
          </table:table-cell>
          <table:table-cell table:style-name="ce31" table:formula="of:=['Pivot Table_DATA'.K25]/[.$AB25]" office:value-type="float" office:value="0.126010323303457" calcext:value-type="float">
            <text:p>0.126</text:p>
          </table:table-cell>
          <table:table-cell table:style-name="ce31" table:formula="of:=['Pivot Table_DATA'.L25]/[.$AB25]" office:value-type="float" office:value="0.141875400128041" calcext:value-type="float">
            <text:p>0.142</text:p>
          </table:table-cell>
          <table:table-cell table:style-name="ce31" table:formula="of:=['Pivot Table_DATA'.M25]/[.$AB25]" office:value-type="float" office:value="0.142325544174136" calcext:value-type="float">
            <text:p>0.142</text:p>
          </table:table-cell>
          <table:table-cell table:style-name="ce31" table:formula="of:=['Pivot Table_DATA'.N25]/[.$AB25]" office:value-type="float" office:value="0.12321943021767" calcext:value-type="float">
            <text:p>0.123</text:p>
          </table:table-cell>
          <table:table-cell table:style-name="ce31" table:formula="of:=['Pivot Table_DATA'.O25]/[.$AB25]" office:value-type="float" office:value="0.0931197983354674" calcext:value-type="float">
            <text:p>0.093</text:p>
          </table:table-cell>
          <table:table-cell table:style-name="ce31" table:formula="of:=['Pivot Table_DATA'.P25]/[.$AB25]" office:value-type="float" office:value="0.0627400768245839" calcext:value-type="float">
            <text:p>0.063</text:p>
          </table:table-cell>
          <table:table-cell table:style-name="ce31" table:formula="of:=['Pivot Table_DATA'.Q25]/[.$AB25]" office:value-type="float" office:value="0.0338408290653009" calcext:value-type="float">
            <text:p>0.034</text:p>
          </table:table-cell>
          <table:table-cell table:style-name="ce31" table:formula="of:=['Pivot Table_DATA'.R25]/[.$AB25]" office:value-type="float" office:value="0.0159751120358515" calcext:value-type="float">
            <text:p>0.016</text:p>
          </table:table-cell>
          <table:table-cell table:style-name="ce31" table:formula="of:=['Pivot Table_DATA'.S25]/[.$AB25]" office:value-type="float" office:value="0.00588188220230474" calcext:value-type="float">
            <text:p>0.006</text:p>
          </table:table-cell>
          <table:table-cell table:style-name="ce31" table:formula="of:=['Pivot Table_DATA'.T25]/[.$AB25]" office:value-type="float" office:value="0.001800576184379" calcext:value-type="float">
            <text:p>0.002</text:p>
          </table:table-cell>
          <table:table-cell table:style-name="ce31" table:formula="of:=['Pivot Table_DATA'.U25]/[.$AB25]" office:value-type="float" office:value="0.000320102432778489" calcext:value-type="float">
            <text:p>0.000</text:p>
          </table:table-cell>
          <table:table-cell table:style-name="ce31" table:formula="of:=['Pivot Table_DATA'.V25]/[.$AB25]" office:value-type="float" office:value="0.000040012804097311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25]" office:value-type="float" office:value="99968" calcext:value-type="float">
            <text:p>99,968</text:p>
          </table:table-cell>
          <table:table-cell table:formula="of:=SUM([.B25:.AA2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2"/>
          <table:table-cell table:style-name="ce31" table:formula="of:=['Pivot Table_DATA'.C26]/[.$AB26]" office:value-type="float" office:value="0.000530212084833934" calcext:value-type="float">
            <text:p>0.001</text:p>
          </table:table-cell>
          <table:table-cell table:style-name="ce31" table:formula="of:=['Pivot Table_DATA'.D26]/[.$AB26]" office:value-type="float" office:value="0.0014905962384954" calcext:value-type="float">
            <text:p>0.001</text:p>
          </table:table-cell>
          <table:table-cell table:style-name="ce31" table:formula="of:=['Pivot Table_DATA'.E26]/[.$AB26]" office:value-type="float" office:value="0.00428171268507403" calcext:value-type="float">
            <text:p>0.004</text:p>
          </table:table-cell>
          <table:table-cell table:style-name="ce31" table:formula="of:=['Pivot Table_DATA'.F26]/[.$AB26]" office:value-type="float" office:value="0.0094937975190076" calcext:value-type="float">
            <text:p>0.009</text:p>
          </table:table-cell>
          <table:table-cell table:style-name="ce31" table:formula="of:=['Pivot Table_DATA'.G26]/[.$AB26]" office:value-type="float" office:value="0.0200080032012805" calcext:value-type="float">
            <text:p>0.020</text:p>
          </table:table-cell>
          <table:table-cell table:style-name="ce31" table:formula="of:=['Pivot Table_DATA'.H26]/[.$AB26]" office:value-type="float" office:value="0.0362945178071228" calcext:value-type="float">
            <text:p>0.036</text:p>
          </table:table-cell>
          <table:table-cell table:style-name="ce31" table:formula="of:=['Pivot Table_DATA'.I26]/[.$AB26]" office:value-type="float" office:value="0.0586634653861545" calcext:value-type="float">
            <text:p>0.059</text:p>
          </table:table-cell>
          <table:table-cell table:style-name="ce31" table:formula="of:=['Pivot Table_DATA'.J26]/[.$AB26]" office:value-type="float" office:value="0.0879651860744298" calcext:value-type="float">
            <text:p>0.088</text:p>
          </table:table-cell>
          <table:table-cell table:style-name="ce31" table:formula="of:=['Pivot Table_DATA'.K26]/[.$AB26]" office:value-type="float" office:value="0.118157262905162" calcext:value-type="float">
            <text:p>0.118</text:p>
          </table:table-cell>
          <table:table-cell table:style-name="ce31" table:formula="of:=['Pivot Table_DATA'.L26]/[.$AB26]" office:value-type="float" office:value="0.137104841936775" calcext:value-type="float">
            <text:p>0.137</text:p>
          </table:table-cell>
          <table:table-cell table:style-name="ce31" table:formula="of:=['Pivot Table_DATA'.M26]/[.$AB26]" office:value-type="float" office:value="0.141646658663465" calcext:value-type="float">
            <text:p>0.142</text:p>
          </table:table-cell>
          <table:table-cell table:style-name="ce31" table:formula="of:=['Pivot Table_DATA'.N26]/[.$AB26]" office:value-type="float" office:value="0.130802320928371" calcext:value-type="float">
            <text:p>0.131</text:p>
          </table:table-cell>
          <table:table-cell table:style-name="ce31" table:formula="of:=['Pivot Table_DATA'.O26]/[.$AB26]" office:value-type="float" office:value="0.102591036414566" calcext:value-type="float">
            <text:p>0.103</text:p>
          </table:table-cell>
          <table:table-cell table:style-name="ce31" table:formula="of:=['Pivot Table_DATA'.P26]/[.$AB26]" office:value-type="float" office:value="0.0726890756302521" calcext:value-type="float">
            <text:p>0.073</text:p>
          </table:table-cell>
          <table:table-cell table:style-name="ce31" table:formula="of:=['Pivot Table_DATA'.Q26]/[.$AB26]" office:value-type="float" office:value="0.0430272108843537" calcext:value-type="float">
            <text:p>0.043</text:p>
          </table:table-cell>
          <table:table-cell table:style-name="ce31" table:formula="of:=['Pivot Table_DATA'.R26]/[.$AB26]" office:value-type="float" office:value="0.0215486194477791" calcext:value-type="float">
            <text:p>0.022</text:p>
          </table:table-cell>
          <table:table-cell table:style-name="ce31" table:formula="of:=['Pivot Table_DATA'.S26]/[.$AB26]" office:value-type="float" office:value="0.00917366946778711" calcext:value-type="float">
            <text:p>0.009</text:p>
          </table:table-cell>
          <table:table-cell table:style-name="ce31" table:formula="of:=['Pivot Table_DATA'.T26]/[.$AB26]" office:value-type="float" office:value="0.00340136054421769" calcext:value-type="float">
            <text:p>0.003</text:p>
          </table:table-cell>
          <table:table-cell table:style-name="ce31" table:formula="of:=['Pivot Table_DATA'.U26]/[.$AB26]" office:value-type="float" office:value="0.000940376150460184" calcext:value-type="float">
            <text:p>0.001</text:p>
          </table:table-cell>
          <table:table-cell table:style-name="ce31" table:formula="of:=['Pivot Table_DATA'.V26]/[.$AB26]" office:value-type="float" office:value="0.000120048019207683" calcext:value-type="float">
            <text:p>0.000</text:p>
          </table:table-cell>
          <table:table-cell table:style-name="ce31" table:formula="of:=['Pivot Table_DATA'.W26]/[.$AB26]" office:value-type="float" office:value="0.0000700280112044818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6]" office:value-type="float" office:value="99960" calcext:value-type="float">
            <text:p>99,960</text:p>
          </table:table-cell>
          <table:table-cell table:formula="of:=SUM([.B26:.AA2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2"/>
          <table:table-cell table:style-name="ce31" table:formula="of:=['Pivot Table_DATA'.C27]/[.$AB27]" office:value-type="float" office:value="0.000530190868712737" calcext:value-type="float">
            <text:p>0.001</text:p>
          </table:table-cell>
          <table:table-cell table:style-name="ce31" table:formula="of:=['Pivot Table_DATA'.D27]/[.$AB27]" office:value-type="float" office:value="0.00120043215557601" calcext:value-type="float">
            <text:p>0.001</text:p>
          </table:table-cell>
          <table:table-cell table:style-name="ce31" table:formula="of:=['Pivot Table_DATA'.E27]/[.$AB27]" office:value-type="float" office:value="0.00383137929654676" calcext:value-type="float">
            <text:p>0.004</text:p>
          </table:table-cell>
          <table:table-cell table:style-name="ce31" table:formula="of:=['Pivot Table_DATA'.F27]/[.$AB27]" office:value-type="float" office:value="0.00929334560441759" calcext:value-type="float">
            <text:p>0.009</text:p>
          </table:table-cell>
          <table:table-cell table:style-name="ce31" table:formula="of:=['Pivot Table_DATA'.G27]/[.$AB27]" office:value-type="float" office:value="0.01817654355568" calcext:value-type="float">
            <text:p>0.018</text:p>
          </table:table-cell>
          <table:table-cell table:style-name="ce31" table:formula="of:=['Pivot Table_DATA'.H27]/[.$AB27]" office:value-type="float" office:value="0.0348025289104077" calcext:value-type="float">
            <text:p>0.035</text:p>
          </table:table-cell>
          <table:table-cell table:style-name="ce31" table:formula="of:=['Pivot Table_DATA'.I27]/[.$AB27]" office:value-type="float" office:value="0.0562702572926253" calcext:value-type="float">
            <text:p>0.056</text:p>
          </table:table-cell>
          <table:table-cell table:style-name="ce31" table:formula="of:=['Pivot Table_DATA'.J27]/[.$AB27]" office:value-type="float" office:value="0.0834200312112361" calcext:value-type="float">
            <text:p>0.083</text:p>
          </table:table-cell>
          <table:table-cell table:style-name="ce31" table:formula="of:=['Pivot Table_DATA'.K27]/[.$AB27]" office:value-type="float" office:value="0.111140010403745" calcext:value-type="float">
            <text:p>0.111</text:p>
          </table:table-cell>
          <table:table-cell table:style-name="ce31" table:formula="of:=['Pivot Table_DATA'.L27]/[.$AB27]" office:value-type="float" office:value="0.132377655956144" calcext:value-type="float">
            <text:p>0.132</text:p>
          </table:table-cell>
          <table:table-cell table:style-name="ce31" table:formula="of:=['Pivot Table_DATA'.M27]/[.$AB27]" office:value-type="float" office:value="0.142031131207235" calcext:value-type="float">
            <text:p>0.142</text:p>
          </table:table-cell>
          <table:table-cell table:style-name="ce31" table:formula="of:=['Pivot Table_DATA'.N27]/[.$AB27]" office:value-type="float" office:value="0.129726701612581" calcext:value-type="float">
            <text:p>0.130</text:p>
          </table:table-cell>
          <table:table-cell table:style-name="ce31" table:formula="of:=['Pivot Table_DATA'.O27]/[.$AB27]" office:value-type="float" office:value="0.105527990076428" calcext:value-type="float">
            <text:p>0.106</text:p>
          </table:table-cell>
          <table:table-cell table:style-name="ce31" table:formula="of:=['Pivot Table_DATA'.P27]/[.$AB27]" office:value-type="float" office:value="0.0765475571205634" calcext:value-type="float">
            <text:p>0.077</text:p>
          </table:table-cell>
          <table:table-cell table:style-name="ce31" table:formula="of:=['Pivot Table_DATA'.Q27]/[.$AB27]" office:value-type="float" office:value="0.0497779200512184" calcext:value-type="float">
            <text:p>0.050</text:p>
          </table:table-cell>
          <table:table-cell table:style-name="ce31" table:formula="of:=['Pivot Table_DATA'.R27]/[.$AB27]" office:value-type="float" office:value="0.0262594534032252" calcext:value-type="float">
            <text:p>0.026</text:p>
          </table:table-cell>
          <table:table-cell table:style-name="ce31" table:formula="of:=['Pivot Table_DATA'.S27]/[.$AB27]" office:value-type="float" office:value="0.0121343683726141" calcext:value-type="float">
            <text:p>0.012</text:p>
          </table:table-cell>
          <table:table-cell table:style-name="ce31" table:formula="of:=['Pivot Table_DATA'.T27]/[.$AB27]" office:value-type="float" office:value="0.0049017646352687" calcext:value-type="float">
            <text:p>0.005</text:p>
          </table:table-cell>
          <table:table-cell table:style-name="ce31" table:formula="of:=['Pivot Table_DATA'.U27]/[.$AB27]" office:value-type="float" office:value="0.00167060141650994" calcext:value-type="float">
            <text:p>0.002</text:p>
          </table:table-cell>
          <table:table-cell table:style-name="ce31" table:formula="of:=['Pivot Table_DATA'.V27]/[.$AB27]" office:value-type="float" office:value="0.000330118842783402" calcext:value-type="float">
            <text:p>0.000</text:p>
          </table:table-cell>
          <table:table-cell table:style-name="ce31" table:formula="of:=['Pivot Table_DATA'.W27]/[.$AB27]" office:value-type="float" office:value="0.0000500180064823336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7]" office:value-type="float" office:value="99964" calcext:value-type="float">
            <text:p>99,964</text:p>
          </table:table-cell>
          <table:table-cell table:formula="of:=SUM([.B27:.AA2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2"/>
          <table:table-cell table:style-name="ce31" table:formula="of:=['Pivot Table_DATA'.C28]/[.$AB28]" office:value-type="float" office:value="0.000370144356298957" calcext:value-type="float">
            <text:p>0.000</text:p>
          </table:table-cell>
          <table:table-cell table:style-name="ce31" table:formula="of:=['Pivot Table_DATA'.D28]/[.$AB28]" office:value-type="float" office:value="0.00127049549324236" calcext:value-type="float">
            <text:p>0.001</text:p>
          </table:table-cell>
          <table:table-cell table:style-name="ce31" table:formula="of:=['Pivot Table_DATA'.E28]/[.$AB28]" office:value-type="float" office:value="0.00326127189603946" calcext:value-type="float">
            <text:p>0.003</text:p>
          </table:table-cell>
          <table:table-cell table:style-name="ce31" table:formula="of:=['Pivot Table_DATA'.F28]/[.$AB28]" office:value-type="float" office:value="0.0072928442092416" calcext:value-type="float">
            <text:p>0.007</text:p>
          </table:table-cell>
          <table:table-cell table:style-name="ce31" table:formula="of:=['Pivot Table_DATA'.G28]/[.$AB28]" office:value-type="float" office:value="0.0156561058812937" calcext:value-type="float">
            <text:p>0.016</text:p>
          </table:table-cell>
          <table:table-cell table:style-name="ce31" table:formula="of:=['Pivot Table_DATA'.H28]/[.$AB28]" office:value-type="float" office:value="0.0294414821780494" calcext:value-type="float">
            <text:p>0.029</text:p>
          </table:table-cell>
          <table:table-cell table:style-name="ce31" table:formula="of:=['Pivot Table_DATA'.I28]/[.$AB28]" office:value-type="float" office:value="0.0493992657136283" calcext:value-type="float">
            <text:p>0.049</text:p>
          </table:table-cell>
          <table:table-cell table:style-name="ce31" table:formula="of:=['Pivot Table_DATA'.J28]/[.$AB28]" office:value-type="float" office:value="0.0753293784575985" calcext:value-type="float">
            <text:p>0.075</text:p>
          </table:table-cell>
          <table:table-cell table:style-name="ce31" table:formula="of:=['Pivot Table_DATA'.K28]/[.$AB28]" office:value-type="float" office:value="0.105090985484339" calcext:value-type="float">
            <text:p>0.105</text:p>
          </table:table-cell>
          <table:table-cell table:style-name="ce31" table:formula="of:=['Pivot Table_DATA'.L28]/[.$AB28]" office:value-type="float" office:value="0.127369674172927" calcext:value-type="float">
            <text:p>0.127</text:p>
          </table:table-cell>
          <table:table-cell table:style-name="ce31" table:formula="of:=['Pivot Table_DATA'.M28]/[.$AB28]" office:value-type="float" office:value="0.136313162133232" calcext:value-type="float">
            <text:p>0.136</text:p>
          </table:table-cell>
          <table:table-cell table:style-name="ce31" table:formula="of:=['Pivot Table_DATA'.N28]/[.$AB28]" office:value-type="float" office:value="0.132671741979372" calcext:value-type="float">
            <text:p>0.133</text:p>
          </table:table-cell>
          <table:table-cell table:style-name="ce31" table:formula="of:=['Pivot Table_DATA'.O28]/[.$AB28]" office:value-type="float" office:value="0.114404617800942" calcext:value-type="float">
            <text:p>0.114</text:p>
          </table:table-cell>
          <table:table-cell table:style-name="ce31" table:formula="of:=['Pivot Table_DATA'.P28]/[.$AB28]" office:value-type="float" office:value="0.084172827402687" calcext:value-type="float">
            <text:p>0.084</text:p>
          </table:table-cell>
          <table:table-cell table:style-name="ce31" table:formula="of:=['Pivot Table_DATA'.Q28]/[.$AB28]" office:value-type="float" office:value="0.0584227848861056" calcext:value-type="float">
            <text:p>0.058</text:p>
          </table:table-cell>
          <table:table-cell table:style-name="ce31" table:formula="of:=['Pivot Table_DATA'.R28]/[.$AB28]" office:value-type="float" office:value="0.0325126799451786" calcext:value-type="float">
            <text:p>0.033</text:p>
          </table:table-cell>
          <table:table-cell table:style-name="ce31" table:formula="of:=['Pivot Table_DATA'.S28]/[.$AB28]" office:value-type="float" office:value="0.0166765038364962" calcext:value-type="float">
            <text:p>0.017</text:p>
          </table:table-cell>
          <table:table-cell table:style-name="ce31" table:formula="of:=['Pivot Table_DATA'.T28]/[.$AB28]" office:value-type="float" office:value="0.00683266473924831" calcext:value-type="float">
            <text:p>0.007</text:p>
          </table:table-cell>
          <table:table-cell table:style-name="ce31" table:formula="of:=['Pivot Table_DATA'.U28]/[.$AB28]" office:value-type="float" office:value="0.00264103000170066" calcext:value-type="float">
            <text:p>0.003</text:p>
          </table:table-cell>
          <table:table-cell table:style-name="ce31" table:formula="of:=['Pivot Table_DATA'.V28]/[.$AB28]" office:value-type="float" office:value="0.000650253598903572" calcext:value-type="float">
            <text:p>0.001</text:p>
          </table:table-cell>
          <table:table-cell table:style-name="ce31" table:formula="of:=['Pivot Table_DATA'.W28]/[.$AB28]" office:value-type="float" office:value="0.000210081931953462" calcext:value-type="float">
            <text:p>0.000</text:p>
          </table:table-cell>
          <table:table-cell table:style-name="ce31" table:formula="of:=['Pivot Table_DATA'.X28]/[.$AB28]" office:value-type="float" office:value="0.000010003901521593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8]" office:value-type="float" office:value="99961" calcext:value-type="float">
            <text:p>99,961</text:p>
          </table:table-cell>
          <table:table-cell table:formula="of:=SUM([.B28:.AA2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2"/>
          <table:table-cell table:style-name="ce31" table:formula="of:=['Pivot Table_DATA'.C29]/[.$AB29]" office:value-type="float" office:value="0.000370148059223689" calcext:value-type="float">
            <text:p>0.000</text:p>
          </table:table-cell>
          <table:table-cell table:style-name="ce31" table:formula="of:=['Pivot Table_DATA'.D29]/[.$AB29]" office:value-type="float" office:value="0.00124049619847939" calcext:value-type="float">
            <text:p>0.001</text:p>
          </table:table-cell>
          <table:table-cell table:style-name="ce31" table:formula="of:=['Pivot Table_DATA'.E29]/[.$AB29]" office:value-type="float" office:value="0.00317126850740296" calcext:value-type="float">
            <text:p>0.003</text:p>
          </table:table-cell>
          <table:table-cell table:style-name="ce31" table:formula="of:=['Pivot Table_DATA'.F29]/[.$AB29]" office:value-type="float" office:value="0.00705282112845138" calcext:value-type="float">
            <text:p>0.007</text:p>
          </table:table-cell>
          <table:table-cell table:style-name="ce31" table:formula="of:=['Pivot Table_DATA'.G29]/[.$AB29]" office:value-type="float" office:value="0.0150660264105642" calcext:value-type="float">
            <text:p>0.015</text:p>
          </table:table-cell>
          <table:table-cell table:style-name="ce31" table:formula="of:=['Pivot Table_DATA'.H29]/[.$AB29]" office:value-type="float" office:value="0.0284013605442177" calcext:value-type="float">
            <text:p>0.028</text:p>
          </table:table-cell>
          <table:table-cell table:style-name="ce31" table:formula="of:=['Pivot Table_DATA'.I29]/[.$AB29]" office:value-type="float" office:value="0.0495798319327731" calcext:value-type="float">
            <text:p>0.050</text:p>
          </table:table-cell>
          <table:table-cell table:style-name="ce31" table:formula="of:=['Pivot Table_DATA'.J29]/[.$AB29]" office:value-type="float" office:value="0.0735394157663065" calcext:value-type="float">
            <text:p>0.074</text:p>
          </table:table-cell>
          <table:table-cell table:style-name="ce31" table:formula="of:=['Pivot Table_DATA'.K29]/[.$AB29]" office:value-type="float" office:value="0.100880352140856" calcext:value-type="float">
            <text:p>0.101</text:p>
          </table:table-cell>
          <table:table-cell table:style-name="ce31" table:formula="of:=['Pivot Table_DATA'.L29]/[.$AB29]" office:value-type="float" office:value="0.122999199679872" calcext:value-type="float">
            <text:p>0.123</text:p>
          </table:table-cell>
          <table:table-cell table:style-name="ce31" table:formula="of:=['Pivot Table_DATA'.M29]/[.$AB29]" office:value-type="float" office:value="0.132903161264506" calcext:value-type="float">
            <text:p>0.133</text:p>
          </table:table-cell>
          <table:table-cell table:style-name="ce31" table:formula="of:=['Pivot Table_DATA'.N29]/[.$AB29]" office:value-type="float" office:value="0.132172869147659" calcext:value-type="float">
            <text:p>0.132</text:p>
          </table:table-cell>
          <table:table-cell table:style-name="ce31" table:formula="of:=['Pivot Table_DATA'.O29]/[.$AB29]" office:value-type="float" office:value="0.11625650260104" calcext:value-type="float">
            <text:p>0.116</text:p>
          </table:table-cell>
          <table:table-cell table:style-name="ce31" table:formula="of:=['Pivot Table_DATA'.P29]/[.$AB29]" office:value-type="float" office:value="0.08890556222489" calcext:value-type="float">
            <text:p>0.089</text:p>
          </table:table-cell>
          <table:table-cell table:style-name="ce31" table:formula="of:=['Pivot Table_DATA'.Q29]/[.$AB29]" office:value-type="float" office:value="0.0602841136454582" calcext:value-type="float">
            <text:p>0.060</text:p>
          </table:table-cell>
          <table:table-cell table:style-name="ce31" table:formula="of:=['Pivot Table_DATA'.R29]/[.$AB29]" office:value-type="float" office:value="0.0347939175670268" calcext:value-type="float">
            <text:p>0.035</text:p>
          </table:table-cell>
          <table:table-cell table:style-name="ce31" table:formula="of:=['Pivot Table_DATA'.S29]/[.$AB29]" office:value-type="float" office:value="0.0188075230092037" calcext:value-type="float">
            <text:p>0.019</text:p>
          </table:table-cell>
          <table:table-cell table:style-name="ce31" table:formula="of:=['Pivot Table_DATA'.T29]/[.$AB29]" office:value-type="float" office:value="0.00844337735094038" calcext:value-type="float">
            <text:p>0.008</text:p>
          </table:table-cell>
          <table:table-cell table:style-name="ce31" table:formula="of:=['Pivot Table_DATA'.U29]/[.$AB29]" office:value-type="float" office:value="0.00348139255702281" calcext:value-type="float">
            <text:p>0.003</text:p>
          </table:table-cell>
          <table:table-cell table:style-name="ce31" table:formula="of:=['Pivot Table_DATA'.V29]/[.$AB29]" office:value-type="float" office:value="0.00133053221288515" calcext:value-type="float">
            <text:p>0.001</text:p>
          </table:table-cell>
          <table:table-cell table:style-name="ce31" table:formula="of:=['Pivot Table_DATA'.W29]/[.$AB29]" office:value-type="float" office:value="0.000270108043217287" calcext:value-type="float">
            <text:p>0.000</text:p>
          </table:table-cell>
          <table:table-cell table:style-name="ce31" table:formula="of:=['Pivot Table_DATA'.X29]/[.$AB29]" office:value-type="float" office:value="0.000050020008003201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9]" office:value-type="float" office:value="99960" calcext:value-type="float">
            <text:p>99,960</text:p>
          </table:table-cell>
          <table:table-cell table:formula="of:=SUM([.B29:.AA2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2"/>
          <table:table-cell table:style-name="ce31" table:formula="of:=['Pivot Table_DATA'.C30]/[.$AB30]" office:value-type="float" office:value="0.000390144353410762" calcext:value-type="float">
            <text:p>0.000</text:p>
          </table:table-cell>
          <table:table-cell table:style-name="ce31" table:formula="of:=['Pivot Table_DATA'.D30]/[.$AB30]" office:value-type="float" office:value="0.000970359032842152" calcext:value-type="float">
            <text:p>0.001</text:p>
          </table:table-cell>
          <table:table-cell table:style-name="ce31" table:formula="of:=['Pivot Table_DATA'.E30]/[.$AB30]" office:value-type="float" office:value="0.00289106969578744" calcext:value-type="float">
            <text:p>0.003</text:p>
          </table:table-cell>
          <table:table-cell table:style-name="ce31" table:formula="of:=['Pivot Table_DATA'.F30]/[.$AB30]" office:value-type="float" office:value="0.00603223192581255" calcext:value-type="float">
            <text:p>0.006</text:p>
          </table:table-cell>
          <table:table-cell table:style-name="ce31" table:formula="of:=['Pivot Table_DATA'.G30]/[.$AB30]" office:value-type="float" office:value="0.01196442683793" calcext:value-type="float">
            <text:p>0.012</text:p>
          </table:table-cell>
          <table:table-cell table:style-name="ce31" table:formula="of:=['Pivot Table_DATA'.H30]/[.$AB30]" office:value-type="float" office:value="0.0250592719306143" calcext:value-type="float">
            <text:p>0.025</text:p>
          </table:table-cell>
          <table:table-cell table:style-name="ce31" table:formula="of:=['Pivot Table_DATA'.I30]/[.$AB30]" office:value-type="float" office:value="0.0431259566039435" calcext:value-type="float">
            <text:p>0.043</text:p>
          </table:table-cell>
          <table:table-cell table:style-name="ce31" table:formula="of:=['Pivot Table_DATA'.J30]/[.$AB30]" office:value-type="float" office:value="0.0663045326770905" calcext:value-type="float">
            <text:p>0.066</text:p>
          </table:table-cell>
          <table:table-cell table:style-name="ce31" table:formula="of:=['Pivot Table_DATA'.K30]/[.$AB30]" office:value-type="float" office:value="0.092294148835069" calcext:value-type="float">
            <text:p>0.092</text:p>
          </table:table-cell>
          <table:table-cell table:style-name="ce31" table:formula="of:=['Pivot Table_DATA'.L30]/[.$AB30]" office:value-type="float" office:value="0.119724297990256" calcext:value-type="float">
            <text:p>0.120</text:p>
          </table:table-cell>
          <table:table-cell table:style-name="ce31" table:formula="of:=['Pivot Table_DATA'.M30]/[.$AB30]" office:value-type="float" office:value="0.132689094965137" calcext:value-type="float">
            <text:p>0.133</text:p>
          </table:table-cell>
          <table:table-cell table:style-name="ce31" table:formula="of:=['Pivot Table_DATA'.N30]/[.$AB30]" office:value-type="float" office:value="0.132939187499375" calcext:value-type="float">
            <text:p>0.133</text:p>
          </table:table-cell>
          <table:table-cell table:style-name="ce31" table:formula="of:=['Pivot Table_DATA'.O30]/[.$AB30]" office:value-type="float" office:value="0.120024409031342" calcext:value-type="float">
            <text:p>0.120</text:p>
          </table:table-cell>
          <table:table-cell table:style-name="ce31" table:formula="of:=['Pivot Table_DATA'.P30]/[.$AB30]" office:value-type="float" office:value="0.0957754369116573" calcext:value-type="float">
            <text:p>0.096</text:p>
          </table:table-cell>
          <table:table-cell table:style-name="ce31" table:formula="of:=['Pivot Table_DATA'.Q30]/[.$AB30]" office:value-type="float" office:value="0.0666946770305013" calcext:value-type="float">
            <text:p>0.067</text:p>
          </table:table-cell>
          <table:table-cell table:style-name="ce31" table:formula="of:=['Pivot Table_DATA'.R30]/[.$AB30]" office:value-type="float" office:value="0.0417454458149515" calcext:value-type="float">
            <text:p>0.042</text:p>
          </table:table-cell>
          <table:table-cell table:style-name="ce31" table:formula="of:=['Pivot Table_DATA'.S30]/[.$AB30]" office:value-type="float" office:value="0.0233286315936897" calcext:value-type="float">
            <text:p>0.023</text:p>
          </table:table-cell>
          <table:table-cell table:style-name="ce31" table:formula="of:=['Pivot Table_DATA'.T30]/[.$AB30]" office:value-type="float" office:value="0.0113542010543901" calcext:value-type="float">
            <text:p>0.011</text:p>
          </table:table-cell>
          <table:table-cell table:style-name="ce31" table:formula="of:=['Pivot Table_DATA'.U30]/[.$AB30]" office:value-type="float" office:value="0.00445164710943049" calcext:value-type="float">
            <text:p>0.004</text:p>
          </table:table-cell>
          <table:table-cell table:style-name="ce31" table:formula="of:=['Pivot Table_DATA'.V30]/[.$AB30]" office:value-type="float" office:value="0.00170062923281614" calcext:value-type="float">
            <text:p>0.002</text:p>
          </table:table-cell>
          <table:table-cell table:style-name="ce31" table:formula="of:=['Pivot Table_DATA'.W30]/[.$AB30]" office:value-type="float" office:value="0.000400148054780269" calcext:value-type="float">
            <text:p>0.000</text:p>
          </table:table-cell>
          <table:table-cell table:style-name="ce31" table:formula="of:=['Pivot Table_DATA'.X30]/[.$AB30]" office:value-type="float" office:value="0.00014005181917309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30]" office:value-type="float" office:value="99963" calcext:value-type="float">
            <text:p>99,963</text:p>
          </table:table-cell>
          <table:table-cell table:formula="of:=SUM([.B30:.AA3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2"/>
          <table:table-cell table:style-name="ce31" table:formula="of:=['Pivot Table_DATA'.C31]/[.$AB31]" office:value-type="float" office:value="0.000250100040016006" calcext:value-type="float">
            <text:p>0.000</text:p>
          </table:table-cell>
          <table:table-cell table:style-name="ce31" table:formula="of:=['Pivot Table_DATA'.D31]/[.$AB31]" office:value-type="float" office:value="0.00109043617446979" calcext:value-type="float">
            <text:p>0.001</text:p>
          </table:table-cell>
          <table:table-cell table:style-name="ce31" table:formula="of:=['Pivot Table_DATA'.E31]/[.$AB31]" office:value-type="float" office:value="0.00255102040816327" calcext:value-type="float">
            <text:p>0.003</text:p>
          </table:table-cell>
          <table:table-cell table:style-name="ce31" table:formula="of:=['Pivot Table_DATA'.F31]/[.$AB31]" office:value-type="float" office:value="0.00599239695878351" calcext:value-type="float">
            <text:p>0.006</text:p>
          </table:table-cell>
          <table:table-cell table:style-name="ce31" table:formula="of:=['Pivot Table_DATA'.G31]/[.$AB31]" office:value-type="float" office:value="0.0131052420968387" calcext:value-type="float">
            <text:p>0.013</text:p>
          </table:table-cell>
          <table:table-cell table:style-name="ce31" table:formula="of:=['Pivot Table_DATA'.H31]/[.$AB31]" office:value-type="float" office:value="0.0255402160864346" calcext:value-type="float">
            <text:p>0.026</text:p>
          </table:table-cell>
          <table:table-cell table:style-name="ce31" table:formula="of:=['Pivot Table_DATA'.I31]/[.$AB31]" office:value-type="float" office:value="0.0425570228091237" calcext:value-type="float">
            <text:p>0.043</text:p>
          </table:table-cell>
          <table:table-cell table:style-name="ce31" table:formula="of:=['Pivot Table_DATA'.J31]/[.$AB31]" office:value-type="float" office:value="0.0657062825130052" calcext:value-type="float">
            <text:p>0.066</text:p>
          </table:table-cell>
          <table:table-cell table:style-name="ce31" table:formula="of:=['Pivot Table_DATA'.K31]/[.$AB31]" office:value-type="float" office:value="0.0907262905162065" calcext:value-type="float">
            <text:p>0.091</text:p>
          </table:table-cell>
          <table:table-cell table:style-name="ce31" table:formula="of:=['Pivot Table_DATA'.L31]/[.$AB31]" office:value-type="float" office:value="0.117106842737095" calcext:value-type="float">
            <text:p>0.117</text:p>
          </table:table-cell>
          <table:table-cell table:style-name="ce31" table:formula="of:=['Pivot Table_DATA'.M31]/[.$AB31]" office:value-type="float" office:value="0.132543017206883" calcext:value-type="float">
            <text:p>0.133</text:p>
          </table:table-cell>
          <table:table-cell table:style-name="ce31" table:formula="of:=['Pivot Table_DATA'.N31]/[.$AB31]" office:value-type="float" office:value="0.130172068827531" calcext:value-type="float">
            <text:p>0.130</text:p>
          </table:table-cell>
          <table:table-cell table:style-name="ce31" table:formula="of:=['Pivot Table_DATA'.O31]/[.$AB31]" office:value-type="float" office:value="0.120488195278111" calcext:value-type="float">
            <text:p>0.120</text:p>
          </table:table-cell>
          <table:table-cell table:style-name="ce31" table:formula="of:=['Pivot Table_DATA'.P31]/[.$AB31]" office:value-type="float" office:value="0.0954081632653061" calcext:value-type="float">
            <text:p>0.095</text:p>
          </table:table-cell>
          <table:table-cell table:style-name="ce31" table:formula="of:=['Pivot Table_DATA'.Q31]/[.$AB31]" office:value-type="float" office:value="0.0690676270508203" calcext:value-type="float">
            <text:p>0.069</text:p>
          </table:table-cell>
          <table:table-cell table:style-name="ce31" table:formula="of:=['Pivot Table_DATA'.R31]/[.$AB31]" office:value-type="float" office:value="0.0429171668667467" calcext:value-type="float">
            <text:p>0.043</text:p>
          </table:table-cell>
          <table:table-cell table:style-name="ce31" table:formula="of:=['Pivot Table_DATA'.S31]/[.$AB31]" office:value-type="float" office:value="0.0251000400160064" calcext:value-type="float">
            <text:p>0.025</text:p>
          </table:table-cell>
          <table:table-cell table:style-name="ce31" table:formula="of:=['Pivot Table_DATA'.T31]/[.$AB31]" office:value-type="float" office:value="0.0119547819127651" calcext:value-type="float">
            <text:p>0.012</text:p>
          </table:table-cell>
          <table:table-cell table:style-name="ce31" table:formula="of:=['Pivot Table_DATA'.U31]/[.$AB31]" office:value-type="float" office:value="0.00507202881152461" calcext:value-type="float">
            <text:p>0.005</text:p>
          </table:table-cell>
          <table:table-cell table:style-name="ce31" table:formula="of:=['Pivot Table_DATA'.V31]/[.$AB31]" office:value-type="float" office:value="0.00180072028811525" calcext:value-type="float">
            <text:p>0.002</text:p>
          </table:table-cell>
          <table:table-cell table:style-name="ce31" table:formula="of:=['Pivot Table_DATA'.W31]/[.$AB31]" office:value-type="float" office:value="0.000630252100840336" calcext:value-type="float">
            <text:p>0.001</text:p>
          </table:table-cell>
          <table:table-cell table:style-name="ce31" table:formula="of:=['Pivot Table_DATA'.X31]/[.$AB31]" office:value-type="float" office:value="0.000170068027210884" calcext:value-type="float">
            <text:p>0.000</text:p>
          </table:table-cell>
          <table:table-cell table:style-name="ce31" table:formula="of:=['Pivot Table_DATA'.Y31]/[.$AB31]" office:value-type="float" office:value="0.000050020008003201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1]" office:value-type="float" office:value="99960" calcext:value-type="float">
            <text:p>99,960</text:p>
          </table:table-cell>
          <table:table-cell table:formula="of:=SUM([.B31:.AA3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2"/>
          <table:table-cell table:style-name="ce31" table:formula="of:=['Pivot Table_DATA'.C32]/[.$AB32]" office:value-type="float" office:value="0.000310136460042419" calcext:value-type="float">
            <text:p>0.000</text:p>
          </table:table-cell>
          <table:table-cell table:style-name="ce31" table:formula="of:=['Pivot Table_DATA'.D32]/[.$AB32]" office:value-type="float" office:value="0.000850374164632438" calcext:value-type="float">
            <text:p>0.001</text:p>
          </table:table-cell>
          <table:table-cell table:style-name="ce31" table:formula="of:=['Pivot Table_DATA'.E32]/[.$AB32]" office:value-type="float" office:value="0.00221097282804434" calcext:value-type="float">
            <text:p>0.002</text:p>
          </table:table-cell>
          <table:table-cell table:style-name="ce31" table:formula="of:=['Pivot Table_DATA'.F32]/[.$AB32]" office:value-type="float" office:value="0.00478210412581536" calcext:value-type="float">
            <text:p>0.005</text:p>
          </table:table-cell>
          <table:table-cell table:style-name="ce31" table:formula="of:=['Pivot Table_DATA'.G32]/[.$AB32]" office:value-type="float" office:value="0.0110248509344111" calcext:value-type="float">
            <text:p>0.011</text:p>
          </table:table-cell>
          <table:table-cell table:style-name="ce31" table:formula="of:=['Pivot Table_DATA'.H32]/[.$AB32]" office:value-type="float" office:value="0.0224498779462964" calcext:value-type="float">
            <text:p>0.022</text:p>
          </table:table-cell>
          <table:table-cell table:style-name="ce31" table:formula="of:=['Pivot Table_DATA'.I32]/[.$AB32]" office:value-type="float" office:value="0.0374164632438273" calcext:value-type="float">
            <text:p>0.037</text:p>
          </table:table-cell>
          <table:table-cell table:style-name="ce31" table:formula="of:=['Pivot Table_DATA'.J32]/[.$AB32]" office:value-type="float" office:value="0.0592760814758494" calcext:value-type="float">
            <text:p>0.059</text:p>
          </table:table-cell>
          <table:table-cell table:style-name="ce31" table:formula="of:=['Pivot Table_DATA'.K32]/[.$AB32]" office:value-type="float" office:value="0.0872283804874145" calcext:value-type="float">
            <text:p>0.087</text:p>
          </table:table-cell>
          <table:table-cell table:style-name="ce31" table:formula="of:=['Pivot Table_DATA'.L32]/[.$AB32]" office:value-type="float" office:value="0.111358997959102" calcext:value-type="float">
            <text:p>0.111</text:p>
          </table:table-cell>
          <table:table-cell table:style-name="ce31" table:formula="of:=['Pivot Table_DATA'.M32]/[.$AB32]" office:value-type="float" office:value="0.127386049861939" calcext:value-type="float">
            <text:p>0.127</text:p>
          </table:table-cell>
          <table:table-cell table:style-name="ce31" table:formula="of:=['Pivot Table_DATA'.N32]/[.$AB32]" office:value-type="float" office:value="0.132378246428429" calcext:value-type="float">
            <text:p>0.132</text:p>
          </table:table-cell>
          <table:table-cell table:style-name="ce31" table:formula="of:=['Pivot Table_DATA'.O32]/[.$AB32]" office:value-type="float" office:value="0.123084157029093" calcext:value-type="float">
            <text:p>0.123</text:p>
          </table:table-cell>
          <table:table-cell table:style-name="ce31" table:formula="of:=['Pivot Table_DATA'.P32]/[.$AB32]" office:value-type="float" office:value="0.101084477169955" calcext:value-type="float">
            <text:p>0.101</text:p>
          </table:table-cell>
          <table:table-cell table:style-name="ce31" table:formula="of:=['Pivot Table_DATA'.Q32]/[.$AB32]" office:value-type="float" office:value="0.0755032214174237" calcext:value-type="float">
            <text:p>0.076</text:p>
          </table:table-cell>
          <table:table-cell table:style-name="ce31" table:formula="of:=['Pivot Table_DATA'.R32]/[.$AB32]" office:value-type="float" office:value="0.048741446236344" calcext:value-type="float">
            <text:p>0.049</text:p>
          </table:table-cell>
          <table:table-cell table:style-name="ce31" table:formula="of:=['Pivot Table_DATA'.S32]/[.$AB32]" office:value-type="float" office:value="0.0288326863820081" calcext:value-type="float">
            <text:p>0.029</text:p>
          </table:table-cell>
          <table:table-cell table:style-name="ce31" table:formula="of:=['Pivot Table_DATA'.T32]/[.$AB32]" office:value-type="float" office:value="0.0156368802273" calcext:value-type="float">
            <text:p>0.016</text:p>
          </table:table-cell>
          <table:table-cell table:style-name="ce31" table:formula="of:=['Pivot Table_DATA'.U32]/[.$AB32]" office:value-type="float" office:value="0.0065528832686382" calcext:value-type="float">
            <text:p>0.007</text:p>
          </table:table-cell>
          <table:table-cell table:style-name="ce31" table:formula="of:=['Pivot Table_DATA'.V32]/[.$AB32]" office:value-type="float" office:value="0.00267117531713954" calcext:value-type="float">
            <text:p>0.003</text:p>
          </table:table-cell>
          <table:table-cell table:style-name="ce31" table:formula="of:=['Pivot Table_DATA'.W32]/[.$AB32]" office:value-type="float" office:value="0.00095041818400096" calcext:value-type="float">
            <text:p>0.001</text:p>
          </table:table-cell>
          <table:table-cell table:style-name="ce31" table:formula="of:=['Pivot Table_DATA'.X32]/[.$AB32]" office:value-type="float" office:value="0.000210092440673897" calcext:value-type="float">
            <text:p>0.000</text:p>
          </table:table-cell>
          <table:table-cell table:style-name="ce31" table:formula="of:=['Pivot Table_DATA'.Y32]/[.$AB32]" office:value-type="float" office:value="0.000060026411621113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2]" office:value-type="float" office:value="99956" calcext:value-type="float">
            <text:p>99,956</text:p>
          </table:table-cell>
          <table:table-cell table:formula="of:=SUM([.B32:.AA3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2"/>
          <table:table-cell table:style-name="ce31" table:formula="of:=['Pivot Table_DATA'.C33]/[.$AB33]" office:value-type="float" office:value="0.000310114742454708" calcext:value-type="float">
            <text:p>0.000</text:p>
          </table:table-cell>
          <table:table-cell table:style-name="ce31" table:formula="of:=['Pivot Table_DATA'.D33]/[.$AB33]" office:value-type="float" office:value="0.000940347928733631" calcext:value-type="float">
            <text:p>0.001</text:p>
          </table:table-cell>
          <table:table-cell table:style-name="ce31" table:formula="of:=['Pivot Table_DATA'.E33]/[.$AB33]" office:value-type="float" office:value="0.00213078839170493" calcext:value-type="float">
            <text:p>0.002</text:p>
          </table:table-cell>
          <table:table-cell table:style-name="ce31" table:formula="of:=['Pivot Table_DATA'.F33]/[.$AB33]" office:value-type="float" office:value="0.00539199503816412" calcext:value-type="float">
            <text:p>0.005</text:p>
          </table:table-cell>
          <table:table-cell table:style-name="ce31" table:formula="of:=['Pivot Table_DATA'.G33]/[.$AB33]" office:value-type="float" office:value="0.0112541640406951" calcext:value-type="float">
            <text:p>0.011</text:p>
          </table:table-cell>
          <table:table-cell table:style-name="ce31" table:formula="of:=['Pivot Table_DATA'.H33]/[.$AB33]" office:value-type="float" office:value="0.0224983243800206" calcext:value-type="float">
            <text:p>0.022</text:p>
          </table:table-cell>
          <table:table-cell table:style-name="ce31" table:formula="of:=['Pivot Table_DATA'.I33]/[.$AB33]" office:value-type="float" office:value="0.0389744205355982" calcext:value-type="float">
            <text:p>0.039</text:p>
          </table:table-cell>
          <table:table-cell table:style-name="ce31" table:formula="of:=['Pivot Table_DATA'.J33]/[.$AB33]" office:value-type="float" office:value="0.0606024228964717" calcext:value-type="float">
            <text:p>0.061</text:p>
          </table:table-cell>
          <table:table-cell table:style-name="ce31" table:formula="of:=['Pivot Table_DATA'.K33]/[.$AB33]" office:value-type="float" office:value="0.0868021167832098" calcext:value-type="float">
            <text:p>0.087</text:p>
          </table:table-cell>
          <table:table-cell table:style-name="ce31" table:formula="of:=['Pivot Table_DATA'.L33]/[.$AB33]" office:value-type="float" office:value="0.111111111111111" calcext:value-type="float">
            <text:p>0.111</text:p>
          </table:table-cell>
          <table:table-cell table:style-name="ce31" table:formula="of:=['Pivot Table_DATA'.M33]/[.$AB33]" office:value-type="float" office:value="0.126916959274932" calcext:value-type="float">
            <text:p>0.127</text:p>
          </table:table-cell>
          <table:table-cell table:style-name="ce31" table:formula="of:=['Pivot Table_DATA'.N33]/[.$AB33]" office:value-type="float" office:value="0.132078869181597" calcext:value-type="float">
            <text:p>0.132</text:p>
          </table:table-cell>
          <table:table-cell table:style-name="ce31" table:formula="of:=['Pivot Table_DATA'.O33]/[.$AB33]" office:value-type="float" office:value="0.122015145603873" calcext:value-type="float">
            <text:p>0.122</text:p>
          </table:table-cell>
          <table:table-cell table:style-name="ce31" table:formula="of:=['Pivot Table_DATA'.P33]/[.$AB33]" office:value-type="float" office:value="0.100887328311475" calcext:value-type="float">
            <text:p>0.101</text:p>
          </table:table-cell>
          <table:table-cell table:style-name="ce31" table:formula="of:=['Pivot Table_DATA'.Q33]/[.$AB33]" office:value-type="float" office:value="0.0738773346138071" calcext:value-type="float">
            <text:p>0.074</text:p>
          </table:table-cell>
          <table:table-cell table:style-name="ce31" table:formula="of:=['Pivot Table_DATA'.R33]/[.$AB33]" office:value-type="float" office:value="0.0491681922311255" calcext:value-type="float">
            <text:p>0.049</text:p>
          </table:table-cell>
          <table:table-cell table:style-name="ce31" table:formula="of:=['Pivot Table_DATA'.S33]/[.$AB33]" office:value-type="float" office:value="0.0287506377359623" calcext:value-type="float">
            <text:p>0.029</text:p>
          </table:table-cell>
          <table:table-cell table:style-name="ce31" table:formula="of:=['Pivot Table_DATA'.T33]/[.$AB33]" office:value-type="float" office:value="0.0154557186158879" calcext:value-type="float">
            <text:p>0.015</text:p>
          </table:table-cell>
          <table:table-cell table:style-name="ce31" table:formula="of:=['Pivot Table_DATA'.U33]/[.$AB33]" office:value-type="float" office:value="0.00701259466002421" calcext:value-type="float">
            <text:p>0.007</text:p>
          </table:table-cell>
          <table:table-cell table:style-name="ce31" table:formula="of:=['Pivot Table_DATA'.V33]/[.$AB33]" office:value-type="float" office:value="0.00248091793963767" calcext:value-type="float">
            <text:p>0.002</text:p>
          </table:table-cell>
          <table:table-cell table:style-name="ce31" table:formula="of:=['Pivot Table_DATA'.W33]/[.$AB33]" office:value-type="float" office:value="0.000910336824625111" calcext:value-type="float">
            <text:p>0.001</text:p>
          </table:table-cell>
          <table:table-cell table:style-name="ce31" table:formula="of:=['Pivot Table_DATA'.X33]/[.$AB33]" office:value-type="float" office:value="0.000360133249302242" calcext:value-type="float">
            <text:p>0.000</text:p>
          </table:table-cell>
          <table:table-cell table:style-name="ce31" table:formula="of:=['Pivot Table_DATA'.Y33]/[.$AB33]" office:value-type="float" office:value="0.0000600222082170403" calcext:value-type="float">
            <text:p>0.000</text:p>
          </table:table-cell>
          <table:table-cell table:style-name="ce31" table:formula="of:=['Pivot Table_DATA'.Z33]/[.$AB33]" office:value-type="float" office:value="0.0000100037013695067" calcext:value-type="float">
            <text:p>0.000</text:p>
          </table:table-cell>
          <table:table-cell table:style-name="ce38"/>
          <table:table-cell table:style-name="ce40" table:formula="of:=['Pivot Table_DATA'.AB33]" office:value-type="float" office:value="99963" calcext:value-type="float">
            <text:p>99,963</text:p>
          </table:table-cell>
          <table:table-cell table:formula="of:=SUM([.B33:.AA3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1" table:formula="of:=['Pivot Table_DATA'.B34]/[.$AB34]" office:value-type="float" office:value="0.0000100038014445489" calcext:value-type="float">
            <text:p>0.000</text:p>
          </table:table-cell>
          <table:table-cell table:style-name="ce31" table:formula="of:=['Pivot Table_DATA'.C34]/[.$AB34]" office:value-type="float" office:value="0.00019007222744643" calcext:value-type="float">
            <text:p>0.000</text:p>
          </table:table-cell>
          <table:table-cell table:style-name="ce31" table:formula="of:=['Pivot Table_DATA'.D34]/[.$AB34]" office:value-type="float" office:value="0.000630239491006583" calcext:value-type="float">
            <text:p>0.001</text:p>
          </table:table-cell>
          <table:table-cell table:style-name="ce31" table:formula="of:=['Pivot Table_DATA'.E34]/[.$AB34]" office:value-type="float" office:value="0.00150057021668234" calcext:value-type="float">
            <text:p>0.002</text:p>
          </table:table-cell>
          <table:table-cell table:style-name="ce31" table:formula="of:=['Pivot Table_DATA'.F34]/[.$AB34]" office:value-type="float" office:value="0.00454172585582521" calcext:value-type="float">
            <text:p>0.005</text:p>
          </table:table-cell>
          <table:table-cell table:style-name="ce31" table:formula="of:=['Pivot Table_DATA'.G34]/[.$AB34]" office:value-type="float" office:value="0.00995378243732618" calcext:value-type="float">
            <text:p>0.010</text:p>
          </table:table-cell>
          <table:table-cell table:style-name="ce31" table:formula="of:=['Pivot Table_DATA'.H34]/[.$AB34]" office:value-type="float" office:value="0.019517416618315" calcext:value-type="float">
            <text:p>0.020</text:p>
          </table:table-cell>
          <table:table-cell table:style-name="ce31" table:formula="of:=['Pivot Table_DATA'.I34]/[.$AB34]" office:value-type="float" office:value="0.0347131910125848" calcext:value-type="float">
            <text:p>0.035</text:p>
          </table:table-cell>
          <table:table-cell table:style-name="ce31" table:formula="of:=['Pivot Table_DATA'.J34]/[.$AB34]" office:value-type="float" office:value="0.057041675836818" calcext:value-type="float">
            <text:p>0.057</text:p>
          </table:table-cell>
          <table:table-cell table:style-name="ce31" table:formula="of:=['Pivot Table_DATA'.K34]/[.$AB34]" office:value-type="float" office:value="0.0821812288669694" calcext:value-type="float">
            <text:p>0.082</text:p>
          </table:table-cell>
          <table:table-cell table:style-name="ce31" table:formula="of:=['Pivot Table_DATA'.L34]/[.$AB34]" office:value-type="float" office:value="0.107740941557792" calcext:value-type="float">
            <text:p>0.108</text:p>
          </table:table-cell>
          <table:table-cell table:style-name="ce31" table:formula="of:=['Pivot Table_DATA'.M34]/[.$AB34]" office:value-type="float" office:value="0.12396710750085" calcext:value-type="float">
            <text:p>0.124</text:p>
          </table:table-cell>
          <table:table-cell table:style-name="ce31" table:formula="of:=['Pivot Table_DATA'.N34]/[.$AB34]" office:value-type="float" office:value="0.130879734299034" calcext:value-type="float">
            <text:p>0.131</text:p>
          </table:table-cell>
          <table:table-cell table:style-name="ce31" table:formula="of:=['Pivot Table_DATA'.O34]/[.$AB34]" office:value-type="float" office:value="0.123797042876293" calcext:value-type="float">
            <text:p>0.124</text:p>
          </table:table-cell>
          <table:table-cell table:style-name="ce31" table:formula="of:=['Pivot Table_DATA'.P34]/[.$AB34]" office:value-type="float" office:value="0.104449690882535" calcext:value-type="float">
            <text:p>0.104</text:p>
          </table:table-cell>
          <table:table-cell table:style-name="ce31" table:formula="of:=['Pivot Table_DATA'.Q34]/[.$AB34]" office:value-type="float" office:value="0.0797703127188332" calcext:value-type="float">
            <text:p>0.080</text:p>
          </table:table-cell>
          <table:table-cell table:style-name="ce31" table:formula="of:=['Pivot Table_DATA'.R34]/[.$AB34]" office:value-type="float" office:value="0.0539605049918969" calcext:value-type="float">
            <text:p>0.054</text:p>
          </table:table-cell>
          <table:table-cell table:style-name="ce31" table:formula="of:=['Pivot Table_DATA'.S34]/[.$AB34]" office:value-type="float" office:value="0.0333226626117925" calcext:value-type="float">
            <text:p>0.033</text:p>
          </table:table-cell>
          <table:table-cell table:style-name="ce31" table:formula="of:=['Pivot Table_DATA'.T34]/[.$AB34]" office:value-type="float" office:value="0.0177767551669634" calcext:value-type="float">
            <text:p>0.018</text:p>
          </table:table-cell>
          <table:table-cell table:style-name="ce31" table:formula="of:=['Pivot Table_DATA'.U34]/[.$AB34]" office:value-type="float" office:value="0.0084031932134211" calcext:value-type="float">
            <text:p>0.008</text:p>
          </table:table-cell>
          <table:table-cell table:style-name="ce31" table:formula="of:=['Pivot Table_DATA'.V34]/[.$AB34]" office:value-type="float" office:value="0.00369140273303855" calcext:value-type="float">
            <text:p>0.004</text:p>
          </table:table-cell>
          <table:table-cell table:style-name="ce31" table:formula="of:=['Pivot Table_DATA'.W34]/[.$AB34]" office:value-type="float" office:value="0.00135051319501411" calcext:value-type="float">
            <text:p>0.001</text:p>
          </table:table-cell>
          <table:table-cell table:style-name="ce31" table:formula="of:=['Pivot Table_DATA'.X34]/[.$AB34]" office:value-type="float" office:value="0.000520197675116544" calcext:value-type="float">
            <text:p>0.001</text:p>
          </table:table-cell>
          <table:table-cell table:style-name="ce31" table:formula="of:=['Pivot Table_DATA'.Y34]/[.$AB34]" office:value-type="float" office:value="0.000090034213000940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4]" office:value-type="float" office:value="99962" calcext:value-type="float">
            <text:p>99,962</text:p>
          </table:table-cell>
          <table:table-cell table:formula="of:=SUM([.B34:.AA3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2"/>
          <table:table-cell table:style-name="ce31" table:formula="of:=['Pivot Table_DATA'.C35]/[.$AB35]" office:value-type="float" office:value="0.000320140861979271" calcext:value-type="float">
            <text:p>0.000</text:p>
          </table:table-cell>
          <table:table-cell table:style-name="ce31" table:formula="of:=['Pivot Table_DATA'.D35]/[.$AB35]" office:value-type="float" office:value="0.000910400576253552" calcext:value-type="float">
            <text:p>0.001</text:p>
          </table:table-cell>
          <table:table-cell table:style-name="ce31" table:formula="of:=['Pivot Table_DATA'.E35]/[.$AB35]" office:value-type="float" office:value="0.00206090679899156" calcext:value-type="float">
            <text:p>0.002</text:p>
          </table:table-cell>
          <table:table-cell table:style-name="ce31" table:formula="of:=['Pivot Table_DATA'.F35]/[.$AB35]" office:value-type="float" office:value="0.00458201608707831" calcext:value-type="float">
            <text:p>0.005</text:p>
          </table:table-cell>
          <table:table-cell table:style-name="ce31" table:formula="of:=['Pivot Table_DATA'.G35]/[.$AB35]" office:value-type="float" office:value="0.0106346792588739" calcext:value-type="float">
            <text:p>0.011</text:p>
          </table:table-cell>
          <table:table-cell table:style-name="ce31" table:formula="of:=['Pivot Table_DATA'.H35]/[.$AB35]" office:value-type="float" office:value="0.0196386410020409" calcext:value-type="float">
            <text:p>0.020</text:p>
          </table:table-cell>
          <table:table-cell table:style-name="ce31" table:formula="of:=['Pivot Table_DATA'.I35]/[.$AB35]" office:value-type="float" office:value="0.0367761815198687" calcext:value-type="float">
            <text:p>0.037</text:p>
          </table:table-cell>
          <table:table-cell table:style-name="ce31" table:formula="of:=['Pivot Table_DATA'.J35]/[.$AB35]" office:value-type="float" office:value="0.0581655928608588" calcext:value-type="float">
            <text:p>0.058</text:p>
          </table:table-cell>
          <table:table-cell table:style-name="ce31" table:formula="of:=['Pivot Table_DATA'.K35]/[.$AB35]" office:value-type="float" office:value="0.0847873064148225" calcext:value-type="float">
            <text:p>0.085</text:p>
          </table:table-cell>
          <table:table-cell table:style-name="ce31" table:formula="of:=['Pivot Table_DATA'.L35]/[.$AB35]" office:value-type="float" office:value="0.109828324462764" calcext:value-type="float">
            <text:p>0.110</text:p>
          </table:table-cell>
          <table:table-cell table:style-name="ce31" table:formula="of:=['Pivot Table_DATA'.M35]/[.$AB35]" office:value-type="float" office:value="0.125335147464885" calcext:value-type="float">
            <text:p>0.125</text:p>
          </table:table-cell>
          <table:table-cell table:style-name="ce31" table:formula="of:=['Pivot Table_DATA'.N35]/[.$AB35]" office:value-type="float" office:value="0.130947616951459" calcext:value-type="float">
            <text:p>0.131</text:p>
          </table:table-cell>
          <table:table-cell table:style-name="ce31" table:formula="of:=['Pivot Table_DATA'.O35]/[.$AB35]" office:value-type="float" office:value="0.122513906118692" calcext:value-type="float">
            <text:p>0.123</text:p>
          </table:table-cell>
          <table:table-cell table:style-name="ce31" table:formula="of:=['Pivot Table_DATA'.P35]/[.$AB35]" office:value-type="float" office:value="0.102104926167514" calcext:value-type="float">
            <text:p>0.102</text:p>
          </table:table-cell>
          <table:table-cell table:style-name="ce31" table:formula="of:=['Pivot Table_DATA'.Q35]/[.$AB35]" office:value-type="float" office:value="0.0770539037176358" calcext:value-type="float">
            <text:p>0.077</text:p>
          </table:table-cell>
          <table:table-cell table:style-name="ce31" table:formula="of:=['Pivot Table_DATA'.R35]/[.$AB35]" office:value-type="float" office:value="0.0523430309336108" calcext:value-type="float">
            <text:p>0.052</text:p>
          </table:table-cell>
          <table:table-cell table:style-name="ce31" table:formula="of:=['Pivot Table_DATA'.S35]/[.$AB35]" office:value-type="float" office:value="0.0313337868662211" calcext:value-type="float">
            <text:p>0.031</text:p>
          </table:table-cell>
          <table:table-cell table:style-name="ce31" table:formula="of:=['Pivot Table_DATA'.T35]/[.$AB35]" office:value-type="float" office:value="0.0171075273120173" calcext:value-type="float">
            <text:p>0.017</text:p>
          </table:table-cell>
          <table:table-cell table:style-name="ce31" table:formula="of:=['Pivot Table_DATA'.U35]/[.$AB35]" office:value-type="float" office:value="0.00823362279402937" calcext:value-type="float">
            <text:p>0.008</text:p>
          </table:table-cell>
          <table:table-cell table:style-name="ce31" table:formula="of:=['Pivot Table_DATA'.V35]/[.$AB35]" office:value-type="float" office:value="0.00368161991276162" calcext:value-type="float">
            <text:p>0.004</text:p>
          </table:table-cell>
          <table:table-cell table:style-name="ce31" table:formula="of:=['Pivot Table_DATA'.W35]/[.$AB35]" office:value-type="float" office:value="0.0011304974188643" calcext:value-type="float">
            <text:p>0.001</text:p>
          </table:table-cell>
          <table:table-cell table:style-name="ce31" table:formula="of:=['Pivot Table_DATA'.X35]/[.$AB35]" office:value-type="float" office:value="0.000370162871663532" calcext:value-type="float">
            <text:p>0.000</text:p>
          </table:table-cell>
          <table:table-cell table:style-name="ce31" table:formula="of:=['Pivot Table_DATA'.Y35]/[.$AB35]" office:value-type="float" office:value="0.000130057225179079" calcext:value-type="float">
            <text:p>0.000</text:p>
          </table:table-cell>
          <table:table-cell table:style-name="ce31" table:formula="of:=['Pivot Table_DATA'.Z35]/[.$AB35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5]" office:value-type="float" office:value="99956" calcext:value-type="float">
            <text:p>99,956</text:p>
          </table:table-cell>
          <table:table-cell table:formula="of:=SUM([.B35:.AA3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2"/>
          <table:table-cell table:style-name="ce31" table:formula="of:=['Pivot Table_DATA'.C36]/[.$AB36]" office:value-type="float" office:value="0.000230096640589047" calcext:value-type="float">
            <text:p>0.000</text:p>
          </table:table-cell>
          <table:table-cell table:style-name="ce31" table:formula="of:=['Pivot Table_DATA'.D36]/[.$AB36]" office:value-type="float" office:value="0.000560235298825507" calcext:value-type="float">
            <text:p>0.001</text:p>
          </table:table-cell>
          <table:table-cell table:style-name="ce31" table:formula="of:=['Pivot Table_DATA'.E36]/[.$AB36]" office:value-type="float" office:value="0.00140058824706377" calcext:value-type="float">
            <text:p>0.001</text:p>
          </table:table-cell>
          <table:table-cell table:style-name="ce31" table:formula="of:=['Pivot Table_DATA'.F36]/[.$AB36]" office:value-type="float" office:value="0.00412173112707337" calcext:value-type="float">
            <text:p>0.004</text:p>
          </table:table-cell>
          <table:table-cell table:style-name="ce31" table:formula="of:=['Pivot Table_DATA'.G36]/[.$AB36]" office:value-type="float" office:value="0.00904379839532604" calcext:value-type="float">
            <text:p>0.009</text:p>
          </table:table-cell>
          <table:table-cell table:style-name="ce31" table:formula="of:=['Pivot Table_DATA'.H36]/[.$AB36]" office:value-type="float" office:value="0.0184077312471238" calcext:value-type="float">
            <text:p>0.018</text:p>
          </table:table-cell>
          <table:table-cell table:style-name="ce31" table:formula="of:=['Pivot Table_DATA'.I36]/[.$AB36]" office:value-type="float" office:value="0.0328537985954101" calcext:value-type="float">
            <text:p>0.033</text:p>
          </table:table-cell>
          <table:table-cell table:style-name="ce31" table:formula="of:=['Pivot Table_DATA'.J36]/[.$AB36]" office:value-type="float" office:value="0.0553632525660778" calcext:value-type="float">
            <text:p>0.055</text:p>
          </table:table-cell>
          <table:table-cell table:style-name="ce31" table:formula="of:=['Pivot Table_DATA'.K36]/[.$AB36]" office:value-type="float" office:value="0.0818643830408772" calcext:value-type="float">
            <text:p>0.082</text:p>
          </table:table-cell>
          <table:table-cell table:style-name="ce31" table:formula="of:=['Pivot Table_DATA'.L36]/[.$AB36]" office:value-type="float" office:value="0.1051241521439" calcext:value-type="float">
            <text:p>0.105</text:p>
          </table:table-cell>
          <table:table-cell table:style-name="ce31" table:formula="of:=['Pivot Table_DATA'.M36]/[.$AB36]" office:value-type="float" office:value="0.122641509433962" calcext:value-type="float">
            <text:p>0.123</text:p>
          </table:table-cell>
          <table:table-cell table:style-name="ce31" table:formula="of:=['Pivot Table_DATA'.N36]/[.$AB36]" office:value-type="float" office:value="0.132425618759879" calcext:value-type="float">
            <text:p>0.132</text:p>
          </table:table-cell>
          <table:table-cell table:style-name="ce31" table:formula="of:=['Pivot Table_DATA'.O36]/[.$AB36]" office:value-type="float" office:value="0.121641089257488" calcext:value-type="float">
            <text:p>0.122</text:p>
          </table:table-cell>
          <table:table-cell table:style-name="ce31" table:formula="of:=['Pivot Table_DATA'.P36]/[.$AB36]" office:value-type="float" office:value="0.105454290802137" calcext:value-type="float">
            <text:p>0.105</text:p>
          </table:table-cell>
          <table:table-cell table:style-name="ce31" table:formula="of:=['Pivot Table_DATA'.Q36]/[.$AB36]" office:value-type="float" office:value="0.0807839292502851" calcext:value-type="float">
            <text:p>0.081</text:p>
          </table:table-cell>
          <table:table-cell table:style-name="ce31" table:formula="of:=['Pivot Table_DATA'.R36]/[.$AB36]" office:value-type="float" office:value="0.0572340382960844" calcext:value-type="float">
            <text:p>0.057</text:p>
          </table:table-cell>
          <table:table-cell table:style-name="ce31" table:formula="of:=['Pivot Table_DATA'.S36]/[.$AB36]" office:value-type="float" office:value="0.035795033914244" calcext:value-type="float">
            <text:p>0.036</text:p>
          </table:table-cell>
          <table:table-cell table:style-name="ce31" table:formula="of:=['Pivot Table_DATA'.T36]/[.$AB36]" office:value-type="float" office:value="0.0192080673883031" calcext:value-type="float">
            <text:p>0.019</text:p>
          </table:table-cell>
          <table:table-cell table:style-name="ce31" table:formula="of:=['Pivot Table_DATA'.U36]/[.$AB36]" office:value-type="float" office:value="0.00949398747473939" calcext:value-type="float">
            <text:p>0.009</text:p>
          </table:table-cell>
          <table:table-cell table:style-name="ce31" table:formula="of:=['Pivot Table_DATA'.V36]/[.$AB36]" office:value-type="float" office:value="0.00431181096060345" calcext:value-type="float">
            <text:p>0.004</text:p>
          </table:table-cell>
          <table:table-cell table:style-name="ce31" table:formula="of:=['Pivot Table_DATA'.W36]/[.$AB36]" office:value-type="float" office:value="0.00142059665059325" calcext:value-type="float">
            <text:p>0.001</text:p>
          </table:table-cell>
          <table:table-cell table:style-name="ce31" table:formula="of:=['Pivot Table_DATA'.X36]/[.$AB36]" office:value-type="float" office:value="0.000530222693531283" calcext:value-type="float">
            <text:p>0.001</text:p>
          </table:table-cell>
          <table:table-cell table:style-name="ce31" table:formula="of:=['Pivot Table_DATA'.Y36]/[.$AB36]" office:value-type="float" office:value="0.0000700294123531883" calcext:value-type="float">
            <text:p>0.000</text:p>
          </table:table-cell>
          <table:table-cell table:style-name="ce31" table:formula="of:=['Pivot Table_DATA'.Z36]/[.$AB36]" office:value-type="float" office:value="0.0000100042017647412" calcext:value-type="float">
            <text:p>0.000</text:p>
          </table:table-cell>
          <table:table-cell table:style-name="ce31" table:formula="of:=['Pivot Table_DATA'.AA36]/[.$AB36]" office:value-type="float" office:value="0.0000100042017647412" calcext:value-type="float">
            <text:p>0.000</text:p>
          </table:table-cell>
          <table:table-cell table:style-name="ce40" table:formula="of:=['Pivot Table_DATA'.AB36]" office:value-type="float" office:value="99958" calcext:value-type="float">
            <text:p>99,958</text:p>
          </table:table-cell>
          <table:table-cell table:formula="of:=SUM([.B36:.AA3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2"/>
          <table:table-cell table:style-name="ce31" table:formula="of:=['Pivot Table_DATA'.C37]/[.$AB37]" office:value-type="float" office:value="0.000260114450358158" calcext:value-type="float">
            <text:p>0.000</text:p>
          </table:table-cell>
          <table:table-cell table:style-name="ce31" table:formula="of:=['Pivot Table_DATA'.D37]/[.$AB37]" office:value-type="float" office:value="0.000580255312337428" calcext:value-type="float">
            <text:p>0.001</text:p>
          </table:table-cell>
          <table:table-cell table:style-name="ce31" table:formula="of:=['Pivot Table_DATA'.E37]/[.$AB37]" office:value-type="float" office:value="0.00198087158349674" calcext:value-type="float">
            <text:p>0.002</text:p>
          </table:table-cell>
          <table:table-cell table:style-name="ce31" table:formula="of:=['Pivot Table_DATA'.F37]/[.$AB37]" office:value-type="float" office:value="0.00451198527352035" calcext:value-type="float">
            <text:p>0.005</text:p>
          </table:table-cell>
          <table:table-cell table:style-name="ce31" table:formula="of:=['Pivot Table_DATA'.G37]/[.$AB37]" office:value-type="float" office:value="0.0100544239465365" calcext:value-type="float">
            <text:p>0.010</text:p>
          </table:table-cell>
          <table:table-cell table:style-name="ce31" table:formula="of:=['Pivot Table_DATA'.H37]/[.$AB37]" office:value-type="float" office:value="0.0189683460722718" calcext:value-type="float">
            <text:p>0.019</text:p>
          </table:table-cell>
          <table:table-cell table:style-name="ce31" table:formula="of:=['Pivot Table_DATA'.I37]/[.$AB37]" office:value-type="float" office:value="0.0344651646724559" calcext:value-type="float">
            <text:p>0.034</text:p>
          </table:table-cell>
          <table:table-cell table:style-name="ce31" table:formula="of:=['Pivot Table_DATA'.J37]/[.$AB37]" office:value-type="float" office:value="0.0582756412821642" calcext:value-type="float">
            <text:p>0.058</text:p>
          </table:table-cell>
          <table:table-cell table:style-name="ce31" table:formula="of:=['Pivot Table_DATA'.K37]/[.$AB37]" office:value-type="float" office:value="0.0831465844971788" calcext:value-type="float">
            <text:p>0.083</text:p>
          </table:table-cell>
          <table:table-cell table:style-name="ce31" table:formula="of:=['Pivot Table_DATA'.L37]/[.$AB37]" office:value-type="float" office:value="0.109338108767858" calcext:value-type="float">
            <text:p>0.109</text:p>
          </table:table-cell>
          <table:table-cell table:style-name="ce31" table:formula="of:=['Pivot Table_DATA'.M37]/[.$AB37]" office:value-type="float" office:value="0.127696186321982" calcext:value-type="float">
            <text:p>0.128</text:p>
          </table:table-cell>
          <table:table-cell table:style-name="ce31" table:formula="of:=['Pivot Table_DATA'.N37]/[.$AB37]" office:value-type="float" office:value="0.130017207571331" calcext:value-type="float">
            <text:p>0.130</text:p>
          </table:table-cell>
          <table:table-cell table:style-name="ce31" table:formula="of:=['Pivot Table_DATA'.O37]/[.$AB37]" office:value-type="float" office:value="0.122994117411661" calcext:value-type="float">
            <text:p>0.123</text:p>
          </table:table-cell>
          <table:table-cell table:style-name="ce31" table:formula="of:=['Pivot Table_DATA'.P37]/[.$AB37]" office:value-type="float" office:value="0.102995317939894" calcext:value-type="float">
            <text:p>0.103</text:p>
          </table:table-cell>
          <table:table-cell table:style-name="ce31" table:formula="of:=['Pivot Table_DATA'.Q37]/[.$AB37]" office:value-type="float" office:value="0.0784445155868582" calcext:value-type="float">
            <text:p>0.078</text:p>
          </table:table-cell>
          <table:table-cell table:style-name="ce31" table:formula="of:=['Pivot Table_DATA'.R37]/[.$AB37]" office:value-type="float" office:value="0.0524030573452319" calcext:value-type="float">
            <text:p>0.052</text:p>
          </table:table-cell>
          <table:table-cell table:style-name="ce31" table:formula="of:=['Pivot Table_DATA'.S37]/[.$AB37]" office:value-type="float" office:value="0.0317839849533795" calcext:value-type="float">
            <text:p>0.032</text:p>
          </table:table-cell>
          <table:table-cell table:style-name="ce31" table:formula="of:=['Pivot Table_DATA'.T37]/[.$AB37]" office:value-type="float" office:value="0.0178678618592181" calcext:value-type="float">
            <text:p>0.018</text:p>
          </table:table-cell>
          <table:table-cell table:style-name="ce31" table:formula="of:=['Pivot Table_DATA'.U37]/[.$AB37]" office:value-type="float" office:value="0.00850374164632438" calcext:value-type="float">
            <text:p>0.009</text:p>
          </table:table-cell>
          <table:table-cell table:style-name="ce31" table:formula="of:=['Pivot Table_DATA'.V37]/[.$AB37]" office:value-type="float" office:value="0.00359158029532994" calcext:value-type="float">
            <text:p>0.004</text:p>
          </table:table-cell>
          <table:table-cell table:style-name="ce31" table:formula="of:=['Pivot Table_DATA'.W37]/[.$AB37]" office:value-type="float" office:value="0.00156068670214895" calcext:value-type="float">
            <text:p>0.002</text:p>
          </table:table-cell>
          <table:table-cell table:style-name="ce31" table:formula="of:=['Pivot Table_DATA'.X37]/[.$AB37]" office:value-type="float" office:value="0.000400176077474089" calcext:value-type="float">
            <text:p>0.000</text:p>
          </table:table-cell>
          <table:table-cell table:style-name="ce31" table:formula="of:=['Pivot Table_DATA'.Y37]/[.$AB37]" office:value-type="float" office:value="0.000150066029052783" calcext:value-type="float">
            <text:p>0.000</text:p>
          </table:table-cell>
          <table:table-cell table:style-name="ce31" table:formula="of:=['Pivot Table_DATA'.Z37]/[.$AB37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7]" office:value-type="float" office:value="99956" calcext:value-type="float">
            <text:p>99,956</text:p>
          </table:table-cell>
          <table:table-cell table:formula="of:=SUM([.B37:.AA3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2"/>
          <table:table-cell table:style-name="ce31" table:formula="of:=['Pivot Table_DATA'.C38]/[.$AB38]" office:value-type="float" office:value="0.000150064527746931" calcext:value-type="float">
            <text:p>0.000</text:p>
          </table:table-cell>
          <table:table-cell table:style-name="ce31" table:formula="of:=['Pivot Table_DATA'.D38]/[.$AB38]" office:value-type="float" office:value="0.00061026241283752" calcext:value-type="float">
            <text:p>0.001</text:p>
          </table:table-cell>
          <table:table-cell table:style-name="ce31" table:formula="of:=['Pivot Table_DATA'.E38]/[.$AB38]" office:value-type="float" office:value="0.00128055063677381" calcext:value-type="float">
            <text:p>0.001</text:p>
          </table:table-cell>
          <table:table-cell table:style-name="ce31" table:formula="of:=['Pivot Table_DATA'.F38]/[.$AB38]" office:value-type="float" office:value="0.00359154436407655" calcext:value-type="float">
            <text:p>0.004</text:p>
          </table:table-cell>
          <table:table-cell table:style-name="ce31" table:formula="of:=['Pivot Table_DATA'.G38]/[.$AB38]" office:value-type="float" office:value="0.00848364796862651" calcext:value-type="float">
            <text:p>0.008</text:p>
          </table:table-cell>
          <table:table-cell table:style-name="ce31" table:formula="of:=['Pivot Table_DATA'.H38]/[.$AB38]" office:value-type="float" office:value="0.0183979111017738" calcext:value-type="float">
            <text:p>0.018</text:p>
          </table:table-cell>
          <table:table-cell table:style-name="ce31" table:formula="of:=['Pivot Table_DATA'.I38]/[.$AB38]" office:value-type="float" office:value="0.0333643466690677" calcext:value-type="float">
            <text:p>0.033</text:p>
          </table:table-cell>
          <table:table-cell table:style-name="ce31" table:formula="of:=['Pivot Table_DATA'.J38]/[.$AB38]" office:value-type="float" office:value="0.0556539311904119" calcext:value-type="float">
            <text:p>0.056</text:p>
          </table:table-cell>
          <table:table-cell table:style-name="ce31" table:formula="of:=['Pivot Table_DATA'.K38]/[.$AB38]" office:value-type="float" office:value="0.0812849525295877" calcext:value-type="float">
            <text:p>0.081</text:p>
          </table:table-cell>
          <table:table-cell table:style-name="ce31" table:formula="of:=['Pivot Table_DATA'.L38]/[.$AB38]" office:value-type="float" office:value="0.105525375911642" calcext:value-type="float">
            <text:p>0.106</text:p>
          </table:table-cell>
          <table:table-cell table:style-name="ce31" table:formula="of:=['Pivot Table_DATA'.M38]/[.$AB38]" office:value-type="float" office:value="0.123062917054333" calcext:value-type="float">
            <text:p>0.123</text:p>
          </table:table-cell>
          <table:table-cell table:style-name="ce31" table:formula="of:=['Pivot Table_DATA'.N38]/[.$AB38]" office:value-type="float" office:value="0.13155656932481" calcext:value-type="float">
            <text:p>0.132</text:p>
          </table:table-cell>
          <table:table-cell table:style-name="ce31" table:formula="of:=['Pivot Table_DATA'.O38]/[.$AB38]" office:value-type="float" office:value="0.122302590113749" calcext:value-type="float">
            <text:p>0.122</text:p>
          </table:table-cell>
          <table:table-cell table:style-name="ce31" table:formula="of:=['Pivot Table_DATA'.P38]/[.$AB38]" office:value-type="float" office:value="0.106245685644827" calcext:value-type="float">
            <text:p>0.106</text:p>
          </table:table-cell>
          <table:table-cell table:style-name="ce31" table:formula="of:=['Pivot Table_DATA'.Q38]/[.$AB38]" office:value-type="float" office:value="0.0808047460407975" calcext:value-type="float">
            <text:p>0.081</text:p>
          </table:table-cell>
          <table:table-cell table:style-name="ce31" table:formula="of:=['Pivot Table_DATA'.R38]/[.$AB38]" office:value-type="float" office:value="0.0569544904308853" calcext:value-type="float">
            <text:p>0.057</text:p>
          </table:table-cell>
          <table:table-cell table:style-name="ce31" table:formula="of:=['Pivot Table_DATA'.S38]/[.$AB38]" office:value-type="float" office:value="0.0355052672649239" calcext:value-type="float">
            <text:p>0.036</text:p>
          </table:table-cell>
          <table:table-cell table:style-name="ce31" table:formula="of:=['Pivot Table_DATA'.T38]/[.$AB38]" office:value-type="float" office:value="0.0191982552497574" calcext:value-type="float">
            <text:p>0.019</text:p>
          </table:table-cell>
          <table:table-cell table:style-name="ce31" table:formula="of:=['Pivot Table_DATA'.U38]/[.$AB38]" office:value-type="float" office:value="0.00953409966285503" calcext:value-type="float">
            <text:p>0.010</text:p>
          </table:table-cell>
          <table:table-cell table:style-name="ce31" table:formula="of:=['Pivot Table_DATA'.V38]/[.$AB38]" office:value-type="float" office:value="0.00409175945656632" calcext:value-type="float">
            <text:p>0.004</text:p>
          </table:table-cell>
          <table:table-cell table:style-name="ce31" table:formula="of:=['Pivot Table_DATA'.W38]/[.$AB38]" office:value-type="float" office:value="0.00168072271076563" calcext:value-type="float">
            <text:p>0.002</text:p>
          </table:table-cell>
          <table:table-cell table:style-name="ce31" table:formula="of:=['Pivot Table_DATA'.X38]/[.$AB38]" office:value-type="float" office:value="0.000520223696189361" calcext:value-type="float">
            <text:p>0.001</text:p>
          </table:table-cell>
          <table:table-cell table:style-name="ce31" table:formula="of:=['Pivot Table_DATA'.Y38]/[.$AB38]" office:value-type="float" office:value="0.000170073131446522" calcext:value-type="float">
            <text:p>0.000</text:p>
          </table:table-cell>
          <table:table-cell table:style-name="ce31" table:formula="of:=['Pivot Table_DATA'.Z38]/[.$AB38]" office:value-type="float" office:value="0.0000300129055493862" calcext:value-type="float">
            <text:p>0.000</text:p>
          </table:table-cell>
          <table:table-cell table:style-name="ce38"/>
          <table:table-cell table:style-name="ce40" table:formula="of:=['Pivot Table_DATA'.AB38]" office:value-type="float" office:value="99957" calcext:value-type="float">
            <text:p>99,957</text:p>
          </table:table-cell>
          <table:table-cell table:formula="of:=SUM([.B38:.AA3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2"/>
          <table:table-cell table:style-name="ce31" table:formula="of:=['Pivot Table_DATA'.C39]/[.$AB39]" office:value-type="float" office:value="0.000260093633708135" calcext:value-type="float">
            <text:p>0.000</text:p>
          </table:table-cell>
          <table:table-cell table:style-name="ce31" table:formula="of:=['Pivot Table_DATA'.D39]/[.$AB39]" office:value-type="float" office:value="0.00061021967908447" calcext:value-type="float">
            <text:p>0.001</text:p>
          </table:table-cell>
          <table:table-cell table:style-name="ce31" table:formula="of:=['Pivot Table_DATA'.E39]/[.$AB39]" office:value-type="float" office:value="0.00186066984114281" calcext:value-type="float">
            <text:p>0.002</text:p>
          </table:table-cell>
          <table:table-cell table:style-name="ce31" table:formula="of:=['Pivot Table_DATA'.F39]/[.$AB39]" office:value-type="float" office:value="0.00436157016525949" calcext:value-type="float">
            <text:p>0.004</text:p>
          </table:table-cell>
          <table:table-cell table:style-name="ce31" table:formula="of:=['Pivot Table_DATA'.G39]/[.$AB39]" office:value-type="float" office:value="0.00971349685886919" calcext:value-type="float">
            <text:p>0.010</text:p>
          </table:table-cell>
          <table:table-cell table:style-name="ce31" table:formula="of:=['Pivot Table_DATA'.H39]/[.$AB39]" office:value-type="float" office:value="0.0194169901164419" calcext:value-type="float">
            <text:p>0.019</text:p>
          </table:table-cell>
          <table:table-cell table:style-name="ce31" table:formula="of:=['Pivot Table_DATA'.I39]/[.$AB39]" office:value-type="float" office:value="0.0365731663398824" calcext:value-type="float">
            <text:p>0.037</text:p>
          </table:table-cell>
          <table:table-cell table:style-name="ce31" table:formula="of:=['Pivot Table_DATA'.J39]/[.$AB39]" office:value-type="float" office:value="0.0600316113800968" calcext:value-type="float">
            <text:p>0.060</text:p>
          </table:table-cell>
          <table:table-cell table:style-name="ce31" table:formula="of:=['Pivot Table_DATA'.K39]/[.$AB39]" office:value-type="float" office:value="0.0850806290264495" calcext:value-type="float">
            <text:p>0.085</text:p>
          </table:table-cell>
          <table:table-cell table:style-name="ce31" table:formula="of:=['Pivot Table_DATA'.L39]/[.$AB39]" office:value-type="float" office:value="0.111290064423192" calcext:value-type="float">
            <text:p>0.111</text:p>
          </table:table-cell>
          <table:table-cell table:style-name="ce31" table:formula="of:=['Pivot Table_DATA'.M39]/[.$AB39]" office:value-type="float" office:value="0.128756352286823" calcext:value-type="float">
            <text:p>0.129</text:p>
          </table:table-cell>
          <table:table-cell table:style-name="ce31" table:formula="of:=['Pivot Table_DATA'.N39]/[.$AB39]" office:value-type="float" office:value="0.131557360649834" calcext:value-type="float">
            <text:p>0.132</text:p>
          </table:table-cell>
          <table:table-cell table:style-name="ce31" table:formula="of:=['Pivot Table_DATA'.O39]/[.$AB39]" office:value-type="float" office:value="0.122444079868753" calcext:value-type="float">
            <text:p>0.122</text:p>
          </table:table-cell>
          <table:table-cell table:style-name="ce31" table:formula="of:=['Pivot Table_DATA'.P39]/[.$AB39]" office:value-type="float" office:value="0.101786643191549" calcext:value-type="float">
            <text:p>0.102</text:p>
          </table:table-cell>
          <table:table-cell table:style-name="ce31" table:formula="of:=['Pivot Table_DATA'.Q39]/[.$AB39]" office:value-type="float" office:value="0.0747269016846065" calcext:value-type="float">
            <text:p>0.075</text:p>
          </table:table-cell>
          <table:table-cell table:style-name="ce31" table:formula="of:=['Pivot Table_DATA'.R39]/[.$AB39]" office:value-type="float" office:value="0.0507182585730863" calcext:value-type="float">
            <text:p>0.051</text:p>
          </table:table-cell>
          <table:table-cell table:style-name="ce31" table:formula="of:=['Pivot Table_DATA'.S39]/[.$AB39]" office:value-type="float" office:value="0.0307310631827458" calcext:value-type="float">
            <text:p>0.031</text:p>
          </table:table-cell>
          <table:table-cell table:style-name="ce31" table:formula="of:=['Pivot Table_DATA'.T39]/[.$AB39]" office:value-type="float" office:value="0.0164859349365772" calcext:value-type="float">
            <text:p>0.016</text:p>
          </table:table-cell>
          <table:table-cell table:style-name="ce31" table:formula="of:=['Pivot Table_DATA'.U39]/[.$AB39]" office:value-type="float" office:value="0.00784282341642992" calcext:value-type="float">
            <text:p>0.008</text:p>
          </table:table-cell>
          <table:table-cell table:style-name="ce31" table:formula="of:=['Pivot Table_DATA'.V39]/[.$AB39]" office:value-type="float" office:value="0.00357128566283862" calcext:value-type="float">
            <text:p>0.004</text:p>
          </table:table-cell>
          <table:table-cell table:style-name="ce31" table:formula="of:=['Pivot Table_DATA'.W39]/[.$AB39]" office:value-type="float" office:value="0.00152054739706294" calcext:value-type="float">
            <text:p>0.002</text:p>
          </table:table-cell>
          <table:table-cell table:style-name="ce31" table:formula="of:=['Pivot Table_DATA'.X39]/[.$AB39]" office:value-type="float" office:value="0.000500180064823336" calcext:value-type="float">
            <text:p>0.001</text:p>
          </table:table-cell>
          <table:table-cell table:style-name="ce31" table:formula="of:=['Pivot Table_DATA'.Y39]/[.$AB39]" office:value-type="float" office:value="0.000130046816854067" calcext:value-type="float">
            <text:p>0.000</text:p>
          </table:table-cell>
          <table:table-cell table:style-name="ce31" table:formula="of:=['Pivot Table_DATA'.Z39]/[.$AB39]" office:value-type="float" office:value="0.0000200072025929335" calcext:value-type="float">
            <text:p>0.000</text:p>
          </table:table-cell>
          <table:table-cell table:style-name="ce31" table:formula="of:=['Pivot Table_DATA'.AA39]/[.$AB39]" office:value-type="float" office:value="0.0000100036012964667" calcext:value-type="float">
            <text:p>0.000</text:p>
          </table:table-cell>
          <table:table-cell table:style-name="ce40" table:formula="of:=['Pivot Table_DATA'.AB39]" office:value-type="float" office:value="99964" calcext:value-type="float">
            <text:p>99,964</text:p>
          </table:table-cell>
          <table:table-cell table:formula="of:=SUM([.B39:.AA3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2"/>
          <table:table-cell table:style-name="ce31" table:formula="of:=['Pivot Table_DATA'.C40]/[.$AB40]" office:value-type="float" office:value="0.000250097538039835" calcext:value-type="float">
            <text:p>0.000</text:p>
          </table:table-cell>
          <table:table-cell table:style-name="ce31" table:formula="of:=['Pivot Table_DATA'.D40]/[.$AB40]" office:value-type="float" office:value="0.000510198977601265" calcext:value-type="float">
            <text:p>0.001</text:p>
          </table:table-cell>
          <table:table-cell table:style-name="ce31" table:formula="of:=['Pivot Table_DATA'.E40]/[.$AB40]" office:value-type="float" office:value="0.00138053840997989" calcext:value-type="float">
            <text:p>0.001</text:p>
          </table:table-cell>
          <table:table-cell table:style-name="ce31" table:formula="of:=['Pivot Table_DATA'.F40]/[.$AB40]" office:value-type="float" office:value="0.00339132261582017" calcext:value-type="float">
            <text:p>0.003</text:p>
          </table:table-cell>
          <table:table-cell table:style-name="ce31" table:formula="of:=['Pivot Table_DATA'.G40]/[.$AB40]" office:value-type="float" office:value="0.00891347625573974" calcext:value-type="float">
            <text:p>0.009</text:p>
          </table:table-cell>
          <table:table-cell table:style-name="ce31" table:formula="of:=['Pivot Table_DATA'.H40]/[.$AB40]" office:value-type="float" office:value="0.0186172607316854" calcext:value-type="float">
            <text:p>0.019</text:p>
          </table:table-cell>
          <table:table-cell table:style-name="ce31" table:formula="of:=['Pivot Table_DATA'.I40]/[.$AB40]" office:value-type="float" office:value="0.0344334290373246" calcext:value-type="float">
            <text:p>0.034</text:p>
          </table:table-cell>
          <table:table-cell table:style-name="ce31" table:formula="of:=['Pivot Table_DATA'.J40]/[.$AB40]" office:value-type="float" office:value="0.0573723752263383" calcext:value-type="float">
            <text:p>0.057</text:p>
          </table:table-cell>
          <table:table-cell table:style-name="ce31" table:formula="of:=['Pivot Table_DATA'.K40]/[.$AB40]" office:value-type="float" office:value="0.0832224567581357" calcext:value-type="float">
            <text:p>0.083</text:p>
          </table:table-cell>
          <table:table-cell table:style-name="ce31" table:formula="of:=['Pivot Table_DATA'.L40]/[.$AB40]" office:value-type="float" office:value="0.110273006472524" calcext:value-type="float">
            <text:p>0.110</text:p>
          </table:table-cell>
          <table:table-cell table:style-name="ce31" table:formula="of:=['Pivot Table_DATA'.M40]/[.$AB40]" office:value-type="float" office:value="0.127319654665319" calcext:value-type="float">
            <text:p>0.127</text:p>
          </table:table-cell>
          <table:table-cell table:style-name="ce31" table:formula="of:=['Pivot Table_DATA'.N40]/[.$AB40]" office:value-type="float" office:value="0.130750992887226" calcext:value-type="float">
            <text:p>0.131</text:p>
          </table:table-cell>
          <table:table-cell table:style-name="ce31" table:formula="of:=['Pivot Table_DATA'.O40]/[.$AB40]" office:value-type="float" office:value="0.122617820950171" calcext:value-type="float">
            <text:p>0.123</text:p>
          </table:table-cell>
          <table:table-cell table:style-name="ce31" table:formula="of:=['Pivot Table_DATA'.P40]/[.$AB40]" office:value-type="float" office:value="0.103760466581967" calcext:value-type="float">
            <text:p>0.104</text:p>
          </table:table-cell>
          <table:table-cell table:style-name="ce31" table:formula="of:=['Pivot Table_DATA'.Q40]/[.$AB40]" office:value-type="float" office:value="0.0778303538379968" calcext:value-type="float">
            <text:p>0.078</text:p>
          </table:table-cell>
          <table:table-cell table:style-name="ce31" table:formula="of:=['Pivot Table_DATA'.R40]/[.$AB40]" office:value-type="float" office:value="0.0535208731405248" calcext:value-type="float">
            <text:p>0.054</text:p>
          </table:table-cell>
          <table:table-cell table:style-name="ce31" table:formula="of:=['Pivot Table_DATA'.S40]/[.$AB40]" office:value-type="float" office:value="0.0330228789227799" calcext:value-type="float">
            <text:p>0.033</text:p>
          </table:table-cell>
          <table:table-cell table:style-name="ce31" table:formula="of:=['Pivot Table_DATA'.T40]/[.$AB40]" office:value-type="float" office:value="0.0181970968677784" calcext:value-type="float">
            <text:p>0.018</text:p>
          </table:table-cell>
          <table:table-cell table:style-name="ce31" table:formula="of:=['Pivot Table_DATA'.U40]/[.$AB40]" office:value-type="float" office:value="0.00892348015726133" calcext:value-type="float">
            <text:p>0.009</text:p>
          </table:table-cell>
          <table:table-cell table:style-name="ce31" table:formula="of:=['Pivot Table_DATA'.V40]/[.$AB40]" office:value-type="float" office:value="0.00389151769189984" calcext:value-type="float">
            <text:p>0.004</text:p>
          </table:table-cell>
          <table:table-cell table:style-name="ce31" table:formula="of:=['Pivot Table_DATA'.W40]/[.$AB40]" office:value-type="float" office:value="0.0012204759856344" calcext:value-type="float">
            <text:p>0.001</text:p>
          </table:table-cell>
          <table:table-cell table:style-name="ce31" table:formula="of:=['Pivot Table_DATA'.X40]/[.$AB40]" office:value-type="float" office:value="0.000400156060863737" calcext:value-type="float">
            <text:p>0.000</text:p>
          </table:table-cell>
          <table:table-cell table:style-name="ce31" table:formula="of:=['Pivot Table_DATA'.Y40]/[.$AB40]" office:value-type="float" office:value="0.000140054621302308" calcext:value-type="float">
            <text:p>0.000</text:p>
          </table:table-cell>
          <table:table-cell table:style-name="ce31" table:formula="of:=['Pivot Table_DATA'.Z40]/[.$AB40]" office:value-type="float" office:value="0.0000400156060863737" calcext:value-type="float">
            <text:p>0.000</text:p>
          </table:table-cell>
          <table:table-cell table:style-name="ce38"/>
          <table:table-cell table:style-name="ce40" table:formula="of:=['Pivot Table_DATA'.AB40]" office:value-type="float" office:value="99961" calcext:value-type="float">
            <text:p>99,961</text:p>
          </table:table-cell>
          <table:table-cell table:formula="of:=SUM([.B40:.AA4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31" table:formula="of:=['Pivot Table_DATA'.B41]/[.$AB41]" office:value-type="float" office:value="0.0000200080032012805" calcext:value-type="float">
            <text:p>0.000</text:p>
          </table:table-cell>
          <table:table-cell table:style-name="ce31" table:formula="of:=['Pivot Table_DATA'.C41]/[.$AB41]" office:value-type="float" office:value="0.000290116046418567" calcext:value-type="float">
            <text:p>0.000</text:p>
          </table:table-cell>
          <table:table-cell table:style-name="ce31" table:formula="of:=['Pivot Table_DATA'.D41]/[.$AB41]" office:value-type="float" office:value="0.000670268107242897" calcext:value-type="float">
            <text:p>0.001</text:p>
          </table:table-cell>
          <table:table-cell table:style-name="ce31" table:formula="of:=['Pivot Table_DATA'.E41]/[.$AB41]" office:value-type="float" office:value="0.00183073229291717" calcext:value-type="float">
            <text:p>0.002</text:p>
          </table:table-cell>
          <table:table-cell table:style-name="ce31" table:formula="of:=['Pivot Table_DATA'.F41]/[.$AB41]" office:value-type="float" office:value="0.00436174469787915" calcext:value-type="float">
            <text:p>0.004</text:p>
          </table:table-cell>
          <table:table-cell table:style-name="ce31" table:formula="of:=['Pivot Table_DATA'.G41]/[.$AB41]" office:value-type="float" office:value="0.0103541416566627" calcext:value-type="float">
            <text:p>0.010</text:p>
          </table:table-cell>
          <table:table-cell table:style-name="ce31" table:formula="of:=['Pivot Table_DATA'.H41]/[.$AB41]" office:value-type="float" office:value="0.0205082032813125" calcext:value-type="float">
            <text:p>0.021</text:p>
          </table:table-cell>
          <table:table-cell table:style-name="ce31" table:formula="of:=['Pivot Table_DATA'.I41]/[.$AB41]" office:value-type="float" office:value="0.0391856742697079" calcext:value-type="float">
            <text:p>0.039</text:p>
          </table:table-cell>
          <table:table-cell table:style-name="ce31" table:formula="of:=['Pivot Table_DATA'.J41]/[.$AB41]" office:value-type="float" office:value="0.0636054421768708" calcext:value-type="float">
            <text:p>0.064</text:p>
          </table:table-cell>
          <table:table-cell table:style-name="ce31" table:formula="of:=['Pivot Table_DATA'.K41]/[.$AB41]" office:value-type="float" office:value="0.0911864745898359" calcext:value-type="float">
            <text:p>0.091</text:p>
          </table:table-cell>
          <table:table-cell table:style-name="ce31" table:formula="of:=['Pivot Table_DATA'.L41]/[.$AB41]" office:value-type="float" office:value="0.113355342136855" calcext:value-type="float">
            <text:p>0.113</text:p>
          </table:table-cell>
          <table:table-cell table:style-name="ce31" table:formula="of:=['Pivot Table_DATA'.M41]/[.$AB41]" office:value-type="float" office:value="0.13016206482593" calcext:value-type="float">
            <text:p>0.130</text:p>
          </table:table-cell>
          <table:table-cell table:style-name="ce31" table:formula="of:=['Pivot Table_DATA'.N41]/[.$AB41]" office:value-type="float" office:value="0.132062825130052" calcext:value-type="float">
            <text:p>0.132</text:p>
          </table:table-cell>
          <table:table-cell table:style-name="ce31" table:formula="of:=['Pivot Table_DATA'.O41]/[.$AB41]" office:value-type="float" office:value="0.119817927170868" calcext:value-type="float">
            <text:p>0.120</text:p>
          </table:table-cell>
          <table:table-cell table:style-name="ce31" table:formula="of:=['Pivot Table_DATA'.P41]/[.$AB41]" office:value-type="float" office:value="0.0994697879151661" calcext:value-type="float">
            <text:p>0.099</text:p>
          </table:table-cell>
          <table:table-cell table:style-name="ce31" table:formula="of:=['Pivot Table_DATA'.Q41]/[.$AB41]" office:value-type="float" office:value="0.0708983593437375" calcext:value-type="float">
            <text:p>0.071</text:p>
          </table:table-cell>
          <table:table-cell table:style-name="ce31" table:formula="of:=['Pivot Table_DATA'.R41]/[.$AB41]" office:value-type="float" office:value="0.0482092837134854" calcext:value-type="float">
            <text:p>0.048</text:p>
          </table:table-cell>
          <table:table-cell table:style-name="ce31" table:formula="of:=['Pivot Table_DATA'.S41]/[.$AB41]" office:value-type="float" office:value="0.028391356542617" calcext:value-type="float">
            <text:p>0.028</text:p>
          </table:table-cell>
          <table:table-cell table:style-name="ce31" table:formula="of:=['Pivot Table_DATA'.T41]/[.$AB41]" office:value-type="float" office:value="0.0145058023209284" calcext:value-type="float">
            <text:p>0.015</text:p>
          </table:table-cell>
          <table:table-cell table:style-name="ce31" table:formula="of:=['Pivot Table_DATA'.U41]/[.$AB41]" office:value-type="float" office:value="0.00668267306922769" calcext:value-type="float">
            <text:p>0.007</text:p>
          </table:table-cell>
          <table:table-cell table:style-name="ce31" table:formula="of:=['Pivot Table_DATA'.V41]/[.$AB41]" office:value-type="float" office:value="0.00307122849139656" calcext:value-type="float">
            <text:p>0.003</text:p>
          </table:table-cell>
          <table:table-cell table:style-name="ce31" table:formula="of:=['Pivot Table_DATA'.W41]/[.$AB41]" office:value-type="float" office:value="0.000870348139255702" calcext:value-type="float">
            <text:p>0.001</text:p>
          </table:table-cell>
          <table:table-cell table:style-name="ce31" table:formula="of:=['Pivot Table_DATA'.X41]/[.$AB41]" office:value-type="float" office:value="0.00038015206082433" calcext:value-type="float">
            <text:p>0.000</text:p>
          </table:table-cell>
          <table:table-cell table:style-name="ce31" table:formula="of:=['Pivot Table_DATA'.Y41]/[.$AB41]" office:value-type="float" office:value="0.000080032012805122" calcext:value-type="float">
            <text:p>0.000</text:p>
          </table:table-cell>
          <table:table-cell table:style-name="ce31" table:formula="of:=['Pivot Table_DATA'.Z41]/[.$AB41]" office:value-type="float" office:value="0.0000100040016006403" calcext:value-type="float">
            <text:p>0.000</text:p>
          </table:table-cell>
          <table:table-cell table:style-name="ce31" table:formula="of:=['Pivot Table_DATA'.AA41]/[.$AB41]" office:value-type="float" office:value="0.0000200080032012805" calcext:value-type="float">
            <text:p>0.000</text:p>
          </table:table-cell>
          <table:table-cell table:style-name="ce40" table:formula="of:=['Pivot Table_DATA'.AB41]" office:value-type="float" office:value="99960" calcext:value-type="float">
            <text:p>99,960</text:p>
          </table:table-cell>
          <table:table-cell table:formula="of:=SUM([.B41:.AA4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1" table:formula="of:=['Pivot Table_DATA'.B42]/[.$AB42]" office:value-type="float" office:value="0.0000100039015215934" calcext:value-type="float">
            <text:p>0.000</text:p>
          </table:table-cell>
          <table:table-cell table:style-name="ce31" table:formula="of:=['Pivot Table_DATA'.C42]/[.$AB42]" office:value-type="float" office:value="0.000200078030431868" calcext:value-type="float">
            <text:p>0.000</text:p>
          </table:table-cell>
          <table:table-cell table:style-name="ce31" table:formula="of:=['Pivot Table_DATA'.D42]/[.$AB42]" office:value-type="float" office:value="0.000630245795860386" calcext:value-type="float">
            <text:p>0.001</text:p>
          </table:table-cell>
          <table:table-cell table:style-name="ce31" table:formula="of:=['Pivot Table_DATA'.E42]/[.$AB42]" office:value-type="float" office:value="0.00148057742519583" calcext:value-type="float">
            <text:p>0.001</text:p>
          </table:table-cell>
          <table:table-cell table:style-name="ce31" table:formula="of:=['Pivot Table_DATA'.F42]/[.$AB42]" office:value-type="float" office:value="0.00368143575994638" calcext:value-type="float">
            <text:p>0.004</text:p>
          </table:table-cell>
          <table:table-cell table:style-name="ce31" table:formula="of:=['Pivot Table_DATA'.G42]/[.$AB42]" office:value-type="float" office:value="0.00915356989225798" calcext:value-type="float">
            <text:p>0.009</text:p>
          </table:table-cell>
          <table:table-cell table:style-name="ce31" table:formula="of:=['Pivot Table_DATA'.H42]/[.$AB42]" office:value-type="float" office:value="0.0197877172097118" calcext:value-type="float">
            <text:p>0.020</text:p>
          </table:table-cell>
          <table:table-cell table:style-name="ce31" table:formula="of:=['Pivot Table_DATA'.I42]/[.$AB42]" office:value-type="float" office:value="0.0389952081311712" calcext:value-type="float">
            <text:p>0.039</text:p>
          </table:table-cell>
          <table:table-cell table:style-name="ce31" table:formula="of:=['Pivot Table_DATA'.J42]/[.$AB42]" office:value-type="float" office:value="0.0613039085243245" calcext:value-type="float">
            <text:p>0.061</text:p>
          </table:table-cell>
          <table:table-cell table:style-name="ce31" table:formula="of:=['Pivot Table_DATA'.K42]/[.$AB42]" office:value-type="float" office:value="0.0884144816478427" calcext:value-type="float">
            <text:p>0.088</text:p>
          </table:table-cell>
          <table:table-cell table:style-name="ce31" table:formula="of:=['Pivot Table_DATA'.L42]/[.$AB42]" office:value-type="float" office:value="0.115244945528756" calcext:value-type="float">
            <text:p>0.115</text:p>
          </table:table-cell>
          <table:table-cell table:style-name="ce31" table:formula="of:=['Pivot Table_DATA'.M42]/[.$AB42]" office:value-type="float" office:value="0.129680575424416" calcext:value-type="float">
            <text:p>0.130</text:p>
          </table:table-cell>
          <table:table-cell table:style-name="ce31" table:formula="of:=['Pivot Table_DATA'.N42]/[.$AB42]" office:value-type="float" office:value="0.134942627624774" calcext:value-type="float">
            <text:p>0.135</text:p>
          </table:table-cell>
          <table:table-cell table:style-name="ce31" table:formula="of:=['Pivot Table_DATA'.O42]/[.$AB42]" office:value-type="float" office:value="0.120136853372815" calcext:value-type="float">
            <text:p>0.120</text:p>
          </table:table-cell>
          <table:table-cell table:style-name="ce31" table:formula="of:=['Pivot Table_DATA'.P42]/[.$AB42]" office:value-type="float" office:value="0.0980082232070507" calcext:value-type="float">
            <text:p>0.098</text:p>
          </table:table-cell>
          <table:table-cell table:style-name="ce31" table:formula="of:=['Pivot Table_DATA'.Q42]/[.$AB42]" office:value-type="float" office:value="0.0728083952741569" calcext:value-type="float">
            <text:p>0.073</text:p>
          </table:table-cell>
          <table:table-cell table:style-name="ce31" table:formula="of:=['Pivot Table_DATA'.R42]/[.$AB42]" office:value-type="float" office:value="0.0490491291603725" calcext:value-type="float">
            <text:p>0.049</text:p>
          </table:table-cell>
          <table:table-cell table:style-name="ce31" table:formula="of:=['Pivot Table_DATA'.S42]/[.$AB42]" office:value-type="float" office:value="0.0292914236552255" calcext:value-type="float">
            <text:p>0.029</text:p>
          </table:table-cell>
          <table:table-cell table:style-name="ce31" table:formula="of:=['Pivot Table_DATA'.T42]/[.$AB42]" office:value-type="float" office:value="0.015476035653905" calcext:value-type="float">
            <text:p>0.015</text:p>
          </table:table-cell>
          <table:table-cell table:style-name="ce31" table:formula="of:=['Pivot Table_DATA'.U42]/[.$AB42]" office:value-type="float" office:value="0.00723282080011204" calcext:value-type="float">
            <text:p>0.007</text:p>
          </table:table-cell>
          <table:table-cell table:style-name="ce31" table:formula="of:=['Pivot Table_DATA'.V42]/[.$AB42]" office:value-type="float" office:value="0.00314122507778033" calcext:value-type="float">
            <text:p>0.003</text:p>
          </table:table-cell>
          <table:table-cell table:style-name="ce31" table:formula="of:=['Pivot Table_DATA'.W42]/[.$AB42]" office:value-type="float" office:value="0.000960374546072968" calcext:value-type="float">
            <text:p>0.001</text:p>
          </table:table-cell>
          <table:table-cell table:style-name="ce31" table:formula="of:=['Pivot Table_DATA'.X42]/[.$AB42]" office:value-type="float" office:value="0.000270105341083022" calcext:value-type="float">
            <text:p>0.000</text:p>
          </table:table-cell>
          <table:table-cell table:style-name="ce31" table:formula="of:=['Pivot Table_DATA'.Y42]/[.$AB42]" office:value-type="float" office:value="0.0000800312121727474" calcext:value-type="float">
            <text:p>0.000</text:p>
          </table:table-cell>
          <table:table-cell table:style-name="ce31" table:formula="of:=['Pivot Table_DATA'.Z42]/[.$AB42]" office:value-type="float" office:value="0.0000200078030431868" calcext:value-type="float">
            <text:p>0.000</text:p>
          </table:table-cell>
          <table:table-cell table:style-name="ce38"/>
          <table:table-cell table:style-name="ce40" table:formula="of:=['Pivot Table_DATA'.AB42]" office:value-type="float" office:value="99961" calcext:value-type="float">
            <text:p>99,961</text:p>
          </table:table-cell>
          <table:table-cell table:formula="of:=SUM([.B42:.AA4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1" table:formula="of:=['Pivot Table_DATA'.B43]/[.$AB43]" office:value-type="float" office:value="0.0000100033010893595" calcext:value-type="float">
            <text:p>0.000</text:p>
          </table:table-cell>
          <table:table-cell table:style-name="ce31" table:formula="of:=['Pivot Table_DATA'.C43]/[.$AB43]" office:value-type="float" office:value="0.000270089129412706" calcext:value-type="float">
            <text:p>0.000</text:p>
          </table:table-cell>
          <table:table-cell table:style-name="ce31" table:formula="of:=['Pivot Table_DATA'.D43]/[.$AB43]" office:value-type="float" office:value="0.000670221172987086" calcext:value-type="float">
            <text:p>0.001</text:p>
          </table:table-cell>
          <table:table-cell table:style-name="ce31" table:formula="of:=['Pivot Table_DATA'.E43]/[.$AB43]" office:value-type="float" office:value="0.0019006272069783" calcext:value-type="float">
            <text:p>0.002</text:p>
          </table:table-cell>
          <table:table-cell table:style-name="ce31" table:formula="of:=['Pivot Table_DATA'.F43]/[.$AB43]" office:value-type="float" office:value="0.00465153500655216" calcext:value-type="float">
            <text:p>0.005</text:p>
          </table:table-cell>
          <table:table-cell table:style-name="ce31" table:formula="of:=['Pivot Table_DATA'.G43]/[.$AB43]" office:value-type="float" office:value="0.0114037632418698" calcext:value-type="float">
            <text:p>0.011</text:p>
          </table:table-cell>
          <table:table-cell table:style-name="ce31" table:formula="of:=['Pivot Table_DATA'.H43]/[.$AB43]" office:value-type="float" office:value="0.0227675132793822" calcext:value-type="float">
            <text:p>0.023</text:p>
          </table:table-cell>
          <table:table-cell table:style-name="ce31" table:formula="of:=['Pivot Table_DATA'.I43]/[.$AB43]" office:value-type="float" office:value="0.0423339702101694" calcext:value-type="float">
            <text:p>0.042</text:p>
          </table:table-cell>
          <table:table-cell table:style-name="ce31" table:formula="of:=['Pivot Table_DATA'.J43]/[.$AB43]" office:value-type="float" office:value="0.0700031010233377" calcext:value-type="float">
            <text:p>0.070</text:p>
          </table:table-cell>
          <table:table-cell table:style-name="ce31" table:formula="of:=['Pivot Table_DATA'.K43]/[.$AB43]" office:value-type="float" office:value="0.0983224464073144" calcext:value-type="float">
            <text:p>0.098</text:p>
          </table:table-cell>
          <table:table-cell table:style-name="ce31" table:formula="of:=['Pivot Table_DATA'.L43]/[.$AB43]" office:value-type="float" office:value="0.120499764922424" calcext:value-type="float">
            <text:p>0.120</text:p>
          </table:table-cell>
          <table:table-cell table:style-name="ce31" table:formula="of:=['Pivot Table_DATA'.M43]/[.$AB43]" office:value-type="float" office:value="0.135524723158642" calcext:value-type="float">
            <text:p>0.136</text:p>
          </table:table-cell>
          <table:table-cell table:style-name="ce31" table:formula="of:=['Pivot Table_DATA'.N43]/[.$AB43]" office:value-type="float" office:value="0.130833174947733" calcext:value-type="float">
            <text:p>0.131</text:p>
          </table:table-cell>
          <table:table-cell table:style-name="ce31" table:formula="of:=['Pivot Table_DATA'.O43]/[.$AB43]" office:value-type="float" office:value="0.117558794402153" calcext:value-type="float">
            <text:p>0.118</text:p>
          </table:table-cell>
          <table:table-cell table:style-name="ce31" table:formula="of:=['Pivot Table_DATA'.P43]/[.$AB43]" office:value-type="float" office:value="0.0917002610861584" calcext:value-type="float">
            <text:p>0.092</text:p>
          </table:table-cell>
          <table:table-cell table:style-name="ce31" table:formula="of:=['Pivot Table_DATA'.Q43]/[.$AB43]" office:value-type="float" office:value="0.0653115528124281" calcext:value-type="float">
            <text:p>0.065</text:p>
          </table:table-cell>
          <table:table-cell table:style-name="ce31" table:formula="of:=['Pivot Table_DATA'.R43]/[.$AB43]" office:value-type="float" office:value="0.0422539438014545" calcext:value-type="float">
            <text:p>0.042</text:p>
          </table:table-cell>
          <table:table-cell table:style-name="ce31" table:formula="of:=['Pivot Table_DATA'.S43]/[.$AB43]" office:value-type="float" office:value="0.0240379325177309" calcext:value-type="float">
            <text:p>0.024</text:p>
          </table:table-cell>
          <table:table-cell table:style-name="ce31" table:formula="of:=['Pivot Table_DATA'.T43]/[.$AB43]" office:value-type="float" office:value="0.0118639150919804" calcext:value-type="float">
            <text:p>0.012</text:p>
          </table:table-cell>
          <table:table-cell table:style-name="ce31" table:formula="of:=['Pivot Table_DATA'.U43]/[.$AB43]" office:value-type="float" office:value="0.00534176278171797" calcext:value-type="float">
            <text:p>0.005</text:p>
          </table:table-cell>
          <table:table-cell table:style-name="ce31" table:formula="of:=['Pivot Table_DATA'.V43]/[.$AB43]" office:value-type="float" office:value="0.0019006272069783" calcext:value-type="float">
            <text:p>0.002</text:p>
          </table:table-cell>
          <table:table-cell table:style-name="ce31" table:formula="of:=['Pivot Table_DATA'.W43]/[.$AB43]" office:value-type="float" office:value="0.000650214570808367" calcext:value-type="float">
            <text:p>0.001</text:p>
          </table:table-cell>
          <table:table-cell table:style-name="ce31" table:formula="of:=['Pivot Table_DATA'.X43]/[.$AB43]" office:value-type="float" office:value="0.000160052817429752" calcext:value-type="float">
            <text:p>0.000</text:p>
          </table:table-cell>
          <table:table-cell table:style-name="ce31" table:formula="of:=['Pivot Table_DATA'.Y43]/[.$AB43]" office:value-type="float" office:value="0.000020006602178719" calcext:value-type="float">
            <text:p>0.000</text:p>
          </table:table-cell>
          <table:table-cell table:style-name="ce31" table:formula="of:=['Pivot Table_DATA'.Z43]/[.$AB43]" office:value-type="float" office:value="0.0000100033010893595" calcext:value-type="float">
            <text:p>0.000</text:p>
          </table:table-cell>
          <table:table-cell table:style-name="ce38"/>
          <table:table-cell table:style-name="ce40" table:formula="of:=['Pivot Table_DATA'.AB43]" office:value-type="float" office:value="99967" calcext:value-type="float">
            <text:p>99,967</text:p>
          </table:table-cell>
          <table:table-cell table:formula="of:=SUM([.B43:.AA4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1" table:formula="of:=['Pivot Table_DATA'.B44]/[.$AB44]" office:value-type="float" office:value="0.0000100036012964667" calcext:value-type="float">
            <text:p>0.000</text:p>
          </table:table-cell>
          <table:table-cell table:style-name="ce31" table:formula="of:=['Pivot Table_DATA'.C44]/[.$AB44]" office:value-type="float" office:value="0.000150054019447001" calcext:value-type="float">
            <text:p>0.000</text:p>
          </table:table-cell>
          <table:table-cell table:style-name="ce31" table:formula="of:=['Pivot Table_DATA'.D44]/[.$AB44]" office:value-type="float" office:value="0.000410147653155136" calcext:value-type="float">
            <text:p>0.000</text:p>
          </table:table-cell>
          <table:table-cell table:style-name="ce31" table:formula="of:=['Pivot Table_DATA'.E44]/[.$AB44]" office:value-type="float" office:value="0.00165059421391701" calcext:value-type="float">
            <text:p>0.002</text:p>
          </table:table-cell>
          <table:table-cell table:style-name="ce31" table:formula="of:=['Pivot Table_DATA'.F44]/[.$AB44]" office:value-type="float" office:value="0.00400144051858669" calcext:value-type="float">
            <text:p>0.004</text:p>
          </table:table-cell>
          <table:table-cell table:style-name="ce31" table:formula="of:=['Pivot Table_DATA'.G44]/[.$AB44]" office:value-type="float" office:value="0.00990356528350206" calcext:value-type="float">
            <text:p>0.010</text:p>
          </table:table-cell>
          <table:table-cell table:style-name="ce31" table:formula="of:=['Pivot Table_DATA'.H44]/[.$AB44]" office:value-type="float" office:value="0.0225781281261254" calcext:value-type="float">
            <text:p>0.023</text:p>
          </table:table-cell>
          <table:table-cell table:style-name="ce31" table:formula="of:=['Pivot Table_DATA'.I44]/[.$AB44]" office:value-type="float" office:value="0.0427753991436917" calcext:value-type="float">
            <text:p>0.043</text:p>
          </table:table-cell>
          <table:table-cell table:style-name="ce31" table:formula="of:=['Pivot Table_DATA'.J44]/[.$AB44]" office:value-type="float" office:value="0.0683746148613501" calcext:value-type="float">
            <text:p>0.068</text:p>
          </table:table-cell>
          <table:table-cell table:style-name="ce31" table:formula="of:=['Pivot Table_DATA'.K44]/[.$AB44]" office:value-type="float" office:value="0.099965987755592" calcext:value-type="float">
            <text:p>0.100</text:p>
          </table:table-cell>
          <table:table-cell table:style-name="ce31" table:formula="of:=['Pivot Table_DATA'.L44]/[.$AB44]" office:value-type="float" office:value="0.121873874594854" calcext:value-type="float">
            <text:p>0.122</text:p>
          </table:table-cell>
          <table:table-cell table:style-name="ce31" table:formula="of:=['Pivot Table_DATA'.M44]/[.$AB44]" office:value-type="float" office:value="0.135468768756752" calcext:value-type="float">
            <text:p>0.135</text:p>
          </table:table-cell>
          <table:table-cell table:style-name="ce31" table:formula="of:=['Pivot Table_DATA'.N44]/[.$AB44]" office:value-type="float" office:value="0.133488055700052" calcext:value-type="float">
            <text:p>0.133</text:p>
          </table:table-cell>
          <table:table-cell table:style-name="ce31" table:formula="of:=['Pivot Table_DATA'.O44]/[.$AB44]" office:value-type="float" office:value="0.116601976711616" calcext:value-type="float">
            <text:p>0.117</text:p>
          </table:table-cell>
          <table:table-cell table:style-name="ce31" table:formula="of:=['Pivot Table_DATA'.P44]/[.$AB44]" office:value-type="float" office:value="0.0914729302548917" calcext:value-type="float">
            <text:p>0.091</text:p>
          </table:table-cell>
          <table:table-cell table:style-name="ce31" table:formula="of:=['Pivot Table_DATA'.Q44]/[.$AB44]" office:value-type="float" office:value="0.0660837901644592" calcext:value-type="float">
            <text:p>0.066</text:p>
          </table:table-cell>
          <table:table-cell table:style-name="ce31" table:formula="of:=['Pivot Table_DATA'.R44]/[.$AB44]" office:value-type="float" office:value="0.0416049777920051" calcext:value-type="float">
            <text:p>0.042</text:p>
          </table:table-cell>
          <table:table-cell table:style-name="ce31" table:formula="of:=['Pivot Table_DATA'.S44]/[.$AB44]" office:value-type="float" office:value="0.0235784882557721" calcext:value-type="float">
            <text:p>0.024</text:p>
          </table:table-cell>
          <table:table-cell table:style-name="ce31" table:formula="of:=['Pivot Table_DATA'.T44]/[.$AB44]" office:value-type="float" office:value="0.0119543035492777" calcext:value-type="float">
            <text:p>0.012</text:p>
          </table:table-cell>
          <table:table-cell table:style-name="ce31" table:formula="of:=['Pivot Table_DATA'.U44]/[.$AB44]" office:value-type="float" office:value="0.00509183305990156" calcext:value-type="float">
            <text:p>0.005</text:p>
          </table:table-cell>
          <table:table-cell table:style-name="ce31" table:formula="of:=['Pivot Table_DATA'.V44]/[.$AB44]" office:value-type="float" office:value="0.00219078868392621" calcext:value-type="float">
            <text:p>0.002</text:p>
          </table:table-cell>
          <table:table-cell table:style-name="ce31" table:formula="of:=['Pivot Table_DATA'.W44]/[.$AB44]" office:value-type="float" office:value="0.00058020887519507" calcext:value-type="float">
            <text:p>0.001</text:p>
          </table:table-cell>
          <table:table-cell table:style-name="ce31" table:formula="of:=['Pivot Table_DATA'.X44]/[.$AB44]" office:value-type="float" office:value="0.000180064823336401" calcext:value-type="float">
            <text:p>0.000</text:p>
          </table:table-cell>
          <table:table-cell table:style-name="ce34"/>
          <table:table-cell table:style-name="ce31" table:formula="of:=['Pivot Table_DATA'.Z44]/[.$AB44]" office:value-type="float" office:value="0.0000100036012964667" calcext:value-type="float">
            <text:p>0.000</text:p>
          </table:table-cell>
          <table:table-cell table:style-name="ce38"/>
          <table:table-cell table:style-name="ce40" table:formula="of:=['Pivot Table_DATA'.AB44]" office:value-type="float" office:value="99964" calcext:value-type="float">
            <text:p>99,964</text:p>
          </table:table-cell>
          <table:table-cell table:formula="of:=SUM([.B44:.AA4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1" table:formula="of:=['Pivot Table_DATA'.B45]/[.$AB45]" office:value-type="float" office:value="0.0000100033010893595" calcext:value-type="float">
            <text:p>0.000</text:p>
          </table:table-cell>
          <table:table-cell table:style-name="ce31" table:formula="of:=['Pivot Table_DATA'.C45]/[.$AB45]" office:value-type="float" office:value="0.000330108935948863" calcext:value-type="float">
            <text:p>0.000</text:p>
          </table:table-cell>
          <table:table-cell table:style-name="ce31" table:formula="of:=['Pivot Table_DATA'.D45]/[.$AB45]" office:value-type="float" office:value="0.000880290495863635" calcext:value-type="float">
            <text:p>0.001</text:p>
          </table:table-cell>
          <table:table-cell table:style-name="ce31" table:formula="of:=['Pivot Table_DATA'.E45]/[.$AB45]" office:value-type="float" office:value="0.00217071633639101" calcext:value-type="float">
            <text:p>0.002</text:p>
          </table:table-cell>
          <table:table-cell table:style-name="ce31" table:formula="of:=['Pivot Table_DATA'.F45]/[.$AB45]" office:value-type="float" office:value="0.00523172646973501" calcext:value-type="float">
            <text:p>0.005</text:p>
          </table:table-cell>
          <table:table-cell table:style-name="ce31" table:formula="of:=['Pivot Table_DATA'.G45]/[.$AB45]" office:value-type="float" office:value="0.0127041923834866" calcext:value-type="float">
            <text:p>0.013</text:p>
          </table:table-cell>
          <table:table-cell table:style-name="ce31" table:formula="of:=['Pivot Table_DATA'.H45]/[.$AB45]" office:value-type="float" office:value="0.026268668660658" calcext:value-type="float">
            <text:p>0.026</text:p>
          </table:table-cell>
          <table:table-cell table:style-name="ce31" table:formula="of:=['Pivot Table_DATA'.I45]/[.$AB45]" office:value-type="float" office:value="0.0493162743705423" calcext:value-type="float">
            <text:p>0.049</text:p>
          </table:table-cell>
          <table:table-cell table:style-name="ce31" table:formula="of:=['Pivot Table_DATA'.J45]/[.$AB45]" office:value-type="float" office:value="0.0778556923784849" calcext:value-type="float">
            <text:p>0.078</text:p>
          </table:table-cell>
          <table:table-cell table:style-name="ce31" table:formula="of:=['Pivot Table_DATA'.K45]/[.$AB45]" office:value-type="float" office:value="0.108485800314104" calcext:value-type="float">
            <text:p>0.108</text:p>
          </table:table-cell>
          <table:table-cell table:style-name="ce31" table:formula="of:=['Pivot Table_DATA'.L45]/[.$AB45]" office:value-type="float" office:value="0.12963277881701" calcext:value-type="float">
            <text:p>0.130</text:p>
          </table:table-cell>
          <table:table-cell table:style-name="ce31" table:formula="of:=['Pivot Table_DATA'.M45]/[.$AB45]" office:value-type="float" office:value="0.138495703582182" calcext:value-type="float">
            <text:p>0.138</text:p>
          </table:table-cell>
          <table:table-cell table:style-name="ce31" table:formula="of:=['Pivot Table_DATA'.N45]/[.$AB45]" office:value-type="float" office:value="0.133023897886302" calcext:value-type="float">
            <text:p>0.133</text:p>
          </table:table-cell>
          <table:table-cell table:style-name="ce31" table:formula="of:=['Pivot Table_DATA'.O45]/[.$AB45]" office:value-type="float" office:value="0.109126011583823" calcext:value-type="float">
            <text:p>0.109</text:p>
          </table:table-cell>
          <table:table-cell table:style-name="ce31" table:formula="of:=['Pivot Table_DATA'.P45]/[.$AB45]" office:value-type="float" office:value="0.083367511278722" calcext:value-type="float">
            <text:p>0.083</text:p>
          </table:table-cell>
          <table:table-cell table:style-name="ce31" table:formula="of:=['Pivot Table_DATA'.Q45]/[.$AB45]" office:value-type="float" office:value="0.0566086808646853" calcext:value-type="float">
            <text:p>0.057</text:p>
          </table:table-cell>
          <table:table-cell table:style-name="ce31" table:formula="of:=['Pivot Table_DATA'.R45]/[.$AB45]" office:value-type="float" office:value="0.0344013524463073" calcext:value-type="float">
            <text:p>0.034</text:p>
          </table:table-cell>
          <table:table-cell table:style-name="ce31" table:formula="of:=['Pivot Table_DATA'.S45]/[.$AB45]" office:value-type="float" office:value="0.0181059749717407" calcext:value-type="float">
            <text:p>0.018</text:p>
          </table:table-cell>
          <table:table-cell table:style-name="ce31" table:formula="of:=['Pivot Table_DATA'.T45]/[.$AB45]" office:value-type="float" office:value="0.00881290825972571" calcext:value-type="float">
            <text:p>0.009</text:p>
          </table:table-cell>
          <table:table-cell table:style-name="ce31" table:formula="of:=['Pivot Table_DATA'.U45]/[.$AB45]" office:value-type="float" office:value="0.00347114547800774" calcext:value-type="float">
            <text:p>0.003</text:p>
          </table:table-cell>
          <table:table-cell table:style-name="ce31" table:formula="of:=['Pivot Table_DATA'.V45]/[.$AB45]" office:value-type="float" office:value="0.00114037632418698" calcext:value-type="float">
            <text:p>0.001</text:p>
          </table:table-cell>
          <table:table-cell table:style-name="ce31" table:formula="of:=['Pivot Table_DATA'.W45]/[.$AB45]" office:value-type="float" office:value="0.000480158452289255" calcext:value-type="float">
            <text:p>0.000</text:p>
          </table:table-cell>
          <table:table-cell table:style-name="ce31" table:formula="of:=['Pivot Table_DATA'.X45]/[.$AB45]" office:value-type="float" office:value="0.0000700231076255164" calcext:value-type="float">
            <text:p>0.000</text:p>
          </table:table-cell>
          <table:table-cell table:style-name="ce31" table:formula="of:=['Pivot Table_DATA'.Y45]/[.$AB45]" office:value-type="float" office:value="0.0000100033010893595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5]" office:value-type="float" office:value="99967" calcext:value-type="float">
            <text:p>99,967</text:p>
          </table:table-cell>
          <table:table-cell table:formula="of:=SUM([.B45:.AA4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1" table:formula="of:=['Pivot Table_DATA'.B46]/[.$AB46]" office:value-type="float" office:value="0.0000100035012254289" calcext:value-type="float">
            <text:p>0.000</text:p>
          </table:table-cell>
          <table:table-cell table:style-name="ce31" table:formula="of:=['Pivot Table_DATA'.C46]/[.$AB46]" office:value-type="float" office:value="0.00018006302205772" calcext:value-type="float">
            <text:p>0.000</text:p>
          </table:table-cell>
          <table:table-cell table:style-name="ce31" table:formula="of:=['Pivot Table_DATA'.D46]/[.$AB46]" office:value-type="float" office:value="0.000610213574751163" calcext:value-type="float">
            <text:p>0.001</text:p>
          </table:table-cell>
          <table:table-cell table:style-name="ce31" table:formula="of:=['Pivot Table_DATA'.E46]/[.$AB46]" office:value-type="float" office:value="0.00170059520832291" calcext:value-type="float">
            <text:p>0.002</text:p>
          </table:table-cell>
          <table:table-cell table:style-name="ce31" table:formula="of:=['Pivot Table_DATA'.F46]/[.$AB46]" office:value-type="float" office:value="0.00501175411393988" calcext:value-type="float">
            <text:p>0.005</text:p>
          </table:table-cell>
          <table:table-cell table:style-name="ce31" table:formula="of:=['Pivot Table_DATA'.G46]/[.$AB46]" office:value-type="float" office:value="0.0125844045415896" calcext:value-type="float">
            <text:p>0.013</text:p>
          </table:table-cell>
          <table:table-cell table:style-name="ce31" table:formula="of:=['Pivot Table_DATA'.H46]/[.$AB46]" office:value-type="float" office:value="0.0268493972890512" calcext:value-type="float">
            <text:p>0.027</text:p>
          </table:table-cell>
          <table:table-cell table:style-name="ce31" table:formula="of:=['Pivot Table_DATA'.I46]/[.$AB46]" office:value-type="float" office:value="0.0497874255989596" calcext:value-type="float">
            <text:p>0.050</text:p>
          </table:table-cell>
          <table:table-cell table:style-name="ce31" table:formula="of:=['Pivot Table_DATA'.J46]/[.$AB46]" office:value-type="float" office:value="0.0798479467813735" calcext:value-type="float">
            <text:p>0.080</text:p>
          </table:table-cell>
          <table:table-cell table:style-name="ce31" table:formula="of:=['Pivot Table_DATA'.K46]/[.$AB46]" office:value-type="float" office:value="0.110728755064272" calcext:value-type="float">
            <text:p>0.111</text:p>
          </table:table-cell>
          <table:table-cell table:style-name="ce31" table:formula="of:=['Pivot Table_DATA'.L46]/[.$AB46]" office:value-type="float" office:value="0.131676086630321" calcext:value-type="float">
            <text:p>0.132</text:p>
          </table:table-cell>
          <table:table-cell table:style-name="ce31" table:formula="of:=['Pivot Table_DATA'.M46]/[.$AB46]" office:value-type="float" office:value="0.140079027659681" calcext:value-type="float">
            <text:p>0.140</text:p>
          </table:table-cell>
          <table:table-cell table:style-name="ce31" table:formula="of:=['Pivot Table_DATA'.N46]/[.$AB46]" office:value-type="float" office:value="0.130645726004101" calcext:value-type="float">
            <text:p>0.131</text:p>
          </table:table-cell>
          <table:table-cell table:style-name="ce31" table:formula="of:=['Pivot Table_DATA'.O46]/[.$AB46]" office:value-type="float" office:value="0.109338268393938" calcext:value-type="float">
            <text:p>0.109</text:p>
          </table:table-cell>
          <table:table-cell table:style-name="ce31" table:formula="of:=['Pivot Table_DATA'.P46]/[.$AB46]" office:value-type="float" office:value="0.0829490321612565" calcext:value-type="float">
            <text:p>0.083</text:p>
          </table:table-cell>
          <table:table-cell table:style-name="ce31" table:formula="of:=['Pivot Table_DATA'.Q46]/[.$AB46]" office:value-type="float" office:value="0.0548291902165758" calcext:value-type="float">
            <text:p>0.055</text:p>
          </table:table-cell>
          <table:table-cell table:style-name="ce31" table:formula="of:=['Pivot Table_DATA'.R46]/[.$AB46]" office:value-type="float" office:value="0.0329815435402391" calcext:value-type="float">
            <text:p>0.033</text:p>
          </table:table-cell>
          <table:table-cell table:style-name="ce31" table:formula="of:=['Pivot Table_DATA'.S46]/[.$AB46]" office:value-type="float" office:value="0.0173560746261191" calcext:value-type="float">
            <text:p>0.017</text:p>
          </table:table-cell>
          <table:table-cell table:style-name="ce31" table:formula="of:=['Pivot Table_DATA'.T46]/[.$AB46]" office:value-type="float" office:value="0.00854299004651628" calcext:value-type="float">
            <text:p>0.009</text:p>
          </table:table-cell>
          <table:table-cell table:style-name="ce31" table:formula="of:=['Pivot Table_DATA'.U46]/[.$AB46]" office:value-type="float" office:value="0.00297103986395238" calcext:value-type="float">
            <text:p>0.003</text:p>
          </table:table-cell>
          <table:table-cell table:style-name="ce31" table:formula="of:=['Pivot Table_DATA'.V46]/[.$AB46]" office:value-type="float" office:value="0.000990346621317461" calcext:value-type="float">
            <text:p>0.001</text:p>
          </table:table-cell>
          <table:table-cell table:style-name="ce31" table:formula="of:=['Pivot Table_DATA'.W46]/[.$AB46]" office:value-type="float" office:value="0.000260091031861151" calcext:value-type="float">
            <text:p>0.000</text:p>
          </table:table-cell>
          <table:table-cell table:style-name="ce31" table:formula="of:=['Pivot Table_DATA'.X46]/[.$AB46]" office:value-type="float" office:value="0.000070024508578002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6]" office:value-type="float" office:value="99965" calcext:value-type="float">
            <text:p>99,965</text:p>
          </table:table-cell>
          <table:table-cell table:formula="of:=SUM([.B46:.AA4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1" table:formula="of:=['Pivot Table_DATA'.B47]/[.$AB47]" office:value-type="float" office:value="0.0000100025006251563" calcext:value-type="float">
            <text:p>0.000</text:p>
          </table:table-cell>
          <table:table-cell table:style-name="ce31" table:formula="of:=['Pivot Table_DATA'.C47]/[.$AB47]" office:value-type="float" office:value="0.000370092523130783" calcext:value-type="float">
            <text:p>0.000</text:p>
          </table:table-cell>
          <table:table-cell table:style-name="ce31" table:formula="of:=['Pivot Table_DATA'.D47]/[.$AB47]" office:value-type="float" office:value="0.000830207551887972" calcext:value-type="float">
            <text:p>0.001</text:p>
          </table:table-cell>
          <table:table-cell table:style-name="ce31" table:formula="of:=['Pivot Table_DATA'.E47]/[.$AB47]" office:value-type="float" office:value="0.00246061515378845" calcext:value-type="float">
            <text:p>0.002</text:p>
          </table:table-cell>
          <table:table-cell table:style-name="ce31" table:formula="of:=['Pivot Table_DATA'.F47]/[.$AB47]" office:value-type="float" office:value="0.00629157289322331" calcext:value-type="float">
            <text:p>0.006</text:p>
          </table:table-cell>
          <table:table-cell table:style-name="ce31" table:formula="of:=['Pivot Table_DATA'.G47]/[.$AB47]" office:value-type="float" office:value="0.0154838709677419" calcext:value-type="float">
            <text:p>0.015</text:p>
          </table:table-cell>
          <table:table-cell table:style-name="ce31" table:formula="of:=['Pivot Table_DATA'.H47]/[.$AB47]" office:value-type="float" office:value="0.0329882470617654" calcext:value-type="float">
            <text:p>0.033</text:p>
          </table:table-cell>
          <table:table-cell table:style-name="ce31" table:formula="of:=['Pivot Table_DATA'.I47]/[.$AB47]" office:value-type="float" office:value="0.0572743185796449" calcext:value-type="float">
            <text:p>0.057</text:p>
          </table:table-cell>
          <table:table-cell table:style-name="ce31" table:formula="of:=['Pivot Table_DATA'.J47]/[.$AB47]" office:value-type="float" office:value="0.092223055763941" calcext:value-type="float">
            <text:p>0.092</text:p>
          </table:table-cell>
          <table:table-cell table:style-name="ce31" table:formula="of:=['Pivot Table_DATA'.K47]/[.$AB47]" office:value-type="float" office:value="0.121290322580645" calcext:value-type="float">
            <text:p>0.121</text:p>
          </table:table-cell>
          <table:table-cell table:style-name="ce31" table:formula="of:=['Pivot Table_DATA'.L47]/[.$AB47]" office:value-type="float" office:value="0.140625156289072" calcext:value-type="float">
            <text:p>0.141</text:p>
          </table:table-cell>
          <table:table-cell table:style-name="ce31" table:formula="of:=['Pivot Table_DATA'.M47]/[.$AB47]" office:value-type="float" office:value="0.141115278819705" calcext:value-type="float">
            <text:p>0.141</text:p>
          </table:table-cell>
          <table:table-cell table:style-name="ce31" table:formula="of:=['Pivot Table_DATA'.N47]/[.$AB47]" office:value-type="float" office:value="0.126901725431358" calcext:value-type="float">
            <text:p>0.127</text:p>
          </table:table-cell>
          <table:table-cell table:style-name="ce31" table:formula="of:=['Pivot Table_DATA'.O47]/[.$AB47]" office:value-type="float" office:value="0.102025506376594" calcext:value-type="float">
            <text:p>0.102</text:p>
          </table:table-cell>
          <table:table-cell table:style-name="ce31" table:formula="of:=['Pivot Table_DATA'.P47]/[.$AB47]" office:value-type="float" office:value="0.0719079769942486" calcext:value-type="float">
            <text:p>0.072</text:p>
          </table:table-cell>
          <table:table-cell table:style-name="ce31" table:formula="of:=['Pivot Table_DATA'.Q47]/[.$AB47]" office:value-type="float" office:value="0.0452113028257064" calcext:value-type="float">
            <text:p>0.045</text:p>
          </table:table-cell>
          <table:table-cell table:style-name="ce31" table:formula="of:=['Pivot Table_DATA'.R47]/[.$AB47]" office:value-type="float" office:value="0.0242660665166292" calcext:value-type="float">
            <text:p>0.024</text:p>
          </table:table-cell>
          <table:table-cell table:style-name="ce31" table:formula="of:=['Pivot Table_DATA'.S47]/[.$AB47]" office:value-type="float" office:value="0.0113628407101775" calcext:value-type="float">
            <text:p>0.011</text:p>
          </table:table-cell>
          <table:table-cell table:style-name="ce31" table:formula="of:=['Pivot Table_DATA'.T47]/[.$AB47]" office:value-type="float" office:value="0.0048512128032008" calcext:value-type="float">
            <text:p>0.005</text:p>
          </table:table-cell>
          <table:table-cell table:style-name="ce31" table:formula="of:=['Pivot Table_DATA'.U47]/[.$AB47]" office:value-type="float" office:value="0.00176044011002751" calcext:value-type="float">
            <text:p>0.002</text:p>
          </table:table-cell>
          <table:table-cell table:style-name="ce31" table:formula="of:=['Pivot Table_DATA'.V47]/[.$AB47]" office:value-type="float" office:value="0.000550137534383596" calcext:value-type="float">
            <text:p>0.001</text:p>
          </table:table-cell>
          <table:table-cell table:style-name="ce31" table:formula="of:=['Pivot Table_DATA'.W47]/[.$AB47]" office:value-type="float" office:value="0.000140035008752188" calcext:value-type="float">
            <text:p>0.000</text:p>
          </table:table-cell>
          <table:table-cell table:style-name="ce31" table:formula="of:=['Pivot Table_DATA'.X47]/[.$AB47]" office:value-type="float" office:value="0.0000300075018754689" calcext:value-type="float">
            <text:p>0.000</text:p>
          </table:table-cell>
          <table:table-cell table:style-name="ce31" table:formula="of:=['Pivot Table_DATA'.Y47]/[.$AB47]" office:value-type="float" office:value="0.0000300075018754689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7]" office:value-type="float" office:value="99975" calcext:value-type="float">
            <text:p>99,975</text:p>
          </table:table-cell>
          <table:table-cell table:formula="of:=SUM([.B47:.AA4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1" table:formula="of:=['Pivot Table_DATA'.B48]/[.$AB48]" office:value-type="float" office:value="0.0000200064020486556" calcext:value-type="float">
            <text:p>0.000</text:p>
          </table:table-cell>
          <table:table-cell table:style-name="ce31" table:formula="of:=['Pivot Table_DATA'.C48]/[.$AB48]" office:value-type="float" office:value="0.000290092829705506" calcext:value-type="float">
            <text:p>0.000</text:p>
          </table:table-cell>
          <table:table-cell table:style-name="ce31" table:formula="of:=['Pivot Table_DATA'.D48]/[.$AB48]" office:value-type="float" office:value="0.000800256081946223" calcext:value-type="float">
            <text:p>0.001</text:p>
          </table:table-cell>
          <table:table-cell table:style-name="ce31" table:formula="of:=['Pivot Table_DATA'.E48]/[.$AB48]" office:value-type="float" office:value="0.00239076504481434" calcext:value-type="float">
            <text:p>0.002</text:p>
          </table:table-cell>
          <table:table-cell table:style-name="ce31" table:formula="of:=['Pivot Table_DATA'.F48]/[.$AB48]" office:value-type="float" office:value="0.00616197183098592" calcext:value-type="float">
            <text:p>0.006</text:p>
          </table:table-cell>
          <table:table-cell table:style-name="ce31" table:formula="of:=['Pivot Table_DATA'.G48]/[.$AB48]" office:value-type="float" office:value="0.0160551376440461" calcext:value-type="float">
            <text:p>0.016</text:p>
          </table:table-cell>
          <table:table-cell table:style-name="ce31" table:formula="of:=['Pivot Table_DATA'.H48]/[.$AB48]" office:value-type="float" office:value="0.0342509603072983" calcext:value-type="float">
            <text:p>0.034</text:p>
          </table:table-cell>
          <table:table-cell table:style-name="ce31" table:formula="of:=['Pivot Table_DATA'.I48]/[.$AB48]" office:value-type="float" office:value="0.06182978553137" calcext:value-type="float">
            <text:p>0.062</text:p>
          </table:table-cell>
          <table:table-cell table:style-name="ce31" table:formula="of:=['Pivot Table_DATA'.J48]/[.$AB48]" office:value-type="float" office:value="0.0931498079385403" calcext:value-type="float">
            <text:p>0.093</text:p>
          </table:table-cell>
          <table:table-cell table:style-name="ce31" table:formula="of:=['Pivot Table_DATA'.K48]/[.$AB48]" office:value-type="float" office:value="0.124279769526248" calcext:value-type="float">
            <text:p>0.124</text:p>
          </table:table-cell>
          <table:table-cell table:style-name="ce31" table:formula="of:=['Pivot Table_DATA'.L48]/[.$AB48]" office:value-type="float" office:value="0.14152528809219" calcext:value-type="float">
            <text:p>0.142</text:p>
          </table:table-cell>
          <table:table-cell table:style-name="ce31" table:formula="of:=['Pivot Table_DATA'.M48]/[.$AB48]" office:value-type="float" office:value="0.142425576184379" calcext:value-type="float">
            <text:p>0.142</text:p>
          </table:table-cell>
          <table:table-cell table:style-name="ce31" table:formula="of:=['Pivot Table_DATA'.N48]/[.$AB48]" office:value-type="float" office:value="0.126020326504481" calcext:value-type="float">
            <text:p>0.126</text:p>
          </table:table-cell>
          <table:table-cell table:style-name="ce31" table:formula="of:=['Pivot Table_DATA'.O48]/[.$AB48]" office:value-type="float" office:value="0.100312099871959" calcext:value-type="float">
            <text:p>0.100</text:p>
          </table:table-cell>
          <table:table-cell table:style-name="ce31" table:formula="of:=['Pivot Table_DATA'.P48]/[.$AB48]" office:value-type="float" office:value="0.0693521927016645" calcext:value-type="float">
            <text:p>0.069</text:p>
          </table:table-cell>
          <table:table-cell table:style-name="ce31" table:formula="of:=['Pivot Table_DATA'.Q48]/[.$AB48]" office:value-type="float" office:value="0.0424335787451985" calcext:value-type="float">
            <text:p>0.042</text:p>
          </table:table-cell>
          <table:table-cell table:style-name="ce31" table:formula="of:=['Pivot Table_DATA'.R48]/[.$AB48]" office:value-type="float" office:value="0.0221971030729834" calcext:value-type="float">
            <text:p>0.022</text:p>
          </table:table-cell>
          <table:table-cell table:style-name="ce31" table:formula="of:=['Pivot Table_DATA'.S48]/[.$AB48]" office:value-type="float" office:value="0.0105633802816901" calcext:value-type="float">
            <text:p>0.011</text:p>
          </table:table-cell>
          <table:table-cell table:style-name="ce31" table:formula="of:=['Pivot Table_DATA'.T48]/[.$AB48]" office:value-type="float" office:value="0.00425136043533931" calcext:value-type="float">
            <text:p>0.004</text:p>
          </table:table-cell>
          <table:table-cell table:style-name="ce31" table:formula="of:=['Pivot Table_DATA'.U48]/[.$AB48]" office:value-type="float" office:value="0.00135043213828425" calcext:value-type="float">
            <text:p>0.001</text:p>
          </table:table-cell>
          <table:table-cell table:style-name="ce31" table:formula="of:=['Pivot Table_DATA'.V48]/[.$AB48]" office:value-type="float" office:value="0.000260083226632522" calcext:value-type="float">
            <text:p>0.000</text:p>
          </table:table-cell>
          <table:table-cell table:style-name="ce31" table:formula="of:=['Pivot Table_DATA'.W48]/[.$AB48]" office:value-type="float" office:value="0.0000700224071702945" calcext:value-type="float">
            <text:p>0.000</text:p>
          </table:table-cell>
          <table:table-cell table:style-name="ce31" table:formula="of:=['Pivot Table_DATA'.X48]/[.$AB48]" office:value-type="float" office:value="0.0000100032010243278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8]" office:value-type="float" office:value="99968" calcext:value-type="float">
            <text:p>99,968</text:p>
          </table:table-cell>
          <table:table-cell table:formula="of:=SUM([.B48:.AA4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31" table:formula="of:=['Pivot Table_DATA'.B49]/[.$AB49]" office:value-type="float" office:value="0.0000200042008821853" calcext:value-type="float">
            <text:p>0.000</text:p>
          </table:table-cell>
          <table:table-cell table:style-name="ce31" table:formula="of:=['Pivot Table_DATA'.C49]/[.$AB49]" office:value-type="float" office:value="0.000460096620290261" calcext:value-type="float">
            <text:p>0.000</text:p>
          </table:table-cell>
          <table:table-cell table:style-name="ce31" table:formula="of:=['Pivot Table_DATA'.D49]/[.$AB49]" office:value-type="float" office:value="0.00107022474719691" calcext:value-type="float">
            <text:p>0.001</text:p>
          </table:table-cell>
          <table:table-cell table:style-name="ce31" table:formula="of:=['Pivot Table_DATA'.E49]/[.$AB49]" office:value-type="float" office:value="0.00287060282659358" calcext:value-type="float">
            <text:p>0.003</text:p>
          </table:table-cell>
          <table:table-cell table:style-name="ce31" table:formula="of:=['Pivot Table_DATA'.F49]/[.$AB49]" office:value-type="float" office:value="0.0078716530471399" calcext:value-type="float">
            <text:p>0.008</text:p>
          </table:table-cell>
          <table:table-cell table:style-name="ce31" table:formula="of:=['Pivot Table_DATA'.G49]/[.$AB49]" office:value-type="float" office:value="0.0186639194230788" calcext:value-type="float">
            <text:p>0.019</text:p>
          </table:table-cell>
          <table:table-cell table:style-name="ce31" table:formula="of:=['Pivot Table_DATA'.H49]/[.$AB49]" office:value-type="float" office:value="0.0419288050490603" calcext:value-type="float">
            <text:p>0.042</text:p>
          </table:table-cell>
          <table:table-cell table:style-name="ce31" table:formula="of:=['Pivot Table_DATA'.I49]/[.$AB49]" office:value-type="float" office:value="0.0737254823512938" calcext:value-type="float">
            <text:p>0.074</text:p>
          </table:table-cell>
          <table:table-cell table:style-name="ce31" table:formula="of:=['Pivot Table_DATA'.J49]/[.$AB49]" office:value-type="float" office:value="0.108182718370858" calcext:value-type="float">
            <text:p>0.108</text:p>
          </table:table-cell>
          <table:table-cell table:style-name="ce31" table:formula="of:=['Pivot Table_DATA'.K49]/[.$AB49]" office:value-type="float" office:value="0.136328629012093" calcext:value-type="float">
            <text:p>0.136</text:p>
          </table:table-cell>
          <table:table-cell table:style-name="ce31" table:formula="of:=['Pivot Table_DATA'.L49]/[.$AB49]" office:value-type="float" office:value="0.148691225157283" calcext:value-type="float">
            <text:p>0.149</text:p>
          </table:table-cell>
          <table:table-cell table:style-name="ce31" table:formula="of:=['Pivot Table_DATA'.M49]/[.$AB49]" office:value-type="float" office:value="0.13996939357265" calcext:value-type="float">
            <text:p>0.140</text:p>
          </table:table-cell>
          <table:table-cell table:style-name="ce31" table:formula="of:=['Pivot Table_DATA'.N49]/[.$AB49]" office:value-type="float" office:value="0.118614909130917" calcext:value-type="float">
            <text:p>0.119</text:p>
          </table:table-cell>
          <table:table-cell table:style-name="ce31" table:formula="of:=['Pivot Table_DATA'.O49]/[.$AB49]" office:value-type="float" office:value="0.0871583032436812" calcext:value-type="float">
            <text:p>0.087</text:p>
          </table:table-cell>
          <table:table-cell table:style-name="ce31" table:formula="of:=['Pivot Table_DATA'.P49]/[.$AB49]" office:value-type="float" office:value="0.0563718380859981" calcext:value-type="float">
            <text:p>0.056</text:p>
          </table:table-cell>
          <table:table-cell table:style-name="ce31" table:formula="of:=['Pivot Table_DATA'.Q49]/[.$AB49]" office:value-type="float" office:value="0.0326268516388442" calcext:value-type="float">
            <text:p>0.033</text:p>
          </table:table-cell>
          <table:table-cell table:style-name="ce31" table:formula="of:=['Pivot Table_DATA'.R49]/[.$AB49]" office:value-type="float" office:value="0.0154332409806059" calcext:value-type="float">
            <text:p>0.015</text:p>
          </table:table-cell>
          <table:table-cell table:style-name="ce31" table:formula="of:=['Pivot Table_DATA'.S49]/[.$AB49]" office:value-type="float" office:value="0.00680142829994299" calcext:value-type="float">
            <text:p>0.007</text:p>
          </table:table-cell>
          <table:table-cell table:style-name="ce31" table:formula="of:=['Pivot Table_DATA'.T49]/[.$AB49]" office:value-type="float" office:value="0.00236049570409786" calcext:value-type="float">
            <text:p>0.002</text:p>
          </table:table-cell>
          <table:table-cell table:style-name="ce31" table:formula="of:=['Pivot Table_DATA'.U49]/[.$AB49]" office:value-type="float" office:value="0.00061012812690665" calcext:value-type="float">
            <text:p>0.001</text:p>
          </table:table-cell>
          <table:table-cell table:style-name="ce31" table:formula="of:=['Pivot Table_DATA'.V49]/[.$AB49]" office:value-type="float" office:value="0.000210044109262945" calcext:value-type="float">
            <text:p>0.000</text:p>
          </table:table-cell>
          <table:table-cell table:style-name="ce31" table:formula="of:=['Pivot Table_DATA'.W49]/[.$AB49]" office:value-type="float" office:value="0.0000300063013232779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49]" office:value-type="float" office:value="99979" calcext:value-type="float">
            <text:p>99,979</text:p>
          </table:table-cell>
          <table:table-cell table:formula="of:=SUM([.B49:.AA4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1" table:formula="of:=['Pivot Table_DATA'.B50]/[.$AB50]" office:value-type="float" office:value="0.0000500110024205325" calcext:value-type="float">
            <text:p>0.000</text:p>
          </table:table-cell>
          <table:table-cell table:style-name="ce31" table:formula="of:=['Pivot Table_DATA'.C50]/[.$AB50]" office:value-type="float" office:value="0.000280061613554982" calcext:value-type="float">
            <text:p>0.000</text:p>
          </table:table-cell>
          <table:table-cell table:style-name="ce31" table:formula="of:=['Pivot Table_DATA'.D50]/[.$AB50]" office:value-type="float" office:value="0.000980215647442437" calcext:value-type="float">
            <text:p>0.001</text:p>
          </table:table-cell>
          <table:table-cell table:style-name="ce31" table:formula="of:=['Pivot Table_DATA'.E50]/[.$AB50]" office:value-type="float" office:value="0.00324071295685051" calcext:value-type="float">
            <text:p>0.003</text:p>
          </table:table-cell>
          <table:table-cell table:style-name="ce31" table:formula="of:=['Pivot Table_DATA'.F50]/[.$AB50]" office:value-type="float" office:value="0.00890195843085479" calcext:value-type="float">
            <text:p>0.009</text:p>
          </table:table-cell>
          <table:table-cell table:style-name="ce31" table:formula="of:=['Pivot Table_DATA'.G50]/[.$AB50]" office:value-type="float" office:value="0.02160475304567" calcext:value-type="float">
            <text:p>0.022</text:p>
          </table:table-cell>
          <table:table-cell table:style-name="ce31" table:formula="of:=['Pivot Table_DATA'.H50]/[.$AB50]" office:value-type="float" office:value="0.0444497789513693" calcext:value-type="float">
            <text:p>0.044</text:p>
          </table:table-cell>
          <table:table-cell table:style-name="ce31" table:formula="of:=['Pivot Table_DATA'.I50]/[.$AB50]" office:value-type="float" office:value="0.0759267038748525" calcext:value-type="float">
            <text:p>0.076</text:p>
          </table:table-cell>
          <table:table-cell table:style-name="ce31" table:formula="of:=['Pivot Table_DATA'.J50]/[.$AB50]" office:value-type="float" office:value="0.114395166936726" calcext:value-type="float">
            <text:p>0.114</text:p>
          </table:table-cell>
          <table:table-cell table:style-name="ce31" table:formula="of:=['Pivot Table_DATA'.K50]/[.$AB50]" office:value-type="float" office:value="0.143531576946928" calcext:value-type="float">
            <text:p>0.144</text:p>
          </table:table-cell>
          <table:table-cell table:style-name="ce31" table:formula="of:=['Pivot Table_DATA'.L50]/[.$AB50]" office:value-type="float" office:value="0.148272619976395" calcext:value-type="float">
            <text:p>0.148</text:p>
          </table:table-cell>
          <table:table-cell table:style-name="ce31" table:formula="of:=['Pivot Table_DATA'.M50]/[.$AB50]" office:value-type="float" office:value="0.141231070835584" calcext:value-type="float">
            <text:p>0.141</text:p>
          </table:table-cell>
          <table:table-cell table:style-name="ce31" table:formula="of:=['Pivot Table_DATA'.N50]/[.$AB50]" office:value-type="float" office:value="0.115605433195303" calcext:value-type="float">
            <text:p>0.116</text:p>
          </table:table-cell>
          <table:table-cell table:style-name="ce31" table:formula="of:=['Pivot Table_DATA'.O50]/[.$AB50]" office:value-type="float" office:value="0.0811578547280402" calcext:value-type="float">
            <text:p>0.081</text:p>
          </table:table-cell>
          <table:table-cell table:style-name="ce31" table:formula="of:=['Pivot Table_DATA'.P50]/[.$AB50]" office:value-type="float" office:value="0.0523715217347817" calcext:value-type="float">
            <text:p>0.052</text:p>
          </table:table-cell>
          <table:table-cell table:style-name="ce31" table:formula="of:=['Pivot Table_DATA'.Q50]/[.$AB50]" office:value-type="float" office:value="0.0282962251695373" calcext:value-type="float">
            <text:p>0.028</text:p>
          </table:table-cell>
          <table:table-cell table:style-name="ce31" table:formula="of:=['Pivot Table_DATA'.R50]/[.$AB50]" office:value-type="float" office:value="0.0127828122186881" calcext:value-type="float">
            <text:p>0.013</text:p>
          </table:table-cell>
          <table:table-cell table:style-name="ce31" table:formula="of:=['Pivot Table_DATA'.S50]/[.$AB50]" office:value-type="float" office:value="0.0050811178459261" calcext:value-type="float">
            <text:p>0.005</text:p>
          </table:table-cell>
          <table:table-cell table:style-name="ce31" table:formula="of:=['Pivot Table_DATA'.T50]/[.$AB50]" office:value-type="float" office:value="0.00142031246874312" calcext:value-type="float">
            <text:p>0.001</text:p>
          </table:table-cell>
          <table:table-cell table:style-name="ce31" table:formula="of:=['Pivot Table_DATA'.U50]/[.$AB50]" office:value-type="float" office:value="0.000350077016943728" calcext:value-type="float">
            <text:p>0.000</text:p>
          </table:table-cell>
          <table:table-cell table:style-name="ce31" table:formula="of:=['Pivot Table_DATA'.V50]/[.$AB50]" office:value-type="float" office:value="0.0000700154033887455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0]" office:value-type="float" office:value="99978" calcext:value-type="float">
            <text:p>99,978</text:p>
          </table:table-cell>
          <table:table-cell table:formula="of:=SUM([.B50:.AA5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32"/>
          <table:table-cell table:style-name="ce31" table:formula="of:=['Pivot Table_DATA'.C51]/[.$AB51]" office:value-type="float" office:value="0.000630081910648384" calcext:value-type="float">
            <text:p>0.001</text:p>
          </table:table-cell>
          <table:table-cell table:style-name="ce31" table:formula="of:=['Pivot Table_DATA'.D51]/[.$AB51]" office:value-type="float" office:value="0.0014101833238321" calcext:value-type="float">
            <text:p>0.001</text:p>
          </table:table-cell>
          <table:table-cell table:style-name="ce31" table:formula="of:=['Pivot Table_DATA'.E51]/[.$AB51]" office:value-type="float" office:value="0.00427055517217238" calcext:value-type="float">
            <text:p>0.004</text:p>
          </table:table-cell>
          <table:table-cell table:style-name="ce31" table:formula="of:=['Pivot Table_DATA'.F51]/[.$AB51]" office:value-type="float" office:value="0.0107914028823747" calcext:value-type="float">
            <text:p>0.011</text:p>
          </table:table-cell>
          <table:table-cell table:style-name="ce31" table:formula="of:=['Pivot Table_DATA'.G51]/[.$AB51]" office:value-type="float" office:value="0.0254433076299919" calcext:value-type="float">
            <text:p>0.025</text:p>
          </table:table-cell>
          <table:table-cell table:style-name="ce31" table:formula="of:=['Pivot Table_DATA'.H51]/[.$AB51]" office:value-type="float" office:value="0.0549971496294518" calcext:value-type="float">
            <text:p>0.055</text:p>
          </table:table-cell>
          <table:table-cell table:style-name="ce31" table:formula="of:=['Pivot Table_DATA'.I51]/[.$AB51]" office:value-type="float" office:value="0.0907517977337054" calcext:value-type="float">
            <text:p>0.091</text:p>
          </table:table-cell>
          <table:table-cell table:style-name="ce31" table:formula="of:=['Pivot Table_DATA'.J51]/[.$AB51]" office:value-type="float" office:value="0.130336943802694" calcext:value-type="float">
            <text:p>0.130</text:p>
          </table:table-cell>
          <table:table-cell table:style-name="ce31" table:formula="of:=['Pivot Table_DATA'.K51]/[.$AB51]" office:value-type="float" office:value="0.153789992699051" calcext:value-type="float">
            <text:p>0.154</text:p>
          </table:table-cell>
          <table:table-cell table:style-name="ce31" table:formula="of:=['Pivot Table_DATA'.L51]/[.$AB51]" office:value-type="float" office:value="0.154730114914939" calcext:value-type="float">
            <text:p>0.155</text:p>
          </table:table-cell>
          <table:table-cell table:style-name="ce31" table:formula="of:=['Pivot Table_DATA'.M51]/[.$AB51]" office:value-type="float" office:value="0.133317331253063" calcext:value-type="float">
            <text:p>0.133</text:p>
          </table:table-cell>
          <table:table-cell table:style-name="ce31" table:formula="of:=['Pivot Table_DATA'.N51]/[.$AB51]" office:value-type="float" office:value="0.101883244821827" calcext:value-type="float">
            <text:p>0.102</text:p>
          </table:table-cell>
          <table:table-cell table:style-name="ce31" table:formula="of:=['Pivot Table_DATA'.O51]/[.$AB51]" office:value-type="float" office:value="0.0677888125456309" calcext:value-type="float">
            <text:p>0.068</text:p>
          </table:table-cell>
          <table:table-cell table:style-name="ce31" table:formula="of:=['Pivot Table_DATA'.P51]/[.$AB51]" office:value-type="float" office:value="0.0392951083640873" calcext:value-type="float">
            <text:p>0.039</text:p>
          </table:table-cell>
          <table:table-cell table:style-name="ce31" table:formula="of:=['Pivot Table_DATA'.Q51]/[.$AB51]" office:value-type="float" office:value="0.0189824677208037" calcext:value-type="float">
            <text:p>0.019</text:p>
          </table:table-cell>
          <table:table-cell table:style-name="ce31" table:formula="of:=['Pivot Table_DATA'.R51]/[.$AB51]" office:value-type="float" office:value="0.00807104923640073" calcext:value-type="float">
            <text:p>0.008</text:p>
          </table:table-cell>
          <table:table-cell table:style-name="ce31" table:formula="of:=['Pivot Table_DATA'.S51]/[.$AB51]" office:value-type="float" office:value="0.0026403432446218" calcext:value-type="float">
            <text:p>0.003</text:p>
          </table:table-cell>
          <table:table-cell table:style-name="ce31" table:formula="of:=['Pivot Table_DATA'.T51]/[.$AB51]" office:value-type="float" office:value="0.000690089711662516" calcext:value-type="float">
            <text:p>0.001</text:p>
          </table:table-cell>
          <table:table-cell table:style-name="ce31" table:formula="of:=['Pivot Table_DATA'.U51]/[.$AB51]" office:value-type="float" office:value="0.000120015602028264" calcext:value-type="float">
            <text:p>0.000</text:p>
          </table:table-cell>
          <table:table-cell table:style-name="ce31" table:formula="of:=['Pivot Table_DATA'.V51]/[.$AB51]" office:value-type="float" office:value="0.0000600078010141318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1]" office:value-type="float" office:value="99987" calcext:value-type="float">
            <text:p>99,987</text:p>
          </table:table-cell>
          <table:table-cell table:formula="of:=SUM([.B51:.AA5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1" table:formula="of:=['Pivot Table_DATA'.B52]/[.$AB52]" office:value-type="float" office:value="0.0000800128020483277" calcext:value-type="float">
            <text:p>0.000</text:p>
          </table:table-cell>
          <table:table-cell table:style-name="ce31" table:formula="of:=['Pivot Table_DATA'.C52]/[.$AB52]" office:value-type="float" office:value="0.000430068811009762" calcext:value-type="float">
            <text:p>0.000</text:p>
          </table:table-cell>
          <table:table-cell table:style-name="ce31" table:formula="of:=['Pivot Table_DATA'.D52]/[.$AB52]" office:value-type="float" office:value="0.00175028004480717" calcext:value-type="float">
            <text:p>0.002</text:p>
          </table:table-cell>
          <table:table-cell table:style-name="ce31" table:formula="of:=['Pivot Table_DATA'.E52]/[.$AB52]" office:value-type="float" office:value="0.00483077292366779" calcext:value-type="float">
            <text:p>0.005</text:p>
          </table:table-cell>
          <table:table-cell table:style-name="ce31" table:formula="of:=['Pivot Table_DATA'.F52]/[.$AB52]" office:value-type="float" office:value="0.0134121459433509" calcext:value-type="float">
            <text:p>0.013</text:p>
          </table:table-cell>
          <table:table-cell table:style-name="ce31" table:formula="of:=['Pivot Table_DATA'.G52]/[.$AB52]" office:value-type="float" office:value="0.0297347575612098" calcext:value-type="float">
            <text:p>0.030</text:p>
          </table:table-cell>
          <table:table-cell table:style-name="ce31" table:formula="of:=['Pivot Table_DATA'.H52]/[.$AB52]" office:value-type="float" office:value="0.061269803168507" calcext:value-type="float">
            <text:p>0.061</text:p>
          </table:table-cell>
          <table:table-cell table:style-name="ce31" table:formula="of:=['Pivot Table_DATA'.I52]/[.$AB52]" office:value-type="float" office:value="0.101046167386782" calcext:value-type="float">
            <text:p>0.101</text:p>
          </table:table-cell>
          <table:table-cell table:style-name="ce31" table:formula="of:=['Pivot Table_DATA'.J52]/[.$AB52]" office:value-type="float" office:value="0.138802208353337" calcext:value-type="float">
            <text:p>0.139</text:p>
          </table:table-cell>
          <table:table-cell table:style-name="ce31" table:formula="of:=['Pivot Table_DATA'.K52]/[.$AB52]" office:value-type="float" office:value="0.157965274443911" calcext:value-type="float">
            <text:p>0.158</text:p>
          </table:table-cell>
          <table:table-cell table:style-name="ce31" table:formula="of:=['Pivot Table_DATA'.L52]/[.$AB52]" office:value-type="float" office:value="0.152884461513842" calcext:value-type="float">
            <text:p>0.153</text:p>
          </table:table-cell>
          <table:table-cell table:style-name="ce31" table:formula="of:=['Pivot Table_DATA'.M52]/[.$AB52]" office:value-type="float" office:value="0.128040486477836" calcext:value-type="float">
            <text:p>0.128</text:p>
          </table:table-cell>
          <table:table-cell table:style-name="ce31" table:formula="of:=['Pivot Table_DATA'.N52]/[.$AB52]" office:value-type="float" office:value="0.0946251400224036" calcext:value-type="float">
            <text:p>0.095</text:p>
          </table:table-cell>
          <table:table-cell table:style-name="ce31" table:formula="of:=['Pivot Table_DATA'.O52]/[.$AB52]" office:value-type="float" office:value="0.0603996639462314" calcext:value-type="float">
            <text:p>0.060</text:p>
          </table:table-cell>
          <table:table-cell table:style-name="ce31" table:formula="of:=['Pivot Table_DATA'.P52]/[.$AB52]" office:value-type="float" office:value="0.0320851336213794" calcext:value-type="float">
            <text:p>0.032</text:p>
          </table:table-cell>
          <table:table-cell table:style-name="ce31" table:formula="of:=['Pivot Table_DATA'.Q52]/[.$AB52]" office:value-type="float" office:value="0.0152624419907185" calcext:value-type="float">
            <text:p>0.015</text:p>
          </table:table-cell>
          <table:table-cell table:style-name="ce31" table:formula="of:=['Pivot Table_DATA'.R52]/[.$AB52]" office:value-type="float" office:value="0.00553088494159065" calcext:value-type="float">
            <text:p>0.006</text:p>
          </table:table-cell>
          <table:table-cell table:style-name="ce31" table:formula="of:=['Pivot Table_DATA'.S52]/[.$AB52]" office:value-type="float" office:value="0.00153024483917427" calcext:value-type="float">
            <text:p>0.002</text:p>
          </table:table-cell>
          <table:table-cell table:style-name="ce31" table:formula="of:=['Pivot Table_DATA'.T52]/[.$AB52]" office:value-type="float" office:value="0.000300048007681229" calcext:value-type="float">
            <text:p>0.000</text:p>
          </table:table-cell>
          <table:table-cell table:style-name="ce31" table:formula="of:=['Pivot Table_DATA'.U52]/[.$AB52]" office:value-type="float" office:value="0.0000200032005120819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52]" office:value-type="float" office:value="99984" calcext:value-type="float">
            <text:p>99,984</text:p>
          </table:table-cell>
          <table:table-cell table:formula="of:=SUM([.B52:.AA5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31" table:formula="of:=['Pivot Table_DATA'.B53]/[.$AB53]" office:value-type="float" office:value="0.000010000100001" calcext:value-type="float">
            <text:p>0.000</text:p>
          </table:table-cell>
          <table:table-cell table:style-name="ce31" table:formula="of:=['Pivot Table_DATA'.C53]/[.$AB53]" office:value-type="float" office:value="0.000750007500075001" calcext:value-type="float">
            <text:p>0.001</text:p>
          </table:table-cell>
          <table:table-cell table:style-name="ce31" table:formula="of:=['Pivot Table_DATA'.D53]/[.$AB53]" office:value-type="float" office:value="0.002080020800208" calcext:value-type="float">
            <text:p>0.002</text:p>
          </table:table-cell>
          <table:table-cell table:style-name="ce31" table:formula="of:=['Pivot Table_DATA'.E53]/[.$AB53]" office:value-type="float" office:value="0.00511005110051101" calcext:value-type="float">
            <text:p>0.005</text:p>
          </table:table-cell>
          <table:table-cell table:style-name="ce31" table:formula="of:=['Pivot Table_DATA'.F53]/[.$AB53]" office:value-type="float" office:value="0.014790147901479" calcext:value-type="float">
            <text:p>0.015</text:p>
          </table:table-cell>
          <table:table-cell table:style-name="ce31" table:formula="of:=['Pivot Table_DATA'.G53]/[.$AB53]" office:value-type="float" office:value="0.037490374903749" calcext:value-type="float">
            <text:p>0.037</text:p>
          </table:table-cell>
          <table:table-cell table:style-name="ce31" table:formula="of:=['Pivot Table_DATA'.H53]/[.$AB53]" office:value-type="float" office:value="0.0737807378073781" calcext:value-type="float">
            <text:p>0.074</text:p>
          </table:table-cell>
          <table:table-cell table:style-name="ce31" table:formula="of:=['Pivot Table_DATA'.I53]/[.$AB53]" office:value-type="float" office:value="0.120841208412084" calcext:value-type="float">
            <text:p>0.121</text:p>
          </table:table-cell>
          <table:table-cell table:style-name="ce31" table:formula="of:=['Pivot Table_DATA'.J53]/[.$AB53]" office:value-type="float" office:value="0.15830158301583" calcext:value-type="float">
            <text:p>0.158</text:p>
          </table:table-cell>
          <table:table-cell table:style-name="ce31" table:formula="of:=['Pivot Table_DATA'.K53]/[.$AB53]" office:value-type="float" office:value="0.167181671816718" calcext:value-type="float">
            <text:p>0.167</text:p>
          </table:table-cell>
          <table:table-cell table:style-name="ce31" table:formula="of:=['Pivot Table_DATA'.L53]/[.$AB53]" office:value-type="float" office:value="0.148651486514865" calcext:value-type="float">
            <text:p>0.149</text:p>
          </table:table-cell>
          <table:table-cell table:style-name="ce31" table:formula="of:=['Pivot Table_DATA'.M53]/[.$AB53]" office:value-type="float" office:value="0.11590115901159" calcext:value-type="float">
            <text:p>0.116</text:p>
          </table:table-cell>
          <table:table-cell table:style-name="ce31" table:formula="of:=['Pivot Table_DATA'.N53]/[.$AB53]" office:value-type="float" office:value="0.0770707707077071" calcext:value-type="float">
            <text:p>0.077</text:p>
          </table:table-cell>
          <table:table-cell table:style-name="ce31" table:formula="of:=['Pivot Table_DATA'.O53]/[.$AB53]" office:value-type="float" office:value="0.044680446804468" calcext:value-type="float">
            <text:p>0.045</text:p>
          </table:table-cell>
          <table:table-cell table:style-name="ce31" table:formula="of:=['Pivot Table_DATA'.P53]/[.$AB53]" office:value-type="float" office:value="0.021310213102131" calcext:value-type="float">
            <text:p>0.021</text:p>
          </table:table-cell>
          <table:table-cell table:style-name="ce31" table:formula="of:=['Pivot Table_DATA'.Q53]/[.$AB53]" office:value-type="float" office:value="0.00867008670086701" calcext:value-type="float">
            <text:p>0.009</text:p>
          </table:table-cell>
          <table:table-cell table:style-name="ce31" table:formula="of:=['Pivot Table_DATA'.R53]/[.$AB53]" office:value-type="float" office:value="0.002650026500265" calcext:value-type="float">
            <text:p>0.003</text:p>
          </table:table-cell>
          <table:table-cell table:style-name="ce31" table:formula="of:=['Pivot Table_DATA'.S53]/[.$AB53]" office:value-type="float" office:value="0.000660006600066001" calcext:value-type="float">
            <text:p>0.001</text:p>
          </table:table-cell>
          <table:table-cell table:style-name="ce31" table:formula="of:=['Pivot Table_DATA'.T53]/[.$AB53]" office:value-type="float" office:value="0.0000500005000050001" calcext:value-type="float">
            <text:p>0.000</text:p>
          </table:table-cell>
          <table:table-cell table:style-name="ce31" table:formula="of:=['Pivot Table_DATA'.U53]/[.$AB53]" office:value-type="float" office:value="0.000010000100001" calcext:value-type="float">
            <text:p>0.000</text:p>
          </table:table-cell>
          <table:table-cell table:style-name="ce31" table:formula="of:=['Pivot Table_DATA'.V53]/[.$AB53]" office:value-type="float" office:value="0.00001000010000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3]" office:value-type="float" office:value="99999" calcext:value-type="float">
            <text:p>99,999</text:p>
          </table:table-cell>
          <table:table-cell table:formula="of:=SUM([.B53:.AA5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1" table:formula="of:=['Pivot Table_DATA'.B54]/[.$AB54]" office:value-type="float" office:value="0.0000100015002250338" calcext:value-type="float">
            <text:p>0.000</text:p>
          </table:table-cell>
          <table:table-cell table:style-name="ce31" table:formula="of:=['Pivot Table_DATA'.C54]/[.$AB54]" office:value-type="float" office:value="0.000450067510126519" calcext:value-type="float">
            <text:p>0.000</text:p>
          </table:table-cell>
          <table:table-cell table:style-name="ce31" table:formula="of:=['Pivot Table_DATA'.D54]/[.$AB54]" office:value-type="float" office:value="0.00254038105715857" calcext:value-type="float">
            <text:p>0.003</text:p>
          </table:table-cell>
          <table:table-cell table:style-name="ce31" table:formula="of:=['Pivot Table_DATA'.E54]/[.$AB54]" office:value-type="float" office:value="0.00875131269690454" calcext:value-type="float">
            <text:p>0.009</text:p>
          </table:table-cell>
          <table:table-cell table:style-name="ce31" table:formula="of:=['Pivot Table_DATA'.F54]/[.$AB54]" office:value-type="float" office:value="0.0196129419412912" calcext:value-type="float">
            <text:p>0.020</text:p>
          </table:table-cell>
          <table:table-cell table:style-name="ce31" table:formula="of:=['Pivot Table_DATA'.G54]/[.$AB54]" office:value-type="float" office:value="0.0459568935340301" calcext:value-type="float">
            <text:p>0.046</text:p>
          </table:table-cell>
          <table:table-cell table:style-name="ce31" table:formula="of:=['Pivot Table_DATA'.H54]/[.$AB54]" office:value-type="float" office:value="0.0875131269690453" calcext:value-type="float">
            <text:p>0.088</text:p>
          </table:table-cell>
          <table:table-cell table:style-name="ce31" table:formula="of:=['Pivot Table_DATA'.I54]/[.$AB54]" office:value-type="float" office:value="0.13471020653098" calcext:value-type="float">
            <text:p>0.135</text:p>
          </table:table-cell>
          <table:table-cell table:style-name="ce31" table:formula="of:=['Pivot Table_DATA'.J54]/[.$AB54]" office:value-type="float" office:value="0.165224783717558" calcext:value-type="float">
            <text:p>0.165</text:p>
          </table:table-cell>
          <table:table-cell table:style-name="ce31" table:formula="of:=['Pivot Table_DATA'.K54]/[.$AB54]" office:value-type="float" office:value="0.166685002750413" calcext:value-type="float">
            <text:p>0.167</text:p>
          </table:table-cell>
          <table:table-cell table:style-name="ce31" table:formula="of:=['Pivot Table_DATA'.L54]/[.$AB54]" office:value-type="float" office:value="0.145521828274241" calcext:value-type="float">
            <text:p>0.146</text:p>
          </table:table-cell>
          <table:table-cell table:style-name="ce31" table:formula="of:=['Pivot Table_DATA'.M54]/[.$AB54]" office:value-type="float" office:value="0.106185927889183" calcext:value-type="float">
            <text:p>0.106</text:p>
          </table:table-cell>
          <table:table-cell table:style-name="ce31" table:formula="of:=['Pivot Table_DATA'.N54]/[.$AB54]" office:value-type="float" office:value="0.063999599939991" calcext:value-type="float">
            <text:p>0.064</text:p>
          </table:table-cell>
          <table:table-cell table:style-name="ce31" table:formula="of:=['Pivot Table_DATA'.O54]/[.$AB54]" office:value-type="float" office:value="0.0333550032504876" calcext:value-type="float">
            <text:p>0.033</text:p>
          </table:table-cell>
          <table:table-cell table:style-name="ce31" table:formula="of:=['Pivot Table_DATA'.P54]/[.$AB54]" office:value-type="float" office:value="0.0138920838125719" calcext:value-type="float">
            <text:p>0.014</text:p>
          </table:table-cell>
          <table:table-cell table:style-name="ce31" table:formula="of:=['Pivot Table_DATA'.Q54]/[.$AB54]" office:value-type="float" office:value="0.00428064209631445" calcext:value-type="float">
            <text:p>0.004</text:p>
          </table:table-cell>
          <table:table-cell table:style-name="ce31" table:formula="of:=['Pivot Table_DATA'.R54]/[.$AB54]" office:value-type="float" office:value="0.00117017552632895" calcext:value-type="float">
            <text:p>0.001</text:p>
          </table:table-cell>
          <table:table-cell table:style-name="ce31" table:formula="of:=['Pivot Table_DATA'.S54]/[.$AB54]" office:value-type="float" office:value="0.000130019502925439" calcext:value-type="float">
            <text:p>0.000</text:p>
          </table:table-cell>
          <table:table-cell table:style-name="ce31" table:formula="of:=['Pivot Table_DATA'.T54]/[.$AB54]" office:value-type="float" office:value="0.0000100015002250338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4]" office:value-type="float" office:value="99985" calcext:value-type="float">
            <text:p>99,985</text:p>
          </table:table-cell>
          <table:table-cell table:formula="of:=SUM([.B54:.AA5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1" table:formula="of:=['Pivot Table_DATA'.B55]/[.$AB55]" office:value-type="float" office:value="0.0000199978002419734" calcext:value-type="float">
            <text:p>0.000</text:p>
          </table:table-cell>
          <table:table-cell table:style-name="ce31" table:formula="of:=['Pivot Table_DATA'.C55]/[.$AB55]" office:value-type="float" office:value="0.000849906510283869" calcext:value-type="float">
            <text:p>0.001</text:p>
          </table:table-cell>
          <table:table-cell table:style-name="ce31" table:formula="of:=['Pivot Table_DATA'.D55]/[.$AB55]" office:value-type="float" office:value="0.00309965903750587" calcext:value-type="float">
            <text:p>0.003</text:p>
          </table:table-cell>
          <table:table-cell table:style-name="ce31" table:formula="of:=['Pivot Table_DATA'.E55]/[.$AB55]" office:value-type="float" office:value="0.00763915969243383" calcext:value-type="float">
            <text:p>0.008</text:p>
          </table:table-cell>
          <table:table-cell table:style-name="ce31" table:formula="of:=['Pivot Table_DATA'.F55]/[.$AB55]" office:value-type="float" office:value="0.0214076451590325" calcext:value-type="float">
            <text:p>0.021</text:p>
          </table:table-cell>
          <table:table-cell table:style-name="ce31" table:formula="of:=['Pivot Table_DATA'.G55]/[.$AB55]" office:value-type="float" office:value="0.0560338362780094" calcext:value-type="float">
            <text:p>0.056</text:p>
          </table:table-cell>
          <table:table-cell table:style-name="ce31" table:formula="of:=['Pivot Table_DATA'.H55]/[.$AB55]" office:value-type="float" office:value="0.108458069612343" calcext:value-type="float">
            <text:p>0.108</text:p>
          </table:table-cell>
          <table:table-cell table:style-name="ce31" table:formula="of:=['Pivot Table_DATA'.I55]/[.$AB55]" office:value-type="float" office:value="0.159572447030827" calcext:value-type="float">
            <text:p>0.160</text:p>
          </table:table-cell>
          <table:table-cell table:style-name="ce31" table:formula="of:=['Pivot Table_DATA'.J55]/[.$AB55]" office:value-type="float" office:value="0.178140404555499" calcext:value-type="float">
            <text:p>0.178</text:p>
          </table:table-cell>
          <table:table-cell table:style-name="ce31" table:formula="of:=['Pivot Table_DATA'.K55]/[.$AB55]" office:value-type="float" office:value="0.166691663916969" calcext:value-type="float">
            <text:p>0.167</text:p>
          </table:table-cell>
          <table:table-cell table:style-name="ce31" table:formula="of:=['Pivot Table_DATA'.L55]/[.$AB55]" office:value-type="float" office:value="0.132255451900291" calcext:value-type="float">
            <text:p>0.132</text:p>
          </table:table-cell>
          <table:table-cell table:style-name="ce31" table:formula="of:=['Pivot Table_DATA'.M55]/[.$AB55]" office:value-type="float" office:value="0.0878103408625051" calcext:value-type="float">
            <text:p>0.088</text:p>
          </table:table-cell>
          <table:table-cell table:style-name="ce31" table:formula="of:=['Pivot Table_DATA'.N55]/[.$AB55]" office:value-type="float" office:value="0.0466848646648869" calcext:value-type="float">
            <text:p>0.047</text:p>
          </table:table-cell>
          <table:table-cell table:style-name="ce31" table:formula="of:=['Pivot Table_DATA'.O55]/[.$AB55]" office:value-type="float" office:value="0.0211776704562498" calcext:value-type="float">
            <text:p>0.021</text:p>
          </table:table-cell>
          <table:table-cell table:style-name="ce31" table:formula="of:=['Pivot Table_DATA'.P55]/[.$AB55]" office:value-type="float" office:value="0.00771915089340173" calcext:value-type="float">
            <text:p>0.008</text:p>
          </table:table-cell>
          <table:table-cell table:style-name="ce31" table:formula="of:=['Pivot Table_DATA'.Q55]/[.$AB55]" office:value-type="float" office:value="0.00200977892431832" calcext:value-type="float">
            <text:p>0.002</text:p>
          </table:table-cell>
          <table:table-cell table:style-name="ce31" table:formula="of:=['Pivot Table_DATA'.R55]/[.$AB55]" office:value-type="float" office:value="0.000389957104718481" calcext:value-type="float">
            <text:p>0.000</text:p>
          </table:table-cell>
          <table:table-cell table:style-name="ce31" table:formula="of:=['Pivot Table_DATA'.S55]/[.$AB55]" office:value-type="float" office:value="0.00000999890012098669" calcext:value-type="float">
            <text:p>0.000</text:p>
          </table:table-cell>
          <table:table-cell table:style-name="ce31" table:formula="of:=['Pivot Table_DATA'.T55]/[.$AB55]" office:value-type="float" office:value="0.0000299967003629601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5]" office:value-type="float" office:value="100011" calcext:value-type="float">
            <text:p>100,011</text:p>
          </table:table-cell>
          <table:table-cell table:formula="of:=SUM([.B55:.AA5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1" table:formula="of:=['Pivot Table_DATA'.B56]/[.$AB56]" office:value-type="float" office:value="0.00016" calcext:value-type="float">
            <text:p>0.000</text:p>
          </table:table-cell>
          <table:table-cell table:style-name="ce31" table:formula="of:=['Pivot Table_DATA'.C56]/[.$AB56]" office:value-type="float" office:value="0.00079" calcext:value-type="float">
            <text:p>0.001</text:p>
          </table:table-cell>
          <table:table-cell table:style-name="ce31" table:formula="of:=['Pivot Table_DATA'.D56]/[.$AB56]" office:value-type="float" office:value="0.00398" calcext:value-type="float">
            <text:p>0.004</text:p>
          </table:table-cell>
          <table:table-cell table:style-name="ce31" table:formula="of:=['Pivot Table_DATA'.E56]/[.$AB56]" office:value-type="float" office:value="0.01408" calcext:value-type="float">
            <text:p>0.014</text:p>
          </table:table-cell>
          <table:table-cell table:style-name="ce31" table:formula="of:=['Pivot Table_DATA'.F56]/[.$AB56]" office:value-type="float" office:value="0.03442" calcext:value-type="float">
            <text:p>0.034</text:p>
          </table:table-cell>
          <table:table-cell table:style-name="ce31" table:formula="of:=['Pivot Table_DATA'.G56]/[.$AB56]" office:value-type="float" office:value="0.07292" calcext:value-type="float">
            <text:p>0.073</text:p>
          </table:table-cell>
          <table:table-cell table:style-name="ce31" table:formula="of:=['Pivot Table_DATA'.H56]/[.$AB56]" office:value-type="float" office:value="0.12913" calcext:value-type="float">
            <text:p>0.129</text:p>
          </table:table-cell>
          <table:table-cell table:style-name="ce31" table:formula="of:=['Pivot Table_DATA'.I56]/[.$AB56]" office:value-type="float" office:value="0.1771" calcext:value-type="float">
            <text:p>0.177</text:p>
          </table:table-cell>
          <table:table-cell table:style-name="ce31" table:formula="of:=['Pivot Table_DATA'.J56]/[.$AB56]" office:value-type="float" office:value="0.1855" calcext:value-type="float">
            <text:p>0.186</text:p>
          </table:table-cell>
          <table:table-cell table:style-name="ce31" table:formula="of:=['Pivot Table_DATA'.K56]/[.$AB56]" office:value-type="float" office:value="0.15622" calcext:value-type="float">
            <text:p>0.156</text:p>
          </table:table-cell>
          <table:table-cell table:style-name="ce31" table:formula="of:=['Pivot Table_DATA'.L56]/[.$AB56]" office:value-type="float" office:value="0.1144" calcext:value-type="float">
            <text:p>0.114</text:p>
          </table:table-cell>
          <table:table-cell table:style-name="ce31" table:formula="of:=['Pivot Table_DATA'.M56]/[.$AB56]" office:value-type="float" office:value="0.0668" calcext:value-type="float">
            <text:p>0.067</text:p>
          </table:table-cell>
          <table:table-cell table:style-name="ce31" table:formula="of:=['Pivot Table_DATA'.N56]/[.$AB56]" office:value-type="float" office:value="0.03141" calcext:value-type="float">
            <text:p>0.031</text:p>
          </table:table-cell>
          <table:table-cell table:style-name="ce31" table:formula="of:=['Pivot Table_DATA'.O56]/[.$AB56]" office:value-type="float" office:value="0.01027" calcext:value-type="float">
            <text:p>0.010</text:p>
          </table:table-cell>
          <table:table-cell table:style-name="ce31" table:formula="of:=['Pivot Table_DATA'.P56]/[.$AB56]" office:value-type="float" office:value="0.00253" calcext:value-type="float">
            <text:p>0.003</text:p>
          </table:table-cell>
          <table:table-cell table:style-name="ce31" table:formula="of:=['Pivot Table_DATA'.Q56]/[.$AB56]" office:value-type="float" office:value="0.00025" calcext:value-type="float">
            <text:p>0.000</text:p>
          </table:table-cell>
          <table:table-cell table:style-name="ce31" table:formula="of:=['Pivot Table_DATA'.R56]/[.$AB56]" office:value-type="float" office:value="0.00004" calcext:value-type="float">
            <text:p>0.000</text:p>
          </table:table-cell>
          <table:table-cell table:style-name="ce34" table:number-columns-repeated="8"/>
          <table:table-cell table:style-name="ce38"/>
          <table:table-cell table:style-name="ce40" table:formula="of:=['Pivot Table_DATA'.AB56]" office:value-type="float" office:value="100000" calcext:value-type="float">
            <text:p>100,000</text:p>
          </table:table-cell>
          <table:table-cell table:formula="of:=SUM([.B56:.AA5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2"/>
          <table:table-cell table:style-name="ce31" table:formula="of:=['Pivot Table_DATA'.C57]/[.$AB57]" office:value-type="float" office:value="0.00136900062954044" calcext:value-type="float">
            <text:p>0.001</text:p>
          </table:table-cell>
          <table:table-cell table:style-name="ce31" table:formula="of:=['Pivot Table_DATA'.D57]/[.$AB57]" office:value-type="float" office:value="0.00387716966614372" calcext:value-type="float">
            <text:p>0.004</text:p>
          </table:table-cell>
          <table:table-cell table:style-name="ce31" table:formula="of:=['Pivot Table_DATA'.E57]/[.$AB57]" office:value-type="float" office:value="0.0108920488043728" calcext:value-type="float">
            <text:p>0.011</text:p>
          </table:table-cell>
          <table:table-cell table:style-name="ce31" table:formula="of:=['Pivot Table_DATA'.F57]/[.$AB57]" office:value-type="float" office:value="0.0354141476721993" calcext:value-type="float">
            <text:p>0.035</text:p>
          </table:table-cell>
          <table:table-cell table:style-name="ce31" table:formula="of:=['Pivot Table_DATA'.G57]/[.$AB57]" office:value-type="float" office:value="0.0826096949227064" calcext:value-type="float">
            <text:p>0.083</text:p>
          </table:table-cell>
          <table:table-cell table:style-name="ce31" table:formula="of:=['Pivot Table_DATA'.H57]/[.$AB57]" office:value-type="float" office:value="0.170915231880727" calcext:value-type="float">
            <text:p>0.171</text:p>
          </table:table-cell>
          <table:table-cell table:style-name="ce31" table:formula="of:=['Pivot Table_DATA'.I57]/[.$AB57]" office:value-type="float" office:value="0.202532151529384" calcext:value-type="float">
            <text:p>0.203</text:p>
          </table:table-cell>
          <table:table-cell table:style-name="ce31" table:formula="of:=['Pivot Table_DATA'.J57]/[.$AB57]" office:value-type="float" office:value="0.18313631049334" calcext:value-type="float">
            <text:p>0.183</text:p>
          </table:table-cell>
          <table:table-cell table:style-name="ce31" table:formula="of:=['Pivot Table_DATA'.K57]/[.$AB57]" office:value-type="float" office:value="0.140987079432015" calcext:value-type="float">
            <text:p>0.141</text:p>
          </table:table-cell>
          <table:table-cell table:style-name="ce31" table:formula="of:=['Pivot Table_DATA'.L57]/[.$AB57]" office:value-type="float" office:value="0.0980784027659808" calcext:value-type="float">
            <text:p>0.098</text:p>
          </table:table-cell>
          <table:table-cell table:style-name="ce31" table:formula="of:=['Pivot Table_DATA'.M57]/[.$AB57]" office:value-type="float" office:value="0.0461363204860452" calcext:value-type="float">
            <text:p>0.046</text:p>
          </table:table-cell>
          <table:table-cell table:style-name="ce31" table:formula="of:=['Pivot Table_DATA'.N57]/[.$AB57]" office:value-type="float" office:value="0.0177870154787005" calcext:value-type="float">
            <text:p>0.018</text:p>
          </table:table-cell>
          <table:table-cell table:style-name="ce31" table:formula="of:=['Pivot Table_DATA'.O57]/[.$AB57]" office:value-type="float" office:value="0.00493639643060566" calcext:value-type="float">
            <text:p>0.005</text:p>
          </table:table-cell>
          <table:table-cell table:style-name="ce31" table:formula="of:=['Pivot Table_DATA'.P57]/[.$AB57]" office:value-type="float" office:value="0.00114916111238796" calcext:value-type="float">
            <text:p>0.001</text:p>
          </table:table-cell>
          <table:table-cell table:style-name="ce31" table:formula="of:=['Pivot Table_DATA'.Q57]/[.$AB57]" office:value-type="float" office:value="0.000179868695852028" calcext:value-type="float">
            <text:p>0.000</text:p>
          </table:table-cell>
          <table:table-cell table:style-name="ce34" table:number-columns-repeated="9"/>
          <table:table-cell table:style-name="ce38"/>
          <table:table-cell table:style-name="ce40" table:formula="of:=['Pivot Table_DATA'.AB57]" office:value-type="float" office:value="100073" calcext:value-type="float">
            <text:p>100,073</text:p>
          </table:table-cell>
          <table:table-cell table:formula="of:=SUM([.B57:.AA5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2"/>
          <table:table-cell table:style-name="ce31" table:formula="of:=['Pivot Table_DATA'.C58]/[.$AB58]" office:value-type="float" office:value="0.0001" calcext:value-type="float">
            <text:p>0.000</text:p>
          </table:table-cell>
          <table:table-cell table:style-name="ce31" table:formula="of:=['Pivot Table_DATA'.D58]/[.$AB58]" office:value-type="float" office:value="0.00614" calcext:value-type="float">
            <text:p>0.006</text:p>
          </table:table-cell>
          <table:table-cell table:style-name="ce31" table:formula="of:=['Pivot Table_DATA'.E58]/[.$AB58]" office:value-type="float" office:value="0.0269" calcext:value-type="float">
            <text:p>0.027</text:p>
          </table:table-cell>
          <table:table-cell table:style-name="ce31" table:formula="of:=['Pivot Table_DATA'.F58]/[.$AB58]" office:value-type="float" office:value="0.06016" calcext:value-type="float">
            <text:p>0.060</text:p>
          </table:table-cell>
          <table:table-cell table:style-name="ce31" table:formula="of:=['Pivot Table_DATA'.G58]/[.$AB58]" office:value-type="float" office:value="0.1303" calcext:value-type="float">
            <text:p>0.130</text:p>
          </table:table-cell>
          <table:table-cell table:style-name="ce31" table:formula="of:=['Pivot Table_DATA'.H58]/[.$AB58]" office:value-type="float" office:value="0.17534" calcext:value-type="float">
            <text:p>0.175</text:p>
          </table:table-cell>
          <table:table-cell table:style-name="ce31" table:formula="of:=['Pivot Table_DATA'.I58]/[.$AB58]" office:value-type="float" office:value="0.2283" calcext:value-type="float">
            <text:p>0.228</text:p>
          </table:table-cell>
          <table:table-cell table:style-name="ce31" table:formula="of:=['Pivot Table_DATA'.J58]/[.$AB58]" office:value-type="float" office:value="0.17648" calcext:value-type="float">
            <text:p>0.176</text:p>
          </table:table-cell>
          <table:table-cell table:style-name="ce31" table:formula="of:=['Pivot Table_DATA'.K58]/[.$AB58]" office:value-type="float" office:value="0.11318" calcext:value-type="float">
            <text:p>0.113</text:p>
          </table:table-cell>
          <table:table-cell table:style-name="ce31" table:formula="of:=['Pivot Table_DATA'.L58]/[.$AB58]" office:value-type="float" office:value="0.05849" calcext:value-type="float">
            <text:p>0.058</text:p>
          </table:table-cell>
          <table:table-cell table:style-name="ce31" table:formula="of:=['Pivot Table_DATA'.M58]/[.$AB58]" office:value-type="float" office:value="0.01916" calcext:value-type="float">
            <text:p>0.019</text:p>
          </table:table-cell>
          <table:table-cell table:style-name="ce31" table:formula="of:=['Pivot Table_DATA'.N58]/[.$AB58]" office:value-type="float" office:value="0.00515" calcext:value-type="float">
            <text:p>0.005</text:p>
          </table:table-cell>
          <table:table-cell table:style-name="ce31" table:formula="of:=['Pivot Table_DATA'.O58]/[.$AB58]" office:value-type="float" office:value="0.00025" calcext:value-type="float">
            <text:p>0.000</text:p>
          </table:table-cell>
          <table:table-cell table:style-name="ce31" table:formula="of:=['Pivot Table_DATA'.P58]/[.$AB58]" office:value-type="float" office:value="0.00005" calcext:value-type="float">
            <text:p>0.000</text:p>
          </table:table-cell>
          <table:table-cell table:style-name="ce34" table:number-columns-repeated="10"/>
          <table:table-cell table:style-name="ce38"/>
          <table:table-cell table:style-name="ce40" table:formula="of:=['Pivot Table_DATA'.AB58]" office:value-type="float" office:value="100000" calcext:value-type="float">
            <text:p>100,000</text:p>
          </table:table-cell>
          <table:table-cell table:formula="of:=SUM([.B58:.AA5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32"/>
          <table:table-cell table:style-name="ce31" table:formula="of:=['Pivot Table_DATA'.C59]/[.$AB59]" office:value-type="float" office:value="0" calcext:value-type="float">
            <text:p>0.000</text:p>
          </table:table-cell>
          <table:table-cell table:style-name="ce31" table:formula="of:=['Pivot Table_DATA'.D59]/[.$AB59]" office:value-type="float" office:value="0.00515" calcext:value-type="float">
            <text:p>0.005</text:p>
          </table:table-cell>
          <table:table-cell table:style-name="ce31" table:formula="of:=['Pivot Table_DATA'.E59]/[.$AB59]" office:value-type="float" office:value="0.01403" calcext:value-type="float">
            <text:p>0.014</text:p>
          </table:table-cell>
          <table:table-cell table:style-name="ce31" table:formula="of:=['Pivot Table_DATA'.F59]/[.$AB59]" office:value-type="float" office:value="0.05802" calcext:value-type="float">
            <text:p>0.058</text:p>
          </table:table-cell>
          <table:table-cell table:style-name="ce31" table:formula="of:=['Pivot Table_DATA'.G59]/[.$AB59]" office:value-type="float" office:value="0.14976" calcext:value-type="float">
            <text:p>0.150</text:p>
          </table:table-cell>
          <table:table-cell table:style-name="ce31" table:formula="of:=['Pivot Table_DATA'.H59]/[.$AB59]" office:value-type="float" office:value="0.23264" calcext:value-type="float">
            <text:p>0.233</text:p>
          </table:table-cell>
          <table:table-cell table:style-name="ce31" table:formula="of:=['Pivot Table_DATA'.I59]/[.$AB59]" office:value-type="float" office:value="0.23342" calcext:value-type="float">
            <text:p>0.233</text:p>
          </table:table-cell>
          <table:table-cell table:style-name="ce31" table:formula="of:=['Pivot Table_DATA'.J59]/[.$AB59]" office:value-type="float" office:value="0.14135" calcext:value-type="float">
            <text:p>0.141</text:p>
          </table:table-cell>
          <table:table-cell table:style-name="ce31" table:formula="of:=['Pivot Table_DATA'.K59]/[.$AB59]" office:value-type="float" office:value="0.12633" calcext:value-type="float">
            <text:p>0.126</text:p>
          </table:table-cell>
          <table:table-cell table:style-name="ce31" table:formula="of:=['Pivot Table_DATA'.L59]/[.$AB59]" office:value-type="float" office:value="0.02798" calcext:value-type="float">
            <text:p>0.028</text:p>
          </table:table-cell>
          <table:table-cell table:style-name="ce31" table:formula="of:=['Pivot Table_DATA'.M59]/[.$AB59]" office:value-type="float" office:value="0.01008" calcext:value-type="float">
            <text:p>0.010</text:p>
          </table:table-cell>
          <table:table-cell table:style-name="ce31" table:formula="of:=['Pivot Table_DATA'.N59]/[.$AB59]" office:value-type="float" office:value="0.00124" calcext:value-type="float">
            <text:p>0.001</text:p>
          </table:table-cell>
          <table:table-cell table:style-name="ce34" table:number-columns-repeated="12"/>
          <table:table-cell table:style-name="ce38"/>
          <table:table-cell table:style-name="ce40" table:formula="of:=['Pivot Table_DATA'.AB59]" office:value-type="float" office:value="100000" calcext:value-type="float">
            <text:p>100,000</text:p>
          </table:table-cell>
          <table:table-cell table:formula="of:=SUM([.B59:.AA5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2"/>
          <table:table-cell table:style-name="ce31" table:formula="of:=['Pivot Table_DATA'.C60]/[.$AB60]" office:value-type="float" office:value="0.00349" calcext:value-type="float">
            <text:p>0.003</text:p>
          </table:table-cell>
          <table:table-cell table:style-name="ce31" table:formula="of:=['Pivot Table_DATA'.D60]/[.$AB60]" office:value-type="float" office:value="0.00756" calcext:value-type="float">
            <text:p>0.008</text:p>
          </table:table-cell>
          <table:table-cell table:style-name="ce31" table:formula="of:=['Pivot Table_DATA'.E60]/[.$AB60]" office:value-type="float" office:value="0.07734" calcext:value-type="float">
            <text:p>0.077</text:p>
          </table:table-cell>
          <table:table-cell table:style-name="ce31" table:formula="of:=['Pivot Table_DATA'.F60]/[.$AB60]" office:value-type="float" office:value="0.10108" calcext:value-type="float">
            <text:p>0.101</text:p>
          </table:table-cell>
          <table:table-cell table:style-name="ce31" table:formula="of:=['Pivot Table_DATA'.G60]/[.$AB60]" office:value-type="float" office:value="0.19173" calcext:value-type="float">
            <text:p>0.192</text:p>
          </table:table-cell>
          <table:table-cell table:style-name="ce31" table:formula="of:=['Pivot Table_DATA'.H60]/[.$AB60]" office:value-type="float" office:value="0.26613" calcext:value-type="float">
            <text:p>0.266</text:p>
          </table:table-cell>
          <table:table-cell table:style-name="ce31" table:formula="of:=['Pivot Table_DATA'.I60]/[.$AB60]" office:value-type="float" office:value="0.22508" calcext:value-type="float">
            <text:p>0.225</text:p>
          </table:table-cell>
          <table:table-cell table:style-name="ce31" table:formula="of:=['Pivot Table_DATA'.J60]/[.$AB60]" office:value-type="float" office:value="0.10433" calcext:value-type="float">
            <text:p>0.104</text:p>
          </table:table-cell>
          <table:table-cell table:style-name="ce31" table:formula="of:=['Pivot Table_DATA'.K60]/[.$AB60]" office:value-type="float" office:value="0.01984" calcext:value-type="float">
            <text:p>0.020</text:p>
          </table:table-cell>
          <table:table-cell table:style-name="ce34"/>
          <table:table-cell table:style-name="ce31" table:formula="of:=['Pivot Table_DATA'.M60]/[.$AB60]" office:value-type="float" office:value="0.00342" calcext:value-type="float">
            <text:p>0.003</text:p>
          </table:table-cell>
          <table:table-cell table:style-name="ce34" table:number-columns-repeated="13"/>
          <table:table-cell table:style-name="ce38"/>
          <table:table-cell table:style-name="ce40" table:formula="of:=['Pivot Table_DATA'.AB60]" office:value-type="float" office:value="100000" calcext:value-type="float">
            <text:p>100,000</text:p>
          </table:table-cell>
          <table:table-cell table:formula="of:=SUM([.B60:.AA6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2"/>
          <table:table-cell table:style-name="ce34" table:number-columns-repeated="2"/>
          <table:table-cell table:style-name="ce31" table:formula="of:=['Pivot Table_DATA'.E61]/[.$AB61]" office:value-type="float" office:value="0.02778" calcext:value-type="float">
            <text:p>0.028</text:p>
          </table:table-cell>
          <table:table-cell table:style-name="ce31" table:formula="of:=['Pivot Table_DATA'.F61]/[.$AB61]" office:value-type="float" office:value="0.11744" calcext:value-type="float">
            <text:p>0.117</text:p>
          </table:table-cell>
          <table:table-cell table:style-name="ce31" table:formula="of:=['Pivot Table_DATA'.G61]/[.$AB61]" office:value-type="float" office:value="0.30485" calcext:value-type="float">
            <text:p>0.305</text:p>
          </table:table-cell>
          <table:table-cell table:style-name="ce31" table:formula="of:=['Pivot Table_DATA'.H61]/[.$AB61]" office:value-type="float" office:value="0.24347" calcext:value-type="float">
            <text:p>0.243</text:p>
          </table:table-cell>
          <table:table-cell table:style-name="ce31" table:formula="of:=['Pivot Table_DATA'.I61]/[.$AB61]" office:value-type="float" office:value="0.2086" calcext:value-type="float">
            <text:p>0.209</text:p>
          </table:table-cell>
          <table:table-cell table:style-name="ce31" table:formula="of:=['Pivot Table_DATA'.J61]/[.$AB61]" office:value-type="float" office:value="0.01373" calcext:value-type="float">
            <text:p>0.014</text:p>
          </table:table-cell>
          <table:table-cell table:style-name="ce31" table:formula="of:=['Pivot Table_DATA'.K61]/[.$AB61]" office:value-type="float" office:value="0.08413" calcext:value-type="float">
            <text:p>0.084</text:p>
          </table:table-cell>
          <table:table-cell table:style-name="ce34" table:number-columns-repeated="15"/>
          <table:table-cell table:style-name="ce38"/>
          <table:table-cell table:style-name="ce40" table:formula="of:=['Pivot Table_DATA'.AB61]" office:value-type="float" office:value="100000" calcext:value-type="float">
            <text:p>100,000</text:p>
          </table:table-cell>
          <table:table-cell table:formula="of:=SUM([.B61:.AA6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2"/>
          <table:table-cell table:style-name="ce34"/>
          <table:table-cell table:style-name="ce31" table:formula="of:=['Pivot Table_DATA'.D62]/[.$AB62]" office:value-type="float" office:value="0.08413" calcext:value-type="float">
            <text:p>0.084</text:p>
          </table:table-cell>
          <table:table-cell table:style-name="ce31" table:formula="of:=['Pivot Table_DATA'.E62]/[.$AB62]" office:value-type="float" office:value="0.1994" calcext:value-type="float">
            <text:p>0.199</text:p>
          </table:table-cell>
          <table:table-cell table:style-name="ce31" table:formula="of:=['Pivot Table_DATA'.F62]/[.$AB62]" office:value-type="float" office:value="0.20195" calcext:value-type="float">
            <text:p>0.202</text:p>
          </table:table-cell>
          <table:table-cell table:style-name="ce31" table:formula="of:=['Pivot Table_DATA'.G62]/[.$AB62]" office:value-type="float" office:value="0.29915" calcext:value-type="float">
            <text:p>0.299</text:p>
          </table:table-cell>
          <table:table-cell table:style-name="ce31" table:formula="of:=['Pivot Table_DATA'.H62]/[.$AB62]" office:value-type="float" office:value="0.21537" calcext:value-type="float">
            <text:p>0.215</text:p>
          </table:table-cell>
          <table:table-cell table:style-name="ce34" table:number-columns-repeated="18"/>
          <table:table-cell table:style-name="ce38"/>
          <table:table-cell table:style-name="ce40" table:formula="of:=['Pivot Table_DATA'.AB62]" office:value-type="float" office:value="100000" calcext:value-type="float">
            <text:p>100,000</text:p>
          </table:table-cell>
          <table:table-cell table:formula="of:=SUM([.B62:.AA6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2"/>
          <table:table-cell table:style-name="ce34" table:number-columns-repeated="3"/>
          <table:table-cell table:style-name="ce31" table:formula="of:=['Pivot Table_DATA'.F63]/[.$AB63]" office:value-type="float" office:value="0.33574" calcext:value-type="float">
            <text:p>0.336</text:p>
          </table:table-cell>
          <table:table-cell table:style-name="ce31" table:formula="of:=['Pivot Table_DATA'.G63]/[.$AB63]" office:value-type="float" office:value="0.66426" calcext:value-type="float">
            <text:p>0.664</text:p>
          </table:table-cell>
          <table:table-cell table:style-name="ce34" table:number-columns-repeated="19"/>
          <table:table-cell table:style-name="ce38"/>
          <table:table-cell table:style-name="ce40" table:formula="of:=['Pivot Table_DATA'.AB63]" office:value-type="float" office:value="100000" calcext:value-type="float">
            <text:p>100,000</text:p>
          </table:table-cell>
          <table:table-cell table:formula="of:=SUM([.B63:.AA6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2"/>
          <table:table-cell table:style-name="ce34" table:number-columns-repeated="2"/>
          <table:table-cell table:style-name="ce31" table:formula="of:=['Pivot Table_DATA'.E64]/[.$AB64]" office:value-type="float" office:value="1" calcext:value-type="float">
            <text:p>1.000</text:p>
          </table:table-cell>
          <table:table-cell table:style-name="ce34" table:number-columns-repeated="21"/>
          <table:table-cell table:style-name="ce38"/>
          <table:table-cell table:style-name="ce40" table:formula="of:=['Pivot Table_DATA'.AB64]" office:value-type="float" office:value="100000" calcext:value-type="float">
            <text:p>100,000</text:p>
          </table:table-cell>
          <table:table-cell table:formula="of:=SUM([.B64:.AA6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3"/>
          <table:table-cell table:style-name="ce35" table:number-columns-repeated="3"/>
          <table:table-cell table:style-name="ce31" table:formula="of:=['Pivot Table_DATA'.F65]/[.$AB65]" office:value-type="float" office:value="1" calcext:value-type="float">
            <text:p>1.000</text:p>
          </table:table-cell>
          <table:table-cell table:style-name="ce35" table:number-columns-repeated="20"/>
          <table:table-cell table:style-name="ce39"/>
          <table:table-cell table:style-name="ce40" table:formula="of:=['Pivot Table_DATA'.AB65]" office:value-type="float" office:value="100000" calcext:value-type="float">
            <text:p>100,000</text:p>
          </table:table-cell>
          <table:table-cell table:formula="of:=SUM([.B65:.AA6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41" table:formula="of:=SUM([.AB5:.AB65])" office:value-type="float" office:value="6141532" calcext:value-type="float">
            <text:p>6,141,532</text:p>
          </table:table-cell>
          <table:table-cell table:number-columns-repeated="35"/>
        </table:table-row>
        <table:table-row table:style-name="ro1" table:number-rows-repeated="104850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4" table:style-name="ta1">
        <table:shapes>
          <draw:frame draw:z-index="0" draw:style-name="gr1" draw:text-style-name="P1" svg:width="14.1504in" svg:height="8.4972in" svg:x="4.2047in" svg:y="0.2039in">
            <draw:object draw:notify-on-update-of-ranges="Sheet4.A1:Sheet4.A1 Sheet4.A2:Sheet4.A62 Sheet4.B1:Sheet4.B1 Sheet4.B2:Sheet4.B62 Sheet4.C1:Sheet4.C1 Sheet4.C2:Sheet4.C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AVERAGE_MOBILITY</text:p>
          </table:table-cell>
          <table:table-cell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64" calcext:value-type="float">
            <text:p>4.664</text:p>
          </table:table-cell>
          <table:table-cell office:value-type="float" office:value="0.223" calcext:value-type="float">
            <text:p>0.22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62" calcext:value-type="float">
            <text:p>4.362</text:p>
          </table:table-cell>
          <table:table-cell office:value-type="float" office:value="1.5653" calcext:value-type="float">
            <text:p>1.565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865" calcext:value-type="float">
            <text:p>5.865</text:p>
          </table:table-cell>
          <table:table-cell office:value-type="float" office:value="2.0272" calcext:value-type="float">
            <text:p>2.027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837" calcext:value-type="float">
            <text:p>5.837</text:p>
          </table:table-cell>
          <table:table-cell office:value-type="float" office:value="2.3801" calcext:value-type="float">
            <text:p>2.380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36" calcext:value-type="float">
            <text:p>6.736</text:p>
          </table:table-cell>
          <table:table-cell office:value-type="float" office:value="2.7284" calcext:value-type="float">
            <text:p>2.728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927" calcext:value-type="float">
            <text:p>6.927</text:p>
          </table:table-cell>
          <table:table-cell office:value-type="float" office:value="3.4226" calcext:value-type="float">
            <text:p>3.422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58" calcext:value-type="float">
            <text:p>7.558</text:p>
          </table:table-cell>
          <table:table-cell office:value-type="float" office:value="3.887" calcext:value-type="float">
            <text:p>3.88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887" calcext:value-type="float">
            <text:p>7.887</text:p>
          </table:table-cell>
          <table:table-cell office:value-type="float" office:value="4.5122" calcext:value-type="float">
            <text:p>4.512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58" calcext:value-type="float">
            <text:p>8.358</text:p>
          </table:table-cell>
          <table:table-cell office:value-type="float" office:value="4.8251" calcext:value-type="float">
            <text:p>4.82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35" calcext:value-type="float">
            <text:p>8.735</text:p>
          </table:table-cell>
          <table:table-cell office:value-type="float" office:value="5.3639" calcext:value-type="float">
            <text:p>5.363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77" calcext:value-type="float">
            <text:p>9.077</text:p>
          </table:table-cell>
          <table:table-cell office:value-type="float" office:value="5.6481" calcext:value-type="float">
            <text:p>5.648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84" calcext:value-type="float">
            <text:p>9.484</text:p>
          </table:table-cell>
          <table:table-cell office:value-type="float" office:value="6.1946" calcext:value-type="float">
            <text:p>6.19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21" calcext:value-type="float">
            <text:p>9.721</text:p>
          </table:table-cell>
          <table:table-cell office:value-type="float" office:value="6.4033" calcext:value-type="float">
            <text:p>6.40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21" calcext:value-type="float">
            <text:p>10.121</text:p>
          </table:table-cell>
          <table:table-cell office:value-type="float" office:value="6.8055" calcext:value-type="float">
            <text:p>6.805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79" calcext:value-type="float">
            <text:p>10.279</text:p>
          </table:table-cell>
          <table:table-cell office:value-type="float" office:value="7.0544" calcext:value-type="float">
            <text:p>7.05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665" calcext:value-type="float">
            <text:p>10.665</text:p>
          </table:table-cell>
          <table:table-cell office:value-type="float" office:value="7.4294" calcext:value-type="float">
            <text:p>7.429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5" calcext:value-type="float">
            <text:p>10.75</text:p>
          </table:table-cell>
          <table:table-cell office:value-type="float" office:value="7.6013" calcext:value-type="float">
            <text:p>7.601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25" calcext:value-type="float">
            <text:p>11.125</text:p>
          </table:table-cell>
          <table:table-cell office:value-type="float" office:value="7.9862" calcext:value-type="float">
            <text:p>7.986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64" calcext:value-type="float">
            <text:p>11.164</text:p>
          </table:table-cell>
          <table:table-cell office:value-type="float" office:value="8.1832" calcext:value-type="float">
            <text:p>8.183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9" calcext:value-type="float">
            <text:p>11.49</text:p>
          </table:table-cell>
          <table:table-cell office:value-type="float" office:value="8.3935" calcext:value-type="float">
            <text:p>8.39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5675" calcext:value-type="float">
            <text:p>8.56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59" calcext:value-type="float">
            <text:p>11.759</text:p>
          </table:table-cell>
          <table:table-cell office:value-type="float" office:value="8.8034" calcext:value-type="float">
            <text:p>8.803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  <table:table-cell office:value-type="float" office:value="8.8957" calcext:value-type="float">
            <text:p>8.895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42" calcext:value-type="float">
            <text:p>11.942</text:p>
          </table:table-cell>
          <table:table-cell office:value-type="float" office:value="9.033" calcext:value-type="float">
            <text:p>9.0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35" calcext:value-type="float">
            <text:p>11.835</text:p>
          </table:table-cell>
          <table:table-cell office:value-type="float" office:value="9.0663" calcext:value-type="float">
            <text:p>9.066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35" calcext:value-type="float">
            <text:p>12.035</text:p>
          </table:table-cell>
          <table:table-cell office:value-type="float" office:value="9.1976" calcext:value-type="float">
            <text:p>9.19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9.1615" calcext:value-type="float">
            <text:p>9.161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26" calcext:value-type="float">
            <text:p>12.026</text:p>
          </table:table-cell>
          <table:table-cell office:value-type="float" office:value="9.2468" calcext:value-type="float">
            <text:p>9.246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53" calcext:value-type="float">
            <text:p>11.853</text:p>
          </table:table-cell>
          <table:table-cell office:value-type="float" office:value="9.2202" calcext:value-type="float">
            <text:p>9.220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935" calcext:value-type="float">
            <text:p>11.935</text:p>
          </table:table-cell>
          <table:table-cell office:value-type="float" office:value="9.1771" calcext:value-type="float">
            <text:p>9.17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24" calcext:value-type="float">
            <text:p>11.724</text:p>
          </table:table-cell>
          <table:table-cell office:value-type="float" office:value="9.1044" calcext:value-type="float">
            <text:p>9.104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45" calcext:value-type="float">
            <text:p>11.745</text:p>
          </table:table-cell>
          <table:table-cell office:value-type="float" office:value="9.0008" calcext:value-type="float">
            <text:p>9.00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01" calcext:value-type="float">
            <text:p>11.501</text:p>
          </table:table-cell>
          <table:table-cell office:value-type="float" office:value="8.8811" calcext:value-type="float">
            <text:p>8.881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61" calcext:value-type="float">
            <text:p>11.461</text:p>
          </table:table-cell>
          <table:table-cell office:value-type="float" office:value="8.6802" calcext:value-type="float">
            <text:p>8.680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96" calcext:value-type="float">
            <text:p>11.196</text:p>
          </table:table-cell>
          <table:table-cell office:value-type="float" office:value="8.5679" calcext:value-type="float">
            <text:p>8.567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93" calcext:value-type="float">
            <text:p>11.093</text:p>
          </table:table-cell>
          <table:table-cell office:value-type="float" office:value="8.2876" calcext:value-type="float">
            <text:p>8.28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8" calcext:value-type="float">
            <text:p>10.8</text:p>
          </table:table-cell>
          <table:table-cell office:value-type="float" office:value="8.0726" calcext:value-type="float">
            <text:p>8.072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29" calcext:value-type="float">
            <text:p>10.629</text:p>
          </table:table-cell>
          <table:table-cell office:value-type="float" office:value="7.7395" calcext:value-type="float">
            <text:p>7.73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7.4874" calcext:value-type="float">
            <text:p>7.487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72" calcext:value-type="float">
            <text:p>10.072</text:p>
          </table:table-cell>
          <table:table-cell office:value-type="float" office:value="7.1478" calcext:value-type="float">
            <text:p>7.147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05" calcext:value-type="float">
            <text:p>9.705</text:p>
          </table:table-cell>
          <table:table-cell office:value-type="float" office:value="6.8368" calcext:value-type="float">
            <text:p>6.836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15" calcext:value-type="float">
            <text:p>9.415</text:p>
          </table:table-cell>
          <table:table-cell office:value-type="float" office:value="6.4314" calcext:value-type="float">
            <text:p>6.43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25" calcext:value-type="float">
            <text:p>9.025</text:p>
          </table:table-cell>
          <table:table-cell office:value-type="float" office:value="6.1128" calcext:value-type="float">
            <text:p>6.11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7" calcext:value-type="float">
            <text:p>8.67</text:p>
          </table:table-cell>
          <table:table-cell office:value-type="float" office:value="5.6488" calcext:value-type="float">
            <text:p>5.648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48" calcext:value-type="float">
            <text:p>8.248</text:p>
          </table:table-cell>
          <table:table-cell office:value-type="float" office:value="5.2794" calcext:value-type="float">
            <text:p>5.27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37" calcext:value-type="float">
            <text:p>7.837</text:p>
          </table:table-cell>
          <table:table-cell office:value-type="float" office:value="4.8133" calcext:value-type="float">
            <text:p>4.81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62" calcext:value-type="float">
            <text:p>7.362</text:p>
          </table:table-cell>
          <table:table-cell office:value-type="float" office:value="4.4407" calcext:value-type="float">
            <text:p>4.44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7" calcext:value-type="float">
            <text:p>6.897</text:p>
          </table:table-cell>
          <table:table-cell office:value-type="float" office:value="3.9606" calcext:value-type="float">
            <text:p>3.96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93" calcext:value-type="float">
            <text:p>6.393</text:p>
          </table:table-cell>
          <table:table-cell office:value-type="float" office:value="3.538" calcext:value-type="float">
            <text:p>3.53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8" calcext:value-type="float">
            <text:p>5.88</text:p>
          </table:table-cell>
          <table:table-cell office:value-type="float" office:value="3.0664" calcext:value-type="float">
            <text:p>3.06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" calcext:value-type="float">
            <text:p>5.329</text:p>
          </table:table-cell>
          <table:table-cell office:value-type="float" office:value="2.6524" calcext:value-type="float">
            <text:p>2.65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2" calcext:value-type="float">
            <text:p>4.772</text:p>
          </table:table-cell>
          <table:table-cell office:value-type="float" office:value="2.1972" calcext:value-type="float">
            <text:p>2.19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68" calcext:value-type="float">
            <text:p>4.168</text:p>
          </table:table-cell>
          <table:table-cell office:value-type="float" office:value="1.7921" calcext:value-type="float">
            <text:p>1.79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57" calcext:value-type="float">
            <text:p>3.557</text:p>
          </table:table-cell>
          <table:table-cell office:value-type="float" office:value="1.3785" calcext:value-type="float">
            <text:p>1.37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6" calcext:value-type="float">
            <text:p>2.916</text:p>
          </table:table-cell>
          <table:table-cell office:value-type="float" office:value="0.9809" calcext:value-type="float">
            <text:p>0.98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7" calcext:value-type="float">
            <text:p>2.267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5" calcext:value-type="float">
            <text:p>1.615</text:p>
          </table:table-cell>
          <table:table-cell office:value-type="float" office:value="0.2375" calcext:value-type="float">
            <text:p>0.23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69" calcext:value-type="float">
            <text:p>0.006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94" calcext:value-type="float">
            <text:p>0.1994</text:p>
          </table:table-cell>
          <table:table-cell office:value-type="float" office:value="0.20195" calcext:value-type="float">
            <text:p>0.20195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1537" calcext:value-type="float">
            <text:p>0.21537</text:p>
          </table:table-cell>
          <table:table-cell table:number-columns-repeated="2"/>
          <table:table-cell table:formula="of:=SUM([.B76:.E76])" office:value-type="float" office:value="0.91587" calcext:value-type="float">
            <text:p>0.91587</text:p>
          </table:table-cell>
        </table:table-row>
        <table:table-row table:style-name="ro1">
          <table:table-cell/>
          <table:table-cell table:formula="of:=[.B76]*[.B75]" office:value-type="float" office:value="0.5982" calcext:value-type="float">
            <text:p>0.5982</text:p>
          </table:table-cell>
          <table:table-cell table:formula="of:=[.C76]*[.C75]" office:value-type="float" office:value="0.8078" calcext:value-type="float">
            <text:p>0.8078</text:p>
          </table:table-cell>
          <table:table-cell table:formula="of:=[.D76]*[.D75]" office:value-type="float" office:value="1.49575" calcext:value-type="float">
            <text:p>1.49575</text:p>
          </table:table-cell>
          <table:table-cell table:formula="of:=[.E76]*[.E75]" office:value-type="float" office:value="1.29222" calcext:value-type="float">
            <text:p>1.29222</text:p>
          </table:table-cell>
          <table:table-cell table:number-columns-repeated="2"/>
          <table:table-cell table:formula="of:=AVERAGE([.B77:.E77])" office:value-type="float" office:value="1.0484925" calcext:value-type="float">
            <text:p>1.0484925</text:p>
          </table:table-cell>
        </table:table-row>
        <table:table-row table:style-name="ro1" table:number-rows-repeated="104849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DATA'.A1:'Pivot Table_DATA'.AB66" table:buttons="'Pivot Table_DATA'.A1 'Pivot Table_DATA'.A4 'Pivot Table_DATA'.B3">
          <table:source-cell-range table:cell-range-address="DATA.A1:DATA.C984"/>
          <table:data-pilot-field table:source-field-name="EMPTY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BILITY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UENCY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90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9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7" table:display="true" table:show-details="true"/>
                <table:data-pilot-member table:name="278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7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7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6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4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1" table:display="true" table:show-details="true"/>
                <table:data-pilot-member table:name="436" table:display="true" table:show-details="true"/>
                <table:data-pilot-member table:name="445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65" table:display="true" table:show-details="true"/>
                <table:data-pilot-member table:name="478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4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3" table:display="true" table:show-details="true"/>
                <table:data-pilot-member table:name="531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88" table:display="true" table:show-details="true"/>
                <table:data-pilot-member table:name="594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50" table:display="true" table:show-details="true"/>
                <table:data-pilot-member table:name="655" table:display="true" table:show-details="true"/>
                <table:data-pilot-member table:name="66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701" table:display="true" table:show-details="true"/>
                <table:data-pilot-member table:name="705" table:display="true" table:show-details="true"/>
                <table:data-pilot-member table:name="723" table:display="true" table:show-details="true"/>
                <table:data-pilot-member table:name="729" table:display="true" table:show-details="true"/>
                <table:data-pilot-member table:name="732" table:display="true" table:show-details="true"/>
                <table:data-pilot-member table:name="742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64" table:display="true" table:show-details="true"/>
                <table:data-pilot-member table:name="772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801" table:display="true" table:show-details="true"/>
                <table:data-pilot-member table:name="807" table:display="true" table:show-details="true"/>
                <table:data-pilot-member table:name="823" table:display="true" table:show-details="true"/>
                <table:data-pilot-member table:name="840" table:display="true" table:show-details="true"/>
                <table:data-pilot-member table:name="844" table:display="true" table:show-details="true"/>
                <table:data-pilot-member table:name="848" table:display="true" table:show-details="true"/>
                <table:data-pilot-member table:name="850" table:display="true" table:show-details="true"/>
                <table:data-pilot-member table:name="854" table:display="true" table:show-details="true"/>
                <table:data-pilot-member table:name="867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81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904" table:display="true" table:show-details="true"/>
                <table:data-pilot-member table:name="915" table:display="true" table:show-details="true"/>
                <table:data-pilot-member table:name="917" table:display="true" table:show-details="true"/>
                <table:data-pilot-member table:name="929" table:display="true" table:show-details="true"/>
                <table:data-pilot-member table:name="949" table:display="true" table:show-details="true"/>
                <table:data-pilot-member table:name="953" table:display="true" table:show-details="true"/>
                <table:data-pilot-member table:name="971" table:display="true" table:show-details="true"/>
                <table:data-pilot-member table:name="985" table:display="true" table:show-details="true"/>
                <table:data-pilot-member table:name="990" table:display="true" table:show-details="true"/>
                <table:data-pilot-member table:name="995" table:display="true" table:show-details="true"/>
                <table:data-pilot-member table:name="1005" table:display="true" table:show-details="true"/>
                <table:data-pilot-member table:name="1008" table:display="true" table:show-details="true"/>
                <table:data-pilot-member table:name="1027" table:display="true" table:show-details="true"/>
                <table:data-pilot-member table:name="1035" table:display="true" table:show-details="true"/>
                <table:data-pilot-member table:name="1043" table:display="true" table:show-details="true"/>
                <table:data-pilot-member table:name="1056" table:display="true" table:show-details="true"/>
                <table:data-pilot-member table:name="1063" table:display="true" table:show-details="true"/>
                <table:data-pilot-member table:name="1073" table:display="true" table:show-details="true"/>
                <table:data-pilot-member table:name="107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102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40" table:display="true" table:show-details="true"/>
                <table:data-pilot-member table:name="1167" table:display="true" table:show-details="true"/>
                <table:data-pilot-member table:name="1186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25" table:display="true" table:show-details="true"/>
                <table:data-pilot-member table:name="1246" table:display="true" table:show-details="true"/>
                <table:data-pilot-member table:name="1258" table:display="true" table:show-details="true"/>
                <table:data-pilot-member table:name="1270" table:display="true" table:show-details="true"/>
                <table:data-pilot-member table:name="1278" table:display="true" table:show-details="true"/>
                <table:data-pilot-member table:name="1310" table:display="true" table:show-details="true"/>
                <table:data-pilot-member table:name="1312" table:display="true" table:show-details="true"/>
                <table:data-pilot-member table:name="1341" table:display="true" table:show-details="true"/>
                <table:data-pilot-member table:name="1352" table:display="true" table:show-details="true"/>
                <table:data-pilot-member table:name="1373" table:display="true" table:show-details="true"/>
                <table:data-pilot-member table:name="1389" table:display="true" table:show-details="true"/>
                <table:data-pilot-member table:name="1403" table:display="true" table:show-details="true"/>
                <table:data-pilot-member table:name="1408" table:display="true" table:show-details="true"/>
                <table:data-pilot-member table:name="1450" table:display="true" table:show-details="true"/>
                <table:data-pilot-member table:name="1479" table:display="true" table:show-details="true"/>
                <table:data-pilot-member table:name="1506" table:display="true" table:show-details="true"/>
                <table:data-pilot-member table:name="1526" table:display="true" table:show-details="true"/>
                <table:data-pilot-member table:name="1543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63" table:display="true" table:show-details="true"/>
                <table:data-pilot-member table:name="1565" table:display="true" table:show-details="true"/>
                <table:data-pilot-member table:name="1570" table:display="true" table:show-details="true"/>
                <table:data-pilot-member table:name="1576" table:display="true" table:show-details="true"/>
                <table:data-pilot-member table:name="1597" table:display="true" table:show-details="true"/>
                <table:data-pilot-member table:name="1605" table:display="true" table:show-details="true"/>
                <table:data-pilot-member table:name="1648" table:display="true" table:show-details="true"/>
                <table:data-pilot-member table:name="1667" table:display="true" table:show-details="true"/>
                <table:data-pilot-member table:name="1710" table:display="true" table:show-details="true"/>
                <table:data-pilot-member table:name="1735" table:display="true" table:show-details="true"/>
                <table:data-pilot-member table:name="1777" table:display="true" table:show-details="true"/>
                <table:data-pilot-member table:name="1780" table:display="true" table:show-details="true"/>
                <table:data-pilot-member table:name="1786" table:display="true" table:show-details="true"/>
                <table:data-pilot-member table:name="1810" table:display="true" table:show-details="true"/>
                <table:data-pilot-member table:name="1817" table:display="true" table:show-details="true"/>
                <table:data-pilot-member table:name="1819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61" table:display="true" table:show-details="true"/>
                <table:data-pilot-member table:name="1866" table:display="true" table:show-details="true"/>
                <table:data-pilot-member table:name="1880" table:display="true" table:show-details="true"/>
                <table:data-pilot-member table:name="1896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16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51" table:display="true" table:show-details="true"/>
                <table:data-pilot-member table:name="1961" table:display="true" table:show-details="true"/>
                <table:data-pilot-member table:name="1963" table:display="true" table:show-details="true"/>
                <table:data-pilot-member table:name="1978" table:display="true" table:show-details="true"/>
                <table:data-pilot-member table:name="1984" table:display="true" table:show-details="true"/>
                <table:data-pilot-member table:name="2000" table:display="true" table:show-details="true"/>
                <table:data-pilot-member table:name="2017" table:display="true" table:show-details="true"/>
                <table:data-pilot-member table:name="2020" table:display="true" table:show-details="true"/>
                <table:data-pilot-member table:name="2050" table:display="true" table:show-details="true"/>
                <table:data-pilot-member table:name="2061" table:display="true" table:show-details="true"/>
                <table:data-pilot-member table:name="2118" table:display="true" table:show-details="true"/>
                <table:data-pilot-member table:name="2131" table:display="true" table:show-details="true"/>
                <table:data-pilot-member table:name="2141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219" table:display="true" table:show-details="true"/>
                <table:data-pilot-member table:name="2244" table:display="true" table:show-details="true"/>
                <table:data-pilot-member table:name="2249" table:display="true" table:show-details="true"/>
                <table:data-pilot-member table:name="2257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308" table:display="true" table:show-details="true"/>
                <table:data-pilot-member table:name="2332" table:display="true" table:show-details="true"/>
                <table:data-pilot-member table:name="2336" table:display="true" table:show-details="true"/>
                <table:data-pilot-member table:name="2357" table:display="true" table:show-details="true"/>
                <table:data-pilot-member table:name="2403" table:display="true" table:show-details="true"/>
                <table:data-pilot-member table:name="2426" table:display="true" table:show-details="true"/>
                <table:data-pilot-member table:name="2505" table:display="true" table:show-details="true"/>
                <table:data-pilot-member table:name="2509" table:display="true" table:show-details="true"/>
                <table:data-pilot-member table:name="2544" table:display="true" table:show-details="true"/>
                <table:data-pilot-member table:name="2553" table:display="true" table:show-details="true"/>
                <table:data-pilot-member table:name="2567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38" table:display="true" table:show-details="true"/>
                <table:data-pilot-member table:name="2656" table:display="true" table:show-details="true"/>
                <table:data-pilot-member table:name="2684" table:display="true" table:show-details="true"/>
                <table:data-pilot-member table:name="2690" table:display="true" table:show-details="true"/>
                <table:data-pilot-member table:name="2721" table:display="true" table:show-details="true"/>
                <table:data-pilot-member table:name="2750" table:display="true" table:show-details="true"/>
                <table:data-pilot-member table:name="2778" table:display="true" table:show-details="true"/>
                <table:data-pilot-member table:name="2798" table:display="true" table:show-details="true"/>
                <table:data-pilot-member table:name="2829" table:display="true" table:show-details="true"/>
                <table:data-pilot-member table:name="2838" table:display="true" table:show-details="true"/>
                <table:data-pilot-member table:name="2839" table:display="true" table:show-details="true"/>
                <table:data-pilot-member table:name="2874" table:display="true" table:show-details="true"/>
                <table:data-pilot-member table:name="2882" table:display="true" table:show-details="true"/>
                <table:data-pilot-member table:name="2928" table:display="true" table:show-details="true"/>
                <table:data-pilot-member table:name="2943" table:display="true" table:show-details="true"/>
                <table:data-pilot-member table:name="2973" table:display="true" table:show-details="true"/>
                <table:data-pilot-member table:name="3000" table:display="true" table:show-details="true"/>
                <table:data-pilot-member table:name="3072" table:display="true" table:show-details="true"/>
                <table:data-pilot-member table:name="3132" table:display="true" table:show-details="true"/>
                <table:data-pilot-member table:name="3141" table:display="true" table:show-details="true"/>
                <table:data-pilot-member table:name="3177" table:display="true" table:show-details="true"/>
                <table:data-pilot-member table:name="3184" table:display="true" table:show-details="true"/>
                <table:data-pilot-member table:name="3208" table:display="true" table:show-details="true"/>
                <table:data-pilot-member table:name="3231" table:display="true" table:show-details="true"/>
                <table:data-pilot-member table:name="3250" table:display="true" table:show-details="true"/>
                <table:data-pilot-member table:name="3256" table:display="true" table:show-details="true"/>
                <table:data-pilot-member table:name="3262" table:display="true" table:show-details="true"/>
                <table:data-pilot-member table:name="3283" table:display="true" table:show-details="true"/>
                <table:data-pilot-member table:name="3284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301" table:display="true" table:show-details="true"/>
                <table:data-pilot-member table:name="3331" table:display="true" table:show-details="true"/>
                <table:data-pilot-member table:name="3335" table:display="true" table:show-details="true"/>
                <table:data-pilot-member table:name="3378" table:display="true" table:show-details="true"/>
                <table:data-pilot-member table:name="3380" table:display="true" table:show-details="true"/>
                <table:data-pilot-member table:name="3383" table:display="true" table:show-details="true"/>
                <table:data-pilot-member table:name="3424" table:display="true" table:show-details="true"/>
                <table:data-pilot-member table:name="3439" table:display="true" table:show-details="true"/>
                <table:data-pilot-member table:name="3442" table:display="true" table:show-details="true"/>
                <table:data-pilot-member table:name="3445" table:display="true" table:show-details="true"/>
                <table:data-pilot-member table:name="3470" table:display="true" table:show-details="true"/>
                <table:data-pilot-member table:name="3478" table:display="true" table:show-details="true"/>
                <table:data-pilot-member table:name="3479" table:display="true" table:show-details="true"/>
                <table:data-pilot-member table:name="3543" table:display="true" table:show-details="true"/>
                <table:data-pilot-member table:name="3544" table:display="true" table:show-details="true"/>
                <table:data-pilot-member table:name="3549" table:display="true" table:show-details="true"/>
                <table:data-pilot-member table:name="3578" table:display="true" table:show-details="true"/>
                <table:data-pilot-member table:name="3628" table:display="true" table:show-details="true"/>
                <table:data-pilot-member table:name="3656" table:display="true" table:show-details="true"/>
                <table:data-pilot-member table:name="3676" table:display="true" table:show-details="true"/>
                <table:data-pilot-member table:name="3740" table:display="true" table:show-details="true"/>
                <table:data-pilot-member table:name="3749" table:display="true" table:show-details="true"/>
                <table:data-pilot-member table:name="3821" table:display="true" table:show-details="true"/>
                <table:data-pilot-member table:name="3833" table:display="true" table:show-details="true"/>
                <table:data-pilot-member table:name="3896" table:display="true" table:show-details="true"/>
                <table:data-pilot-member table:name="3898" table:display="true" table:show-details="true"/>
                <table:data-pilot-member table:name="3917" table:display="true" table:show-details="true"/>
                <table:data-pilot-member table:name="3929" table:display="true" table:show-details="true"/>
                <table:data-pilot-member table:name="4071" table:display="true" table:show-details="true"/>
                <table:data-pilot-member table:name="4143" table:display="true" table:show-details="true"/>
                <table:data-pilot-member table:name="4159" table:display="true" table:show-details="true"/>
                <table:data-pilot-member table:name="4173" table:display="true" table:show-details="true"/>
                <table:data-pilot-member table:name="4192" table:display="true" table:show-details="true"/>
                <table:data-pilot-member table:name="4224" table:display="true" table:show-details="true"/>
                <table:data-pilot-member table:name="4232" table:display="true" table:show-details="true"/>
                <table:data-pilot-member table:name="4242" table:display="true" table:show-details="true"/>
                <table:data-pilot-member table:name="4254" table:display="true" table:show-details="true"/>
                <table:data-pilot-member table:name="4276" table:display="true" table:show-details="true"/>
                <table:data-pilot-member table:name="4290" table:display="true" table:show-details="true"/>
                <table:data-pilot-member table:name="4301" table:display="true" table:show-details="true"/>
                <table:data-pilot-member table:name="4311" table:display="true" table:show-details="true"/>
                <table:data-pilot-member table:name="4422" table:display="true" table:show-details="true"/>
                <table:data-pilot-member table:name="4444" table:display="true" table:show-details="true"/>
                <table:data-pilot-member table:name="4468" table:display="true" table:show-details="true"/>
                <table:data-pilot-member table:name="4520" table:display="true" table:show-details="true"/>
                <table:data-pilot-member table:name="4593" table:display="true" table:show-details="true"/>
                <table:data-pilot-member table:name="4595" table:display="true" table:show-details="true"/>
                <table:data-pilot-member table:name="4603" table:display="true" table:show-details="true"/>
                <table:data-pilot-member table:name="4617" table:display="true" table:show-details="true"/>
                <table:data-pilot-member table:name="4667" table:display="true" table:show-details="true"/>
                <table:data-pilot-member table:name="4669" table:display="true" table:show-details="true"/>
                <table:data-pilot-member table:name="4741" table:display="true" table:show-details="true"/>
                <table:data-pilot-member table:name="4819" table:display="true" table:show-details="true"/>
                <table:data-pilot-member table:name="4872" table:display="true" table:show-details="true"/>
                <table:data-pilot-member table:name="4899" table:display="true" table:show-details="true"/>
                <table:data-pilot-member table:name="4903" table:display="true" table:show-details="true"/>
                <table:data-pilot-member table:name="4915" table:display="true" table:show-details="true"/>
                <table:data-pilot-member table:name="4930" table:display="true" table:show-details="true"/>
                <table:data-pilot-member table:name="4938" table:display="true" table:show-details="true"/>
                <table:data-pilot-member table:name="4956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5070" table:display="true" table:show-details="true"/>
                <table:data-pilot-member table:name="5078" table:display="true" table:show-details="true"/>
                <table:data-pilot-member table:name="5212" table:display="true" table:show-details="true"/>
                <table:data-pilot-member table:name="5232" table:display="true" table:show-details="true"/>
                <table:data-pilot-member table:name="5236" table:display="true" table:show-details="true"/>
                <table:data-pilot-member table:name="5238" table:display="true" table:show-details="true"/>
                <table:data-pilot-member table:name="5284" table:display="true" table:show-details="true"/>
                <table:data-pilot-member table:name="5350" table:display="true" table:show-details="true"/>
                <table:data-pilot-member table:name="5394" table:display="true" table:show-details="true"/>
                <table:data-pilot-member table:name="5425" table:display="true" table:show-details="true"/>
                <table:data-pilot-member table:name="5457" table:display="true" table:show-details="true"/>
                <table:data-pilot-member table:name="5473" table:display="true" table:show-details="true"/>
                <table:data-pilot-member table:name="5481" table:display="true" table:show-details="true"/>
                <table:data-pilot-member table:name="5499" table:display="true" table:show-details="true"/>
                <table:data-pilot-member table:name="5534" table:display="true" table:show-details="true"/>
                <table:data-pilot-member table:name="5563" table:display="true" table:show-details="true"/>
                <table:data-pilot-member table:name="5604" table:display="true" table:show-details="true"/>
                <table:data-pilot-member table:name="5625" table:display="true" table:show-details="true"/>
                <table:data-pilot-member table:name="5636" table:display="true" table:show-details="true"/>
                <table:data-pilot-member table:name="5659" table:display="true" table:show-details="true"/>
                <table:data-pilot-member table:name="5693" table:display="true" table:show-details="true"/>
                <table:data-pilot-member table:name="5702" table:display="true" table:show-details="true"/>
                <table:data-pilot-member table:name="5721" table:display="true" table:show-details="true"/>
                <table:data-pilot-member table:name="5726" table:display="true" table:show-details="true"/>
                <table:data-pilot-member table:name="5735" table:display="true" table:show-details="true"/>
                <table:data-pilot-member table:name="5802" table:display="true" table:show-details="true"/>
                <table:data-pilot-member table:name="5814" table:display="true" table:show-details="true"/>
                <table:data-pilot-member table:name="5825" table:display="true" table:show-details="true"/>
                <table:data-pilot-member table:name="5840" table:display="true" table:show-details="true"/>
                <table:data-pilot-member table:name="5849" table:display="true" table:show-details="true"/>
                <table:data-pilot-member table:name="5864" table:display="true" table:show-details="true"/>
                <table:data-pilot-member table:name="5925" table:display="true" table:show-details="true"/>
                <table:data-pilot-member table:name="6001" table:display="true" table:show-details="true"/>
                <table:data-pilot-member table:name="6016" table:display="true" table:show-details="true"/>
                <table:data-pilot-member table:name="6026" table:display="true" table:show-details="true"/>
                <table:data-pilot-member table:name="6039" table:display="true" table:show-details="true"/>
                <table:data-pilot-member table:name="6058" table:display="true" table:show-details="true"/>
                <table:data-pilot-member table:name="6065" table:display="true" table:show-details="true"/>
                <table:data-pilot-member table:name="6092" table:display="true" table:show-details="true"/>
                <table:data-pilot-member table:name="6126" table:display="true" table:show-details="true"/>
                <table:data-pilot-member table:name="6128" table:display="true" table:show-details="true"/>
                <table:data-pilot-member table:name="6181" table:display="true" table:show-details="true"/>
                <table:data-pilot-member table:name="6210" table:display="true" table:show-details="true"/>
                <table:data-pilot-member table:name="6272" table:display="true" table:show-details="true"/>
                <table:data-pilot-member table:name="6297" table:display="true" table:show-details="true"/>
                <table:data-pilot-member table:name="6326" table:display="true" table:show-details="true"/>
                <table:data-pilot-member table:name="6358" table:display="true" table:show-details="true"/>
                <table:data-pilot-member table:name="6399" table:display="true" table:show-details="true"/>
                <table:data-pilot-member table:name="6529" table:display="true" table:show-details="true"/>
                <table:data-pilot-member table:name="6568" table:display="true" table:show-details="true"/>
                <table:data-pilot-member table:name="6606" table:display="true" table:show-details="true"/>
                <table:data-pilot-member table:name="6628" table:display="true" table:show-details="true"/>
                <table:data-pilot-member table:name="6667" table:display="true" table:show-details="true"/>
                <table:data-pilot-member table:name="6680" table:display="true" table:show-details="true"/>
                <table:data-pilot-member table:name="6775" table:display="true" table:show-details="true"/>
                <table:data-pilot-member table:name="6778" table:display="true" table:show-details="true"/>
                <table:data-pilot-member table:name="6835" table:display="true" table:show-details="true"/>
                <table:data-pilot-member table:name="6902" table:display="true" table:show-details="true"/>
                <table:data-pilot-member table:name="6903" table:display="true" table:show-details="true"/>
                <table:data-pilot-member table:name="6904" table:display="true" table:show-details="true"/>
                <table:data-pilot-member table:name="6933" table:display="true" table:show-details="true"/>
                <table:data-pilot-member table:name="6936" table:display="true" table:show-details="true"/>
                <table:data-pilot-member table:name="6998" table:display="true" table:show-details="true"/>
                <table:data-pilot-member table:name="7087" table:display="true" table:show-details="true"/>
                <table:data-pilot-member table:name="7189" table:display="true" table:show-details="true"/>
                <table:data-pilot-member table:name="7256" table:display="true" table:show-details="true"/>
                <table:data-pilot-member table:name="7266" table:display="true" table:show-details="true"/>
                <table:data-pilot-member table:name="7278" table:display="true" table:show-details="true"/>
                <table:data-pilot-member table:name="7292" table:display="true" table:show-details="true"/>
                <table:data-pilot-member table:name="7309" table:display="true" table:show-details="true"/>
                <table:data-pilot-member table:name="7340" table:display="true" table:show-details="true"/>
                <table:data-pilot-member table:name="7351" table:display="true" table:show-details="true"/>
                <table:data-pilot-member table:name="7371" table:display="true" table:show-details="true"/>
                <table:data-pilot-member table:name="7378" table:display="true" table:show-details="true"/>
                <table:data-pilot-member table:name="7385" table:display="true" table:show-details="true"/>
                <table:data-pilot-member table:name="7454" table:display="true" table:show-details="true"/>
                <table:data-pilot-member table:name="7470" table:display="true" table:show-details="true"/>
                <table:data-pilot-member table:name="7499" table:display="true" table:show-details="true"/>
                <table:data-pilot-member table:name="7530" table:display="true" table:show-details="true"/>
                <table:data-pilot-member table:name="7547" table:display="true" table:show-details="true"/>
                <table:data-pilot-member table:name="7591" table:display="true" table:show-details="true"/>
                <table:data-pilot-member table:name="7652" table:display="true" table:show-details="true"/>
                <table:data-pilot-member table:name="7702" table:display="true" table:show-details="true"/>
                <table:data-pilot-member table:name="7707" table:display="true" table:show-details="true"/>
                <table:data-pilot-member table:name="7734" table:display="true" table:show-details="true"/>
                <table:data-pilot-member table:name="7780" table:display="true" table:show-details="true"/>
                <table:data-pilot-member table:name="7783" table:display="true" table:show-details="true"/>
                <table:data-pilot-member table:name="7841" table:display="true" table:show-details="true"/>
                <table:data-pilot-member table:name="7974" table:display="true" table:show-details="true"/>
                <table:data-pilot-member table:name="7982" table:display="true" table:show-details="true"/>
                <table:data-pilot-member table:name="8035" table:display="true" table:show-details="true"/>
                <table:data-pilot-member table:name="8075" table:display="true" table:show-details="true"/>
                <table:data-pilot-member table:name="8077" table:display="true" table:show-details="true"/>
                <table:data-pilot-member table:name="8114" table:display="true" table:show-details="true"/>
                <table:data-pilot-member table:name="8125" table:display="true" table:show-details="true"/>
                <table:data-pilot-member table:name="8183" table:display="true" table:show-details="true"/>
                <table:data-pilot-member table:name="8215" table:display="true" table:show-details="true"/>
                <table:data-pilot-member table:name="8267" table:display="true" table:show-details="true"/>
                <table:data-pilot-member table:name="8292" table:display="true" table:show-details="true"/>
                <table:data-pilot-member table:name="8311" table:display="true" table:show-details="true"/>
                <table:data-pilot-member table:name="8319" table:display="true" table:show-details="true"/>
                <table:data-pilot-member table:name="8334" table:display="true" table:show-details="true"/>
                <table:data-pilot-member table:name="8339" table:display="true" table:show-details="true"/>
                <table:data-pilot-member table:name="8413" table:display="true" table:show-details="true"/>
                <table:data-pilot-member table:name="8414" table:display="true" table:show-details="true"/>
                <table:data-pilot-member table:name="8465" table:display="true" table:show-details="true"/>
                <table:data-pilot-member table:name="8475" table:display="true" table:show-details="true"/>
                <table:data-pilot-member table:name="8484" table:display="true" table:show-details="true"/>
                <table:data-pilot-member table:name="8505" table:display="true" table:show-details="true"/>
                <table:data-pilot-member table:name="8513" table:display="true" table:show-details="true"/>
                <table:data-pilot-member table:name="8534" table:display="true" table:show-details="true"/>
                <table:data-pilot-member table:name="8567" table:display="true" table:show-details="true"/>
                <table:data-pilot-member table:name="8677" table:display="true" table:show-details="true"/>
                <table:data-pilot-member table:name="8707" table:display="true" table:show-details="true"/>
                <table:data-pilot-member table:name="8714" table:display="true" table:show-details="true"/>
                <table:data-pilot-member table:name="8719" table:display="true" table:show-details="true"/>
                <table:data-pilot-member table:name="8750" table:display="true" table:show-details="true"/>
                <table:data-pilot-member table:name="8782" table:display="true" table:show-details="true"/>
                <table:data-pilot-member table:name="8790" table:display="true" table:show-details="true"/>
                <table:data-pilot-member table:name="8793" table:display="true" table:show-details="true"/>
                <table:data-pilot-member table:name="8838" table:display="true" table:show-details="true"/>
                <table:data-pilot-member table:name="8887" table:display="true" table:show-details="true"/>
                <table:data-pilot-member table:name="9069" table:display="true" table:show-details="true"/>
                <table:data-pilot-member table:name="9074" table:display="true" table:show-details="true"/>
                <table:data-pilot-member table:name="9115" table:display="true" table:show-details="true"/>
                <table:data-pilot-member table:name="9144" table:display="true" table:show-details="true"/>
                <table:data-pilot-member table:name="9167" table:display="true" table:show-details="true"/>
                <table:data-pilot-member table:name="9220" table:display="true" table:show-details="true"/>
                <table:data-pilot-member table:name="9226" table:display="true" table:show-details="true"/>
                <table:data-pilot-member table:name="9309" table:display="true" table:show-details="true"/>
                <table:data-pilot-member table:name="9312" table:display="true" table:show-details="true"/>
                <table:data-pilot-member table:name="9461" table:display="true" table:show-details="true"/>
                <table:data-pilot-member table:name="9535" table:display="true" table:show-details="true"/>
                <table:data-pilot-member table:name="9537" table:display="true" table:show-details="true"/>
                <table:data-pilot-member table:name="9574" table:display="true" table:show-details="true"/>
                <table:data-pilot-member table:name="9578" table:display="true" table:show-details="true"/>
                <table:data-pilot-member table:name="9705" table:display="true" table:show-details="true"/>
                <table:data-pilot-member table:name="9797" table:display="true" table:show-details="true"/>
                <table:data-pilot-member table:name="9815" table:display="true" table:show-details="true"/>
                <table:data-pilot-member table:name="9829" table:display="true" table:show-details="true"/>
                <table:data-pilot-member table:name="9838" table:display="true" table:show-details="true"/>
                <table:data-pilot-member table:name="9859" table:display="true" table:show-details="true"/>
                <table:data-pilot-member table:name="9943" table:display="true" table:show-details="true"/>
                <table:data-pilot-member table:name="9981" table:display="true" table:show-details="true"/>
                <table:data-pilot-member table:name="9993" table:display="true" table:show-details="true"/>
                <table:data-pilot-member table:name="10028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8" table:display="true" table:show-details="true"/>
                <table:data-pilot-member table:name="10113" table:display="true" table:show-details="true"/>
                <table:data-pilot-member table:name="10128" table:display="true" table:show-details="true"/>
                <table:data-pilot-member table:name="10175" table:display="true" table:show-details="true"/>
                <table:data-pilot-member table:name="10187" table:display="true" table:show-details="true"/>
                <table:data-pilot-member table:name="10200" table:display="true" table:show-details="true"/>
                <table:data-pilot-member table:name="10206" table:display="true" table:show-details="true"/>
                <table:data-pilot-member table:name="10255" table:display="true" table:show-details="true"/>
                <table:data-pilot-member table:name="10295" table:display="true" table:show-details="true"/>
                <table:data-pilot-member table:name="10372" table:display="true" table:show-details="true"/>
                <table:data-pilot-member table:name="10433" table:display="true" table:show-details="true"/>
                <table:data-pilot-member table:name="10441" table:display="true" table:show-details="true"/>
                <table:data-pilot-member table:name="10505" table:display="true" table:show-details="true"/>
                <table:data-pilot-member table:name="10508" table:display="true" table:show-details="true"/>
                <table:data-pilot-member table:name="10541" table:display="true" table:show-details="true"/>
                <table:data-pilot-member table:name="10548" table:display="true" table:show-details="true"/>
                <table:data-pilot-member table:name="10549" table:display="true" table:show-details="true"/>
                <table:data-pilot-member table:name="10617" table:display="true" table:show-details="true"/>
                <table:data-pilot-member table:name="10620" table:display="true" table:show-details="true"/>
                <table:data-pilot-member table:name="10625" table:display="true" table:show-details="true"/>
                <table:data-pilot-member table:name="10719" table:display="true" table:show-details="true"/>
                <table:data-pilot-member table:name="10770" table:display="true" table:show-details="true"/>
                <table:data-pilot-member table:name="10816" table:display="true" table:show-details="true"/>
                <table:data-pilot-member table:name="10845" table:display="true" table:show-details="true"/>
                <table:data-pilot-member table:name="10847" table:display="true" table:show-details="true"/>
                <table:data-pilot-member table:name="10909" table:display="true" table:show-details="true"/>
                <table:data-pilot-member table:name="10929" table:display="true" table:show-details="true"/>
                <table:data-pilot-member table:name="10930" table:display="true" table:show-details="true"/>
                <table:data-pilot-member table:name="10967" table:display="true" table:show-details="true"/>
                <table:data-pilot-member table:name="10978" table:display="true" table:show-details="true"/>
                <table:data-pilot-member table:name="11023" table:display="true" table:show-details="true"/>
                <table:data-pilot-member table:name="11069" table:display="true" table:show-details="true"/>
                <table:data-pilot-member table:name="11107" table:display="true" table:show-details="true"/>
                <table:data-pilot-member table:name="11110" table:display="true" table:show-details="true"/>
                <table:data-pilot-member table:name="11125" table:display="true" table:show-details="true"/>
                <table:data-pilot-member table:name="11131" table:display="true" table:show-details="true"/>
                <table:data-pilot-member table:name="11187" table:display="true" table:show-details="true"/>
                <table:data-pilot-member table:name="11279" table:display="true" table:show-details="true"/>
                <table:data-pilot-member table:name="11318" table:display="true" table:show-details="true"/>
                <table:data-pilot-member table:name="11331" table:display="true" table:show-details="true"/>
                <table:data-pilot-member table:name="11436" table:display="true" table:show-details="true"/>
                <table:data-pilot-member table:name="11437" table:display="true" table:show-details="true"/>
                <table:data-pilot-member table:name="11440" table:display="true" table:show-details="true"/>
                <table:data-pilot-member table:name="11520" table:display="true" table:show-details="true"/>
                <table:data-pilot-member table:name="11558" table:display="true" table:show-details="true"/>
                <table:data-pilot-member table:name="11590" table:display="true" table:show-details="true"/>
                <table:data-pilot-member table:name="11600" table:display="true" table:show-details="true"/>
                <table:data-pilot-member table:name="11621" table:display="true" table:show-details="true"/>
                <table:data-pilot-member table:name="11656" table:display="true" table:show-details="true"/>
                <table:data-pilot-member table:name="11706" table:display="true" table:show-details="true"/>
                <table:data-pilot-member table:name="11744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807" table:display="true" table:show-details="true"/>
                <table:data-pilot-member table:name="11811" table:display="true" table:show-details="true"/>
                <table:data-pilot-member table:name="11859" table:display="true" table:show-details="true"/>
                <table:data-pilot-member table:name="11968" table:display="true" table:show-details="true"/>
                <table:data-pilot-member table:name="11977" table:display="true" table:show-details="true"/>
                <table:data-pilot-member table:name="11998" table:display="true" table:show-details="true"/>
                <table:data-pilot-member table:name="12009" table:display="true" table:show-details="true"/>
                <table:data-pilot-member table:name="12044" table:display="true" table:show-details="true"/>
                <table:data-pilot-member table:name="12046" table:display="true" table:show-details="true"/>
                <table:data-pilot-member table:name="12084" table:display="true" table:show-details="true"/>
                <table:data-pilot-member table:name="12100" table:display="true" table:show-details="true"/>
                <table:data-pilot-member table:name="12126" table:display="true" table:show-details="true"/>
                <table:data-pilot-member table:name="12133" table:display="true" table:show-details="true"/>
                <table:data-pilot-member table:name="12159" table:display="true" table:show-details="true"/>
                <table:data-pilot-member table:name="12183" table:display="true" table:show-details="true"/>
                <table:data-pilot-member table:name="12197" table:display="true" table:show-details="true"/>
                <table:data-pilot-member table:name="12225" table:display="true" table:show-details="true"/>
                <table:data-pilot-member table:name="12240" table:display="true" table:show-details="true"/>
                <table:data-pilot-member table:name="12246" table:display="true" table:show-details="true"/>
                <table:data-pilot-member table:name="12257" table:display="true" table:show-details="true"/>
                <table:data-pilot-member table:name="12259" table:display="true" table:show-details="true"/>
                <table:data-pilot-member table:name="12277" table:display="true" table:show-details="true"/>
                <table:data-pilot-member table:name="12294" table:display="true" table:show-details="true"/>
                <table:data-pilot-member table:name="12295" table:display="true" table:show-details="true"/>
                <table:data-pilot-member table:name="12301" table:display="true" table:show-details="true"/>
                <table:data-pilot-member table:name="12303" table:display="true" table:show-details="true"/>
                <table:data-pilot-member table:name="12318" table:display="true" table:show-details="true"/>
                <table:data-pilot-member table:name="12375" table:display="true" table:show-details="true"/>
                <table:data-pilot-member table:name="12378" table:display="true" table:show-details="true"/>
                <table:data-pilot-member table:name="12392" table:display="true" table:show-details="true"/>
                <table:data-pilot-member table:name="12424" table:display="true" table:show-details="true"/>
                <table:data-pilot-member table:name="12483" table:display="true" table:show-details="true"/>
                <table:data-pilot-member table:name="12528" table:display="true" table:show-details="true"/>
                <table:data-pilot-member table:name="12597" table:display="true" table:show-details="true"/>
                <table:data-pilot-member table:name="12598" table:display="true" table:show-details="true"/>
                <table:data-pilot-member table:name="12633" table:display="true" table:show-details="true"/>
                <table:data-pilot-member table:name="12687" table:display="true" table:show-details="true"/>
                <table:data-pilot-member table:name="12727" table:display="true" table:show-details="true"/>
                <table:data-pilot-member table:name="12732" table:display="true" table:show-details="true"/>
                <table:data-pilot-member table:name="12733" table:display="true" table:show-details="true"/>
                <table:data-pilot-member table:name="12764" table:display="true" table:show-details="true"/>
                <table:data-pilot-member table:name="12802" table:display="true" table:show-details="true"/>
                <table:data-pilot-member table:name="12821" table:display="true" table:show-details="true"/>
                <table:data-pilot-member table:name="12871" table:display="true" table:show-details="true"/>
                <table:data-pilot-member table:name="12913" table:display="true" table:show-details="true"/>
                <table:data-pilot-member table:name="12959" table:display="true" table:show-details="true"/>
                <table:data-pilot-member table:name="12963" table:display="true" table:show-details="true"/>
                <table:data-pilot-member table:name="12968" table:display="true" table:show-details="true"/>
                <table:data-pilot-member table:name="12996" table:display="true" table:show-details="true"/>
                <table:data-pilot-member table:name="13011" table:display="true" table:show-details="true"/>
                <table:data-pilot-member table:name="13012" table:display="true" table:show-details="true"/>
                <table:data-pilot-member table:name="13030" table:display="true" table:show-details="true"/>
                <table:data-pilot-member table:name="13032" table:display="true" table:show-details="true"/>
                <table:data-pilot-member table:name="13060" table:display="true" table:show-details="true"/>
                <table:data-pilot-member table:name="13070" table:display="true" table:show-details="true"/>
                <table:data-pilot-member table:name="13075" table:display="true" table:show-details="true"/>
                <table:data-pilot-member table:name="13079" table:display="true" table:show-details="true"/>
                <table:data-pilot-member table:name="13083" table:display="true" table:show-details="true"/>
                <table:data-pilot-member table:name="13089" table:display="true" table:show-details="true"/>
                <table:data-pilot-member table:name="13150" table:display="true" table:show-details="true"/>
                <table:data-pilot-member table:name="13151" table:display="true" table:show-details="true"/>
                <table:data-pilot-member table:name="13163" table:display="true" table:show-details="true"/>
                <table:data-pilot-member table:name="13179" table:display="true" table:show-details="true"/>
                <table:data-pilot-member table:name="13201" table:display="true" table:show-details="true"/>
                <table:data-pilot-member table:name="13203" table:display="true" table:show-details="true"/>
                <table:data-pilot-member table:name="13212" table:display="true" table:show-details="true"/>
                <table:data-pilot-member table:name="13227" table:display="true" table:show-details="true"/>
                <table:data-pilot-member table:name="13232" table:display="true" table:show-details="true"/>
                <table:data-pilot-member table:name="13233" table:display="true" table:show-details="true"/>
                <table:data-pilot-member table:name="13237" table:display="true" table:show-details="true"/>
                <table:data-pilot-member table:name="13249" table:display="true" table:show-details="true"/>
                <table:data-pilot-member table:name="13251" table:display="true" table:show-details="true"/>
                <table:data-pilot-member table:name="13262" table:display="true" table:show-details="true"/>
                <table:data-pilot-member table:name="13264" table:display="true" table:show-details="true"/>
                <table:data-pilot-member table:name="13285" table:display="true" table:show-details="true"/>
                <table:data-pilot-member table:name="13289" table:display="true" table:show-details="true"/>
                <table:data-pilot-member table:name="13298" table:display="true" table:show-details="true"/>
                <table:data-pilot-member table:name="13330" table:display="true" table:show-details="true"/>
                <table:data-pilot-member table:name="13344" table:display="true" table:show-details="true"/>
                <table:data-pilot-member table:name="13406" table:display="true" table:show-details="true"/>
                <table:data-pilot-member table:name="13423" table:display="true" table:show-details="true"/>
                <table:data-pilot-member table:name="13469" table:display="true" table:show-details="true"/>
                <table:data-pilot-member table:name="13489" table:display="true" table:show-details="true"/>
                <table:data-pilot-member table:name="13527" table:display="true" table:show-details="true"/>
                <table:data-pilot-member table:name="13542" table:display="true" table:show-details="true"/>
                <table:data-pilot-member table:name="13548" table:display="true" table:show-details="true"/>
                <table:data-pilot-member table:name="13626" table:display="true" table:show-details="true"/>
                <table:data-pilot-member table:name="13630" table:display="true" table:show-details="true"/>
                <table:data-pilot-member table:name="13705" table:display="true" table:show-details="true"/>
                <table:data-pilot-member table:name="13825" table:display="true" table:show-details="true"/>
                <table:data-pilot-member table:name="13845" table:display="true" table:show-details="true"/>
                <table:data-pilot-member table:name="13878" table:display="true" table:show-details="true"/>
                <table:data-pilot-member table:name="13891" table:display="true" table:show-details="true"/>
                <table:data-pilot-member table:name="13938" table:display="true" table:show-details="true"/>
                <table:data-pilot-member table:name="13958" table:display="true" table:show-details="true"/>
                <table:data-pilot-member table:name="13994" table:display="true" table:show-details="true"/>
                <table:data-pilot-member table:name="14003" table:display="true" table:show-details="true"/>
                <table:data-pilot-member table:name="14047" table:display="true" table:show-details="true"/>
                <table:data-pilot-member table:name="14059" table:display="true" table:show-details="true"/>
                <table:data-pilot-member table:name="14108" table:display="true" table:show-details="true"/>
                <table:data-pilot-member table:name="14109" table:display="true" table:show-details="true"/>
                <table:data-pilot-member table:name="14120" table:display="true" table:show-details="true"/>
                <table:data-pilot-member table:name="14135" table:display="true" table:show-details="true"/>
                <table:data-pilot-member table:name="14148" table:display="true" table:show-details="true"/>
                <table:data-pilot-member table:name="14159" table:display="true" table:show-details="true"/>
                <table:data-pilot-member table:name="14183" table:display="true" table:show-details="true"/>
                <table:data-pilot-member table:name="14198" table:display="true" table:show-details="true"/>
                <table:data-pilot-member table:name="14228" table:display="true" table:show-details="true"/>
                <table:data-pilot-member table:name="14238" table:display="true" table:show-details="true"/>
                <table:data-pilot-member table:name="14244" table:display="true" table:show-details="true"/>
                <table:data-pilot-member table:name="14350" table:display="true" table:show-details="true"/>
                <table:data-pilot-member table:name="14512" table:display="true" table:show-details="true"/>
                <table:data-pilot-member table:name="14550" table:display="true" table:show-details="true"/>
                <table:data-pilot-member table:name="14824" table:display="true" table:show-details="true"/>
                <table:data-pilot-member table:name="14845" table:display="true" table:show-details="true"/>
                <table:data-pilot-member table:name="14865" table:display="true" table:show-details="true"/>
                <table:data-pilot-member table:name="14866" table:display="true" table:show-details="true"/>
                <table:data-pilot-member table:name="14976" table:display="true" table:show-details="true"/>
                <table:data-pilot-member table:name="15010" table:display="true" table:show-details="true"/>
                <table:data-pilot-member table:name="15066" table:display="true" table:show-details="true"/>
                <table:data-pilot-member table:name="15102" table:display="true" table:show-details="true"/>
                <table:data-pilot-member table:name="15202" table:display="true" table:show-details="true"/>
                <table:data-pilot-member table:name="15222" table:display="true" table:show-details="true"/>
                <table:data-pilot-member table:name="15286" table:display="true" table:show-details="true"/>
                <table:data-pilot-member table:name="15377" table:display="true" table:show-details="true"/>
                <table:data-pilot-member table:name="15389" table:display="true" table:show-details="true"/>
                <table:data-pilot-member table:name="15413" table:display="true" table:show-details="true"/>
                <table:data-pilot-member table:name="15419" table:display="true" table:show-details="true"/>
                <table:data-pilot-member table:name="15471" table:display="true" table:show-details="true"/>
                <table:data-pilot-member table:name="15622" table:display="true" table:show-details="true"/>
                <table:data-pilot-member table:name="15727" table:display="true" table:show-details="true"/>
                <table:data-pilot-member table:name="15794" table:display="true" table:show-details="true"/>
                <table:data-pilot-member table:name="15805" table:display="true" table:show-details="true"/>
                <table:data-pilot-member table:name="15830" table:display="true" table:show-details="true"/>
                <table:data-pilot-member table:name="15959" table:display="true" table:show-details="true"/>
                <table:data-pilot-member table:name="16404" table:display="true" table:show-details="true"/>
                <table:data-pilot-member table:name="16520" table:display="true" table:show-details="true"/>
                <table:data-pilot-member table:name="16524" table:display="true" table:show-details="true"/>
                <table:data-pilot-member table:name="16557" table:display="true" table:show-details="true"/>
                <table:data-pilot-member table:name="16621" table:display="true" table:show-details="true"/>
                <table:data-pilot-member table:name="16666" table:display="true" table:show-details="true"/>
                <table:data-pilot-member table:name="16667" table:display="true" table:show-details="true"/>
                <table:data-pilot-member table:name="16671" table:display="true" table:show-details="true"/>
                <table:data-pilot-member table:name="16718" table:display="true" table:show-details="true"/>
                <table:data-pilot-member table:name="16802" table:display="true" table:show-details="true"/>
                <table:data-pilot-member table:name="17104" table:display="true" table:show-details="true"/>
                <table:data-pilot-member table:name="17244" table:display="true" table:show-details="true"/>
                <table:data-pilot-member table:name="17411" table:display="true" table:show-details="true"/>
                <table:data-pilot-member table:name="17527" table:display="true" table:show-details="true"/>
                <table:data-pilot-member table:name="17534" table:display="true" table:show-details="true"/>
                <table:data-pilot-member table:name="17627" table:display="true" table:show-details="true"/>
                <table:data-pilot-member table:name="17648" table:display="true" table:show-details="true"/>
                <table:data-pilot-member table:name="17710" table:display="true" table:show-details="true"/>
                <table:data-pilot-member table:name="17759" table:display="true" table:show-details="true"/>
                <table:data-pilot-member table:name="17816" table:display="true" table:show-details="true"/>
                <table:data-pilot-member table:name="17913" table:display="true" table:show-details="true"/>
                <table:data-pilot-member table:name="18206" table:display="true" table:show-details="true"/>
                <table:data-pilot-member table:name="18327" table:display="true" table:show-details="true"/>
                <table:data-pilot-member table:name="18364" table:display="true" table:show-details="true"/>
                <table:data-pilot-member table:name="18550" table:display="true" table:show-details="true"/>
                <table:data-pilot-member table:name="19108" table:display="true" table:show-details="true"/>
                <table:data-pilot-member table:name="19173" table:display="true" table:show-details="true"/>
                <table:data-pilot-member table:name="19296" table:display="true" table:show-details="true"/>
                <table:data-pilot-member table:name="19940" table:display="true" table:show-details="true"/>
                <table:data-pilot-member table:name="20011" table:display="true" table:show-details="true"/>
                <table:data-pilot-member table:name="20195" table:display="true" table:show-details="true"/>
                <table:data-pilot-member table:name="20268" table:display="true" table:show-details="true"/>
                <table:data-pilot-member table:name="20325" table:display="true" table:show-details="true"/>
                <table:data-pilot-member table:name="20448" table:display="true" table:show-details="true"/>
                <table:data-pilot-member table:name="20566" table:display="true" table:show-details="true"/>
                <table:data-pilot-member table:name="20860" table:display="true" table:show-details="true"/>
                <table:data-pilot-member table:name="21194" table:display="true" table:show-details="true"/>
                <table:data-pilot-member table:name="21491" table:display="true" table:show-details="true"/>
                <table:data-pilot-member table:name="21537" table:display="true" table:show-details="true"/>
                <table:data-pilot-member table:name="21895" table:display="true" table:show-details="true"/>
                <table:data-pilot-member table:name="22508" table:display="true" table:show-details="true"/>
                <table:data-pilot-member table:name="22677" table:display="true" table:show-details="true"/>
                <table:data-pilot-member table:name="22830" table:display="true" table:show-details="true"/>
                <table:data-pilot-member table:name="23264" table:display="true" table:show-details="true"/>
                <table:data-pilot-member table:name="23342" table:display="true" table:show-details="true"/>
                <table:data-pilot-member table:name="23395" table:display="true" table:show-details="true"/>
                <table:data-pilot-member table:name="24347" table:display="true" table:show-details="true"/>
                <table:data-pilot-member table:name="24591" table:display="true" table:show-details="true"/>
                <table:data-pilot-member table:name="25100" table:display="true" table:show-details="true"/>
                <table:data-pilot-member table:name="25688" table:display="true" table:show-details="true"/>
                <table:data-pilot-member table:name="26012" table:display="true" table:show-details="true"/>
                <table:data-pilot-member table:name="26613" table:display="true" table:show-details="true"/>
                <table:data-pilot-member table:name="27577" table:display="true" table:show-details="true"/>
                <table:data-pilot-member table:name="29915" table:display="true" table:show-details="true"/>
                <table:data-pilot-member table:name="30485" table:display="true" table:show-details="true"/>
                <table:data-pilot-member table:name="31987" table:display="true" table:show-details="true"/>
                <table:data-pilot-member table:name="33574" table:display="true" table:show-details="true"/>
                <table:data-pilot-member table:name="34814" table:display="true" table:show-details="true"/>
                <table:data-pilot-member table:name="34998" table:display="true" table:show-details="true"/>
                <table:data-pilot-member table:name="35359" table:display="true" table:show-details="true"/>
                <table:data-pilot-member table:name="42125" table:display="true" table:show-details="true"/>
                <table:data-pilot-member table:name="48433" table:display="true" table:show-details="true"/>
                <table:data-pilot-member table:name="66426" table:display="true" table:show-details="true"/>
                <table:data-pilot-member table:name="67341" table:display="true" table:show-details="true"/>
                <table:data-pilot-member table:name="99042" table:display="true" table:show-details="true"/>
                <table:data-pilot-member table:name="100000" table:display="true" table:show-details="true"/>
                <table:data-pilot-member table:name="1238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4-02-01T09:20:48.156249949</meta:creation-date>
    <dc:date>2014-02-01T19:15:47.588775029</dc:date>
    <dc:creator>Roberto </dc:creator>
    <meta:editing-duration>PT8H38M14S</meta:editing-duration>
    <meta:editing-cycles>3</meta:editing-cycles>
    <meta:generator>LibreOffice/4.1.3.2$Linux_X86_64 LibreOffice_project/410m0$Build-2</meta:generator>
    <meta:document-statistic meta:table-count="4" meta:cell-count="55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3cm" svg:height="15.355cm" xlink:href=".." xlink:type="simple" chart:class="chart:bar" chart:style-name="ch1">
        <chart:title svg:x="11.001cm" svg:y="0.443cm" chart:style-name="ch2">
          <text:p>MOBILITY</text:p>
        </chart:title>
        <chart:legend svg:x="71.6cm" svg:y="37.13cm" style:legend-expansion="custom" chartooo:width="121.233cm" chartooo:height="93.042cm" style:legend-expansion-aspect-ratio="1.30299219707229" chart:style-name="ch3"/>
        <chart:plot-area chart:style-name="ch4" table:cell-range-address="'Pivot Table_DATA'.B4:'Pivot Table_DATA'.AA4 'Pivot Table_DATA'.B3:'Pivot Table_DATA'.B3 'Pivot Table_DATA'.B36:'Pivot Table_DATA'.AA36" chart:data-source-has-labels="both" svg:x="0.929cm" svg:y="1.598cm" svg:width="23.303cm" svg:height="13.04cm">
          <chartooo:coordinate-region svg:x="2.106cm" svg:y="1.798cm" svg:width="22.126cm" svg:height="12.193cm"/>
          <chart:axis chart:dimension="x" chart:name="primary-x" chart:style-name="ch5" chartooo:axis-type="auto">
            <chartooo:date-scale/>
            <chart:title svg:x="11.292cm" svg:y="14.795cm" chart:style-name="ch6">
              <text:p>legal move count</text:p>
            </chart:title>
            <chart:categories table:cell-range-address="'Pivot Table_DATA'.B4:'Pivot Table_DATA'.AA4"/>
          </chart:axis>
          <chart:axis chart:dimension="y" chart:name="primary-y" chart:style-name="ch7">
            <chart:title svg:x="0cm" svg:y="8.89cm" chart:style-name="ch8">
              <text:p>frequency</text:p>
            </chart:title>
            <chart:grid chart:style-name="ch9" chart:class="major"/>
          </chart:axis>
          <chart:series chart:style-name="ch10" chart:values-cell-range-address="'Pivot Table_DATA'.B36:'Pivot Table_DATA'.AA36" chart:label-cell-address="'Pivot Table_DATA'.B3:'Pivot Table_DATA'.B3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Pivot Table_DATA'.B4:'Pivot Table_DATA'.AA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OBILITY</text:p>
                <draw:g>
                  <svg:desc>'Pivot Table_DATA'.B3:'Pivot Table_DATA'.B3</svg:desc>
                </draw:g>
              </table:table-cell>
              <table:table-cell office:value-type="float" office:value="NaN">
                <text:p>NaN</text:p>
                <draw:g>
                  <svg:desc>'Pivot Table_DATA'.B36:'Pivot Table_DATA'.AA3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412">
                <text:p>412</text:p>
              </table:table-cell>
              <table:table-cell office:value-type="float" office:value="904">
                <text:p>904</text:p>
              </table:table-cell>
              <table:table-cell office:value-type="float" office:value="1840">
                <text:p>1840</text:p>
              </table:table-cell>
              <table:table-cell office:value-type="float" office:value="3284">
                <text:p>3284</text:p>
              </table:table-cell>
              <table:table-cell office:value-type="float" office:value="5534">
                <text:p>5534</text:p>
              </table:table-cell>
              <table:table-cell office:value-type="float" office:value="8183">
                <text:p>8183</text:p>
              </table:table-cell>
              <table:table-cell office:value-type="float" office:value="10508">
                <text:p>10508</text:p>
              </table:table-cell>
              <table:table-cell office:value-type="float" office:value="12259">
                <text:p>12259</text:p>
              </table:table-cell>
              <table:table-cell office:value-type="float" office:value="13237">
                <text:p>13237</text:p>
              </table:table-cell>
              <table:table-cell office:value-type="float" office:value="12159">
                <text:p>12159</text:p>
              </table:table-cell>
              <table:table-cell office:value-type="float" office:value="10541">
                <text:p>10541</text:p>
              </table:table-cell>
              <table:table-cell office:value-type="float" office:value="8075">
                <text:p>8075</text:p>
              </table:table-cell>
              <table:table-cell office:value-type="float" office:value="5721">
                <text:p>5721</text:p>
              </table:table-cell>
              <table:table-cell office:value-type="float" office:value="3578">
                <text:p>3578</text:p>
              </table:table-cell>
              <table:table-cell office:value-type="float" office:value="1920">
                <text:p>1920</text:p>
              </table:table-cell>
              <table:table-cell office:value-type="float" office:value="949">
                <text:p>949</text:p>
              </table:table-cell>
              <table:table-cell office:value-type="float" office:value="431">
                <text:p>431</text:p>
              </table:table-cell>
              <table:table-cell office:value-type="float" office:value="142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43cm" svg:height="21.584cm" xlink:href=".." xlink:type="simple" chart:class="chart:line" chart:style-name="ch1">
        <chart:legend chart:legend-position="end" svg:x="31.08cm" svg:y="10.244cm" style:legend-expansion="high" chart:style-name="ch2"/>
        <chart:plot-area chart:style-name="ch3" table:cell-range-address="Sheet4.A1:Sheet4.C62" chart:data-source-has-labels="both" svg:x="1.168cm" svg:y="1.859cm" svg:width="28.476cm" svg:height="18.874cm">
          <chartooo:coordinate-region svg:x="1.789cm" svg:y="2.058cm" svg:width="27.761cm" svg:height="18.028cm"/>
          <chart:axis chart:dimension="x" chart:name="primary-x" chart:style-name="ch4" chartooo:axis-type="auto">
            <chartooo:date-scale/>
            <chart:categories table:cell-range-address="Sheet4.A2:Sheet4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2" chart:label-cell-address="Sheet4.B1:Sheet4.B1" chart:class="chart:line">
            <chart:data-point chart:repeated="61"/>
          </chart:series>
          <chart:series chart:style-name="ch7" chart:values-cell-range-address="Sheet4.C2:Sheet4.C62" chart:label-cell-address="Sheet4.C1:Sheet4.C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MOBILITY</text:p>
                <draw:g>
                  <svg:desc>Sheet4.B1:Sheet4.B1</svg:desc>
                </draw:g>
              </table:table-cell>
              <table:table-cell office:value-type="string">
                <text:p>VARIANCE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Sheet4.A2:Sheet4.A62</svg:desc>
                </draw:g>
              </table:table-cell>
              <table:table-cell office:value-type="float" office:value="4">
                <text:p>4</text:p>
                <draw:g>
                  <svg:desc>Sheet4.B2:Sheet4.B62</svg:desc>
                </draw:g>
              </table:table-cell>
              <table:table-cell office:value-type="float" office:value="0">
                <text:p>0</text:p>
                <draw:g>
                  <svg:desc>Sheet4.C2:Sheet4.C62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664">
                <text:p>4.66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362">
                <text:p>4.362</text:p>
              </table:table-cell>
              <table:table-cell office:value-type="float" office:value="1.5653">
                <text:p>1.56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865">
                <text:p>5.865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837">
                <text:p>5.837</text:p>
              </table:table-cell>
              <table:table-cell office:value-type="float" office:value="2.3801">
                <text:p>2.38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.736">
                <text:p>6.736</text:p>
              </table:table-cell>
              <table:table-cell office:value-type="float" office:value="2.7284">
                <text:p>2.72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.927">
                <text:p>6.927</text:p>
              </table:table-cell>
              <table:table-cell office:value-type="float" office:value="3.4226">
                <text:p>3.42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.558">
                <text:p>7.558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887">
                <text:p>7.887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58">
                <text:p>8.358</text:p>
              </table:table-cell>
              <table:table-cell office:value-type="float" office:value="4.8251">
                <text:p>4.825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.735">
                <text:p>8.735</text:p>
              </table:table-cell>
              <table:table-cell office:value-type="float" office:value="5.3639">
                <text:p>5.36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077">
                <text:p>9.077</text:p>
              </table:table-cell>
              <table:table-cell office:value-type="float" office:value="5.6481">
                <text:p>5.64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.484">
                <text:p>9.484</text:p>
              </table:table-cell>
              <table:table-cell office:value-type="float" office:value="6.1946">
                <text:p>6.194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.721">
                <text:p>9.721</text:p>
              </table:table-cell>
              <table:table-cell office:value-type="float" office:value="6.4033">
                <text:p>6.40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.121">
                <text:p>10.121</text:p>
              </table:table-cell>
              <table:table-cell office:value-type="float" office:value="6.8055">
                <text:p>6.80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.279">
                <text:p>10.279</text:p>
              </table:table-cell>
              <table:table-cell office:value-type="float" office:value="7.0544">
                <text:p>7.05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.665">
                <text:p>10.665</text:p>
              </table:table-cell>
              <table:table-cell office:value-type="float" office:value="7.4294">
                <text:p>7.42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.75">
                <text:p>10.75</text:p>
              </table:table-cell>
              <table:table-cell office:value-type="float" office:value="7.6013">
                <text:p>7.60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.125">
                <text:p>11.125</text:p>
              </table:table-cell>
              <table:table-cell office:value-type="float" office:value="7.9862">
                <text:p>7.98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4">
                <text:p>11.164</text:p>
              </table:table-cell>
              <table:table-cell office:value-type="float" office:value="8.1832">
                <text:p>8.18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.49">
                <text:p>11.49</text:p>
              </table:table-cell>
              <table:table-cell office:value-type="float" office:value="8.3935">
                <text:p>8.39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.474">
                <text:p>11.474</text:p>
              </table:table-cell>
              <table:table-cell office:value-type="float" office:value="8.5675">
                <text:p>8.56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.759">
                <text:p>11.759</text:p>
              </table:table-cell>
              <table:table-cell office:value-type="float" office:value="8.8034">
                <text:p>8.80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.7">
                <text:p>11.7</text:p>
              </table:table-cell>
              <table:table-cell office:value-type="float" office:value="8.8957">
                <text:p>8.89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.942">
                <text:p>11.942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.835">
                <text:p>11.835</text:p>
              </table:table-cell>
              <table:table-cell office:value-type="float" office:value="9.0663">
                <text:p>9.06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.035">
                <text:p>12.035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.9">
                <text:p>11.9</text:p>
              </table:table-cell>
              <table:table-cell office:value-type="float" office:value="9.1615">
                <text:p>9.16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.026">
                <text:p>12.026</text:p>
              </table:table-cell>
              <table:table-cell office:value-type="float" office:value="9.2468">
                <text:p>9.24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853">
                <text:p>11.853</text:p>
              </table:table-cell>
              <table:table-cell office:value-type="float" office:value="9.2202">
                <text:p>9.22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.935">
                <text:p>11.935</text:p>
              </table:table-cell>
              <table:table-cell office:value-type="float" office:value="9.1771">
                <text:p>9.17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.724">
                <text:p>11.724</text:p>
              </table:table-cell>
              <table:table-cell office:value-type="float" office:value="9.1044">
                <text:p>9.104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.745">
                <text:p>11.745</text:p>
              </table:table-cell>
              <table:table-cell office:value-type="float" office:value="9.0008">
                <text:p>9.000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.501">
                <text:p>11.501</text:p>
              </table:table-cell>
              <table:table-cell office:value-type="float" office:value="8.8811">
                <text:p>8.88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461">
                <text:p>11.461</text:p>
              </table:table-cell>
              <table:table-cell office:value-type="float" office:value="8.6802">
                <text:p>8.68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196">
                <text:p>11.196</text:p>
              </table:table-cell>
              <table:table-cell office:value-type="float" office:value="8.5679">
                <text:p>8.56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.093">
                <text:p>11.093</text:p>
              </table:table-cell>
              <table:table-cell office:value-type="float" office:value="8.2876">
                <text:p>8.2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8.0726">
                <text:p>8.07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.629">
                <text:p>10.629</text:p>
              </table:table-cell>
              <table:table-cell office:value-type="float" office:value="7.7395">
                <text:p>7.7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7.4874">
                <text:p>7.48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.072">
                <text:p>10.072</text:p>
              </table:table-cell>
              <table:table-cell office:value-type="float" office:value="7.1478">
                <text:p>7.1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05">
                <text:p>9.705</text:p>
              </table:table-cell>
              <table:table-cell office:value-type="float" office:value="6.8368">
                <text:p>6.8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415">
                <text:p>9.415</text:p>
              </table:table-cell>
              <table:table-cell office:value-type="float" office:value="6.4314">
                <text:p>6.43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025">
                <text:p>9.025</text:p>
              </table:table-cell>
              <table:table-cell office:value-type="float" office:value="6.1128">
                <text:p>6.1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67">
                <text:p>8.67</text:p>
              </table:table-cell>
              <table:table-cell office:value-type="float" office:value="5.6488">
                <text:p>5.64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248">
                <text:p>8.248</text:p>
              </table:table-cell>
              <table:table-cell office:value-type="float" office:value="5.2794">
                <text:p>5.27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837">
                <text:p>7.837</text:p>
              </table:table-cell>
              <table:table-cell office:value-type="float" office:value="4.8133">
                <text:p>4.81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362">
                <text:p>7.362</text:p>
              </table:table-cell>
              <table:table-cell office:value-type="float" office:value="4.4407">
                <text:p>4.44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897">
                <text:p>6.897</text:p>
              </table:table-cell>
              <table:table-cell office:value-type="float" office:value="3.9606">
                <text:p>3.96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93">
                <text:p>6.393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3.0664">
                <text:p>3.06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29">
                <text:p>5.329</text:p>
              </table:table-cell>
              <table:table-cell office:value-type="float" office:value="2.6524">
                <text:p>2.65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772">
                <text:p>4.772</text:p>
              </table:table-cell>
              <table:table-cell office:value-type="float" office:value="2.1972">
                <text:p>2.19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68">
                <text:p>4.168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1.3785">
                <text:p>1.37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16">
                <text:p>2.916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67">
                <text:p>2.2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15">
                <text:p>1.61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3">
                <text:p>0.99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